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0350085770000987" calcext:value-type="float">
            <text:p>0.035008577</text:p>
          </table:table-cell>
          <table:table-cell office:value-type="float" office:value="1713.86571924448" calcext:value-type="float">
            <text:p>1713.8657192445</text:p>
          </table:table-cell>
        </table:table-row>
        <table:table-row table:style-name="ro1">
          <table:table-cell office:value-type="float" office:value="0.0726504449999084" calcext:value-type="float">
            <text:p>0.072650445</text:p>
          </table:table-cell>
          <table:table-cell office:value-type="float" office:value="1593.96977855359" calcext:value-type="float">
            <text:p>1593.9697785536</text:p>
          </table:table-cell>
        </table:table-row>
        <table:table-row table:style-name="ro1">
          <table:table-cell office:value-type="float" office:value="0.110163731000057" calcext:value-type="float">
            <text:p>0.110163731</text:p>
          </table:table-cell>
          <table:table-cell office:value-type="float" office:value="1599.43333142723" calcext:value-type="float">
            <text:p>1599.4333314272</text:p>
          </table:table-cell>
        </table:table-row>
        <table:table-row table:style-name="ro1">
          <table:table-cell office:value-type="float" office:value="0.147728158000064" calcext:value-type="float">
            <text:p>0.147728158</text:p>
          </table:table-cell>
          <table:table-cell office:value-type="float" office:value="1597.25582929801" calcext:value-type="float">
            <text:p>1597.255829298</text:p>
          </table:table-cell>
        </table:table-row>
        <table:table-row table:style-name="ro1">
          <table:table-cell office:value-type="float" office:value="0.185078658000066" calcext:value-type="float">
            <text:p>0.185078658</text:p>
          </table:table-cell>
          <table:table-cell office:value-type="float" office:value="1606.40419806954" calcext:value-type="float">
            <text:p>1606.4041980695</text:p>
          </table:table-cell>
        </table:table-row>
        <table:table-row table:style-name="ro1">
          <table:table-cell office:value-type="float" office:value="0.222254383000063" calcext:value-type="float">
            <text:p>0.222254383</text:p>
          </table:table-cell>
          <table:table-cell office:value-type="float" office:value="1613.95641914191" calcext:value-type="float">
            <text:p>1613.9564191419</text:p>
          </table:table-cell>
        </table:table-row>
        <table:table-row table:style-name="ro1">
          <table:table-cell office:value-type="float" office:value="0.259497652999926" calcext:value-type="float">
            <text:p>0.259497653</text:p>
          </table:table-cell>
          <table:table-cell office:value-type="float" office:value="1611.02932154511" calcext:value-type="float">
            <text:p>1611.0293215451</text:p>
          </table:table-cell>
        </table:table-row>
        <table:table-row table:style-name="ro1">
          <table:table-cell office:value-type="float" office:value="0.296670148999965" calcext:value-type="float">
            <text:p>0.296670149</text:p>
          </table:table-cell>
          <table:table-cell office:value-type="float" office:value="1614.09661594789" calcext:value-type="float">
            <text:p>1614.0966159479</text:p>
          </table:table-cell>
        </table:table-row>
        <table:table-row table:style-name="ro1">
          <table:table-cell office:value-type="float" office:value="0.333935866000047" calcext:value-type="float">
            <text:p>0.333935866</text:p>
          </table:table-cell>
          <table:table-cell office:value-type="float" office:value="1610.05891822416" calcext:value-type="float">
            <text:p>1610.0589182242</text:p>
          </table:table-cell>
        </table:table-row>
        <table:table-row table:style-name="ro1">
          <table:table-cell office:value-type="float" office:value="0.37099238299993" calcext:value-type="float">
            <text:p>0.370992383</text:p>
          </table:table-cell>
          <table:table-cell office:value-type="float" office:value="1619.14839433479" calcext:value-type="float">
            <text:p>1619.1483943348</text:p>
          </table:table-cell>
        </table:table-row>
        <table:table-row table:style-name="ro1">
          <table:table-cell office:value-type="float" office:value="0.408065409000074" calcext:value-type="float">
            <text:p>0.408065409</text:p>
          </table:table-cell>
          <table:table-cell office:value-type="float" office:value="1618.42737088058" calcext:value-type="float">
            <text:p>1618.4273708806</text:p>
          </table:table-cell>
        </table:table-row>
        <table:table-row table:style-name="ro1">
          <table:table-cell office:value-type="float" office:value="0.444862315999899" calcext:value-type="float">
            <text:p>0.444862316</text:p>
          </table:table-cell>
          <table:table-cell office:value-type="float" office:value="1630.57183040642" calcext:value-type="float">
            <text:p>1630.5718304064</text:p>
          </table:table-cell>
        </table:table-row>
        <table:table-row table:style-name="ro1">
          <table:table-cell office:value-type="float" office:value="0.481867276000003" calcext:value-type="float">
            <text:p>0.481867276</text:p>
          </table:table-cell>
          <table:table-cell office:value-type="float" office:value="1621.40426580198" calcext:value-type="float">
            <text:p>1621.404265802</text:p>
          </table:table-cell>
        </table:table-row>
        <table:table-row table:style-name="ro1">
          <table:table-cell office:value-type="float" office:value="0.518610282000054" calcext:value-type="float">
            <text:p>0.518610282</text:p>
          </table:table-cell>
          <table:table-cell office:value-type="float" office:value="1632.9638353464" calcext:value-type="float">
            <text:p>1632.9638353464</text:p>
          </table:table-cell>
        </table:table-row>
        <table:table-row table:style-name="ro1">
          <table:table-cell office:value-type="float" office:value="0.555456246999938" calcext:value-type="float">
            <text:p>0.555456247</text:p>
          </table:table-cell>
          <table:table-cell office:value-type="float" office:value="1628.40083032671" calcext:value-type="float">
            <text:p>1628.4008303267</text:p>
          </table:table-cell>
        </table:table-row>
        <table:table-row table:style-name="ro1">
          <table:table-cell office:value-type="float" office:value="0.592460478000021" calcext:value-type="float">
            <text:p>0.592460478</text:p>
          </table:table-cell>
          <table:table-cell office:value-type="float" office:value="1621.43620819646" calcext:value-type="float">
            <text:p>1621.4362081965</text:p>
          </table:table-cell>
        </table:table-row>
        <table:table-row table:style-name="ro1">
          <table:table-cell office:value-type="float" office:value="0.628945643999941" calcext:value-type="float">
            <text:p>0.628945644</text:p>
          </table:table-cell>
          <table:table-cell office:value-type="float" office:value="1644.50396087361" calcext:value-type="float">
            <text:p>1644.5039608736</text:p>
          </table:table-cell>
        </table:table-row>
        <table:table-row table:style-name="ro1">
          <table:table-cell office:value-type="float" office:value="0.665566837999904" calcext:value-type="float">
            <text:p>0.665566838</text:p>
          </table:table-cell>
          <table:table-cell office:value-type="float" office:value="1638.39551490486" calcext:value-type="float">
            <text:p>1638.3955149049</text:p>
          </table:table-cell>
        </table:table-row>
        <table:table-row table:style-name="ro1">
          <table:table-cell office:value-type="float" office:value="0.701949044999992" calcext:value-type="float">
            <text:p>0.701949045</text:p>
          </table:table-cell>
          <table:table-cell office:value-type="float" office:value="1649.15778748263" calcext:value-type="float">
            <text:p>1649.1577874826</text:p>
          </table:table-cell>
        </table:table-row>
        <table:table-row table:style-name="ro1">
          <table:table-cell office:value-type="float" office:value="0.738272610999957" calcext:value-type="float">
            <text:p>0.738272611</text:p>
          </table:table-cell>
          <table:table-cell office:value-type="float" office:value="1651.82019849204" calcext:value-type="float">
            <text:p>1651.820198492</text:p>
          </table:table-cell>
        </table:table-row>
        <table:table-row table:style-name="ro1">
          <table:table-cell office:value-type="float" office:value="0.774785482999959" calcext:value-type="float">
            <text:p>0.774785483</text:p>
          </table:table-cell>
          <table:table-cell office:value-type="float" office:value="1643.25610979041" calcext:value-type="float">
            <text:p>1643.2561097904</text:p>
          </table:table-cell>
        </table:table-row>
        <table:table-row table:style-name="ro1">
          <table:table-cell office:value-type="float" office:value="0.811376732000099" calcext:value-type="float">
            <text:p>0.811376732</text:p>
          </table:table-cell>
          <table:table-cell office:value-type="float" office:value="1639.736320555" calcext:value-type="float">
            <text:p>1639.736320555</text:p>
          </table:table-cell>
        </table:table-row>
        <table:table-row table:style-name="ro1">
          <table:table-cell office:value-type="float" office:value="0.84788996799989" calcext:value-type="float">
            <text:p>0.847889968</text:p>
          </table:table-cell>
          <table:table-cell office:value-type="float" office:value="1643.2397282" calcext:value-type="float">
            <text:p>1643.2397282</text:p>
          </table:table-cell>
        </table:table-row>
        <table:table-row table:style-name="ro1">
          <table:table-cell office:value-type="float" office:value="0.884263634000035" calcext:value-type="float">
            <text:p>0.884263634</text:p>
          </table:table-cell>
          <table:table-cell office:value-type="float" office:value="1649.54503073077" calcext:value-type="float">
            <text:p>1649.5450307308</text:p>
          </table:table-cell>
        </table:table-row>
        <table:table-row table:style-name="ro1">
          <table:table-cell office:value-type="float" office:value="0.92088331900004" calcext:value-type="float">
            <text:p>0.920883319</text:p>
          </table:table-cell>
          <table:table-cell office:value-type="float" office:value="1638.46302883249" calcext:value-type="float">
            <text:p>1638.4630288325</text:p>
          </table:table-cell>
        </table:table-row>
        <table:table-row table:style-name="ro1">
          <table:table-cell office:value-type="float" office:value="0.957440300999906" calcext:value-type="float">
            <text:p>0.957440301</text:p>
          </table:table-cell>
          <table:table-cell office:value-type="float" office:value="1641.27334144325" calcext:value-type="float">
            <text:p>1641.2733414433</text:p>
          </table:table-cell>
        </table:table-row>
        <table:table-row table:style-name="ro1">
          <table:table-cell office:value-type="float" office:value="0.994478174000051" calcext:value-type="float">
            <text:p>0.994478174</text:p>
          </table:table-cell>
          <table:table-cell office:value-type="float" office:value="1619.96343579896" calcext:value-type="float">
            <text:p>1619.963435799</text:p>
          </table:table-cell>
        </table:table-row>
        <table:table-row table:style-name="ro1">
          <table:table-cell office:value-type="float" office:value="1.0312024320001" calcext:value-type="float">
            <text:p>1.031202432</text:p>
          </table:table-cell>
          <table:table-cell office:value-type="float" office:value="1633.79747522522" calcext:value-type="float">
            <text:p>1633.7974752252</text:p>
          </table:table-cell>
        </table:table-row>
        <table:table-row table:style-name="ro1">
          <table:table-cell office:value-type="float" office:value="1.06850298800009" calcext:value-type="float">
            <text:p>1.068502988</text:p>
          </table:table-cell>
          <table:table-cell office:value-type="float" office:value="1608.55511108238" calcext:value-type="float">
            <text:p>1608.5551110824</text:p>
          </table:table-cell>
        </table:table-row>
        <table:table-row table:style-name="ro1">
          <table:table-cell office:value-type="float" office:value="1.10495857399997" calcext:value-type="float">
            <text:p>1.104958574</text:p>
          </table:table-cell>
          <table:table-cell office:value-type="float" office:value="1645.83830857105" calcext:value-type="float">
            <text:p>1645.8383085711</text:p>
          </table:table-cell>
        </table:table-row>
        <table:table-row table:style-name="ro1">
          <table:table-cell office:value-type="float" office:value="1.14203160000011" calcext:value-type="float">
            <text:p>1.1420316</text:p>
          </table:table-cell>
          <table:table-cell office:value-type="float" office:value="1618.42737088058" calcext:value-type="float">
            <text:p>1618.4273708806</text:p>
          </table:table-cell>
        </table:table-row>
        <table:table-row table:style-name="ro1">
          <table:table-cell office:value-type="float" office:value="1.17906953500005" calcext:value-type="float">
            <text:p>1.179069535</text:p>
          </table:table-cell>
          <table:table-cell office:value-type="float" office:value="1619.9607240547" calcext:value-type="float">
            <text:p>1619.9607240547</text:p>
          </table:table-cell>
        </table:table-row>
        <table:table-row table:style-name="ro1">
          <table:table-cell office:value-type="float" office:value="1.21639921399992" calcext:value-type="float">
            <text:p>1.216399214</text:p>
          </table:table-cell>
          <table:table-cell office:value-type="float" office:value="1607.30018600516" calcext:value-type="float">
            <text:p>1607.3001860052</text:p>
          </table:table-cell>
        </table:table-row>
        <table:table-row table:style-name="ro1">
          <table:table-cell office:value-type="float" office:value="1.25319529800004" calcext:value-type="float">
            <text:p>1.253195298</text:p>
          </table:table-cell>
          <table:table-cell office:value-type="float" office:value="1630.60830059554" calcext:value-type="float">
            <text:p>1630.6083005956</text:p>
          </table:table-cell>
        </table:table-row>
        <table:table-row table:style-name="ro1">
          <table:table-cell office:value-type="float" office:value="1.29020781999998" calcext:value-type="float">
            <text:p>1.29020782</text:p>
          </table:table-cell>
          <table:table-cell office:value-type="float" office:value="1621.07299794637" calcext:value-type="float">
            <text:p>1621.0729979464</text:p>
          </table:table-cell>
        </table:table-row>
        <table:table-row table:style-name="ro1">
          <table:table-cell office:value-type="float" office:value="1.32727700400005" calcext:value-type="float">
            <text:p>1.327277004</text:p>
          </table:table-cell>
          <table:table-cell office:value-type="float" office:value="1618.59511123523" calcext:value-type="float">
            <text:p>1618.5951112352</text:p>
          </table:table-cell>
        </table:table-row>
        <table:table-row table:style-name="ro1">
          <table:table-cell office:value-type="float" office:value="1.36436108199996" calcext:value-type="float">
            <text:p>1.364361082</text:p>
          </table:table-cell>
          <table:table-cell office:value-type="float" office:value="1617.94503830324" calcext:value-type="float">
            <text:p>1617.9450383032</text:p>
          </table:table-cell>
        </table:table-row>
        <table:table-row table:style-name="ro1">
          <table:table-cell office:value-type="float" office:value="1.40152181899998" calcext:value-type="float">
            <text:p>1.401521819</text:p>
          </table:table-cell>
          <table:table-cell office:value-type="float" office:value="1614.60737444374" calcext:value-type="float">
            <text:p>1614.6073744438</text:p>
          </table:table-cell>
        </table:table-row>
        <table:table-row table:style-name="ro1">
          <table:table-cell office:value-type="float" office:value="1.43893982300006" calcext:value-type="float">
            <text:p>1.438939823</text:p>
          </table:table-cell>
          <table:table-cell office:value-type="float" office:value="1603.50616243137" calcext:value-type="float">
            <text:p>1603.5061624314</text:p>
          </table:table-cell>
        </table:table-row>
        <table:table-row table:style-name="ro1">
          <table:table-cell office:value-type="float" office:value="1.47663165499989" calcext:value-type="float">
            <text:p>1.476631655</text:p>
          </table:table-cell>
          <table:table-cell office:value-type="float" office:value="1591.85682458364" calcext:value-type="float">
            <text:p>1591.8568245836</text:p>
          </table:table-cell>
        </table:table-row>
        <table:table-row table:style-name="ro1">
          <table:table-cell office:value-type="float" office:value="1.51413428699993" calcext:value-type="float">
            <text:p>1.514134287</text:p>
          </table:table-cell>
          <table:table-cell office:value-type="float" office:value="1599.88770921288" calcext:value-type="float">
            <text:p>1599.8877092129</text:p>
          </table:table-cell>
        </table:table-row>
        <table:table-row table:style-name="ro1">
          <table:table-cell office:value-type="float" office:value="1.55168982999999" calcext:value-type="float">
            <text:p>1.55168983</text:p>
          </table:table-cell>
          <table:table-cell office:value-type="float" office:value="1597.63367021255" calcext:value-type="float">
            <text:p>1597.6336702126</text:p>
          </table:table-cell>
        </table:table-row>
        <table:table-row table:style-name="ro1">
          <table:table-cell office:value-type="float" office:value="1.58921193900005" calcext:value-type="float">
            <text:p>1.589211939</text:p>
          </table:table-cell>
          <table:table-cell office:value-type="float" office:value="1599.05723849094" calcext:value-type="float">
            <text:p>1599.0572384909</text:p>
          </table:table-cell>
        </table:table-row>
        <table:table-row table:style-name="ro1">
          <table:table-cell office:value-type="float" office:value="1.62665759700008" calcext:value-type="float">
            <text:p>1.626657597</text:p>
          </table:table-cell>
          <table:table-cell office:value-type="float" office:value="1602.32195679299" calcext:value-type="float">
            <text:p>1602.321956793</text:p>
          </table:table-cell>
        </table:table-row>
        <table:table-row table:style-name="ro1">
          <table:table-cell office:value-type="float" office:value="1.66403893899997" calcext:value-type="float">
            <text:p>1.664038939</text:p>
          </table:table-cell>
          <table:table-cell office:value-type="float" office:value="1605.07881178202" calcext:value-type="float">
            <text:p>1605.078811782</text:p>
          </table:table-cell>
        </table:table-row>
        <table:table-row table:style-name="ro1">
          <table:table-cell office:value-type="float" office:value="1.70135783799992" calcext:value-type="float">
            <text:p>1.701357838</text:p>
          </table:table-cell>
          <table:table-cell office:value-type="float" office:value="1607.76447343933" calcext:value-type="float">
            <text:p>1607.7644734393</text:p>
          </table:table-cell>
        </table:table-row>
        <table:table-row table:style-name="ro1">
          <table:table-cell office:value-type="float" office:value="1.73863944899995" calcext:value-type="float">
            <text:p>1.738639449</text:p>
          </table:table-cell>
          <table:table-cell office:value-type="float" office:value="1609.37251343453" calcext:value-type="float">
            <text:p>1609.3725134345</text:p>
          </table:table-cell>
        </table:table-row>
        <table:table-row table:style-name="ro1">
          <table:table-cell office:value-type="float" office:value="1.77601865499992" calcext:value-type="float">
            <text:p>1.776018655</text:p>
          </table:table-cell>
          <table:table-cell office:value-type="float" office:value="1605.17053251613" calcext:value-type="float">
            <text:p>1605.1705325161</text:p>
          </table:table-cell>
        </table:table-row>
        <table:table-row table:style-name="ro1">
          <table:table-cell office:value-type="float" office:value="1.81312517800006" calcext:value-type="float">
            <text:p>1.813125178</text:p>
          </table:table-cell>
          <table:table-cell office:value-type="float" office:value="1616.96637542033" calcext:value-type="float">
            <text:p>1616.9663754203</text:p>
          </table:table-cell>
        </table:table-row>
        <table:table-row table:style-name="ro1">
          <table:table-cell office:value-type="float" office:value="1.84973383200008" calcext:value-type="float">
            <text:p>1.849733832</text:p>
          </table:table-cell>
          <table:table-cell office:value-type="float" office:value="1638.95673410904" calcext:value-type="float">
            <text:p>1638.956734109</text:p>
          </table:table-cell>
        </table:table-row>
        <table:table-row table:style-name="ro1">
          <table:table-cell office:value-type="float" office:value="1.88649611799997" calcext:value-type="float">
            <text:p>1.886496118</text:p>
          </table:table-cell>
          <table:table-cell office:value-type="float" office:value="1632.10742662163" calcext:value-type="float">
            <text:p>1632.1074266216</text:p>
          </table:table-cell>
        </table:table-row>
        <table:table-row table:style-name="ro1">
          <table:table-cell office:value-type="float" office:value="1.92306993200009" calcext:value-type="float">
            <text:p>1.923069932</text:p>
          </table:table-cell>
          <table:table-cell office:value-type="float" office:value="1640.51799464505" calcext:value-type="float">
            <text:p>1640.5179946451</text:p>
          </table:table-cell>
        </table:table-row>
        <table:table-row table:style-name="ro1">
          <table:table-cell office:value-type="float" office:value="1.95985903699989" calcext:value-type="float">
            <text:p>1.959859037</text:p>
          </table:table-cell>
          <table:table-cell office:value-type="float" office:value="1630.91763173716" calcext:value-type="float">
            <text:p>1630.9176317372</text:p>
          </table:table-cell>
        </table:table-row>
        <table:table-row table:style-name="ro1">
          <table:table-cell office:value-type="float" office:value="1.99694051100005" calcext:value-type="float">
            <text:p>1.996940511</text:p>
          </table:table-cell>
          <table:table-cell office:value-type="float" office:value="1618.05865645309" calcext:value-type="float">
            <text:p>1618.0586564531</text:p>
          </table:table-cell>
        </table:table-row>
        <table:table-row table:style-name="ro1">
          <table:table-cell office:value-type="float" office:value="2.03394501299999" calcext:value-type="float">
            <text:p>2.033945013</text:p>
          </table:table-cell>
          <table:table-cell office:value-type="float" office:value="1621.42433372266" calcext:value-type="float">
            <text:p>1621.4243337227</text:p>
          </table:table-cell>
        </table:table-row>
        <table:table-row table:style-name="ro1">
          <table:table-cell office:value-type="float" office:value="2.07072984899992" calcext:value-type="float">
            <text:p>2.070729849</text:p>
          </table:table-cell>
          <table:table-cell office:value-type="float" office:value="1631.10690503346" calcext:value-type="float">
            <text:p>1631.1069050335</text:p>
          </table:table-cell>
        </table:table-row>
        <table:table-row table:style-name="ro1">
          <table:table-cell office:value-type="float" office:value="2.10775601499995" calcext:value-type="float">
            <text:p>2.107756015</text:p>
          </table:table-cell>
          <table:table-cell office:value-type="float" office:value="1620.47563876712" calcext:value-type="float">
            <text:p>1620.4756387671</text:p>
          </table:table-cell>
        </table:table-row>
        <table:table-row table:style-name="ro1">
          <table:table-cell office:value-type="float" office:value="2.14498601600008" calcext:value-type="float">
            <text:p>2.144986016</text:p>
          </table:table-cell>
          <table:table-cell office:value-type="float" office:value="1611.60350223461" calcext:value-type="float">
            <text:p>1611.6035022346</text:p>
          </table:table-cell>
        </table:table-row>
        <table:table-row table:style-name="ro1">
          <table:table-cell office:value-type="float" office:value="2.18206859399993" calcext:value-type="float">
            <text:p>2.182068594</text:p>
          </table:table-cell>
          <table:table-cell office:value-type="float" office:value="1618.01048460644" calcext:value-type="float">
            <text:p>1618.0104846065</text:p>
          </table:table-cell>
        </table:table-row>
        <table:table-row table:style-name="ro1">
          <table:table-cell office:value-type="float" office:value="2.21907831399994" calcext:value-type="float">
            <text:p>2.219078314</text:p>
          </table:table-cell>
          <table:table-cell office:value-type="float" office:value="1621.19572912133" calcext:value-type="float">
            <text:p>1621.1957291213</text:p>
          </table:table-cell>
        </table:table-row>
        <table:table-row table:style-name="ro1">
          <table:table-cell office:value-type="float" office:value="2.25627931899999" calcext:value-type="float">
            <text:p>2.256279319</text:p>
          </table:table-cell>
          <table:table-cell office:value-type="float" office:value="1612.85965258012" calcext:value-type="float">
            <text:p>1612.8596525801</text:p>
          </table:table-cell>
        </table:table-row>
        <table:table-row table:style-name="ro1">
          <table:table-cell office:value-type="float" office:value="2.29353469300008" calcext:value-type="float">
            <text:p>2.293534693</text:p>
          </table:table-cell>
          <table:table-cell office:value-type="float" office:value="1610.50590982778" calcext:value-type="float">
            <text:p>1610.5059098278</text:p>
          </table:table-cell>
        </table:table-row>
        <table:table-row table:style-name="ro1">
          <table:table-cell office:value-type="float" office:value="2.3307323649999" calcext:value-type="float">
            <text:p>2.330732365</text:p>
          </table:table-cell>
          <table:table-cell office:value-type="float" office:value="1613.00416865577" calcext:value-type="float">
            <text:p>1613.0041686558</text:p>
          </table:table-cell>
        </table:table-row>
        <table:table-row table:style-name="ro1">
          <table:table-cell office:value-type="float" office:value="2.36804231699989" calcext:value-type="float">
            <text:p>2.368042317</text:p>
          </table:table-cell>
          <table:table-cell office:value-type="float" office:value="1608.15001852645" calcext:value-type="float">
            <text:p>1608.1500185265</text:p>
          </table:table-cell>
        </table:table-row>
        <table:table-row table:style-name="ro1">
          <table:table-cell office:value-type="float" office:value="2.40493934000006" calcext:value-type="float">
            <text:p>2.40493934</text:p>
          </table:table-cell>
          <table:table-cell office:value-type="float" office:value="1626.14745367754" calcext:value-type="float">
            <text:p>1626.1474536775</text:p>
          </table:table-cell>
        </table:table-row>
        <table:table-row table:style-name="ro1">
          <table:table-cell office:value-type="float" office:value="2.441918751" calcext:value-type="float">
            <text:p>2.441918751</text:p>
          </table:table-cell>
          <table:table-cell office:value-type="float" office:value="1622.52449072499" calcext:value-type="float">
            <text:p>1622.524490725</text:p>
          </table:table-cell>
        </table:table-row>
        <table:table-row table:style-name="ro1">
          <table:table-cell office:value-type="float" office:value="2.47889691199998" calcext:value-type="float">
            <text:p>2.478896912</text:p>
          </table:table-cell>
          <table:table-cell office:value-type="float" office:value="1622.57933811349" calcext:value-type="float">
            <text:p>1622.5793381135</text:p>
          </table:table-cell>
        </table:table-row>
        <table:table-row table:style-name="ro1">
          <table:table-cell office:value-type="float" office:value="2.51576023999996" calcext:value-type="float">
            <text:p>2.51576024</text:p>
          </table:table-cell>
          <table:table-cell office:value-type="float" office:value="1627.63383707598" calcext:value-type="float">
            <text:p>1627.633837076</text:p>
          </table:table-cell>
        </table:table-row>
        <table:table-row table:style-name="ro1">
          <table:table-cell office:value-type="float" office:value="2.55248733100007" calcext:value-type="float">
            <text:p>2.552487331</text:p>
          </table:table-cell>
          <table:table-cell office:value-type="float" office:value="1633.67144977076" calcext:value-type="float">
            <text:p>1633.6714497708</text:p>
          </table:table-cell>
        </table:table-row>
        <table:table-row table:style-name="ro1">
          <table:table-cell office:value-type="float" office:value="2.58927384399999" calcext:value-type="float">
            <text:p>2.589273844</text:p>
          </table:table-cell>
          <table:table-cell office:value-type="float" office:value="1631.03254717627" calcext:value-type="float">
            <text:p>1631.0325471763</text:p>
          </table:table-cell>
        </table:table-row>
        <table:table-row table:style-name="ro1">
          <table:table-cell office:value-type="float" office:value="2.62585631299999" calcext:value-type="float">
            <text:p>2.625856313</text:p>
          </table:table-cell>
          <table:table-cell office:value-type="float" office:value="1640.12986657646" calcext:value-type="float">
            <text:p>1640.1298665765</text:p>
          </table:table-cell>
        </table:table-row>
        <table:table-row table:style-name="ro1">
          <table:table-cell office:value-type="float" office:value="2.66252632600003" calcext:value-type="float">
            <text:p>2.662526326</text:p>
          </table:table-cell>
          <table:table-cell office:value-type="float" office:value="1636.21430949373" calcext:value-type="float">
            <text:p>1636.2143094937</text:p>
          </table:table-cell>
        </table:table-row>
        <table:table-row table:style-name="ro1">
          <table:table-cell office:value-type="float" office:value="2.69882127100004" calcext:value-type="float">
            <text:p>2.698821271</text:p>
          </table:table-cell>
          <table:table-cell office:value-type="float" office:value="1653.12276957537" calcext:value-type="float">
            <text:p>1653.1227695754</text:p>
          </table:table-cell>
        </table:table-row>
        <table:table-row table:style-name="ro1">
          <table:table-cell office:value-type="float" office:value="2.73553075900008" calcext:value-type="float">
            <text:p>2.735530759</text:p>
          </table:table-cell>
          <table:table-cell office:value-type="float" office:value="1634.45483085819" calcext:value-type="float">
            <text:p>1634.4548308582</text:p>
          </table:table-cell>
        </table:table-row>
        <table:table-row table:style-name="ro1">
          <table:table-cell office:value-type="float" office:value="2.77219921000005" calcext:value-type="float">
            <text:p>2.77219921</text:p>
          </table:table-cell>
          <table:table-cell office:value-type="float" office:value="1636.28400883504" calcext:value-type="float">
            <text:p>1636.2840088351</text:p>
          </table:table-cell>
        </table:table-row>
        <table:table-row table:style-name="ro1">
          <table:table-cell office:value-type="float" office:value="2.80894072699994" calcext:value-type="float">
            <text:p>2.808940727</text:p>
          </table:table-cell>
          <table:table-cell office:value-type="float" office:value="1633.03001343664" calcext:value-type="float">
            <text:p>1633.0300134366</text:p>
          </table:table-cell>
        </table:table-row>
        <table:table-row table:style-name="ro1">
          <table:table-cell office:value-type="float" office:value="2.84575504899999" calcext:value-type="float">
            <text:p>2.845755049</text:p>
          </table:table-cell>
          <table:table-cell office:value-type="float" office:value="1629.80048905724" calcext:value-type="float">
            <text:p>1629.8004890573</text:p>
          </table:table-cell>
        </table:table-row>
        <table:table-row table:style-name="ro1">
          <table:table-cell office:value-type="float" office:value="2.88281815000005" calcext:value-type="float">
            <text:p>2.88281815</text:p>
          </table:table-cell>
          <table:table-cell office:value-type="float" office:value="1618.86076396862" calcext:value-type="float">
            <text:p>1618.8607639686</text:p>
          </table:table-cell>
        </table:table-row>
        <table:table-row table:style-name="ro1">
          <table:table-cell office:value-type="float" office:value="2.92031209600009" calcext:value-type="float">
            <text:p>2.920312096</text:p>
          </table:table-cell>
          <table:table-cell office:value-type="float" office:value="1600.2583457056" calcext:value-type="float">
            <text:p>1600.2583457056</text:p>
          </table:table-cell>
        </table:table-row>
        <table:table-row table:style-name="ro1">
          <table:table-cell office:value-type="float" office:value="2.95763043300008" calcext:value-type="float">
            <text:p>2.957630433</text:p>
          </table:table-cell>
          <table:table-cell office:value-type="float" office:value="1607.78868576109" calcext:value-type="float">
            <text:p>1607.7886857611</text:p>
          </table:table-cell>
        </table:table-row>
        <table:table-row table:style-name="ro1">
          <table:table-cell office:value-type="float" office:value="2.99515630199994" calcext:value-type="float">
            <text:p>2.995156302</text:p>
          </table:table-cell>
          <table:table-cell office:value-type="float" office:value="1598.89701688765" calcext:value-type="float">
            <text:p>1598.8970168877</text:p>
          </table:table-cell>
        </table:table-row>
        <table:table-row table:style-name="ro1">
          <table:table-cell office:value-type="float" office:value="3.03272008499994" calcext:value-type="float">
            <text:p>3.032720085</text:p>
          </table:table-cell>
          <table:table-cell office:value-type="float" office:value="1597.28321292897" calcext:value-type="float">
            <text:p>1597.283212929</text:p>
          </table:table-cell>
        </table:table-row>
        <table:table-row table:style-name="ro1">
          <table:table-cell office:value-type="float" office:value="3.0704969200001" calcext:value-type="float">
            <text:p>3.07049692</text:p>
          </table:table-cell>
          <table:table-cell office:value-type="float" office:value="1588.27493091329" calcext:value-type="float">
            <text:p>1588.2749309133</text:p>
          </table:table-cell>
        </table:table-row>
        <table:table-row table:style-name="ro1">
          <table:table-cell office:value-type="float" office:value="3.10789165599999" calcext:value-type="float">
            <text:p>3.107891656</text:p>
          </table:table-cell>
          <table:table-cell office:value-type="float" office:value="1604.50390665055" calcext:value-type="float">
            <text:p>1604.5039066506</text:p>
          </table:table-cell>
        </table:table-row>
        <table:table-row table:style-name="ro1">
          <table:table-cell office:value-type="float" office:value="3.14546122000002" calcext:value-type="float">
            <text:p>3.14546122</text:p>
          </table:table-cell>
          <table:table-cell office:value-type="float" office:value="1597.03743168175" calcext:value-type="float">
            <text:p>1597.0374316818</text:p>
          </table:table-cell>
        </table:table-row>
        <table:table-row table:style-name="ro1">
          <table:table-cell office:value-type="float" office:value="3.18305558299994" calcext:value-type="float">
            <text:p>3.183055583</text:p>
          </table:table-cell>
          <table:table-cell office:value-type="float" office:value="1595.98395110774" calcext:value-type="float">
            <text:p>1595.9839511078</text:p>
          </table:table-cell>
        </table:table-row>
        <table:table-row table:style-name="ro1">
          <table:table-cell office:value-type="float" office:value="3.22057521300007" calcext:value-type="float">
            <text:p>3.220575213</text:p>
          </table:table-cell>
          <table:table-cell office:value-type="float" office:value="1599.16289152602" calcext:value-type="float">
            <text:p>1599.162891526</text:p>
          </table:table-cell>
        </table:table-row>
        <table:table-row table:style-name="ro1">
          <table:table-cell office:value-type="float" office:value="3.25799355200002" calcext:value-type="float">
            <text:p>3.257993552</text:p>
          </table:table-cell>
          <table:table-cell office:value-type="float" office:value="1603.49180652016" calcext:value-type="float">
            <text:p>1603.4918065202</text:p>
          </table:table-cell>
        </table:table-row>
        <table:table-row table:style-name="ro1">
          <table:table-cell office:value-type="float" office:value="3.2955784369999" calcext:value-type="float">
            <text:p>3.295578437</text:p>
          </table:table-cell>
          <table:table-cell office:value-type="float" office:value="1596.38641970515" calcext:value-type="float">
            <text:p>1596.3864197052</text:p>
          </table:table-cell>
        </table:table-row>
        <table:table-row table:style-name="ro1">
          <table:table-cell office:value-type="float" office:value="3.333193059" calcext:value-type="float">
            <text:p>3.333193059</text:p>
          </table:table-cell>
          <table:table-cell office:value-type="float" office:value="1595.12436413301" calcext:value-type="float">
            <text:p>1595.124364133</text:p>
          </table:table-cell>
        </table:table-row>
        <table:table-row table:style-name="ro1">
          <table:table-cell office:value-type="float" office:value="3.37073195900007" calcext:value-type="float">
            <text:p>3.370731959</text:p>
          </table:table-cell>
          <table:table-cell office:value-type="float" office:value="1598.34198657618" calcext:value-type="float">
            <text:p>1598.3419865762</text:p>
          </table:table-cell>
        </table:table-row>
        <table:table-row table:style-name="ro1">
          <table:table-cell office:value-type="float" office:value="3.40831746899994" calcext:value-type="float">
            <text:p>3.408317469</text:p>
          </table:table-cell>
          <table:table-cell office:value-type="float" office:value="1596.35987379724" calcext:value-type="float">
            <text:p>1596.3598737972</text:p>
          </table:table-cell>
        </table:table-row>
        <table:table-row table:style-name="ro1">
          <table:table-cell office:value-type="float" office:value="3.44570919500006" calcext:value-type="float">
            <text:p>3.445709195</text:p>
          </table:table-cell>
          <table:table-cell office:value-type="float" office:value="1604.63306774878" calcext:value-type="float">
            <text:p>1604.6330677488</text:p>
          </table:table-cell>
        </table:table-row>
        <table:table-row table:style-name="ro1">
          <table:table-cell office:value-type="float" office:value="3.48245436799994" calcext:value-type="float">
            <text:p>3.482454368</text:p>
          </table:table-cell>
          <table:table-cell office:value-type="float" office:value="1632.86753338211" calcext:value-type="float">
            <text:p>1632.8675333821</text:p>
          </table:table-cell>
        </table:table-row>
        <table:table-row table:style-name="ro1">
          <table:table-cell office:value-type="float" office:value="3.51914037999995" calcext:value-type="float">
            <text:p>3.51914038</text:p>
          </table:table-cell>
          <table:table-cell office:value-type="float" office:value="1635.50074616914" calcext:value-type="float">
            <text:p>1635.5007461691</text:p>
          </table:table-cell>
        </table:table-row>
        <table:table-row table:style-name="ro1">
          <table:table-cell office:value-type="float" office:value="3.555487309" calcext:value-type="float">
            <text:p>3.555487309</text:p>
          </table:table-cell>
          <table:table-cell office:value-type="float" office:value="1650.75844509238" calcext:value-type="float">
            <text:p>1650.7584450924</text:p>
          </table:table-cell>
        </table:table-row>
        <table:table-row table:style-name="ro1">
          <table:table-cell office:value-type="float" office:value="3.59170331299993" calcext:value-type="float">
            <text:p>3.591703313</text:p>
          </table:table-cell>
          <table:table-cell office:value-type="float" office:value="1656.72612583442" calcext:value-type="float">
            <text:p>1656.7261258344</text:p>
          </table:table-cell>
        </table:table-row>
        <table:table-row table:style-name="ro1">
          <table:table-cell office:value-type="float" office:value="3.62720303099991" calcext:value-type="float">
            <text:p>3.627203031</text:p>
          </table:table-cell>
          <table:table-cell office:value-type="float" office:value="1690.15427108545" calcext:value-type="float">
            <text:p>1690.1542710855</text:p>
          </table:table-cell>
        </table:table-row>
        <table:table-row table:style-name="ro1">
          <table:table-cell office:value-type="float" office:value="3.66233856400004" calcext:value-type="float">
            <text:p>3.662338564</text:p>
          </table:table-cell>
          <table:table-cell office:value-type="float" office:value="1707.67297026001" calcext:value-type="float">
            <text:p>1707.67297026</text:p>
          </table:table-cell>
        </table:table-row>
        <table:table-row table:style-name="ro1">
          <table:table-cell office:value-type="float" office:value="3.69687873699991" calcext:value-type="float">
            <text:p>3.696878737</text:p>
          </table:table-cell>
          <table:table-cell office:value-type="float" office:value="1737.10768617831" calcext:value-type="float">
            <text:p>1737.1076861783</text:p>
          </table:table-cell>
        </table:table-row>
        <table:table-row table:style-name="ro1">
          <table:table-cell office:value-type="float" office:value="3.73086568100007" calcext:value-type="float">
            <text:p>3.730865681</text:p>
          </table:table-cell>
          <table:table-cell office:value-type="float" office:value="1765.38378971978" calcext:value-type="float">
            <text:p>1765.3837897198</text:p>
          </table:table-cell>
        </table:table-row>
        <table:table-row table:style-name="ro1">
          <table:table-cell office:value-type="float" office:value="3.76447187999997" calcext:value-type="float">
            <text:p>3.76447188</text:p>
          </table:table-cell>
          <table:table-cell office:value-type="float" office:value="1785.38489283388" calcext:value-type="float">
            <text:p>1785.3848928339</text:p>
          </table:table-cell>
        </table:table-row>
        <table:table-row table:style-name="ro1">
          <table:table-cell office:value-type="float" office:value="3.7978805969999" calcext:value-type="float">
            <text:p>3.797880597</text:p>
          </table:table-cell>
          <table:table-cell office:value-type="float" office:value="1795.93846720085" calcext:value-type="float">
            <text:p>1795.9384672009</text:p>
          </table:table-cell>
        </table:table-row>
        <table:table-row table:style-name="ro1">
          <table:table-cell office:value-type="float" office:value="3.83043345800002" calcext:value-type="float">
            <text:p>3.830433458</text:p>
          </table:table-cell>
          <table:table-cell office:value-type="float" office:value="1843.15596714501" calcext:value-type="float">
            <text:p>1843.155967145</text:p>
          </table:table-cell>
        </table:table-row>
        <table:table-row table:style-name="ro1">
          <table:table-cell office:value-type="float" office:value="3.86300459800009" calcext:value-type="float">
            <text:p>3.863004598</text:p>
          </table:table-cell>
          <table:table-cell office:value-type="float" office:value="1842.12158370465" calcext:value-type="float">
            <text:p>1842.1215837047</text:p>
          </table:table-cell>
        </table:table-row>
        <table:table-row table:style-name="ro1">
          <table:table-cell office:value-type="float" office:value="3.8947071739999" calcext:value-type="float">
            <text:p>3.894707174</text:p>
          </table:table-cell>
          <table:table-cell office:value-type="float" office:value="1892.59068412448" calcext:value-type="float">
            <text:p>1892.5906841245</text:p>
          </table:table-cell>
        </table:table-row>
        <table:table-row table:style-name="ro1">
          <table:table-cell office:value-type="float" office:value="3.92635746399992" calcext:value-type="float">
            <text:p>3.926357464</text:p>
          </table:table-cell>
          <table:table-cell office:value-type="float" office:value="1895.71722723456" calcext:value-type="float">
            <text:p>1895.7172272346</text:p>
          </table:table-cell>
        </table:table-row>
        <table:table-row table:style-name="ro1">
          <table:table-cell office:value-type="float" office:value="3.95751290499993" calcext:value-type="float">
            <text:p>3.957512905</text:p>
          </table:table-cell>
          <table:table-cell office:value-type="float" office:value="1925.82733783101" calcext:value-type="float">
            <text:p>1925.827337831</text:p>
          </table:table-cell>
        </table:table-row>
        <table:table-row table:style-name="ro1">
          <table:table-cell office:value-type="float" office:value="3.98837696700002" calcext:value-type="float">
            <text:p>3.988376967</text:p>
          </table:table-cell>
          <table:table-cell office:value-type="float" office:value="1944.00853652452" calcext:value-type="float">
            <text:p>1944.0085365245</text:p>
          </table:table-cell>
        </table:table-row>
        <table:table-row table:style-name="ro1">
          <table:table-cell office:value-type="float" office:value="4.01896558599992" calcext:value-type="float">
            <text:p>4.018965586</text:p>
          </table:table-cell>
          <table:table-cell office:value-type="float" office:value="1961.51385586241" calcext:value-type="float">
            <text:p>1961.5138558624</text:p>
          </table:table-cell>
        </table:table-row>
        <table:table-row table:style-name="ro1">
          <table:table-cell office:value-type="float" office:value="4.04936464000002" calcext:value-type="float">
            <text:p>4.04936464</text:p>
          </table:table-cell>
          <table:table-cell office:value-type="float" office:value="1973.74563036743" calcext:value-type="float">
            <text:p>1973.7456303674</text:p>
          </table:table-cell>
        </table:table-row>
        <table:table-row table:style-name="ro1">
          <table:table-cell office:value-type="float" office:value="4.07964099700007" calcext:value-type="float">
            <text:p>4.079640997</text:p>
          </table:table-cell>
          <table:table-cell office:value-type="float" office:value="1981.74436904364" calcext:value-type="float">
            <text:p>1981.7443690436</text:p>
          </table:table-cell>
        </table:table-row>
        <table:table-row table:style-name="ro1">
          <table:table-cell office:value-type="float" office:value="4.10966013899997" calcext:value-type="float">
            <text:p>4.109660139</text:p>
          </table:table-cell>
          <table:table-cell office:value-type="float" office:value="1998.72468041218" calcext:value-type="float">
            <text:p>1998.7246804122</text:p>
          </table:table-cell>
        </table:table-row>
        <table:table-row table:style-name="ro1">
          <table:table-cell office:value-type="float" office:value="4.13946018699994" calcext:value-type="float">
            <text:p>4.139460187</text:p>
          </table:table-cell>
          <table:table-cell office:value-type="float" office:value="2013.41957570204" calcext:value-type="float">
            <text:p>2013.419575702</text:p>
          </table:table-cell>
        </table:table-row>
        <table:table-row table:style-name="ro1">
          <table:table-cell office:value-type="float" office:value="4.16891303500006" calcext:value-type="float">
            <text:p>4.168913035</text:p>
          </table:table-cell>
          <table:table-cell office:value-type="float" office:value="2037.15443748453" calcext:value-type="float">
            <text:p>2037.1544374845</text:p>
          </table:table-cell>
        </table:table-row>
        <table:table-row table:style-name="ro1">
          <table:table-cell office:value-type="float" office:value="4.1980142509999" calcext:value-type="float">
            <text:p>4.198014251</text:p>
          </table:table-cell>
          <table:table-cell office:value-type="float" office:value="2061.76951507183" calcext:value-type="float">
            <text:p>2061.7695150718</text:p>
          </table:table-cell>
        </table:table-row>
        <table:table-row table:style-name="ro1">
          <table:table-cell office:value-type="float" office:value="4.22704963999991" calcext:value-type="float">
            <text:p>4.22704964</text:p>
          </table:table-cell>
          <table:table-cell office:value-type="float" office:value="2066.44381447753" calcext:value-type="float">
            <text:p>2066.4438144775</text:p>
          </table:table-cell>
        </table:table-row>
        <table:table-row table:style-name="ro1">
          <table:table-cell office:value-type="float" office:value="4.25572751000004" calcext:value-type="float">
            <text:p>4.25572751</text:p>
          </table:table-cell>
          <table:table-cell office:value-type="float" office:value="2092.20559266472" calcext:value-type="float">
            <text:p>2092.2055926647</text:p>
          </table:table-cell>
        </table:table-row>
        <table:table-row table:style-name="ro1">
          <table:table-cell office:value-type="float" office:value="4.28372601799993" calcext:value-type="float">
            <text:p>4.283726018</text:p>
          </table:table-cell>
          <table:table-cell office:value-type="float" office:value="2142.9713326243" calcext:value-type="float">
            <text:p>2142.9713326243</text:p>
          </table:table-cell>
        </table:table-row>
        <table:table-row table:style-name="ro1">
          <table:table-cell office:value-type="float" office:value="4.31098870899996" calcext:value-type="float">
            <text:p>4.310988709</text:p>
          </table:table-cell>
          <table:table-cell office:value-type="float" office:value="2200.80989070111" calcext:value-type="float">
            <text:p>2200.8098907011</text:p>
          </table:table-cell>
        </table:table-row>
        <table:table-row table:style-name="ro1">
          <table:table-cell office:value-type="float" office:value="4.33797283300009" calcext:value-type="float">
            <text:p>4.337972833</text:p>
          </table:table-cell>
          <table:table-cell office:value-type="float" office:value="2223.52965764964" calcext:value-type="float">
            <text:p>2223.5296576497</text:p>
          </table:table-cell>
        </table:table-row>
        <table:table-row table:style-name="ro1">
          <table:table-cell office:value-type="float" office:value="4.36459542900002" calcext:value-type="float">
            <text:p>4.364595429</text:p>
          </table:table-cell>
          <table:table-cell office:value-type="float" office:value="2253.7246179963" calcext:value-type="float">
            <text:p>2253.7246179963</text:p>
          </table:table-cell>
        </table:table-row>
        <table:table-row table:style-name="ro1">
          <table:table-cell office:value-type="float" office:value="4.39083806000008" calcext:value-type="float">
            <text:p>4.39083806</text:p>
          </table:table-cell>
          <table:table-cell office:value-type="float" office:value="2286.35612030915" calcext:value-type="float">
            <text:p>2286.3561203092</text:p>
          </table:table-cell>
        </table:table-row>
        <table:table-row table:style-name="ro1">
          <table:table-cell office:value-type="float" office:value="4.41663120299995" calcext:value-type="float">
            <text:p>4.416631203</text:p>
          </table:table-cell>
          <table:table-cell office:value-type="float" office:value="2326.19964152079" calcext:value-type="float">
            <text:p>2326.1996415208</text:p>
          </table:table-cell>
        </table:table-row>
        <table:table-row table:style-name="ro1">
          <table:table-cell office:value-type="float" office:value="4.44231190799997" calcext:value-type="float">
            <text:p>4.442311908</text:p>
          </table:table-cell>
          <table:table-cell office:value-type="float" office:value="2336.38445673391" calcext:value-type="float">
            <text:p>2336.3844567339</text:p>
          </table:table-cell>
        </table:table-row>
        <table:table-row table:style-name="ro1">
          <table:table-cell office:value-type="float" office:value="4.46760416000006" calcext:value-type="float">
            <text:p>4.46760416</text:p>
          </table:table-cell>
          <table:table-cell office:value-type="float" office:value="2372.26799732046" calcext:value-type="float">
            <text:p>2372.2679973205</text:p>
          </table:table-cell>
        </table:table-row>
        <table:table-row table:style-name="ro1">
          <table:table-cell office:value-type="float" office:value="4.49275428999999" calcext:value-type="float">
            <text:p>4.49275429</text:p>
          </table:table-cell>
          <table:table-cell office:value-type="float" office:value="2385.67355318518" calcext:value-type="float">
            <text:p>2385.6735531852</text:p>
          </table:table-cell>
        </table:table-row>
        <table:table-row table:style-name="ro1">
          <table:table-cell office:value-type="float" office:value="4.51764178899998" calcext:value-type="float">
            <text:p>4.517641789</text:p>
          </table:table-cell>
          <table:table-cell office:value-type="float" office:value="2410.84891655967" calcext:value-type="float">
            <text:p>2410.8489165597</text:p>
          </table:table-cell>
        </table:table-row>
        <table:table-row table:style-name="ro1">
          <table:table-cell office:value-type="float" office:value="4.54250355999989" calcext:value-type="float">
            <text:p>4.54250356</text:p>
          </table:table-cell>
          <table:table-cell office:value-type="float" office:value="2413.34376381428" calcext:value-type="float">
            <text:p>2413.3437638143</text:p>
          </table:table-cell>
        </table:table-row>
        <table:table-row table:style-name="ro1">
          <table:table-cell office:value-type="float" office:value="4.56710072200008" calcext:value-type="float">
            <text:p>4.567100722</text:p>
          </table:table-cell>
          <table:table-cell office:value-type="float" office:value="2439.30580282124" calcext:value-type="float">
            <text:p>2439.3058028212</text:p>
          </table:table-cell>
        </table:table-row>
        <table:table-row table:style-name="ro1">
          <table:table-cell office:value-type="float" office:value="4.59172657799991" calcext:value-type="float">
            <text:p>4.591726578</text:p>
          </table:table-cell>
          <table:table-cell office:value-type="float" office:value="2436.46352843187" calcext:value-type="float">
            <text:p>2436.4635284319</text:p>
          </table:table-cell>
        </table:table-row>
        <table:table-row table:style-name="ro1">
          <table:table-cell office:value-type="float" office:value="4.61599507300002" calcext:value-type="float">
            <text:p>4.615995073</text:p>
          </table:table-cell>
          <table:table-cell office:value-type="float" office:value="2472.34119790766" calcext:value-type="float">
            <text:p>2472.3411979077</text:p>
          </table:table-cell>
        </table:table-row>
        <table:table-row table:style-name="ro1">
          <table:table-cell office:value-type="float" office:value="4.64029559599999" calcext:value-type="float">
            <text:p>4.640295596</text:p>
          </table:table-cell>
          <table:table-cell office:value-type="float" office:value="2469.08266131085" calcext:value-type="float">
            <text:p>2469.0826613109</text:p>
          </table:table-cell>
        </table:table-row>
        <table:table-row table:style-name="ro1">
          <table:table-cell office:value-type="float" office:value="4.66448315999992" calcext:value-type="float">
            <text:p>4.66448316</text:p>
          </table:table-cell>
          <table:table-cell office:value-type="float" office:value="2480.61359135512" calcext:value-type="float">
            <text:p>2480.6135913551</text:p>
          </table:table-cell>
        </table:table-row>
        <table:table-row table:style-name="ro1">
          <table:table-cell office:value-type="float" office:value="4.68849657400006" calcext:value-type="float">
            <text:p>4.688496574</text:p>
          </table:table-cell>
          <table:table-cell office:value-type="float" office:value="2498.60348885239" calcext:value-type="float">
            <text:p>2498.6034888524</text:p>
          </table:table-cell>
        </table:table-row>
        <table:table-row table:style-name="ro1">
          <table:table-cell office:value-type="float" office:value="4.71249785400005" calcext:value-type="float">
            <text:p>4.712497854</text:p>
          </table:table-cell>
          <table:table-cell office:value-type="float" office:value="2499.86667377811" calcext:value-type="float">
            <text:p>2499.8666737781</text:p>
          </table:table-cell>
        </table:table-row>
        <table:table-row table:style-name="ro1">
          <table:table-cell office:value-type="float" office:value="4.73664849500005" calcext:value-type="float">
            <text:p>4.736648495</text:p>
          </table:table-cell>
          <table:table-cell office:value-type="float" office:value="2484.40610748121" calcext:value-type="float">
            <text:p>2484.4061074812</text:p>
          </table:table-cell>
        </table:table-row>
        <table:table-row table:style-name="ro1">
          <table:table-cell office:value-type="float" office:value="4.76076570200007" calcext:value-type="float">
            <text:p>4.760765702</text:p>
          </table:table-cell>
          <table:table-cell office:value-type="float" office:value="2487.85027221255" calcext:value-type="float">
            <text:p>2487.8502722126</text:p>
          </table:table-cell>
        </table:table-row>
        <table:table-row table:style-name="ro1">
          <table:table-cell office:value-type="float" office:value="4.78490233399998" calcext:value-type="float">
            <text:p>4.784902334</text:p>
          </table:table-cell>
          <table:table-cell office:value-type="float" office:value="2485.84806696422" calcext:value-type="float">
            <text:p>2485.8480669642</text:p>
          </table:table-cell>
        </table:table-row>
        <table:table-row table:style-name="ro1">
          <table:table-cell office:value-type="float" office:value="4.80890897800009" calcext:value-type="float">
            <text:p>4.808908978</text:p>
          </table:table-cell>
          <table:table-cell office:value-type="float" office:value="2499.30810819392" calcext:value-type="float">
            <text:p>2499.3081081939</text:p>
          </table:table-cell>
        </table:table-row>
        <table:table-row table:style-name="ro1">
          <table:table-cell office:value-type="float" office:value="4.83292588199993" calcext:value-type="float">
            <text:p>4.832925882</text:p>
          </table:table-cell>
          <table:table-cell office:value-type="float" office:value="2498.24040602439" calcext:value-type="float">
            <text:p>2498.2404060244</text:p>
          </table:table-cell>
        </table:table-row>
        <table:table-row table:style-name="ro1">
          <table:table-cell office:value-type="float" office:value="4.85680519399989" calcext:value-type="float">
            <text:p>4.856805194</text:p>
          </table:table-cell>
          <table:table-cell office:value-type="float" office:value="2512.6352049043" calcext:value-type="float">
            <text:p>2512.6352049043</text:p>
          </table:table-cell>
        </table:table-row>
        <table:table-row table:style-name="ro1">
          <table:table-cell office:value-type="float" office:value="4.88067856900011" calcext:value-type="float">
            <text:p>4.880678569</text:p>
          </table:table-cell>
          <table:table-cell office:value-type="float" office:value="2513.26006479789" calcext:value-type="float">
            <text:p>2513.2600647979</text:p>
          </table:table-cell>
        </table:table-row>
        <table:table-row table:style-name="ro1">
          <table:table-cell office:value-type="float" office:value="4.90446513000006" calcext:value-type="float">
            <text:p>4.90446513</text:p>
          </table:table-cell>
          <table:table-cell office:value-type="float" office:value="2522.43272998236" calcext:value-type="float">
            <text:p>2522.4327299824</text:p>
          </table:table-cell>
        </table:table-row>
        <table:table-row table:style-name="ro1">
          <table:table-cell office:value-type="float" office:value="4.92825179500005" calcext:value-type="float">
            <text:p>4.928251795</text:p>
          </table:table-cell>
          <table:table-cell office:value-type="float" office:value="2522.42170140406" calcext:value-type="float">
            <text:p>2522.4217014041</text:p>
          </table:table-cell>
        </table:table-row>
        <table:table-row table:style-name="ro1">
          <table:table-cell office:value-type="float" office:value="4.95177697400004" calcext:value-type="float">
            <text:p>4.951776974</text:p>
          </table:table-cell>
          <table:table-cell office:value-type="float" office:value="2550.45880841235" calcext:value-type="float">
            <text:p>2550.4588084124</text:p>
          </table:table-cell>
        </table:table-row>
        <table:table-row table:style-name="ro1">
          <table:table-cell office:value-type="float" office:value="4.97543396299989" calcext:value-type="float">
            <text:p>4.975433963</text:p>
          </table:table-cell>
          <table:table-cell office:value-type="float" office:value="2536.24837887821" calcext:value-type="float">
            <text:p>2536.2483788782</text:p>
          </table:table-cell>
        </table:table-row>
        <table:table-row table:style-name="ro1">
          <table:table-cell office:value-type="float" office:value="4.99891971900001" calcext:value-type="float">
            <text:p>4.998919719</text:p>
          </table:table-cell>
          <table:table-cell office:value-type="float" office:value="2554.73998791755" calcext:value-type="float">
            <text:p>2554.7399879176</text:p>
          </table:table-cell>
        </table:table-row>
        <table:table-row table:style-name="ro1">
          <table:table-cell office:value-type="float" office:value="5.02237542600005" calcext:value-type="float">
            <text:p>5.022375426</text:p>
          </table:table-cell>
          <table:table-cell office:value-type="float" office:value="2558.01285375452" calcext:value-type="float">
            <text:p>2558.0128537545</text:p>
          </table:table-cell>
        </table:table-row>
        <table:table-row table:style-name="ro1">
          <table:table-cell office:value-type="float" office:value="5.04584805800005" calcext:value-type="float">
            <text:p>5.045848058</text:p>
          </table:table-cell>
          <table:table-cell office:value-type="float" office:value="2556.16839219463" calcext:value-type="float">
            <text:p>2556.1683921946</text:p>
          </table:table-cell>
        </table:table-row>
        <table:table-row table:style-name="ro1">
          <table:table-cell office:value-type="float" office:value="5.06926840300002" calcext:value-type="float">
            <text:p>5.069268403</text:p>
          </table:table-cell>
          <table:table-cell office:value-type="float" office:value="2561.87515598337" calcext:value-type="float">
            <text:p>2561.8751559834</text:p>
          </table:table-cell>
        </table:table-row>
        <table:table-row table:style-name="ro1">
          <table:table-cell office:value-type="float" office:value="5.09268265500009" calcext:value-type="float">
            <text:p>5.092682655</text:p>
          </table:table-cell>
          <table:table-cell office:value-type="float" office:value="2562.54182281078" calcext:value-type="float">
            <text:p>2562.5418228108</text:p>
          </table:table-cell>
        </table:table-row>
        <table:table-row table:style-name="ro1">
          <table:table-cell office:value-type="float" office:value="5.11609216800002" calcext:value-type="float">
            <text:p>5.116092168</text:p>
          </table:table-cell>
          <table:table-cell office:value-type="float" office:value="2563.06058140429" calcext:value-type="float">
            <text:p>2563.0605814043</text:p>
          </table:table-cell>
        </table:table-row>
        <table:table-row table:style-name="ro1">
          <table:table-cell office:value-type="float" office:value="5.13953105299993" calcext:value-type="float">
            <text:p>5.139531053</text:p>
          </table:table-cell>
          <table:table-cell office:value-type="float" office:value="2559.84873001609" calcext:value-type="float">
            <text:p>2559.8487300161</text:p>
          </table:table-cell>
        </table:table-row>
        <table:table-row table:style-name="ro1">
          <table:table-cell office:value-type="float" office:value="5.16293734100009" calcext:value-type="float">
            <text:p>5.162937341</text:p>
          </table:table-cell>
          <table:table-cell office:value-type="float" office:value="2563.41372880609" calcext:value-type="float">
            <text:p>2563.4137288061</text:p>
          </table:table-cell>
        </table:table-row>
        <table:table-row table:style-name="ro1">
          <table:table-cell office:value-type="float" office:value="5.18626947200005" calcext:value-type="float">
            <text:p>5.186269472</text:p>
          </table:table-cell>
          <table:table-cell office:value-type="float" office:value="2571.56108030168" calcext:value-type="float">
            <text:p>2571.5610803017</text:p>
          </table:table-cell>
        </table:table-row>
        <table:table-row table:style-name="ro1">
          <table:table-cell office:value-type="float" office:value="5.20978018000005" calcext:value-type="float">
            <text:p>5.20978018</text:p>
          </table:table-cell>
          <table:table-cell office:value-type="float" office:value="2552.02863308035" calcext:value-type="float">
            <text:p>2552.0286330804</text:p>
          </table:table-cell>
        </table:table-row>
        <table:table-row table:style-name="ro1">
          <table:table-cell office:value-type="float" office:value="5.23321084400004" calcext:value-type="float">
            <text:p>5.233210844</text:p>
          </table:table-cell>
          <table:table-cell office:value-type="float" office:value="2560.74689133988" calcext:value-type="float">
            <text:p>2560.7468913399</text:p>
          </table:table-cell>
        </table:table-row>
        <table:table-row table:style-name="ro1">
          <table:table-cell office:value-type="float" office:value="5.25686247599992" calcext:value-type="float">
            <text:p>5.256862476</text:p>
          </table:table-cell>
          <table:table-cell office:value-type="float" office:value="2536.82282898269" calcext:value-type="float">
            <text:p>2536.8228289827</text:p>
          </table:table-cell>
        </table:table-row>
        <table:table-row table:style-name="ro1">
          <table:table-cell office:value-type="float" office:value="5.28076882400001" calcext:value-type="float">
            <text:p>5.280768824</text:p>
          </table:table-cell>
          <table:table-cell office:value-type="float" office:value="2509.79363304648" calcext:value-type="float">
            <text:p>2509.7936330465</text:p>
          </table:table-cell>
        </table:table-row>
        <table:table-row table:style-name="ro1">
          <table:table-cell office:value-type="float" office:value="5.30525032600008" calcext:value-type="float">
            <text:p>5.305250326</text:p>
          </table:table-cell>
          <table:table-cell office:value-type="float" office:value="2450.8300185105" calcext:value-type="float">
            <text:p>2450.8300185105</text:p>
          </table:table-cell>
        </table:table-row>
        <table:table-row table:style-name="ro1">
          <table:table-cell office:value-type="float" office:value="5.33036588300001" calcext:value-type="float">
            <text:p>5.330365883</text:p>
          </table:table-cell>
          <table:table-cell office:value-type="float" office:value="2388.95756921314" calcext:value-type="float">
            <text:p>2388.9575692131</text:p>
          </table:table-cell>
        </table:table-row>
        <table:table-row table:style-name="ro1">
          <table:table-cell office:value-type="float" office:value="5.35596129100009" calcext:value-type="float">
            <text:p>5.355961291</text:p>
          </table:table-cell>
          <table:table-cell office:value-type="float" office:value="2344.17048557426" calcext:value-type="float">
            <text:p>2344.1704855743</text:p>
          </table:table-cell>
        </table:table-row>
        <table:table-row table:style-name="ro1">
          <table:table-cell office:value-type="float" office:value="5.38156805199992" calcext:value-type="float">
            <text:p>5.381568052</text:p>
          </table:table-cell>
          <table:table-cell office:value-type="float" office:value="2343.1311754105" calcext:value-type="float">
            <text:p>2343.1311754105</text:p>
          </table:table-cell>
        </table:table-row>
        <table:table-row table:style-name="ro1">
          <table:table-cell office:value-type="float" office:value="5.40772882400006" calcext:value-type="float">
            <text:p>5.407728824</text:p>
          </table:table-cell>
          <table:table-cell office:value-type="float" office:value="2293.51029853708" calcext:value-type="float">
            <text:p>2293.5102985371</text:p>
          </table:table-cell>
        </table:table-row>
        <table:table-row table:style-name="ro1">
          <table:table-cell office:value-type="float" office:value="5.43400099099995" calcext:value-type="float">
            <text:p>5.434000991</text:p>
          </table:table-cell>
          <table:table-cell office:value-type="float" office:value="2283.78572655447" calcext:value-type="float">
            <text:p>2283.7857265545</text:p>
          </table:table-cell>
        </table:table-row>
        <table:table-row table:style-name="ro1">
          <table:table-cell office:value-type="float" office:value="5.46028570899989" calcext:value-type="float">
            <text:p>5.460285709</text:p>
          </table:table-cell>
          <table:table-cell office:value-type="float" office:value="2282.69521476818" calcext:value-type="float">
            <text:p>2282.6952147682</text:p>
          </table:table-cell>
        </table:table-row>
        <table:table-row table:style-name="ro1">
          <table:table-cell office:value-type="float" office:value="5.48646424000003" calcext:value-type="float">
            <text:p>5.48646424</text:p>
          </table:table-cell>
          <table:table-cell office:value-type="float" office:value="2291.95442630741" calcext:value-type="float">
            <text:p>2291.9544263074</text:p>
          </table:table-cell>
        </table:table-row>
        <table:table-row table:style-name="ro1">
          <table:table-cell office:value-type="float" office:value="5.51245414200002" calcext:value-type="float">
            <text:p>5.512454142</text:p>
          </table:table-cell>
          <table:table-cell office:value-type="float" office:value="2308.58892811594" calcext:value-type="float">
            <text:p>2308.5889281159</text:p>
          </table:table-cell>
        </table:table-row>
        <table:table-row table:style-name="ro1">
          <table:table-cell office:value-type="float" office:value="5.53776452400007" calcext:value-type="float">
            <text:p>5.537764524</text:p>
          </table:table-cell>
          <table:table-cell office:value-type="float" office:value="2370.56872550945" calcext:value-type="float">
            <text:p>2370.5687255095</text:p>
          </table:table-cell>
        </table:table-row>
        <table:table-row table:style-name="ro1">
          <table:table-cell office:value-type="float" office:value="5.56267463199993" calcext:value-type="float">
            <text:p>5.562674632</text:p>
          </table:table-cell>
          <table:table-cell office:value-type="float" office:value="2408.66077338331" calcext:value-type="float">
            <text:p>2408.6607733833</text:p>
          </table:table-cell>
        </table:table-row>
        <table:table-row table:style-name="ro1">
          <table:table-cell office:value-type="float" office:value="5.58720961900008" calcext:value-type="float">
            <text:p>5.587209619</text:p>
          </table:table-cell>
          <table:table-cell office:value-type="float" office:value="2445.48733608983" calcext:value-type="float">
            <text:p>2445.4873360898</text:p>
          </table:table-cell>
        </table:table-row>
        <table:table-row table:style-name="ro1">
          <table:table-cell office:value-type="float" office:value="5.61146749599993" calcext:value-type="float">
            <text:p>5.611467496</text:p>
          </table:table-cell>
          <table:table-cell office:value-type="float" office:value="2473.42337502824" calcext:value-type="float">
            <text:p>2473.4233750282</text:p>
          </table:table-cell>
        </table:table-row>
        <table:table-row table:style-name="ro1">
          <table:table-cell office:value-type="float" office:value="5.63537728100005" calcext:value-type="float">
            <text:p>5.635377281</text:p>
          </table:table-cell>
          <table:table-cell office:value-type="float" office:value="2509.43285352473" calcext:value-type="float">
            <text:p>2509.4328535247</text:p>
          </table:table-cell>
        </table:table-row>
        <table:table-row table:style-name="ro1">
          <table:table-cell office:value-type="float" office:value="5.65916733800009" calcext:value-type="float">
            <text:p>5.659167338</text:p>
          </table:table-cell>
          <table:table-cell office:value-type="float" office:value="2522.06205306251" calcext:value-type="float">
            <text:p>2522.0620530625</text:p>
          </table:table-cell>
        </table:table-row>
        <table:table-row table:style-name="ro1">
          <table:table-cell office:value-type="float" office:value="5.68257092099998" calcext:value-type="float">
            <text:p>5.682570921</text:p>
          </table:table-cell>
          <table:table-cell office:value-type="float" office:value="2563.71000971439" calcext:value-type="float">
            <text:p>2563.7100097144</text:p>
          </table:table-cell>
        </table:table-row>
        <table:table-row table:style-name="ro1">
          <table:table-cell office:value-type="float" office:value="5.70599694900011" calcext:value-type="float">
            <text:p>5.705996949</text:p>
          </table:table-cell>
          <table:table-cell office:value-type="float" office:value="2561.25366193812" calcext:value-type="float">
            <text:p>2561.2536619381</text:p>
          </table:table-cell>
        </table:table-row>
        <table:table-row table:style-name="ro1">
          <table:table-cell office:value-type="float" office:value="5.72891802499998" calcext:value-type="float">
            <text:p>5.728918025</text:p>
          </table:table-cell>
          <table:table-cell office:value-type="float" office:value="2617.67815788086" calcext:value-type="float">
            <text:p>2617.6781578809</text:p>
          </table:table-cell>
        </table:table-row>
        <table:table-row table:style-name="ro1">
          <table:table-cell office:value-type="float" office:value="5.75166719000004" calcext:value-type="float">
            <text:p>5.75166719</text:p>
          </table:table-cell>
          <table:table-cell office:value-type="float" office:value="2637.45944081322" calcext:value-type="float">
            <text:p>2637.4594408132</text:p>
          </table:table-cell>
        </table:table-row>
        <table:table-row table:style-name="ro1">
          <table:table-cell office:value-type="float" office:value="5.77396520000002" calcext:value-type="float">
            <text:p>5.7739652</text:p>
          </table:table-cell>
          <table:table-cell office:value-type="float" office:value="2690.82308242027" calcext:value-type="float">
            <text:p>2690.8230824203</text:p>
          </table:table-cell>
        </table:table-row>
        <table:table-row table:style-name="ro1">
          <table:table-cell office:value-type="float" office:value="5.79609926600006" calcext:value-type="float">
            <text:p>5.796099266</text:p>
          </table:table-cell>
          <table:table-cell office:value-type="float" office:value="2710.75364101222" calcext:value-type="float">
            <text:p>2710.7536410122</text:p>
          </table:table-cell>
        </table:table-row>
        <table:table-row table:style-name="ro1">
          <table:table-cell office:value-type="float" office:value="5.81778373900011" calcext:value-type="float">
            <text:p>5.817783739</text:p>
          </table:table-cell>
          <table:table-cell office:value-type="float" office:value="2766.95679898981" calcext:value-type="float">
            <text:p>2766.9567989898</text:p>
          </table:table-cell>
        </table:table-row>
        <table:table-row table:style-name="ro1">
          <table:table-cell office:value-type="float" office:value="5.83920594599999" calcext:value-type="float">
            <text:p>5.839205946</text:p>
          </table:table-cell>
          <table:table-cell office:value-type="float" office:value="2800.83186575113" calcext:value-type="float">
            <text:p>2800.8318657511</text:p>
          </table:table-cell>
        </table:table-row>
        <table:table-row table:style-name="ro1">
          <table:table-cell office:value-type="float" office:value="5.86014403099989" calcext:value-type="float">
            <text:p>5.860144031</text:p>
          </table:table-cell>
          <table:table-cell office:value-type="float" office:value="2865.59157632097" calcext:value-type="float">
            <text:p>2865.591576321</text:p>
          </table:table-cell>
        </table:table-row>
        <table:table-row table:style-name="ro1">
          <table:table-cell office:value-type="float" office:value="5.8809816559999" calcext:value-type="float">
            <text:p>5.880981656</text:p>
          </table:table-cell>
          <table:table-cell office:value-type="float" office:value="2879.40684218873" calcext:value-type="float">
            <text:p>2879.4068421887</text:p>
          </table:table-cell>
        </table:table-row>
        <table:table-row table:style-name="ro1">
          <table:table-cell office:value-type="float" office:value="5.90132708900001" calcext:value-type="float">
            <text:p>5.901327089</text:p>
          </table:table-cell>
          <table:table-cell office:value-type="float" office:value="2949.06478518783" calcext:value-type="float">
            <text:p>2949.0647851878</text:p>
          </table:table-cell>
        </table:table-row>
        <table:table-row table:style-name="ro1">
          <table:table-cell office:value-type="float" office:value="5.921440824" calcext:value-type="float">
            <text:p>5.921440824</text:p>
          </table:table-cell>
          <table:table-cell office:value-type="float" office:value="2983.03621878352" calcext:value-type="float">
            <text:p>2983.0362187835</text:p>
          </table:table-cell>
        </table:table-row>
        <table:table-row table:style-name="ro1">
          <table:table-cell office:value-type="float" office:value="5.94120782200002" calcext:value-type="float">
            <text:p>5.941207822</text:p>
          </table:table-cell>
          <table:table-cell office:value-type="float" office:value="3035.36227402516" calcext:value-type="float">
            <text:p>3035.3622740252</text:p>
          </table:table-cell>
        </table:table-row>
        <table:table-row table:style-name="ro1">
          <table:table-cell office:value-type="float" office:value="5.96094492599991" calcext:value-type="float">
            <text:p>5.960944926</text:p>
          </table:table-cell>
          <table:table-cell office:value-type="float" office:value="3039.95966177933" calcext:value-type="float">
            <text:p>3039.9596617793</text:p>
          </table:table-cell>
        </table:table-row>
        <table:table-row table:style-name="ro1">
          <table:table-cell office:value-type="float" office:value="5.98030440899993" calcext:value-type="float">
            <text:p>5.980304409</text:p>
          </table:table-cell>
          <table:table-cell office:value-type="float" office:value="3099.25631794758" calcext:value-type="float">
            <text:p>3099.2563179476</text:p>
          </table:table-cell>
        </table:table-row>
        <table:table-row table:style-name="ro1">
          <table:table-cell office:value-type="float" office:value="5.99955312199995" calcext:value-type="float">
            <text:p>5.999553122</text:p>
          </table:table-cell>
          <table:table-cell office:value-type="float" office:value="3117.09151671198" calcext:value-type="float">
            <text:p>3117.091516712</text:p>
          </table:table-cell>
        </table:table-row>
        <table:table-row table:style-name="ro1">
          <table:table-cell office:value-type="float" office:value="6.01845764800009" calcext:value-type="float">
            <text:p>6.018457648</text:p>
          </table:table-cell>
          <table:table-cell office:value-type="float" office:value="3173.84313150982" calcext:value-type="float">
            <text:p>3173.8431315098</text:p>
          </table:table-cell>
        </table:table-row>
        <table:table-row table:style-name="ro1">
          <table:table-cell office:value-type="float" office:value="6.03720036599998" calcext:value-type="float">
            <text:p>6.037200366</text:p>
          </table:table-cell>
          <table:table-cell office:value-type="float" office:value="3201.24327754216" calcext:value-type="float">
            <text:p>3201.2432775422</text:p>
          </table:table-cell>
        </table:table-row>
        <table:table-row table:style-name="ro1">
          <table:table-cell office:value-type="float" office:value="6.05579153600002" calcext:value-type="float">
            <text:p>6.055791536</text:p>
          </table:table-cell>
          <table:table-cell office:value-type="float" office:value="3227.3385698632" calcext:value-type="float">
            <text:p>3227.3385698632</text:p>
          </table:table-cell>
        </table:table-row>
        <table:table-row table:style-name="ro1">
          <table:table-cell office:value-type="float" office:value="6.07418314200004" calcext:value-type="float">
            <text:p>6.074183142</text:p>
          </table:table-cell>
          <table:table-cell office:value-type="float" office:value="3262.35783867517" calcext:value-type="float">
            <text:p>3262.3578386752</text:p>
          </table:table-cell>
        </table:table-row>
        <table:table-row table:style-name="ro1">
          <table:table-cell office:value-type="float" office:value="6.09249126600002" calcext:value-type="float">
            <text:p>6.092491266</text:p>
          </table:table-cell>
          <table:table-cell office:value-type="float" office:value="3277.23364775355" calcext:value-type="float">
            <text:p>3277.2336477536</text:p>
          </table:table-cell>
        </table:table-row>
        <table:table-row table:style-name="ro1">
          <table:table-cell office:value-type="float" office:value="6.11059258599994" calcext:value-type="float">
            <text:p>6.110592586</text:p>
          </table:table-cell>
          <table:table-cell office:value-type="float" office:value="3314.67539385438" calcext:value-type="float">
            <text:p>3314.6753938544</text:p>
          </table:table-cell>
        </table:table-row>
        <table:table-row table:style-name="ro1">
          <table:table-cell office:value-type="float" office:value="6.12857704199996" calcext:value-type="float">
            <text:p>6.128577042</text:p>
          </table:table-cell>
          <table:table-cell office:value-type="float" office:value="3336.21433975688" calcext:value-type="float">
            <text:p>3336.2143397569</text:p>
          </table:table-cell>
        </table:table-row>
        <table:table-row table:style-name="ro1">
          <table:table-cell office:value-type="float" office:value="6.1464051590001" calcext:value-type="float">
            <text:p>6.146405159</text:p>
          </table:table-cell>
          <table:table-cell office:value-type="float" office:value="3365.47039710048" calcext:value-type="float">
            <text:p>3365.4703971005</text:p>
          </table:table-cell>
        </table:table-row>
        <table:table-row table:style-name="ro1">
          <table:table-cell office:value-type="float" office:value="6.16401059300006" calcext:value-type="float">
            <text:p>6.164010593</text:p>
          </table:table-cell>
          <table:table-cell office:value-type="float" office:value="3408.0386771569" calcext:value-type="float">
            <text:p>3408.0386771569</text:p>
          </table:table-cell>
        </table:table-row>
        <table:table-row table:style-name="ro1">
          <table:table-cell office:value-type="float" office:value="6.1817060190001" calcext:value-type="float">
            <text:p>6.181706019</text:p>
          </table:table-cell>
          <table:table-cell office:value-type="float" office:value="3390.70672838535" calcext:value-type="float">
            <text:p>3390.7067283854</text:p>
          </table:table-cell>
        </table:table-row>
        <table:table-row table:style-name="ro1">
          <table:table-cell office:value-type="float" office:value="6.19943409799998" calcext:value-type="float">
            <text:p>6.199434098</text:p>
          </table:table-cell>
          <table:table-cell office:value-type="float" office:value="3384.46145238888" calcext:value-type="float">
            <text:p>3384.4614523889</text:p>
          </table:table-cell>
        </table:table-row>
        <table:table-row table:style-name="ro1">
          <table:table-cell office:value-type="float" office:value="6.21701859700011" calcext:value-type="float">
            <text:p>6.217018597</text:p>
          </table:table-cell>
          <table:table-cell office:value-type="float" office:value="3412.09607391046" calcext:value-type="float">
            <text:p>3412.0960739105</text:p>
          </table:table-cell>
        </table:table-row>
        <table:table-row table:style-name="ro1">
          <table:table-cell office:value-type="float" office:value="6.23454263300005" calcext:value-type="float">
            <text:p>6.234542633</text:p>
          </table:table-cell>
          <table:table-cell office:value-type="float" office:value="3423.86879370729" calcext:value-type="float">
            <text:p>3423.8687937073</text:p>
          </table:table-cell>
        </table:table-row>
        <table:table-row table:style-name="ro1">
          <table:table-cell office:value-type="float" office:value="6.25193491000005" calcext:value-type="float">
            <text:p>6.25193491</text:p>
          </table:table-cell>
          <table:table-cell office:value-type="float" office:value="3449.8070609158" calcext:value-type="float">
            <text:p>3449.8070609158</text:p>
          </table:table-cell>
        </table:table-row>
        <table:table-row table:style-name="ro1">
          <table:table-cell office:value-type="float" office:value="6.26943540699995" calcext:value-type="float">
            <text:p>6.269435407</text:p>
          </table:table-cell>
          <table:table-cell office:value-type="float" office:value="3428.47405992755" calcext:value-type="float">
            <text:p>3428.4740599276</text:p>
          </table:table-cell>
        </table:table-row>
        <table:table-row table:style-name="ro1">
          <table:table-cell office:value-type="float" office:value="6.28691069699994" calcext:value-type="float">
            <text:p>6.286910697</text:p>
          </table:table-cell>
          <table:table-cell office:value-type="float" office:value="3433.4194167893" calcext:value-type="float">
            <text:p>3433.4194167893</text:p>
          </table:table-cell>
        </table:table-row>
        <table:table-row table:style-name="ro1">
          <table:table-cell office:value-type="float" office:value="6.30419985899994" calcext:value-type="float">
            <text:p>6.304199859</text:p>
          </table:table-cell>
          <table:table-cell office:value-type="float" office:value="3470.38219666224" calcext:value-type="float">
            <text:p>3470.3821966623</text:p>
          </table:table-cell>
        </table:table-row>
        <table:table-row table:style-name="ro1">
          <table:table-cell office:value-type="float" office:value="6.32164062099992" calcext:value-type="float">
            <text:p>6.321640621</text:p>
          </table:table-cell>
          <table:table-cell office:value-type="float" office:value="3440.21666026258" calcext:value-type="float">
            <text:p>3440.2166602626</text:p>
          </table:table-cell>
        </table:table-row>
        <table:table-row table:style-name="ro1">
          <table:table-cell office:value-type="float" office:value="6.33892577300003" calcext:value-type="float">
            <text:p>6.338925773</text:p>
          </table:table-cell>
          <table:table-cell office:value-type="float" office:value="3471.18729413587" calcext:value-type="float">
            <text:p>3471.1872941359</text:p>
          </table:table-cell>
        </table:table-row>
        <table:table-row table:style-name="ro1">
          <table:table-cell office:value-type="float" office:value="6.35623118400008" calcext:value-type="float">
            <text:p>6.356231184</text:p>
          </table:table-cell>
          <table:table-cell office:value-type="float" office:value="3467.12366437407" calcext:value-type="float">
            <text:p>3467.1236643741</text:p>
          </table:table-cell>
        </table:table-row>
        <table:table-row table:style-name="ro1">
          <table:table-cell office:value-type="float" office:value="6.37341540800003" calcext:value-type="float">
            <text:p>6.373415408</text:p>
          </table:table-cell>
          <table:table-cell office:value-type="float" office:value="3491.57459773466" calcext:value-type="float">
            <text:p>3491.5745977347</text:p>
          </table:table-cell>
        </table:table-row>
        <table:table-row table:style-name="ro1">
          <table:table-cell office:value-type="float" office:value="6.39049193300002" calcext:value-type="float">
            <text:p>6.390491933</text:p>
          </table:table-cell>
          <table:table-cell office:value-type="float" office:value="3513.59541827299" calcext:value-type="float">
            <text:p>3513.595418273</text:p>
          </table:table-cell>
        </table:table-row>
        <table:table-row table:style-name="ro1">
          <table:table-cell office:value-type="float" office:value="6.40758866500005" calcext:value-type="float">
            <text:p>6.407588665</text:p>
          </table:table-cell>
          <table:table-cell office:value-type="float" office:value="3509.44262329809" calcext:value-type="float">
            <text:p>3509.4426232981</text:p>
          </table:table-cell>
        </table:table-row>
        <table:table-row table:style-name="ro1">
          <table:table-cell office:value-type="float" office:value="6.42475783800001" calcext:value-type="float">
            <text:p>6.424757838</text:p>
          </table:table-cell>
          <table:table-cell office:value-type="float" office:value="3494.63541430631" calcext:value-type="float">
            <text:p>3494.6354143063</text:p>
          </table:table-cell>
        </table:table-row>
        <table:table-row table:style-name="ro1">
          <table:table-cell office:value-type="float" office:value="6.44176088099994" calcext:value-type="float">
            <text:p>6.441760881</text:p>
          </table:table-cell>
          <table:table-cell office:value-type="float" office:value="3528.78011307986" calcext:value-type="float">
            <text:p>3528.7801130799</text:p>
          </table:table-cell>
        </table:table-row>
        <table:table-row table:style-name="ro1">
          <table:table-cell office:value-type="float" office:value="6.45891354600008" calcext:value-type="float">
            <text:p>6.458913546</text:p>
          </table:table-cell>
          <table:table-cell office:value-type="float" office:value="3497.99870746099" calcext:value-type="float">
            <text:p>3497.998707461</text:p>
          </table:table-cell>
        </table:table-row>
        <table:table-row table:style-name="ro1">
          <table:table-cell office:value-type="float" office:value="6.4759138280001" calcext:value-type="float">
            <text:p>6.475913828</text:p>
          </table:table-cell>
          <table:table-cell office:value-type="float" office:value="3529.35321895878" calcext:value-type="float">
            <text:p>3529.3532189588</text:p>
          </table:table-cell>
        </table:table-row>
        <table:table-row table:style-name="ro1">
          <table:table-cell office:value-type="float" office:value="6.49297087700006" calcext:value-type="float">
            <text:p>6.492970877</text:p>
          </table:table-cell>
          <table:table-cell office:value-type="float" office:value="3517.60729538527" calcext:value-type="float">
            <text:p>3517.6072953853</text:p>
          </table:table-cell>
        </table:table-row>
        <table:table-row table:style-name="ro1">
          <table:table-cell office:value-type="float" office:value="6.51001240599999" calcext:value-type="float">
            <text:p>6.510012406</text:p>
          </table:table-cell>
          <table:table-cell office:value-type="float" office:value="3520.81083805698" calcext:value-type="float">
            <text:p>3520.810838057</text:p>
          </table:table-cell>
        </table:table-row>
        <table:table-row table:style-name="ro1">
          <table:table-cell office:value-type="float" office:value="6.5271315309999" calcext:value-type="float">
            <text:p>6.527131531</text:p>
          </table:table-cell>
          <table:table-cell office:value-type="float" office:value="3504.85202954715" calcext:value-type="float">
            <text:p>3504.8520295472</text:p>
          </table:table-cell>
        </table:table-row>
        <table:table-row table:style-name="ro1">
          <table:table-cell office:value-type="float" office:value="6.54426086500007" calcext:value-type="float">
            <text:p>6.544260865</text:p>
          </table:table-cell>
          <table:table-cell office:value-type="float" office:value="3502.76315467903" calcext:value-type="float">
            <text:p>3502.763154679</text:p>
          </table:table-cell>
        </table:table-row>
        <table:table-row table:style-name="ro1">
          <table:table-cell office:value-type="float" office:value="6.56134462899991" calcext:value-type="float">
            <text:p>6.561344629</text:p>
          </table:table-cell>
          <table:table-cell office:value-type="float" office:value="3512.10658263473" calcext:value-type="float">
            <text:p>3512.1065826347</text:p>
          </table:table-cell>
        </table:table-row>
        <table:table-row table:style-name="ro1">
          <table:table-cell office:value-type="float" office:value="6.57834496400005" calcext:value-type="float">
            <text:p>6.578344964</text:p>
          </table:table-cell>
          <table:table-cell office:value-type="float" office:value="3529.34221587267" calcext:value-type="float">
            <text:p>3529.3422158727</text:p>
          </table:table-cell>
        </table:table-row>
        <table:table-row table:style-name="ro1">
          <table:table-cell office:value-type="float" office:value="6.59547820300008" calcext:value-type="float">
            <text:p>6.595478203</text:p>
          </table:table-cell>
          <table:table-cell office:value-type="float" office:value="3501.96480653129" calcext:value-type="float">
            <text:p>3501.9648065313</text:p>
          </table:table-cell>
        </table:table-row>
        <table:table-row table:style-name="ro1">
          <table:table-cell office:value-type="float" office:value="6.61255733300004" calcext:value-type="float">
            <text:p>6.612557333</text:p>
          </table:table-cell>
          <table:table-cell office:value-type="float" office:value="3513.05950596741" calcext:value-type="float">
            <text:p>3513.0595059674</text:p>
          </table:table-cell>
        </table:table-row>
        <table:table-row table:style-name="ro1">
          <table:table-cell office:value-type="float" office:value="6.62968786400006" calcext:value-type="float">
            <text:p>6.629687864</text:p>
          </table:table-cell>
          <table:table-cell office:value-type="float" office:value="3502.5183982871" calcext:value-type="float">
            <text:p>3502.5183982871</text:p>
          </table:table-cell>
        </table:table-row>
        <table:table-row table:style-name="ro1">
          <table:table-cell office:value-type="float" office:value="6.64679896899997" calcext:value-type="float">
            <text:p>6.646798969</text:p>
          </table:table-cell>
          <table:table-cell office:value-type="float" office:value="3506.49475883097" calcext:value-type="float">
            <text:p>3506.494758831</text:p>
          </table:table-cell>
        </table:table-row>
        <table:table-row table:style-name="ro1">
          <table:table-cell office:value-type="float" office:value="6.66391971000007" calcext:value-type="float">
            <text:p>6.66391971</text:p>
          </table:table-cell>
          <table:table-cell office:value-type="float" office:value="3504.52121199973" calcext:value-type="float">
            <text:p>3504.5212119997</text:p>
          </table:table-cell>
        </table:table-row>
        <table:table-row table:style-name="ro1">
          <table:table-cell office:value-type="float" office:value="6.68120611099994" calcext:value-type="float">
            <text:p>6.681206111</text:p>
          </table:table-cell>
          <table:table-cell office:value-type="float" office:value="3470.93648935191" calcext:value-type="float">
            <text:p>3470.9364893519</text:p>
          </table:table-cell>
        </table:table-row>
        <table:table-row table:style-name="ro1">
          <table:table-cell office:value-type="float" office:value="6.69858062999992" calcext:value-type="float">
            <text:p>6.69858063</text:p>
          </table:table-cell>
          <table:table-cell office:value-type="float" office:value="3453.33301025756" calcext:value-type="float">
            <text:p>3453.3330102576</text:p>
          </table:table-cell>
        </table:table-row>
        <table:table-row table:style-name="ro1">
          <table:table-cell office:value-type="float" office:value="6.71586333400001" calcext:value-type="float">
            <text:p>6.715863334</text:p>
          </table:table-cell>
          <table:table-cell office:value-type="float" office:value="3471.67896873766" calcext:value-type="float">
            <text:p>3471.6789687377</text:p>
          </table:table-cell>
        </table:table-row>
        <table:table-row table:style-name="ro1">
          <table:table-cell office:value-type="float" office:value="6.73323972699995" calcext:value-type="float">
            <text:p>6.733239727</text:p>
          </table:table-cell>
          <table:table-cell office:value-type="float" office:value="3452.96057704118" calcext:value-type="float">
            <text:p>3452.9605770412</text:p>
          </table:table-cell>
        </table:table-row>
        <table:table-row table:style-name="ro1">
          <table:table-cell office:value-type="float" office:value="6.75070746599999" calcext:value-type="float">
            <text:p>6.750707466</text:p>
          </table:table-cell>
          <table:table-cell office:value-type="float" office:value="3434.90362432502" calcext:value-type="float">
            <text:p>3434.903624325</text:p>
          </table:table-cell>
        </table:table-row>
        <table:table-row table:style-name="ro1">
          <table:table-cell office:value-type="float" office:value="6.76803261500004" calcext:value-type="float">
            <text:p>6.768032615</text:p>
          </table:table-cell>
          <table:table-cell office:value-type="float" office:value="3463.17367890158" calcext:value-type="float">
            <text:p>3463.1736789016</text:p>
          </table:table-cell>
        </table:table-row>
        <table:table-row table:style-name="ro1">
          <table:table-cell office:value-type="float" office:value="6.78542228800006" calcext:value-type="float">
            <text:p>6.785422288</text:p>
          </table:table-cell>
          <table:table-cell office:value-type="float" office:value="3450.3236489791" calcext:value-type="float">
            <text:p>3450.3236489791</text:p>
          </table:table-cell>
        </table:table-row>
        <table:table-row table:style-name="ro1">
          <table:table-cell office:value-type="float" office:value="6.80289867200008" calcext:value-type="float">
            <text:p>6.802898672</text:p>
          </table:table-cell>
          <table:table-cell office:value-type="float" office:value="3433.20448897968" calcext:value-type="float">
            <text:p>3433.2044889797</text:p>
          </table:table-cell>
        </table:table-row>
        <table:table-row table:style-name="ro1">
          <table:table-cell office:value-type="float" office:value="6.82039703300006" calcext:value-type="float">
            <text:p>6.820397033</text:p>
          </table:table-cell>
          <table:table-cell office:value-type="float" office:value="3428.89256885653" calcext:value-type="float">
            <text:p>3428.8925688565</text:p>
          </table:table-cell>
        </table:table-row>
        <table:table-row table:style-name="ro1">
          <table:table-cell office:value-type="float" office:value="6.83776702099999" calcext:value-type="float">
            <text:p>6.837767021</text:p>
          </table:table-cell>
          <table:table-cell office:value-type="float" office:value="3454.23381986505" calcext:value-type="float">
            <text:p>3454.2338198651</text:p>
          </table:table-cell>
        </table:table-row>
        <table:table-row table:style-name="ro1">
          <table:table-cell office:value-type="float" office:value="6.85526710099998" calcext:value-type="float">
            <text:p>6.855267101</text:p>
          </table:table-cell>
          <table:table-cell office:value-type="float" office:value="3428.55575517551" calcext:value-type="float">
            <text:p>3428.5557551755</text:p>
          </table:table-cell>
        </table:table-row>
        <table:table-row table:style-name="ro1">
          <table:table-cell office:value-type="float" office:value="6.87264531699998" calcext:value-type="float">
            <text:p>6.872645317</text:p>
          </table:table-cell>
          <table:table-cell office:value-type="float" office:value="3452.59835647164" calcext:value-type="float">
            <text:p>3452.5983564717</text:p>
          </table:table-cell>
        </table:table-row>
        <table:table-row table:style-name="ro1">
          <table:table-cell office:value-type="float" office:value="6.89011737800001" calcext:value-type="float">
            <text:p>6.890117378</text:p>
          </table:table-cell>
          <table:table-cell office:value-type="float" office:value="3434.05394474527" calcext:value-type="float">
            <text:p>3434.0539447453</text:p>
          </table:table-cell>
        </table:table-row>
        <table:table-row table:style-name="ro1">
          <table:table-cell office:value-type="float" office:value="6.90773541599992" calcext:value-type="float">
            <text:p>6.907735416</text:p>
          </table:table-cell>
          <table:table-cell office:value-type="float" office:value="3405.60055553904" calcext:value-type="float">
            <text:p>3405.6005555391</text:p>
          </table:table-cell>
        </table:table-row>
        <table:table-row table:style-name="ro1">
          <table:table-cell office:value-type="float" office:value="6.92520930000001" calcext:value-type="float">
            <text:p>6.9252093</text:p>
          </table:table-cell>
          <table:table-cell office:value-type="float" office:value="3433.69567977651" calcext:value-type="float">
            <text:p>3433.6956797765</text:p>
          </table:table-cell>
        </table:table-row>
        <table:table-row table:style-name="ro1">
          <table:table-cell office:value-type="float" office:value="6.94275848899997" calcext:value-type="float">
            <text:p>6.942758489</text:p>
          </table:table-cell>
          <table:table-cell office:value-type="float" office:value="3418.9614118419" calcext:value-type="float">
            <text:p>3418.9614118419</text:p>
          </table:table-cell>
        </table:table-row>
        <table:table-row table:style-name="ro1">
          <table:table-cell office:value-type="float" office:value="6.96027481800002" calcext:value-type="float">
            <text:p>6.960274818</text:p>
          </table:table-cell>
          <table:table-cell office:value-type="float" office:value="3425.37525984149" calcext:value-type="float">
            <text:p>3425.3752598415</text:p>
          </table:table-cell>
        </table:table-row>
        <table:table-row table:style-name="ro1">
          <table:table-cell office:value-type="float" office:value="6.97793451799998" calcext:value-type="float">
            <text:p>6.977934518</text:p>
          </table:table-cell>
          <table:table-cell office:value-type="float" office:value="3397.56621007779" calcext:value-type="float">
            <text:p>3397.5662100778</text:p>
          </table:table-cell>
        </table:table-row>
        <table:table-row table:style-name="ro1">
          <table:table-cell office:value-type="float" office:value="6.99542855599998" calcext:value-type="float">
            <text:p>6.995428556</text:p>
          </table:table-cell>
          <table:table-cell office:value-type="float" office:value="3429.73989195726" calcext:value-type="float">
            <text:p>3429.7398919573</text:p>
          </table:table-cell>
        </table:table-row>
        <table:table-row table:style-name="ro1">
          <table:table-cell office:value-type="float" office:value="7.01307711200002" calcext:value-type="float">
            <text:p>7.013077112</text:p>
          </table:table-cell>
          <table:table-cell office:value-type="float" office:value="3399.7115684628" calcext:value-type="float">
            <text:p>3399.7115684628</text:p>
          </table:table-cell>
        </table:table-row>
        <table:table-row table:style-name="ro1">
          <table:table-cell office:value-type="float" office:value="7.03058297200005" calcext:value-type="float">
            <text:p>7.030582972</text:p>
          </table:table-cell>
          <table:table-cell office:value-type="float" office:value="3427.42373124786" calcext:value-type="float">
            <text:p>3427.4237312479</text:p>
          </table:table-cell>
        </table:table-row>
        <table:table-row table:style-name="ro1">
          <table:table-cell office:value-type="float" office:value="7.04824267200002" calcext:value-type="float">
            <text:p>7.048242672</text:p>
          </table:table-cell>
          <table:table-cell office:value-type="float" office:value="3397.56621007779" calcext:value-type="float">
            <text:p>3397.5662100778</text:p>
          </table:table-cell>
        </table:table-row>
        <table:table-row table:style-name="ro1">
          <table:table-cell office:value-type="float" office:value="7.06596590799995" calcext:value-type="float">
            <text:p>7.065965908</text:p>
          </table:table-cell>
          <table:table-cell office:value-type="float" office:value="3385.38628048569" calcext:value-type="float">
            <text:p>3385.3862804857</text:p>
          </table:table-cell>
        </table:table-row>
        <table:table-row table:style-name="ro1">
          <table:table-cell office:value-type="float" office:value="7.083630868" calcext:value-type="float">
            <text:p>7.083630868</text:p>
          </table:table-cell>
          <table:table-cell office:value-type="float" office:value="3396.55453507051" calcext:value-type="float">
            <text:p>3396.5545350705</text:p>
          </table:table-cell>
        </table:table-row>
        <table:table-row table:style-name="ro1">
          <table:table-cell office:value-type="float" office:value="7.10127176800006" calcext:value-type="float">
            <text:p>7.101271768</text:p>
          </table:table-cell>
          <table:table-cell office:value-type="float" office:value="3401.18701425634" calcext:value-type="float">
            <text:p>3401.1870142564</text:p>
          </table:table-cell>
        </table:table-row>
        <table:table-row table:style-name="ro1">
          <table:table-cell office:value-type="float" office:value="7.11888600399993" calcext:value-type="float">
            <text:p>7.118886004</text:p>
          </table:table-cell>
          <table:table-cell office:value-type="float" office:value="3406.33564807668" calcext:value-type="float">
            <text:p>3406.3356480767</text:p>
          </table:table-cell>
        </table:table-row>
        <table:table-row table:style-name="ro1">
          <table:table-cell office:value-type="float" office:value="7.13645029600002" calcext:value-type="float">
            <text:p>7.136450296</text:p>
          </table:table-cell>
          <table:table-cell office:value-type="float" office:value="3416.0215509796" calcext:value-type="float">
            <text:p>3416.0215509796</text:p>
          </table:table-cell>
        </table:table-row>
        <table:table-row table:style-name="ro1">
          <table:table-cell office:value-type="float" office:value="7.15411348799989" calcext:value-type="float">
            <text:p>7.154113488</text:p>
          </table:table-cell>
          <table:table-cell office:value-type="float" office:value="3396.8945137681" calcext:value-type="float">
            <text:p>3396.8945137681</text:p>
          </table:table-cell>
        </table:table-row>
        <table:table-row table:style-name="ro1">
          <table:table-cell office:value-type="float" office:value="7.17187334000005" calcext:value-type="float">
            <text:p>7.17187334</text:p>
          </table:table-cell>
          <table:table-cell office:value-type="float" office:value="3378.40653173688" calcext:value-type="float">
            <text:p>3378.4065317369</text:p>
          </table:table-cell>
        </table:table-row>
        <table:table-row table:style-name="ro1">
          <table:table-cell office:value-type="float" office:value="7.18949533999989" calcext:value-type="float">
            <text:p>7.18949534</text:p>
          </table:table-cell>
          <table:table-cell office:value-type="float" office:value="3404.83486553866" calcext:value-type="float">
            <text:p>3404.8348655387</text:p>
          </table:table-cell>
        </table:table-row>
        <table:table-row table:style-name="ro1">
          <table:table-cell office:value-type="float" office:value="7.2071128099999" calcext:value-type="float">
            <text:p>7.20711281</text:p>
          </table:table-cell>
          <table:table-cell office:value-type="float" office:value="3405.71035455057" calcext:value-type="float">
            <text:p>3405.7103545506</text:p>
          </table:table-cell>
        </table:table-row>
        <table:table-row table:style-name="ro1">
          <table:table-cell office:value-type="float" office:value="7.22484964299997" calcext:value-type="float">
            <text:p>7.224849643</text:p>
          </table:table-cell>
          <table:table-cell office:value-type="float" office:value="3382.79105406006" calcext:value-type="float">
            <text:p>3382.7910540601</text:p>
          </table:table-cell>
        </table:table-row>
        <table:table-row table:style-name="ro1">
          <table:table-cell office:value-type="float" office:value="7.24246258199992" calcext:value-type="float">
            <text:p>7.242462582</text:p>
          </table:table-cell>
          <table:table-cell office:value-type="float" office:value="3406.586487365" calcext:value-type="float">
            <text:p>3406.586487365</text:p>
          </table:table-cell>
        </table:table-row>
        <table:table-row table:style-name="ro1">
          <table:table-cell office:value-type="float" office:value="7.26019191599994" calcext:value-type="float">
            <text:p>7.260191916</text:p>
          </table:table-cell>
          <table:table-cell office:value-type="float" office:value="3384.22187770399" calcext:value-type="float">
            <text:p>3384.221877704</text:p>
          </table:table-cell>
        </table:table-row>
        <table:table-row table:style-name="ro1">
          <table:table-cell office:value-type="float" office:value="7.277810219" calcext:value-type="float">
            <text:p>7.277810219</text:p>
          </table:table-cell>
          <table:table-cell office:value-type="float" office:value="3405.54933127133" calcext:value-type="float">
            <text:p>3405.5493312713</text:p>
          </table:table-cell>
        </table:table-row>
        <table:table-row table:style-name="ro1">
          <table:table-cell office:value-type="float" office:value="7.29553913599989" calcext:value-type="float">
            <text:p>7.295539136</text:p>
          </table:table-cell>
          <table:table-cell office:value-type="float" office:value="3384.3014776586" calcext:value-type="float">
            <text:p>3384.3014776586</text:p>
          </table:table-cell>
        </table:table-row>
        <table:table-row table:style-name="ro1">
          <table:table-cell office:value-type="float" office:value="7.31319628899996" calcext:value-type="float">
            <text:p>7.313196289</text:p>
          </table:table-cell>
          <table:table-cell office:value-type="float" office:value="3398.05630045525" calcext:value-type="float">
            <text:p>3398.0563004553</text:p>
          </table:table-cell>
        </table:table-row>
        <table:table-row table:style-name="ro1">
          <table:table-cell office:value-type="float" office:value="7.33073147499999" calcext:value-type="float">
            <text:p>7.330731475</text:p>
          </table:table-cell>
          <table:table-cell office:value-type="float" office:value="3421.69167751576" calcext:value-type="float">
            <text:p>3421.6916775158</text:p>
          </table:table-cell>
        </table:table-row>
        <table:table-row table:style-name="ro1">
          <table:table-cell office:value-type="float" office:value="7.34834076800007" calcext:value-type="float">
            <text:p>7.348340768</text:p>
          </table:table-cell>
          <table:table-cell office:value-type="float" office:value="3407.29182027553" calcext:value-type="float">
            <text:p>3407.2918202755</text:p>
          </table:table-cell>
        </table:table-row>
        <table:table-row table:style-name="ro1">
          <table:table-cell office:value-type="float" office:value="7.36597229900008" calcext:value-type="float">
            <text:p>7.365972299</text:p>
          </table:table-cell>
          <table:table-cell office:value-type="float" office:value="3402.99432873857" calcext:value-type="float">
            <text:p>3402.9943287386</text:p>
          </table:table-cell>
        </table:table-row>
        <table:table-row table:style-name="ro1">
          <table:table-cell office:value-type="float" office:value="7.38354144000004" calcext:value-type="float">
            <text:p>7.38354144</text:p>
          </table:table-cell>
          <table:table-cell office:value-type="float" office:value="3415.07874517667" calcext:value-type="float">
            <text:p>3415.0787451767</text:p>
          </table:table-cell>
        </table:table-row>
        <table:table-row table:style-name="ro1">
          <table:table-cell office:value-type="float" office:value="7.40111391300002" calcext:value-type="float">
            <text:p>7.401113913</text:p>
          </table:table-cell>
          <table:table-cell office:value-type="float" office:value="3414.4311958876" calcext:value-type="float">
            <text:p>3414.4311958876</text:p>
          </table:table-cell>
        </table:table-row>
        <table:table-row table:style-name="ro1">
          <table:table-cell office:value-type="float" office:value="7.41862462199993" calcext:value-type="float">
            <text:p>7.418624622</text:p>
          </table:table-cell>
          <table:table-cell office:value-type="float" office:value="3426.4746219195" calcext:value-type="float">
            <text:p>3426.4746219195</text:p>
          </table:table-cell>
        </table:table-row>
        <table:table-row table:style-name="ro1">
          <table:table-cell office:value-type="float" office:value="7.43615017299999" calcext:value-type="float">
            <text:p>7.436150173</text:p>
          </table:table-cell>
          <table:table-cell office:value-type="float" office:value="3423.57281661422" calcext:value-type="float">
            <text:p>3423.5728166142</text:p>
          </table:table-cell>
        </table:table-row>
        <table:table-row table:style-name="ro1">
          <table:table-cell office:value-type="float" office:value="7.45368473400004" calcext:value-type="float">
            <text:p>7.453684734</text:p>
          </table:table-cell>
          <table:table-cell office:value-type="float" office:value="3421.81363992157" calcext:value-type="float">
            <text:p>3421.8136399216</text:p>
          </table:table-cell>
        </table:table-row>
        <table:table-row table:style-name="ro1">
          <table:table-cell office:value-type="float" office:value="7.47108696300006" calcext:value-type="float">
            <text:p>7.471086963</text:p>
          </table:table-cell>
          <table:table-cell office:value-type="float" office:value="3447.83418261581" calcext:value-type="float">
            <text:p>3447.8341826158</text:p>
          </table:table-cell>
        </table:table-row>
        <table:table-row table:style-name="ro1">
          <table:table-cell office:value-type="float" office:value="7.48846544399999" calcext:value-type="float">
            <text:p>7.488465444</text:p>
          </table:table-cell>
          <table:table-cell office:value-type="float" office:value="3452.54570869944" calcext:value-type="float">
            <text:p>3452.5457086994</text:p>
          </table:table-cell>
        </table:table-row>
        <table:table-row table:style-name="ro1">
          <table:table-cell office:value-type="float" office:value="7.50594490599997" calcext:value-type="float">
            <text:p>7.505944906</text:p>
          </table:table-cell>
          <table:table-cell office:value-type="float" office:value="3432.5999278501" calcext:value-type="float">
            <text:p>3432.5999278501</text:p>
          </table:table-cell>
        </table:table-row>
        <table:table-row table:style-name="ro1">
          <table:table-cell office:value-type="float" office:value="7.52336781000008" calcext:value-type="float">
            <text:p>7.52336781</text:p>
          </table:table-cell>
          <table:table-cell office:value-type="float" office:value="3443.74278820617" calcext:value-type="float">
            <text:p>3443.7427882062</text:p>
          </table:table-cell>
        </table:table-row>
        <table:table-row table:style-name="ro1">
          <table:table-cell office:value-type="float" office:value="7.54084659499995" calcext:value-type="float">
            <text:p>7.540846595</text:p>
          </table:table-cell>
          <table:table-cell office:value-type="float" office:value="3432.73288163097" calcext:value-type="float">
            <text:p>3432.732881631</text:p>
          </table:table-cell>
        </table:table-row>
        <table:table-row table:style-name="ro1">
          <table:table-cell office:value-type="float" office:value="7.55845640899997" calcext:value-type="float">
            <text:p>7.558456409</text:p>
          </table:table-cell>
          <table:table-cell office:value-type="float" office:value="3407.19101291559" calcext:value-type="float">
            <text:p>3407.1910129156</text:p>
          </table:table-cell>
        </table:table-row>
        <table:table-row table:style-name="ro1">
          <table:table-cell office:value-type="float" office:value="7.5759993019999" calcext:value-type="float">
            <text:p>7.575999302</text:p>
          </table:table-cell>
          <table:table-cell office:value-type="float" office:value="3420.18844897757" calcext:value-type="float">
            <text:p>3420.1884489776</text:p>
          </table:table-cell>
        </table:table-row>
        <table:table-row table:style-name="ro1">
          <table:table-cell office:value-type="float" office:value="7.59349594900004" calcext:value-type="float">
            <text:p>7.593495949</text:p>
          </table:table-cell>
          <table:table-cell office:value-type="float" office:value="3429.22846871789" calcext:value-type="float">
            <text:p>3429.2284687179</text:p>
          </table:table-cell>
        </table:table-row>
        <table:table-row table:style-name="ro1">
          <table:table-cell office:value-type="float" office:value="7.61117409000008" calcext:value-type="float">
            <text:p>7.61117409</text:p>
          </table:table-cell>
          <table:table-cell office:value-type="float" office:value="3394.02202979871" calcext:value-type="float">
            <text:p>3394.0220297987</text:p>
          </table:table-cell>
        </table:table-row>
        <table:table-row table:style-name="ro1">
          <table:table-cell office:value-type="float" office:value="7.62876499999993" calcext:value-type="float">
            <text:p>7.628765</text:p>
          </table:table-cell>
          <table:table-cell office:value-type="float" office:value="3410.85253693526" calcext:value-type="float">
            <text:p>3410.8525369353</text:p>
          </table:table-cell>
        </table:table-row>
        <table:table-row table:style-name="ro1">
          <table:table-cell office:value-type="float" office:value="7.64635189899991" calcext:value-type="float">
            <text:p>7.646351899</text:p>
          </table:table-cell>
          <table:table-cell office:value-type="float" office:value="3411.6304415047" calcext:value-type="float">
            <text:p>3411.6304415047</text:p>
          </table:table-cell>
        </table:table-row>
        <table:table-row table:style-name="ro1">
          <table:table-cell office:value-type="float" office:value="7.66403530000002" calcext:value-type="float">
            <text:p>7.6640353</text:p>
          </table:table-cell>
          <table:table-cell office:value-type="float" office:value="3393.01246403995" calcext:value-type="float">
            <text:p>3393.01246404</text:p>
          </table:table-cell>
        </table:table-row>
        <table:table-row table:style-name="ro1">
          <table:table-cell office:value-type="float" office:value="7.68164839499991" calcext:value-type="float">
            <text:p>7.681648395</text:p>
          </table:table-cell>
          <table:table-cell office:value-type="float" office:value="3406.5563150816" calcext:value-type="float">
            <text:p>3406.5563150816</text:p>
          </table:table-cell>
        </table:table-row>
        <table:table-row table:style-name="ro1">
          <table:table-cell office:value-type="float" office:value="7.69919639199998" calcext:value-type="float">
            <text:p>7.699196392</text:p>
          </table:table-cell>
          <table:table-cell office:value-type="float" office:value="3419.19365496685" calcext:value-type="float">
            <text:p>3419.1936549669</text:p>
          </table:table-cell>
        </table:table-row>
        <table:table-row table:style-name="ro1">
          <table:table-cell office:value-type="float" office:value="7.71664096099994" calcext:value-type="float">
            <text:p>7.716640961</text:p>
          </table:table-cell>
          <table:table-cell office:value-type="float" office:value="3439.46588764259" calcext:value-type="float">
            <text:p>3439.4658876426</text:p>
          </table:table-cell>
        </table:table-row>
        <table:table-row table:style-name="ro1">
          <table:table-cell office:value-type="float" office:value="7.73421926800006" calcext:value-type="float">
            <text:p>7.734219268</text:p>
          </table:table-cell>
          <table:table-cell office:value-type="float" office:value="3413.29799278081" calcext:value-type="float">
            <text:p>3413.2979927808</text:p>
          </table:table-cell>
        </table:table-row>
        <table:table-row table:style-name="ro1">
          <table:table-cell office:value-type="float" office:value="7.75171190500009" calcext:value-type="float">
            <text:p>7.751711905</text:p>
          </table:table-cell>
          <table:table-cell office:value-type="float" office:value="3430.0145827007" calcext:value-type="float">
            <text:p>3430.0145827007</text:p>
          </table:table-cell>
        </table:table-row>
        <table:table-row table:style-name="ro1">
          <table:table-cell office:value-type="float" office:value="7.76931323000008" calcext:value-type="float">
            <text:p>7.76931323</text:p>
          </table:table-cell>
          <table:table-cell office:value-type="float" office:value="3408.83427810376" calcext:value-type="float">
            <text:p>3408.8342781038</text:p>
          </table:table-cell>
        </table:table-row>
        <table:table-row table:style-name="ro1">
          <table:table-cell office:value-type="float" office:value="7.78684721800005" calcext:value-type="float">
            <text:p>7.786847218</text:p>
          </table:table-cell>
          <table:table-cell office:value-type="float" office:value="3421.92546271324" calcext:value-type="float">
            <text:p>3421.9254627133</text:p>
          </table:table-cell>
        </table:table-row>
        <table:table-row table:style-name="ro1">
          <table:table-cell office:value-type="float" office:value="7.8044899460001" calcext:value-type="float">
            <text:p>7.804489946</text:p>
          </table:table-cell>
          <table:table-cell office:value-type="float" office:value="3400.83461014714" calcext:value-type="float">
            <text:p>3400.8346101471</text:p>
          </table:table-cell>
        </table:table-row>
        <table:table-row table:style-name="ro1">
          <table:table-cell office:value-type="float" office:value="7.82205861800003" calcext:value-type="float">
            <text:p>7.822058618</text:p>
          </table:table-cell>
          <table:table-cell office:value-type="float" office:value="3415.16991154805" calcext:value-type="float">
            <text:p>3415.1699115481</text:p>
          </table:table-cell>
        </table:table-row>
        <table:table-row table:style-name="ro1">
          <table:table-cell office:value-type="float" office:value="7.839540683" calcext:value-type="float">
            <text:p>7.839540683</text:p>
          </table:table-cell>
          <table:table-cell office:value-type="float" office:value="3432.08882932948" calcext:value-type="float">
            <text:p>3432.0888293295</text:p>
          </table:table-cell>
        </table:table-row>
        <table:table-row table:style-name="ro1">
          <table:table-cell office:value-type="float" office:value="7.85712523899997" calcext:value-type="float">
            <text:p>7.857125239</text:p>
          </table:table-cell>
          <table:table-cell office:value-type="float" office:value="3412.0850136954" calcext:value-type="float">
            <text:p>3412.0850136954</text:p>
          </table:table-cell>
        </table:table-row>
        <table:table-row table:style-name="ro1">
          <table:table-cell office:value-type="float" office:value="7.87475072899997" calcext:value-type="float">
            <text:p>7.874750729</text:p>
          </table:table-cell>
          <table:table-cell office:value-type="float" office:value="3404.1606786534" calcext:value-type="float">
            <text:p>3404.1606786534</text:p>
          </table:table-cell>
        </table:table-row>
        <table:table-row table:style-name="ro1">
          <table:table-cell office:value-type="float" office:value="7.89229143500006" calcext:value-type="float">
            <text:p>7.892291435</text:p>
          </table:table-cell>
          <table:table-cell office:value-type="float" office:value="3420.61488287243" calcext:value-type="float">
            <text:p>3420.6148828724</text:p>
          </table:table-cell>
        </table:table-row>
        <table:table-row table:style-name="ro1">
          <table:table-cell office:value-type="float" office:value="7.90975824099996" calcext:value-type="float">
            <text:p>7.909758241</text:p>
          </table:table-cell>
          <table:table-cell office:value-type="float" office:value="3435.08710180534" calcext:value-type="float">
            <text:p>3435.0871018054</text:p>
          </table:table-cell>
        </table:table-row>
        <table:table-row table:style-name="ro1">
          <table:table-cell office:value-type="float" office:value="7.92726197100001" calcext:value-type="float">
            <text:p>7.927261971</text:p>
          </table:table-cell>
          <table:table-cell office:value-type="float" office:value="3427.84080877899" calcext:value-type="float">
            <text:p>3427.840808779</text:p>
          </table:table-cell>
        </table:table-row>
        <table:table-row table:style-name="ro1">
          <table:table-cell office:value-type="float" office:value="7.94474606800009" calcext:value-type="float">
            <text:p>7.944746068</text:p>
          </table:table-cell>
          <table:table-cell office:value-type="float" office:value="3431.68995228807" calcext:value-type="float">
            <text:p>3431.6899522881</text:p>
          </table:table-cell>
        </table:table-row>
        <table:table-row table:style-name="ro1">
          <table:table-cell office:value-type="float" office:value="7.96222193600011" calcext:value-type="float">
            <text:p>7.962221936</text:p>
          </table:table-cell>
          <table:table-cell office:value-type="float" office:value="3433.30585925305" calcext:value-type="float">
            <text:p>3433.3058592531</text:p>
          </table:table-cell>
        </table:table-row>
        <table:table-row table:style-name="ro1">
          <table:table-cell office:value-type="float" office:value="7.9795702639999" calcext:value-type="float">
            <text:p>7.979570264</text:p>
          </table:table-cell>
          <table:table-cell office:value-type="float" office:value="3458.54655276855" calcext:value-type="float">
            <text:p>3458.5465527686</text:p>
          </table:table-cell>
        </table:table-row>
        <table:table-row table:style-name="ro1">
          <table:table-cell office:value-type="float" office:value="7.99702686299997" calcext:value-type="float">
            <text:p>7.997026863</text:p>
          </table:table-cell>
          <table:table-cell office:value-type="float" office:value="3437.09562210594" calcext:value-type="float">
            <text:p>3437.095622106</text:p>
          </table:table-cell>
        </table:table-row>
        <table:table-row table:style-name="ro1">
          <table:table-cell office:value-type="float" office:value="8.01438315900009" calcext:value-type="float">
            <text:p>8.014383159</text:p>
          </table:table-cell>
          <table:table-cell office:value-type="float" office:value="3456.95878887971" calcext:value-type="float">
            <text:p>3456.9587888797</text:p>
          </table:table-cell>
        </table:table-row>
        <table:table-row table:style-name="ro1">
          <table:table-cell office:value-type="float" office:value="8.03185121599995" calcext:value-type="float">
            <text:p>8.031851216</text:p>
          </table:table-cell>
          <table:table-cell office:value-type="float" office:value="3434.84109311533" calcext:value-type="float">
            <text:p>3434.8410931153</text:p>
          </table:table-cell>
        </table:table-row>
        <table:table-row table:style-name="ro1">
          <table:table-cell office:value-type="float" office:value="8.04932968799994" calcext:value-type="float">
            <text:p>8.049329688</text:p>
          </table:table-cell>
          <table:table-cell office:value-type="float" office:value="3432.7943541073" calcext:value-type="float">
            <text:p>3432.7943541073</text:p>
          </table:table-cell>
        </table:table-row>
        <table:table-row table:style-name="ro1">
          <table:table-cell office:value-type="float" office:value="8.06698954900003" calcext:value-type="float">
            <text:p>8.066989549</text:p>
          </table:table-cell>
          <table:table-cell office:value-type="float" office:value="3397.53523539712" calcext:value-type="float">
            <text:p>3397.5352353971</text:p>
          </table:table-cell>
        </table:table-row>
        <table:table-row table:style-name="ro1">
          <table:table-cell office:value-type="float" office:value="8.08443870099995" calcext:value-type="float">
            <text:p>8.084438701</text:p>
          </table:table-cell>
          <table:table-cell office:value-type="float" office:value="3438.56251583188" calcext:value-type="float">
            <text:p>3438.5625158319</text:p>
          </table:table-cell>
        </table:table-row>
        <table:table-row table:style-name="ro1">
          <table:table-cell office:value-type="float" office:value="8.10216272299999" calcext:value-type="float">
            <text:p>8.102162723</text:p>
          </table:table-cell>
          <table:table-cell office:value-type="float" office:value="3385.23615011703" calcext:value-type="float">
            <text:p>3385.236150117</text:p>
          </table:table-cell>
        </table:table-row>
        <table:table-row table:style-name="ro1">
          <table:table-cell office:value-type="float" office:value="8.11962562400004" calcext:value-type="float">
            <text:p>8.119625624</text:p>
          </table:table-cell>
          <table:table-cell office:value-type="float" office:value="3435.85524534826" calcext:value-type="float">
            <text:p>3435.8552453483</text:p>
          </table:table-cell>
        </table:table-row>
        <table:table-row table:style-name="ro1">
          <table:table-cell office:value-type="float" office:value="8.13724184300008" calcext:value-type="float">
            <text:p>8.137241843</text:p>
          </table:table-cell>
          <table:table-cell office:value-type="float" office:value="3405.95220801016" calcext:value-type="float">
            <text:p>3405.9522080102</text:p>
          </table:table-cell>
        </table:table-row>
        <table:table-row table:style-name="ro1">
          <table:table-cell office:value-type="float" office:value="8.15471990099991" calcext:value-type="float">
            <text:p>8.154719901</text:p>
          </table:table-cell>
          <table:table-cell office:value-type="float" office:value="3432.87566619836" calcext:value-type="float">
            <text:p>3432.8756661984</text:p>
          </table:table-cell>
        </table:table-row>
        <table:table-row table:style-name="ro1">
          <table:table-cell office:value-type="float" office:value="8.17221936600004" calcext:value-type="float">
            <text:p>8.172219366</text:p>
          </table:table-cell>
          <table:table-cell office:value-type="float" office:value="3428.67624807734" calcext:value-type="float">
            <text:p>3428.6762480773</text:p>
          </table:table-cell>
        </table:table-row>
        <table:table-row table:style-name="ro1">
          <table:table-cell office:value-type="float" office:value="8.18976658599991" calcext:value-type="float">
            <text:p>8.189766586</text:p>
          </table:table-cell>
          <table:table-cell office:value-type="float" office:value="3419.34505867291" calcext:value-type="float">
            <text:p>3419.3450586729</text:p>
          </table:table-cell>
        </table:table-row>
        <table:table-row table:style-name="ro1">
          <table:table-cell office:value-type="float" office:value="8.20718413100008" calcext:value-type="float">
            <text:p>8.207184131</text:p>
          </table:table-cell>
          <table:table-cell office:value-type="float" office:value="3444.80235299579" calcext:value-type="float">
            <text:p>3444.8023529958</text:p>
          </table:table-cell>
        </table:table-row>
        <table:table-row table:style-name="ro1">
          <table:table-cell office:value-type="float" office:value="8.22459391699999" calcext:value-type="float">
            <text:p>8.224593917</text:p>
          </table:table-cell>
          <table:table-cell office:value-type="float" office:value="3446.33759428679" calcext:value-type="float">
            <text:p>3446.3375942868</text:p>
          </table:table-cell>
        </table:table-row>
        <table:table-row table:style-name="ro1">
          <table:table-cell office:value-type="float" office:value="8.24199375500007" calcext:value-type="float">
            <text:p>8.241993755</text:p>
          </table:table-cell>
          <table:table-cell office:value-type="float" office:value="3448.30796699056" calcext:value-type="float">
            <text:p>3448.3079669906</text:p>
          </table:table-cell>
        </table:table-row>
        <table:table-row table:style-name="ro1">
          <table:table-cell office:value-type="float" office:value="8.25942010199992" calcext:value-type="float">
            <text:p>8.259420102</text:p>
          </table:table-cell>
          <table:table-cell office:value-type="float" office:value="3443.06239285257" calcext:value-type="float">
            <text:p>3443.0623928526</text:p>
          </table:table-cell>
        </table:table-row>
        <table:table-row table:style-name="ro1">
          <table:table-cell office:value-type="float" office:value="8.27692305599999" calcext:value-type="float">
            <text:p>8.276923056</text:p>
          </table:table-cell>
          <table:table-cell office:value-type="float" office:value="3427.99278337685" calcext:value-type="float">
            <text:p>3427.9927833769</text:p>
          </table:table-cell>
        </table:table-row>
        <table:table-row table:style-name="ro1">
          <table:table-cell office:value-type="float" office:value="8.29432523800006" calcext:value-type="float">
            <text:p>8.294325238</text:p>
          </table:table-cell>
          <table:table-cell office:value-type="float" office:value="3447.84349455501" calcext:value-type="float">
            <text:p>3447.843494555</text:p>
          </table:table-cell>
        </table:table-row>
        <table:table-row table:style-name="ro1">
          <table:table-cell office:value-type="float" office:value="8.31171455699996" calcext:value-type="float">
            <text:p>8.311714557</text:p>
          </table:table-cell>
          <table:table-cell office:value-type="float" office:value="3450.39388835946" calcext:value-type="float">
            <text:p>3450.3938883595</text:p>
          </table:table-cell>
        </table:table-row>
        <table:table-row table:style-name="ro1">
          <table:table-cell office:value-type="float" office:value="8.32914486100003" calcext:value-type="float">
            <text:p>8.329144861</text:p>
          </table:table-cell>
          <table:table-cell office:value-type="float" office:value="3442.28075423992" calcext:value-type="float">
            <text:p>3442.2807542399</text:p>
          </table:table-cell>
        </table:table-row>
        <table:table-row table:style-name="ro1">
          <table:table-cell office:value-type="float" office:value="8.34656438499997" calcext:value-type="float">
            <text:p>8.346564385</text:p>
          </table:table-cell>
          <table:table-cell office:value-type="float" office:value="3444.4109953997" calcext:value-type="float">
            <text:p>3444.4109953997</text:p>
          </table:table-cell>
        </table:table-row>
        <table:table-row table:style-name="ro1">
          <table:table-cell office:value-type="float" office:value="8.363913551" calcext:value-type="float">
            <text:p>8.363913551</text:p>
          </table:table-cell>
          <table:table-cell office:value-type="float" office:value="3458.37949789017" calcext:value-type="float">
            <text:p>3458.3794978902</text:p>
          </table:table-cell>
        </table:table-row>
        <table:table-row table:style-name="ro1">
          <table:table-cell office:value-type="float" office:value="8.38140067299992" calcext:value-type="float">
            <text:p>8.381400673</text:p>
          </table:table-cell>
          <table:table-cell office:value-type="float" office:value="3431.09632335573" calcext:value-type="float">
            <text:p>3431.0963233557</text:p>
          </table:table-cell>
        </table:table-row>
        <table:table-row table:style-name="ro1">
          <table:table-cell office:value-type="float" office:value="8.39892466700007" calcext:value-type="float">
            <text:p>8.398924667</text:p>
          </table:table-cell>
          <table:table-cell office:value-type="float" office:value="3423.87699969886" calcext:value-type="float">
            <text:p>3423.8769996989</text:p>
          </table:table-cell>
        </table:table-row>
        <table:table-row table:style-name="ro1">
          <table:table-cell office:value-type="float" office:value="8.41635528400002" calcext:value-type="float">
            <text:p>8.416355284</text:p>
          </table:table-cell>
          <table:table-cell office:value-type="float" office:value="3442.21894154337" calcext:value-type="float">
            <text:p>3442.2189415434</text:p>
          </table:table-cell>
        </table:table-row>
        <table:table-row table:style-name="ro1">
          <table:table-cell office:value-type="float" office:value="8.43376861100001" calcext:value-type="float">
            <text:p>8.433768611</text:p>
          </table:table-cell>
          <table:table-cell office:value-type="float" office:value="3445.6367815323" calcext:value-type="float">
            <text:p>3445.6367815323</text:p>
          </table:table-cell>
        </table:table-row>
        <table:table-row table:style-name="ro1">
          <table:table-cell office:value-type="float" office:value="8.45102648300008" calcext:value-type="float">
            <text:p>8.451026483</text:p>
          </table:table-cell>
          <table:table-cell office:value-type="float" office:value="3476.67429679317" calcext:value-type="float">
            <text:p>3476.6742967932</text:p>
          </table:table-cell>
        </table:table-row>
        <table:table-row table:style-name="ro1">
          <table:table-cell office:value-type="float" office:value="8.46849121199989" calcext:value-type="float">
            <text:p>8.468491212</text:p>
          </table:table-cell>
          <table:table-cell office:value-type="float" office:value="3435.49562095386" calcext:value-type="float">
            <text:p>3435.4956209539</text:p>
          </table:table-cell>
        </table:table-row>
        <table:table-row table:style-name="ro1">
          <table:table-cell office:value-type="float" office:value="8.48584272099993" calcext:value-type="float">
            <text:p>8.485842721</text:p>
          </table:table-cell>
          <table:table-cell office:value-type="float" office:value="3457.9125077752" calcext:value-type="float">
            <text:p>3457.9125077752</text:p>
          </table:table-cell>
        </table:table-row>
        <table:table-row table:style-name="ro1">
          <table:table-cell office:value-type="float" office:value="8.50322828999992" calcext:value-type="float">
            <text:p>8.50322829</text:p>
          </table:table-cell>
          <table:table-cell office:value-type="float" office:value="3451.13812495905" calcext:value-type="float">
            <text:p>3451.1381249591</text:p>
          </table:table-cell>
        </table:table-row>
        <table:table-row table:style-name="ro1">
          <table:table-cell office:value-type="float" office:value="8.52070994399992" calcext:value-type="float">
            <text:p>8.520709944</text:p>
          </table:table-cell>
          <table:table-cell office:value-type="float" office:value="3432.16951897236" calcext:value-type="float">
            <text:p>3432.1695189724</text:p>
          </table:table-cell>
        </table:table-row>
        <table:table-row table:style-name="ro1">
          <table:table-cell office:value-type="float" office:value="8.5381031689999" calcext:value-type="float">
            <text:p>8.538103169</text:p>
          </table:table-cell>
          <table:table-cell office:value-type="float" office:value="3449.61903270244" calcext:value-type="float">
            <text:p>3449.6190327025</text:p>
          </table:table-cell>
        </table:table-row>
        <table:table-row table:style-name="ro1">
          <table:table-cell office:value-type="float" office:value="8.55556763699997" calcext:value-type="float">
            <text:p>8.555567637</text:p>
          </table:table-cell>
          <table:table-cell office:value-type="float" office:value="3435.54696311138" calcext:value-type="float">
            <text:p>3435.5469631114</text:p>
          </table:table-cell>
        </table:table-row>
        <table:table-row table:style-name="ro1">
          <table:table-cell office:value-type="float" office:value="8.57303387499996" calcext:value-type="float">
            <text:p>8.573033875</text:p>
          </table:table-cell>
          <table:table-cell office:value-type="float" office:value="3435.19881041409" calcext:value-type="float">
            <text:p>3435.1988104141</text:p>
          </table:table-cell>
        </table:table-row>
        <table:table-row table:style-name="ro1">
          <table:table-cell office:value-type="float" office:value="8.590545109" calcext:value-type="float">
            <text:p>8.590545109</text:p>
          </table:table-cell>
          <table:table-cell office:value-type="float" office:value="3426.37189360066" calcext:value-type="float">
            <text:p>3426.3718936007</text:p>
          </table:table-cell>
        </table:table-row>
        <table:table-row table:style-name="ro1">
          <table:table-cell office:value-type="float" office:value="8.60788875499998" calcext:value-type="float">
            <text:p>8.607888755</text:p>
          </table:table-cell>
          <table:table-cell office:value-type="float" office:value="3459.48020387966" calcext:value-type="float">
            <text:p>3459.4802038797</text:p>
          </table:table-cell>
        </table:table-row>
        <table:table-row table:style-name="ro1">
          <table:table-cell office:value-type="float" office:value="8.6252774489999" calcext:value-type="float">
            <text:p>8.625277449</text:p>
          </table:table-cell>
          <table:table-cell office:value-type="float" office:value="3450.51790550104" calcext:value-type="float">
            <text:p>3450.5179055011</text:p>
          </table:table-cell>
        </table:table-row>
        <table:table-row table:style-name="ro1">
          <table:table-cell office:value-type="float" office:value="8.64247293199992" calcext:value-type="float">
            <text:p>8.642472932</text:p>
          </table:table-cell>
          <table:table-cell office:value-type="float" office:value="3489.28843696447" calcext:value-type="float">
            <text:p>3489.2884369645</text:p>
          </table:table-cell>
        </table:table-row>
        <table:table-row table:style-name="ro1">
          <table:table-cell office:value-type="float" office:value="8.65984548100005" calcext:value-type="float">
            <text:p>8.659845481</text:p>
          </table:table-cell>
          <table:table-cell office:value-type="float" office:value="3453.72460883863" calcext:value-type="float">
            <text:p>3453.7246088386</text:p>
          </table:table-cell>
        </table:table-row>
        <table:table-row table:style-name="ro1">
          <table:table-cell office:value-type="float" office:value="8.67707470999994" calcext:value-type="float">
            <text:p>8.67707471</text:p>
          </table:table-cell>
          <table:table-cell office:value-type="float" office:value="3482.45414814358" calcext:value-type="float">
            <text:p>3482.4541481436</text:p>
          </table:table-cell>
        </table:table-row>
        <table:table-row table:style-name="ro1">
          <table:table-cell office:value-type="float" office:value="8.69432534399994" calcext:value-type="float">
            <text:p>8.694325344</text:p>
          </table:table-cell>
          <table:table-cell office:value-type="float" office:value="3478.1330355757" calcext:value-type="float">
            <text:p>3478.1330355757</text:p>
          </table:table-cell>
        </table:table-row>
        <table:table-row table:style-name="ro1">
          <table:table-cell office:value-type="float" office:value="8.71160170400003" calcext:value-type="float">
            <text:p>8.711601704</text:p>
          </table:table-cell>
          <table:table-cell office:value-type="float" office:value="3472.95379348808" calcext:value-type="float">
            <text:p>3472.9537934881</text:p>
          </table:table-cell>
        </table:table-row>
        <table:table-row table:style-name="ro1">
          <table:table-cell office:value-type="float" office:value="8.7290497680001" calcext:value-type="float">
            <text:p>8.729049768</text:p>
          </table:table-cell>
          <table:table-cell office:value-type="float" office:value="3438.77693248836" calcext:value-type="float">
            <text:p>3438.7769324884</text:p>
          </table:table-cell>
        </table:table-row>
        <table:table-row table:style-name="ro1">
          <table:table-cell office:value-type="float" office:value="8.74638758099991" calcext:value-type="float">
            <text:p>8.746387581</text:p>
          </table:table-cell>
          <table:table-cell office:value-type="float" office:value="3460.64408473249" calcext:value-type="float">
            <text:p>3460.6440847325</text:p>
          </table:table-cell>
        </table:table-row>
        <table:table-row table:style-name="ro1">
          <table:table-cell office:value-type="float" office:value="8.76371456099992" calcext:value-type="float">
            <text:p>8.763714561</text:p>
          </table:table-cell>
          <table:table-cell office:value-type="float" office:value="3462.80771374904" calcext:value-type="float">
            <text:p>3462.8077137491</text:p>
          </table:table-cell>
        </table:table-row>
        <table:table-row table:style-name="ro1">
          <table:table-cell office:value-type="float" office:value="8.78113773099994" calcext:value-type="float">
            <text:p>8.781137731</text:p>
          </table:table-cell>
          <table:table-cell office:value-type="float" office:value="3443.6902125101" calcext:value-type="float">
            <text:p>3443.6902125101</text:p>
          </table:table-cell>
        </table:table-row>
        <table:table-row table:style-name="ro1">
          <table:table-cell office:value-type="float" office:value="8.79843575599989" calcext:value-type="float">
            <text:p>8.798435756</text:p>
          </table:table-cell>
          <table:table-cell office:value-type="float" office:value="3468.60407475357" calcext:value-type="float">
            <text:p>3468.6040747536</text:p>
          </table:table-cell>
        </table:table-row>
        <table:table-row table:style-name="ro1">
          <table:table-cell office:value-type="float" office:value="8.81587288300011" calcext:value-type="float">
            <text:p>8.815872883</text:p>
          </table:table-cell>
          <table:table-cell office:value-type="float" office:value="3440.9338189278" calcext:value-type="float">
            <text:p>3440.9338189278</text:p>
          </table:table-cell>
        </table:table-row>
        <table:table-row table:style-name="ro1">
          <table:table-cell office:value-type="float" office:value="8.8331817400001" calcext:value-type="float">
            <text:p>8.83318174</text:p>
          </table:table-cell>
          <table:table-cell office:value-type="float" office:value="3466.43339881067" calcext:value-type="float">
            <text:p>3466.4333988107</text:p>
          </table:table-cell>
        </table:table-row>
        <table:table-row table:style-name="ro1">
          <table:table-cell office:value-type="float" office:value="8.85053939499994" calcext:value-type="float">
            <text:p>8.850539395</text:p>
          </table:table-cell>
          <table:table-cell office:value-type="float" office:value="3456.68812985093" calcext:value-type="float">
            <text:p>3456.6881298509</text:p>
          </table:table-cell>
        </table:table-row>
        <table:table-row table:style-name="ro1">
          <table:table-cell office:value-type="float" office:value="8.86788574899992" calcext:value-type="float">
            <text:p>8.867885749</text:p>
          </table:table-cell>
          <table:table-cell office:value-type="float" office:value="3458.94013232169" calcext:value-type="float">
            <text:p>3458.9401323217</text:p>
          </table:table-cell>
        </table:table-row>
        <table:table-row table:style-name="ro1">
          <table:table-cell office:value-type="float" office:value="8.88511398900005" calcext:value-type="float">
            <text:p>8.885113989</text:p>
          </table:table-cell>
          <table:table-cell office:value-type="float" office:value="3482.6540609821" calcext:value-type="float">
            <text:p>3482.6540609821</text:p>
          </table:table-cell>
        </table:table-row>
        <table:table-row table:style-name="ro1">
          <table:table-cell office:value-type="float" office:value="8.902445188" calcext:value-type="float">
            <text:p>8.902445188</text:p>
          </table:table-cell>
          <table:table-cell office:value-type="float" office:value="3461.96474924538" calcext:value-type="float">
            <text:p>3461.9647492454</text:p>
          </table:table-cell>
        </table:table-row>
        <table:table-row table:style-name="ro1">
          <table:table-cell office:value-type="float" office:value="8.91968478099989" calcext:value-type="float">
            <text:p>8.919684781</text:p>
          </table:table-cell>
          <table:table-cell office:value-type="float" office:value="3480.36058626198" calcext:value-type="float">
            <text:p>3480.360586262</text:p>
          </table:table-cell>
        </table:table-row>
        <table:table-row table:style-name="ro1">
          <table:table-cell office:value-type="float" office:value="8.93691390599997" calcext:value-type="float">
            <text:p>8.936913906</text:p>
          </table:table-cell>
          <table:table-cell office:value-type="float" office:value="3482.47516920928" calcext:value-type="float">
            <text:p>3482.4751692093</text:p>
          </table:table-cell>
        </table:table-row>
        <table:table-row table:style-name="ro1">
          <table:table-cell office:value-type="float" office:value="8.95424885500006" calcext:value-type="float">
            <text:p>8.954248855</text:p>
          </table:table-cell>
          <table:table-cell office:value-type="float" office:value="3461.21583626797" calcext:value-type="float">
            <text:p>3461.215836268</text:p>
          </table:table-cell>
        </table:table-row>
        <table:table-row table:style-name="ro1">
          <table:table-cell office:value-type="float" office:value="8.97151162299997" calcext:value-type="float">
            <text:p>8.971511623</text:p>
          </table:table-cell>
          <table:table-cell office:value-type="float" office:value="3475.68825580662" calcext:value-type="float">
            <text:p>3475.6882558066</text:p>
          </table:table-cell>
        </table:table-row>
        <table:table-row table:style-name="ro1">
          <table:table-cell office:value-type="float" office:value="8.98871731300005" calcext:value-type="float">
            <text:p>8.988717313</text:p>
          </table:table-cell>
          <table:table-cell office:value-type="float" office:value="3487.21847247696" calcext:value-type="float">
            <text:p>3487.218472477</text:p>
          </table:table-cell>
        </table:table-row>
        <table:table-row table:style-name="ro1">
          <table:table-cell office:value-type="float" office:value="9.00605309499997" calcext:value-type="float">
            <text:p>9.006053095</text:p>
          </table:table-cell>
          <table:table-cell office:value-type="float" office:value="3461.04952175119" calcext:value-type="float">
            <text:p>3461.0495217512</text:p>
          </table:table-cell>
        </table:table-row>
        <table:table-row table:style-name="ro1">
          <table:table-cell office:value-type="float" office:value="9.02319519699995" calcext:value-type="float">
            <text:p>9.023195197</text:p>
          </table:table-cell>
          <table:table-cell office:value-type="float" office:value="3500.15418179583" calcext:value-type="float">
            <text:p>3500.1541817958</text:p>
          </table:table-cell>
        </table:table-row>
        <table:table-row table:style-name="ro1">
          <table:table-cell office:value-type="float" office:value="9.04043687300009" calcext:value-type="float">
            <text:p>9.040436873</text:p>
          </table:table-cell>
          <table:table-cell office:value-type="float" office:value="3479.94011716227" calcext:value-type="float">
            <text:p>3479.9401171623</text:p>
          </table:table-cell>
        </table:table-row>
        <table:table-row table:style-name="ro1">
          <table:table-cell office:value-type="float" office:value="9.05765375999999" calcext:value-type="float">
            <text:p>9.05765376</text:p>
          </table:table-cell>
          <table:table-cell office:value-type="float" office:value="3484.95056047788" calcext:value-type="float">
            <text:p>3484.9505604779</text:p>
          </table:table-cell>
        </table:table-row>
        <table:table-row table:style-name="ro1">
          <table:table-cell office:value-type="float" office:value="9.07490371600011" calcext:value-type="float">
            <text:p>9.074903716</text:p>
          </table:table-cell>
          <table:table-cell office:value-type="float" office:value="3478.26974165051" calcext:value-type="float">
            <text:p>3478.2697416505</text:p>
          </table:table-cell>
        </table:table-row>
        <table:table-row table:style-name="ro1">
          <table:table-cell office:value-type="float" office:value="9.09210492800003" calcext:value-type="float">
            <text:p>9.092104928</text:p>
          </table:table-cell>
          <table:table-cell office:value-type="float" office:value="3488.12630181441" calcext:value-type="float">
            <text:p>3488.1263018144</text:p>
          </table:table-cell>
        </table:table-row>
        <table:table-row table:style-name="ro1">
          <table:table-cell office:value-type="float" office:value="9.10930608700005" calcext:value-type="float">
            <text:p>9.109306087</text:p>
          </table:table-cell>
          <table:table-cell office:value-type="float" office:value="3488.13704936492" calcext:value-type="float">
            <text:p>3488.1370493649</text:p>
          </table:table-cell>
        </table:table-row>
        <table:table-row table:style-name="ro1">
          <table:table-cell office:value-type="float" office:value="9.12657343799992" calcext:value-type="float">
            <text:p>9.126573438</text:p>
          </table:table-cell>
          <table:table-cell office:value-type="float" office:value="3474.76575882664" calcext:value-type="float">
            <text:p>3474.7657588267</text:p>
          </table:table-cell>
        </table:table-row>
        <table:table-row table:style-name="ro1">
          <table:table-cell office:value-type="float" office:value="9.14389432500002" calcext:value-type="float">
            <text:p>9.143894325</text:p>
          </table:table-cell>
          <table:table-cell office:value-type="float" office:value="3464.02583191418" calcext:value-type="float">
            <text:p>3464.0258319142</text:p>
          </table:table-cell>
        </table:table-row>
        <table:table-row table:style-name="ro1">
          <table:table-cell office:value-type="float" office:value="9.16119589499999" calcext:value-type="float">
            <text:p>9.161195895</text:p>
          </table:table-cell>
          <table:table-cell office:value-type="float" office:value="3467.8933761558" calcext:value-type="float">
            <text:p>3467.8933761558</text:p>
          </table:table-cell>
        </table:table-row>
        <table:table-row table:style-name="ro1">
          <table:table-cell office:value-type="float" office:value="9.17859886299993" calcext:value-type="float">
            <text:p>9.178598863</text:p>
          </table:table-cell>
          <table:table-cell office:value-type="float" office:value="3447.68777372914" calcext:value-type="float">
            <text:p>3447.6877737292</text:p>
          </table:table-cell>
        </table:table-row>
        <table:table-row table:style-name="ro1">
          <table:table-cell office:value-type="float" office:value="9.19591600600006" calcext:value-type="float">
            <text:p>9.195916006</text:p>
          </table:table-cell>
          <table:table-cell office:value-type="float" office:value="3464.77476103062" calcext:value-type="float">
            <text:p>3464.7747610306</text:p>
          </table:table-cell>
        </table:table-row>
        <table:table-row table:style-name="ro1">
          <table:table-cell office:value-type="float" office:value="9.21325116799994" calcext:value-type="float">
            <text:p>9.213251168</text:p>
          </table:table-cell>
          <table:table-cell office:value-type="float" office:value="3461.17330777822" calcext:value-type="float">
            <text:p>3461.1733077782</text:p>
          </table:table-cell>
        </table:table-row>
        <table:table-row table:style-name="ro1">
          <table:table-cell office:value-type="float" office:value="9.23040046200003" calcext:value-type="float">
            <text:p>9.230400462</text:p>
          </table:table-cell>
          <table:table-cell office:value-type="float" office:value="3498.68630158648" calcext:value-type="float">
            <text:p>3498.6863015865</text:p>
          </table:table-cell>
        </table:table-row>
        <table:table-row table:style-name="ro1">
          <table:table-cell office:value-type="float" office:value="9.24760881299994" calcext:value-type="float">
            <text:p>9.247608813</text:p>
          </table:table-cell>
          <table:table-cell office:value-type="float" office:value="3486.6792291905" calcext:value-type="float">
            <text:p>3486.6792291905</text:p>
          </table:table-cell>
        </table:table-row>
        <table:table-row table:style-name="ro1">
          <table:table-cell office:value-type="float" office:value="9.26484163999999" calcext:value-type="float">
            <text:p>9.26484164</text:p>
          </table:table-cell>
          <table:table-cell office:value-type="float" office:value="3481.72705498922" calcext:value-type="float">
            <text:p>3481.7270549892</text:p>
          </table:table-cell>
        </table:table-row>
        <table:table-row table:style-name="ro1">
          <table:table-cell office:value-type="float" office:value="9.28213201499989" calcext:value-type="float">
            <text:p>9.282132015</text:p>
          </table:table-cell>
          <table:table-cell office:value-type="float" office:value="3470.13873327439" calcext:value-type="float">
            <text:p>3470.1387332744</text:p>
          </table:table-cell>
        </table:table-row>
        <table:table-row table:style-name="ro1">
          <table:table-cell office:value-type="float" office:value="9.29943129399999" calcext:value-type="float">
            <text:p>9.299431294</text:p>
          </table:table-cell>
          <table:table-cell office:value-type="float" office:value="3468.35264057286" calcext:value-type="float">
            <text:p>3468.3526405729</text:p>
          </table:table-cell>
        </table:table-row>
        <table:table-row table:style-name="ro1">
          <table:table-cell office:value-type="float" office:value="9.31674197899997" calcext:value-type="float">
            <text:p>9.316741979</text:p>
          </table:table-cell>
          <table:table-cell office:value-type="float" office:value="3466.06734511404" calcext:value-type="float">
            <text:p>3466.067345114</text:p>
          </table:table-cell>
        </table:table-row>
        <table:table-row table:style-name="ro1">
          <table:table-cell office:value-type="float" office:value="9.33393293600011" calcext:value-type="float">
            <text:p>9.333932936</text:p>
          </table:table-cell>
          <table:table-cell office:value-type="float" office:value="3490.20708966435" calcext:value-type="float">
            <text:p>3490.2070896644</text:p>
          </table:table-cell>
        </table:table-row>
        <table:table-row table:style-name="ro1">
          <table:table-cell office:value-type="float" office:value="9.35125080800003" calcext:value-type="float">
            <text:p>9.351250808</text:p>
          </table:table-cell>
          <table:table-cell office:value-type="float" office:value="3464.62891054237" calcext:value-type="float">
            <text:p>3464.6289105424</text:p>
          </table:table-cell>
        </table:table-row>
        <table:table-row table:style-name="ro1">
          <table:table-cell office:value-type="float" office:value="9.36845332600001" calcext:value-type="float">
            <text:p>9.368453326</text:p>
          </table:table-cell>
          <table:table-cell office:value-type="float" office:value="3487.86148632905" calcext:value-type="float">
            <text:p>3487.8614863291</text:p>
          </table:table-cell>
        </table:table-row>
        <table:table-row table:style-name="ro1">
          <table:table-cell office:value-type="float" office:value="9.38575510500004" calcext:value-type="float">
            <text:p>9.385755105</text:p>
          </table:table-cell>
          <table:table-cell office:value-type="float" office:value="3467.85148509155" calcext:value-type="float">
            <text:p>3467.8514850916</text:p>
          </table:table-cell>
        </table:table-row>
        <table:table-row table:style-name="ro1">
          <table:table-cell office:value-type="float" office:value="9.4028139909999" calcext:value-type="float">
            <text:p>9.402813991</text:p>
          </table:table-cell>
          <table:table-cell office:value-type="float" office:value="3517.22849900612" calcext:value-type="float">
            <text:p>3517.2284990061</text:p>
          </table:table-cell>
        </table:table-row>
        <table:table-row table:style-name="ro1">
          <table:table-cell office:value-type="float" office:value="9.41998672" calcext:value-type="float">
            <text:p>9.41998672</text:p>
          </table:table-cell>
          <table:table-cell office:value-type="float" office:value="3493.91177137134" calcext:value-type="float">
            <text:p>3493.9117713713</text:p>
          </table:table-cell>
        </table:table-row>
        <table:table-row table:style-name="ro1">
          <table:table-cell office:value-type="float" office:value="9.4370164930001" calcext:value-type="float">
            <text:p>9.437016493</text:p>
          </table:table-cell>
          <table:table-cell office:value-type="float" office:value="3523.24132562624" calcext:value-type="float">
            <text:p>3523.2413256263</text:p>
          </table:table-cell>
        </table:table-row>
        <table:table-row table:style-name="ro1">
          <table:table-cell office:value-type="float" office:value="9.45412730099997" calcext:value-type="float">
            <text:p>9.454127301</text:p>
          </table:table-cell>
          <table:table-cell office:value-type="float" office:value="3506.55562264826" calcext:value-type="float">
            <text:p>3506.5556226483</text:p>
          </table:table-cell>
        </table:table-row>
        <table:table-row table:style-name="ro1">
          <table:table-cell office:value-type="float" office:value="9.47134138000001" calcext:value-type="float">
            <text:p>9.47134138</text:p>
          </table:table-cell>
          <table:table-cell office:value-type="float" office:value="3485.51903356876" calcext:value-type="float">
            <text:p>3485.5190335688</text:p>
          </table:table-cell>
        </table:table-row>
        <table:table-row table:style-name="ro1">
          <table:table-cell office:value-type="float" office:value="9.48846046900007" calcext:value-type="float">
            <text:p>9.488460469</text:p>
          </table:table-cell>
          <table:table-cell office:value-type="float" office:value="3504.85939992391" calcext:value-type="float">
            <text:p>3504.8593999239</text:p>
          </table:table-cell>
        </table:table-row>
        <table:table-row table:style-name="ro1">
          <table:table-cell office:value-type="float" office:value="9.50565840400009" calcext:value-type="float">
            <text:p>9.505658404</text:p>
          </table:table-cell>
          <table:table-cell office:value-type="float" office:value="3488.79095077142" calcext:value-type="float">
            <text:p>3488.7909507714</text:p>
          </table:table-cell>
        </table:table-row>
        <table:table-row table:style-name="ro1">
          <table:table-cell office:value-type="float" office:value="9.52294320600004" calcext:value-type="float">
            <text:p>9.522943206</text:p>
          </table:table-cell>
          <table:table-cell office:value-type="float" office:value="3471.25758224921" calcext:value-type="float">
            <text:p>3471.2575822492</text:p>
          </table:table-cell>
        </table:table-row>
        <table:table-row table:style-name="ro1">
          <table:table-cell office:value-type="float" office:value="9.54026024399991" calcext:value-type="float">
            <text:p>9.540260244</text:p>
          </table:table-cell>
          <table:table-cell office:value-type="float" office:value="3464.79576937104" calcext:value-type="float">
            <text:p>3464.795769371</text:p>
          </table:table-cell>
        </table:table-row>
        <table:table-row table:style-name="ro1">
          <table:table-cell office:value-type="float" office:value="9.55746021000005" calcext:value-type="float">
            <text:p>9.55746021</text:p>
          </table:table-cell>
          <table:table-cell office:value-type="float" office:value="3488.37898862881" calcext:value-type="float">
            <text:p>3488.3789886288</text:p>
          </table:table-cell>
        </table:table-row>
        <table:table-row table:style-name="ro1">
          <table:table-cell office:value-type="float" office:value="9.57466335300001" calcext:value-type="float">
            <text:p>9.574663353</text:p>
          </table:table-cell>
          <table:table-cell office:value-type="float" office:value="3487.73477033455" calcext:value-type="float">
            <text:p>3487.7347703346</text:p>
          </table:table-cell>
        </table:table-row>
        <table:table-row table:style-name="ro1">
          <table:table-cell office:value-type="float" office:value="9.59183431199995" calcext:value-type="float">
            <text:p>9.591834312</text:p>
          </table:table-cell>
          <table:table-cell office:value-type="float" office:value="3494.27192739826" calcext:value-type="float">
            <text:p>3494.2719273983</text:p>
          </table:table-cell>
        </table:table-row>
        <table:table-row table:style-name="ro1">
          <table:table-cell office:value-type="float" office:value="9.60912952900003" calcext:value-type="float">
            <text:p>9.609129529</text:p>
          </table:table-cell>
          <table:table-cell office:value-type="float" office:value="3469.16722696878" calcext:value-type="float">
            <text:p>3469.1672269688</text:p>
          </table:table-cell>
        </table:table-row>
        <table:table-row table:style-name="ro1">
          <table:table-cell office:value-type="float" office:value="9.62621153800001" calcext:value-type="float">
            <text:p>9.626211538</text:p>
          </table:table-cell>
          <table:table-cell office:value-type="float" office:value="3512.46741528339" calcext:value-type="float">
            <text:p>3512.4674152834</text:p>
          </table:table-cell>
        </table:table-row>
        <table:table-row table:style-name="ro1">
          <table:table-cell office:value-type="float" office:value="9.64337056999989" calcext:value-type="float">
            <text:p>9.64337057</text:p>
          </table:table-cell>
          <table:table-cell office:value-type="float" office:value="3496.70074631337" calcext:value-type="float">
            <text:p>3496.7007463134</text:p>
          </table:table-cell>
        </table:table-row>
        <table:table-row table:style-name="ro1">
          <table:table-cell office:value-type="float" office:value="9.66051403100005" calcext:value-type="float">
            <text:p>9.660514031</text:p>
          </table:table-cell>
          <table:table-cell office:value-type="float" office:value="3499.87671681004" calcext:value-type="float">
            <text:p>3499.87671681</text:p>
          </table:table-cell>
        </table:table-row>
        <table:table-row table:style-name="ro1">
          <table:table-cell office:value-type="float" office:value="9.67763811899999" calcext:value-type="float">
            <text:p>9.677638119</text:p>
          </table:table-cell>
          <table:table-cell office:value-type="float" office:value="3503.83623350858" calcext:value-type="float">
            <text:p>3503.8362335086</text:p>
          </table:table-cell>
        </table:table-row>
        <table:table-row table:style-name="ro1">
          <table:table-cell office:value-type="float" office:value="9.69481511799995" calcext:value-type="float">
            <text:p>9.694815118</text:p>
          </table:table-cell>
          <table:table-cell office:value-type="float" office:value="3493.04322601104" calcext:value-type="float">
            <text:p>3493.0432260111</text:p>
          </table:table-cell>
        </table:table-row>
        <table:table-row table:style-name="ro1">
          <table:table-cell office:value-type="float" office:value="9.71195675600006" calcext:value-type="float">
            <text:p>9.711956756</text:p>
          </table:table-cell>
          <table:table-cell office:value-type="float" office:value="3500.24892601327" calcext:value-type="float">
            <text:p>3500.2489260133</text:p>
          </table:table-cell>
        </table:table-row>
        <table:table-row table:style-name="ro1">
          <table:table-cell office:value-type="float" office:value="9.72912578799992" calcext:value-type="float">
            <text:p>9.729125788</text:p>
          </table:table-cell>
          <table:table-cell office:value-type="float" office:value="3494.66411388265" calcext:value-type="float">
            <text:p>3494.6641138827</text:p>
          </table:table-cell>
        </table:table-row>
        <table:table-row table:style-name="ro1">
          <table:table-cell office:value-type="float" office:value="9.746290757" calcext:value-type="float">
            <text:p>9.746290757</text:p>
          </table:table-cell>
          <table:table-cell office:value-type="float" office:value="3495.49131138707" calcext:value-type="float">
            <text:p>3495.4913113871</text:p>
          </table:table-cell>
        </table:table-row>
        <table:table-row table:style-name="ro1">
          <table:table-cell office:value-type="float" office:value="9.76348806700003" calcext:value-type="float">
            <text:p>9.763488067</text:p>
          </table:table-cell>
          <table:table-cell office:value-type="float" office:value="3488.917743525" calcext:value-type="float">
            <text:p>3488.917743525</text:p>
          </table:table-cell>
        </table:table-row>
        <table:table-row table:style-name="ro1">
          <table:table-cell office:value-type="float" office:value="9.7805405470001" calcext:value-type="float">
            <text:p>9.780540547</text:p>
          </table:table-cell>
          <table:table-cell office:value-type="float" office:value="3518.54979450124" calcext:value-type="float">
            <text:p>3518.5497945013</text:p>
          </table:table-cell>
        </table:table-row>
        <table:table-row table:style-name="ro1">
          <table:table-cell office:value-type="float" office:value="9.79769530899989" calcext:value-type="float">
            <text:p>9.797695309</text:p>
          </table:table-cell>
          <table:table-cell office:value-type="float" office:value="3497.57111178408" calcext:value-type="float">
            <text:p>3497.5711117841</text:p>
          </table:table-cell>
        </table:table-row>
        <table:table-row table:style-name="ro1">
          <table:table-cell office:value-type="float" office:value="9.81477539000002" calcext:value-type="float">
            <text:p>9.81477539</text:p>
          </table:table-cell>
          <table:table-cell office:value-type="float" office:value="3512.86390266766" calcext:value-type="float">
            <text:p>3512.8639026677</text:p>
          </table:table-cell>
        </table:table-row>
        <table:table-row table:style-name="ro1">
          <table:table-cell office:value-type="float" office:value="9.83188526100003" calcext:value-type="float">
            <text:p>9.831885261</text:p>
          </table:table-cell>
          <table:table-cell office:value-type="float" office:value="3506.74765461362" calcext:value-type="float">
            <text:p>3506.7476546136</text:p>
          </table:table-cell>
        </table:table-row>
        <table:table-row table:style-name="ro1">
          <table:table-cell office:value-type="float" office:value="9.84900403699999" calcext:value-type="float">
            <text:p>9.849004037</text:p>
          </table:table-cell>
          <table:table-cell office:value-type="float" office:value="3504.92348285509" calcext:value-type="float">
            <text:p>3504.9234828551</text:p>
          </table:table-cell>
        </table:table-row>
        <table:table-row table:style-name="ro1">
          <table:table-cell office:value-type="float" office:value="9.86614244599991" calcext:value-type="float">
            <text:p>9.866142446</text:p>
          </table:table-cell>
          <table:table-cell office:value-type="float" office:value="3500.90839822165" calcext:value-type="float">
            <text:p>3500.9083982217</text:p>
          </table:table-cell>
        </table:table-row>
        <table:table-row table:style-name="ro1">
          <table:table-cell office:value-type="float" office:value="9.88346828599993" calcext:value-type="float">
            <text:p>9.883468286</text:p>
          </table:table-cell>
          <table:table-cell office:value-type="float" office:value="3463.03555844667" calcext:value-type="float">
            <text:p>3463.0355584467</text:p>
          </table:table-cell>
        </table:table-row>
        <table:table-row table:style-name="ro1">
          <table:table-cell office:value-type="float" office:value="9.90071361199989" calcext:value-type="float">
            <text:p>9.900713612</text:p>
          </table:table-cell>
          <table:table-cell office:value-type="float" office:value="3479.20358247328" calcext:value-type="float">
            <text:p>3479.2035824733</text:p>
          </table:table-cell>
        </table:table-row>
        <table:table-row table:style-name="ro1">
          <table:table-cell office:value-type="float" office:value="9.91790899500006" calcext:value-type="float">
            <text:p>9.917908995</text:p>
          </table:table-cell>
          <table:table-cell office:value-type="float" office:value="3489.3087289421" calcext:value-type="float">
            <text:p>3489.3087289421</text:p>
          </table:table-cell>
        </table:table-row>
        <table:table-row table:style-name="ro1">
          <table:table-cell office:value-type="float" office:value="9.93516916399994" calcext:value-type="float">
            <text:p>9.935169164</text:p>
          </table:table-cell>
          <table:table-cell office:value-type="float" office:value="3476.21161765029" calcext:value-type="float">
            <text:p>3476.2116176503</text:p>
          </table:table-cell>
        </table:table-row>
        <table:table-row table:style-name="ro1">
          <table:table-cell office:value-type="float" office:value="9.95223872599991" calcext:value-type="float">
            <text:p>9.952238726</text:p>
          </table:table-cell>
          <table:table-cell office:value-type="float" office:value="3515.02868088464" calcext:value-type="float">
            <text:p>3515.0286808847</text:p>
          </table:table-cell>
        </table:table-row>
        <table:table-row table:style-name="ro1">
          <table:table-cell office:value-type="float" office:value="9.96942015200011" calcext:value-type="float">
            <text:p>9.969420152</text:p>
          </table:table-cell>
          <table:table-cell office:value-type="float" office:value="3492.14320157586" calcext:value-type="float">
            <text:p>3492.1432015759</text:p>
          </table:table-cell>
        </table:table-row>
        <table:table-row table:style-name="ro1">
          <table:table-cell office:value-type="float" office:value="9.98660142199992" calcext:value-type="float">
            <text:p>9.986601422</text:p>
          </table:table-cell>
          <table:table-cell office:value-type="float" office:value="3492.17490911112" calcext:value-type="float">
            <text:p>3492.1749091111</text:p>
          </table:table-cell>
        </table:table-row>
        <table:table-row table:style-name="ro1">
          <table:table-cell office:value-type="float" office:value="10.00384128" calcext:value-type="float">
            <text:p>10.00384128</text:p>
          </table:table-cell>
          <table:table-cell office:value-type="float" office:value="3480.30708836837" calcext:value-type="float">
            <text:p>3480.3070883684</text:p>
          </table:table-cell>
        </table:table-row>
        <table:table-row table:style-name="ro1">
          <table:table-cell office:value-type="float" office:value="10.020956567" calcext:value-type="float">
            <text:p>10.020956567</text:p>
          </table:table-cell>
          <table:table-cell office:value-type="float" office:value="3505.63797147633" calcext:value-type="float">
            <text:p>3505.6379714763</text:p>
          </table:table-cell>
        </table:table-row>
        <table:table-row table:style-name="ro1">
          <table:table-cell office:value-type="float" office:value="10.0381556990001" calcext:value-type="float">
            <text:p>10.038155699</text:p>
          </table:table-cell>
          <table:table-cell office:value-type="float" office:value="3488.54814299328" calcext:value-type="float">
            <text:p>3488.5481429933</text:p>
          </table:table-cell>
        </table:table-row>
        <table:table-row table:style-name="ro1">
          <table:table-cell office:value-type="float" office:value="10.055345562" calcext:value-type="float">
            <text:p>10.055345562</text:p>
          </table:table-cell>
          <table:table-cell office:value-type="float" office:value="3490.42921403163" calcext:value-type="float">
            <text:p>3490.4292140316</text:p>
          </table:table-cell>
        </table:table-row>
        <table:table-row table:style-name="ro1">
          <table:table-cell office:value-type="float" office:value="10.0725299569999" calcext:value-type="float">
            <text:p>10.072529957</text:p>
          </table:table-cell>
          <table:table-cell office:value-type="float" office:value="3491.53985346271" calcext:value-type="float">
            <text:p>3491.5398534627</text:p>
          </table:table-cell>
        </table:table-row>
        <table:table-row table:style-name="ro1">
          <table:table-cell office:value-type="float" office:value="10.089697114" calcext:value-type="float">
            <text:p>10.089697114</text:p>
          </table:table-cell>
          <table:table-cell office:value-type="float" office:value="3495.04580167483" calcext:value-type="float">
            <text:p>3495.0458016748</text:p>
          </table:table-cell>
        </table:table-row>
        <table:table-row table:style-name="ro1">
          <table:table-cell office:value-type="float" office:value="10.106794693" calcext:value-type="float">
            <text:p>10.106794693</text:p>
          </table:table-cell>
          <table:table-cell office:value-type="float" office:value="3509.26876841566" calcext:value-type="float">
            <text:p>3509.2687684157</text:p>
          </table:table-cell>
        </table:table-row>
        <table:table-row table:style-name="ro1">
          <table:table-cell office:value-type="float" office:value="10.1240317910001" calcext:value-type="float">
            <text:p>10.124031791</text:p>
          </table:table-cell>
          <table:table-cell office:value-type="float" office:value="3480.86435428811" calcext:value-type="float">
            <text:p>3480.8643542881</text:p>
          </table:table-cell>
        </table:table-row>
        <table:table-row table:style-name="ro1">
          <table:table-cell office:value-type="float" office:value="10.1411204660001" calcext:value-type="float">
            <text:p>10.141120466</text:p>
          </table:table-cell>
          <table:table-cell office:value-type="float" office:value="3511.09726178957" calcext:value-type="float">
            <text:p>3511.0972617896</text:p>
          </table:table-cell>
        </table:table-row>
        <table:table-row table:style-name="ro1">
          <table:table-cell office:value-type="float" office:value="10.1583243929999" calcext:value-type="float">
            <text:p>10.158324393</text:p>
          </table:table-cell>
          <table:table-cell office:value-type="float" office:value="3487.57583082664" calcext:value-type="float">
            <text:p>3487.5758308266</text:p>
          </table:table-cell>
        </table:table-row>
        <table:table-row table:style-name="ro1">
          <table:table-cell office:value-type="float" office:value="10.175644978" calcext:value-type="float">
            <text:p>10.175644978</text:p>
          </table:table-cell>
          <table:table-cell office:value-type="float" office:value="3464.08623032248" calcext:value-type="float">
            <text:p>3464.0862303225</text:p>
          </table:table-cell>
        </table:table-row>
        <table:table-row table:style-name="ro1">
          <table:table-cell office:value-type="float" office:value="10.19281417" calcext:value-type="float">
            <text:p>10.19281417</text:p>
          </table:table-cell>
          <table:table-cell office:value-type="float" office:value="3494.63154702093" calcext:value-type="float">
            <text:p>3494.6315470209</text:p>
          </table:table-cell>
        </table:table-row>
        <table:table-row table:style-name="ro1">
          <table:table-cell office:value-type="float" office:value="10.210027265" calcext:value-type="float">
            <text:p>10.210027265</text:p>
          </table:table-cell>
          <table:table-cell office:value-type="float" office:value="3485.71828599337" calcext:value-type="float">
            <text:p>3485.7182859934</text:p>
          </table:table-cell>
        </table:table-row>
        <table:table-row table:style-name="ro1">
          <table:table-cell office:value-type="float" office:value="10.2271861459999" calcext:value-type="float">
            <text:p>10.227186146</text:p>
          </table:table-cell>
          <table:table-cell office:value-type="float" office:value="3496.73151765529" calcext:value-type="float">
            <text:p>3496.7315176553</text:p>
          </table:table-cell>
        </table:table-row>
        <table:table-row table:style-name="ro1">
          <table:table-cell office:value-type="float" office:value="10.2444241860001" calcext:value-type="float">
            <text:p>10.244424186</text:p>
          </table:table-cell>
          <table:table-cell office:value-type="float" office:value="3480.67413693339" calcext:value-type="float">
            <text:p>3480.6741369334</text:p>
          </table:table-cell>
        </table:table-row>
        <table:table-row table:style-name="ro1">
          <table:table-cell office:value-type="float" office:value="10.2615334879999" calcext:value-type="float">
            <text:p>10.261533488</text:p>
          </table:table-cell>
          <table:table-cell office:value-type="float" office:value="3506.86427771386" calcext:value-type="float">
            <text:p>3506.8642777139</text:p>
          </table:table-cell>
        </table:table-row>
        <table:table-row table:style-name="ro1">
          <table:table-cell office:value-type="float" office:value="10.2786231570001" calcext:value-type="float">
            <text:p>10.278623157</text:p>
          </table:table-cell>
          <table:table-cell office:value-type="float" office:value="3510.89304301323" calcext:value-type="float">
            <text:p>3510.8930430132</text:p>
          </table:table-cell>
        </table:table-row>
        <table:table-row table:style-name="ro1">
          <table:table-cell office:value-type="float" office:value="10.2956456439999" calcext:value-type="float">
            <text:p>10.295645644</text:p>
          </table:table-cell>
          <table:table-cell office:value-type="float" office:value="3524.74935069896" calcext:value-type="float">
            <text:p>3524.749350699</text:p>
          </table:table-cell>
        </table:table-row>
        <table:table-row table:style-name="ro1">
          <table:table-cell office:value-type="float" office:value="10.31279062" calcext:value-type="float">
            <text:p>10.31279062</text:p>
          </table:table-cell>
          <table:table-cell office:value-type="float" office:value="3499.5674534517" calcext:value-type="float">
            <text:p>3499.5674534517</text:p>
          </table:table-cell>
        </table:table-row>
        <table:table-row table:style-name="ro1">
          <table:table-cell office:value-type="float" office:value="10.329840762" calcext:value-type="float">
            <text:p>10.329840762</text:p>
          </table:table-cell>
          <table:table-cell office:value-type="float" office:value="3519.03227550493" calcext:value-type="float">
            <text:p>3519.0322755049</text:p>
          </table:table-cell>
        </table:table-row>
        <table:table-row table:style-name="ro1">
          <table:table-cell office:value-type="float" office:value="10.3469127230001" calcext:value-type="float">
            <text:p>10.346912723</text:p>
          </table:table-cell>
          <table:table-cell office:value-type="float" office:value="3514.5347391435" calcext:value-type="float">
            <text:p>3514.5347391435</text:p>
          </table:table-cell>
        </table:table-row>
        <table:table-row table:style-name="ro1">
          <table:table-cell office:value-type="float" office:value="10.3640698859999" calcext:value-type="float">
            <text:p>10.364069886</text:p>
          </table:table-cell>
          <table:table-cell office:value-type="float" office:value="3497.08165624301" calcext:value-type="float">
            <text:p>3497.081656243</text:p>
          </table:table-cell>
        </table:table-row>
        <table:table-row table:style-name="ro1">
          <table:table-cell office:value-type="float" office:value="10.3814065629999" calcext:value-type="float">
            <text:p>10.381406563</text:p>
          </table:table-cell>
          <table:table-cell office:value-type="float" office:value="3460.87084624059" calcext:value-type="float">
            <text:p>3460.8708462406</text:p>
          </table:table-cell>
        </table:table-row>
        <table:table-row table:style-name="ro1">
          <table:table-cell office:value-type="float" office:value="10.398718919" calcext:value-type="float">
            <text:p>10.398718919</text:p>
          </table:table-cell>
          <table:table-cell office:value-type="float" office:value="3465.732797999" calcext:value-type="float">
            <text:p>3465.732797999</text:p>
          </table:table-cell>
        </table:table-row>
        <table:table-row table:style-name="ro1">
          <table:table-cell office:value-type="float" office:value="10.4160263799999" calcext:value-type="float">
            <text:p>10.41602638</text:p>
          </table:table-cell>
          <table:table-cell office:value-type="float" office:value="3466.71299736532" calcext:value-type="float">
            <text:p>3466.7129973653</text:p>
          </table:table-cell>
        </table:table-row>
        <table:table-row table:style-name="ro1">
          <table:table-cell office:value-type="float" office:value="10.433238433" calcext:value-type="float">
            <text:p>10.433238433</text:p>
          </table:table-cell>
          <table:table-cell office:value-type="float" office:value="3485.92930777478" calcext:value-type="float">
            <text:p>3485.9293077748</text:p>
          </table:table-cell>
        </table:table-row>
        <table:table-row table:style-name="ro1">
          <table:table-cell office:value-type="float" office:value="10.4503222169999" calcext:value-type="float">
            <text:p>10.450322217</text:p>
          </table:table-cell>
          <table:table-cell office:value-type="float" office:value="3512.1024710054" calcext:value-type="float">
            <text:p>3512.1024710054</text:p>
          </table:table-cell>
        </table:table-row>
        <table:table-row table:style-name="ro1">
          <table:table-cell office:value-type="float" office:value="10.4674778169999" calcext:value-type="float">
            <text:p>10.467477817</text:p>
          </table:table-cell>
          <table:table-cell office:value-type="float" office:value="3497.40026579759" calcext:value-type="float">
            <text:p>3497.4002657976</text:p>
          </table:table-cell>
        </table:table-row>
        <table:table-row table:style-name="ro1">
          <table:table-cell office:value-type="float" office:value="10.4846516969999" calcext:value-type="float">
            <text:p>10.484651697</text:p>
          </table:table-cell>
          <table:table-cell office:value-type="float" office:value="3493.67760809406" calcext:value-type="float">
            <text:p>3493.6776080941</text:p>
          </table:table-cell>
        </table:table-row>
        <table:table-row table:style-name="ro1">
          <table:table-cell office:value-type="float" office:value="10.501900986" calcext:value-type="float">
            <text:p>10.501900986</text:p>
          </table:table-cell>
          <table:table-cell office:value-type="float" office:value="3478.40424028982" calcext:value-type="float">
            <text:p>3478.4042402898</text:p>
          </table:table-cell>
        </table:table-row>
        <table:table-row table:style-name="ro1">
          <table:table-cell office:value-type="float" office:value="10.519044868" calcext:value-type="float">
            <text:p>10.519044868</text:p>
          </table:table-cell>
          <table:table-cell office:value-type="float" office:value="3499.79077083612" calcext:value-type="float">
            <text:p>3499.7907708361</text:p>
          </table:table-cell>
        </table:table-row>
        <table:table-row table:style-name="ro1">
          <table:table-cell office:value-type="float" office:value="10.5361407339999" calcext:value-type="float">
            <text:p>10.536140734</text:p>
          </table:table-cell>
          <table:table-cell office:value-type="float" office:value="3509.62039597643" calcext:value-type="float">
            <text:p>3509.6203959764</text:p>
          </table:table-cell>
        </table:table-row>
        <table:table-row table:style-name="ro1">
          <table:table-cell office:value-type="float" office:value="10.5533697650001" calcext:value-type="float">
            <text:p>10.553369765</text:p>
          </table:table-cell>
          <table:table-cell office:value-type="float" office:value="3482.49416925469" calcext:value-type="float">
            <text:p>3482.4941692547</text:p>
          </table:table-cell>
        </table:table-row>
        <table:table-row table:style-name="ro1">
          <table:table-cell office:value-type="float" office:value="10.570676653" calcext:value-type="float">
            <text:p>10.570676653</text:p>
          </table:table-cell>
          <table:table-cell office:value-type="float" office:value="3466.82777402666" calcext:value-type="float">
            <text:p>3466.8277740267</text:p>
          </table:table-cell>
        </table:table-row>
        <table:table-row table:style-name="ro1">
          <table:table-cell office:value-type="float" office:value="10.587874281" calcext:value-type="float">
            <text:p>10.587874281</text:p>
          </table:table-cell>
          <table:table-cell office:value-type="float" office:value="3488.85323020906" calcext:value-type="float">
            <text:p>3488.8532302091</text:p>
          </table:table-cell>
        </table:table-row>
        <table:table-row table:style-name="ro1">
          <table:table-cell office:value-type="float" office:value="10.6049724899999" calcext:value-type="float">
            <text:p>10.60497249</text:p>
          </table:table-cell>
          <table:table-cell office:value-type="float" office:value="3509.13946603766" calcext:value-type="float">
            <text:p>3509.1394660377</text:p>
          </table:table-cell>
        </table:table-row>
        <table:table-row table:style-name="ro1">
          <table:table-cell office:value-type="float" office:value="10.622151734" calcext:value-type="float">
            <text:p>10.622151734</text:p>
          </table:table-cell>
          <table:table-cell office:value-type="float" office:value="3492.58675176194" calcext:value-type="float">
            <text:p>3492.5867517619</text:p>
          </table:table-cell>
        </table:table-row>
        <table:table-row table:style-name="ro1">
          <table:table-cell office:value-type="float" office:value="10.6393061880001" calcext:value-type="float">
            <text:p>10.639306188</text:p>
          </table:table-cell>
          <table:table-cell office:value-type="float" office:value="3497.63390893567" calcext:value-type="float">
            <text:p>3497.6339089357</text:p>
          </table:table-cell>
        </table:table-row>
        <table:table-row table:style-name="ro1">
          <table:table-cell office:value-type="float" office:value="10.6735889009999" calcext:value-type="float">
            <text:p>10.673588901</text:p>
          </table:table-cell>
          <table:table-cell office:value-type="float" office:value="1750.15320404573" calcext:value-type="float">
            <text:p>1750.1532040457</text:p>
          </table:table-cell>
        </table:table-row>
        <table:table-row table:style-name="ro1">
          <table:table-cell office:value-type="float" office:value="10.6905697780001" calcext:value-type="float">
            <text:p>10.690569778</text:p>
          </table:table-cell>
          <table:table-cell office:value-type="float" office:value="3533.38640869177" calcext:value-type="float">
            <text:p>3533.3864086918</text:p>
          </table:table-cell>
        </table:table-row>
        <table:table-row table:style-name="ro1">
          <table:table-cell office:value-type="float" office:value="10.7077636040001" calcext:value-type="float">
            <text:p>10.707763604</text:p>
          </table:table-cell>
          <table:table-cell office:value-type="float" office:value="3489.6247059767" calcext:value-type="float">
            <text:p>3489.6247059767</text:p>
          </table:table-cell>
        </table:table-row>
        <table:table-row table:style-name="ro1">
          <table:table-cell office:value-type="float" office:value="10.7253737450001" calcext:value-type="float">
            <text:p>10.725373745</text:p>
          </table:table-cell>
          <table:table-cell office:value-type="float" office:value="3407.12774531885" calcext:value-type="float">
            <text:p>3407.1277453189</text:p>
          </table:table-cell>
        </table:table-row>
        <table:table-row table:style-name="ro1">
          <table:table-cell office:value-type="float" office:value="10.742102249" calcext:value-type="float">
            <text:p>10.742102249</text:p>
          </table:table-cell>
          <table:table-cell office:value-type="float" office:value="3586.69250999099" calcext:value-type="float">
            <text:p>3586.692509991</text:p>
          </table:table-cell>
        </table:table-row>
        <table:table-row table:style-name="ro1">
          <table:table-cell office:value-type="float" office:value="10.7593479449999" calcext:value-type="float">
            <text:p>10.759347945</text:p>
          </table:table-cell>
          <table:table-cell office:value-type="float" office:value="3479.12893746271" calcext:value-type="float">
            <text:p>3479.1289374627</text:p>
          </table:table-cell>
        </table:table-row>
        <table:table-row table:style-name="ro1">
          <table:table-cell office:value-type="float" office:value="10.776689049" calcext:value-type="float">
            <text:p>10.776689049</text:p>
          </table:table-cell>
          <table:table-cell office:value-type="float" office:value="3459.98732260153" calcext:value-type="float">
            <text:p>3459.9873226015</text:p>
          </table:table-cell>
        </table:table-row>
        <table:table-row table:style-name="ro1">
          <table:table-cell office:value-type="float" office:value="10.7937839250001" calcext:value-type="float">
            <text:p>10.793783925</text:p>
          </table:table-cell>
          <table:table-cell office:value-type="float" office:value="3509.82364538036" calcext:value-type="float">
            <text:p>3509.8236453804</text:p>
          </table:table-cell>
        </table:table-row>
        <table:table-row table:style-name="ro1">
          <table:table-cell office:value-type="float" office:value="10.810973741" calcext:value-type="float">
            <text:p>10.810973741</text:p>
          </table:table-cell>
          <table:table-cell office:value-type="float" office:value="3490.43875747441" calcext:value-type="float">
            <text:p>3490.4387574744</text:p>
          </table:table-cell>
        </table:table-row>
        <table:table-row table:style-name="ro1">
          <table:table-cell office:value-type="float" office:value="10.8281448600001" calcext:value-type="float">
            <text:p>10.82814486</text:p>
          </table:table-cell>
          <table:table-cell office:value-type="float" office:value="3494.23936784568" calcext:value-type="float">
            <text:p>3494.2393678457</text:p>
          </table:table-cell>
        </table:table-row>
        <table:table-row table:style-name="ro1">
          <table:table-cell office:value-type="float" office:value="10.8453143649999" calcext:value-type="float">
            <text:p>10.845314365</text:p>
          </table:table-cell>
          <table:table-cell office:value-type="float" office:value="3494.56783992915" calcext:value-type="float">
            <text:p>3494.5678399292</text:p>
          </table:table-cell>
        </table:table-row>
        <table:table-row table:style-name="ro1">
          <table:table-cell office:value-type="float" office:value="10.8625235540001" calcext:value-type="float">
            <text:p>10.862523554</text:p>
          </table:table-cell>
          <table:table-cell office:value-type="float" office:value="3486.50944559375" calcext:value-type="float">
            <text:p>3486.5094455938</text:p>
          </table:table-cell>
        </table:table-row>
        <table:table-row table:style-name="ro1">
          <table:table-cell office:value-type="float" office:value="10.8796688949999" calcext:value-type="float">
            <text:p>10.879668895</text:p>
          </table:table-cell>
          <table:table-cell office:value-type="float" office:value="3499.49295266787" calcext:value-type="float">
            <text:p>3499.4929526679</text:p>
          </table:table-cell>
        </table:table-row>
        <table:table-row table:style-name="ro1">
          <table:table-cell office:value-type="float" office:value="10.896869855" calcext:value-type="float">
            <text:p>10.896869855</text:p>
          </table:table-cell>
          <table:table-cell office:value-type="float" office:value="3488.17740403524" calcext:value-type="float">
            <text:p>3488.1774040353</text:p>
          </table:table-cell>
        </table:table-row>
        <table:table-row table:style-name="ro1">
          <table:table-cell office:value-type="float" office:value="10.914080242" calcext:value-type="float">
            <text:p>10.914080242</text:p>
          </table:table-cell>
          <table:table-cell office:value-type="float" office:value="3486.26675275106" calcext:value-type="float">
            <text:p>3486.2667527511</text:p>
          </table:table-cell>
        </table:table-row>
        <table:table-row table:style-name="ro1">
          <table:table-cell office:value-type="float" office:value="10.931260735" calcext:value-type="float">
            <text:p>10.931260735</text:p>
          </table:table-cell>
          <table:table-cell office:value-type="float" office:value="3492.33284514939" calcext:value-type="float">
            <text:p>3492.3328451494</text:p>
          </table:table-cell>
        </table:table-row>
        <table:table-row table:style-name="ro1">
          <table:table-cell office:value-type="float" office:value="10.9484387289999" calcext:value-type="float">
            <text:p>10.948438729</text:p>
          </table:table-cell>
          <table:table-cell office:value-type="float" office:value="3492.8408986736" calcext:value-type="float">
            <text:p>3492.8408986736</text:p>
          </table:table-cell>
        </table:table-row>
        <table:table-row table:style-name="ro1">
          <table:table-cell office:value-type="float" office:value="10.9655158989999" calcext:value-type="float">
            <text:p>10.965515899</text:p>
          </table:table-cell>
          <table:table-cell office:value-type="float" office:value="3513.46271074328" calcext:value-type="float">
            <text:p>3513.4627107433</text:p>
          </table:table-cell>
        </table:table-row>
        <table:table-row table:style-name="ro1">
          <table:table-cell office:value-type="float" office:value="10.982633117" calcext:value-type="float">
            <text:p>10.982633117</text:p>
          </table:table-cell>
          <table:table-cell office:value-type="float" office:value="3505.2424990887" calcext:value-type="float">
            <text:p>3505.2424990887</text:p>
          </table:table-cell>
        </table:table-row>
        <table:table-row table:style-name="ro1">
          <table:table-cell office:value-type="float" office:value="10.999676123" calcext:value-type="float">
            <text:p>10.999676123</text:p>
          </table:table-cell>
          <table:table-cell office:value-type="float" office:value="3520.5057136059" calcext:value-type="float">
            <text:p>3520.5057136059</text:p>
          </table:table-cell>
        </table:table-row>
        <table:table-row table:style-name="ro1">
          <table:table-cell office:value-type="float" office:value="11.0168928109999" calcext:value-type="float">
            <text:p>11.016892811</text:p>
          </table:table-cell>
          <table:table-cell office:value-type="float" office:value="3484.99084145171" calcext:value-type="float">
            <text:p>3484.9908414517</text:p>
          </table:table-cell>
        </table:table-row>
        <table:table-row table:style-name="ro1">
          <table:table-cell office:value-type="float" office:value="11.034029247" calcext:value-type="float">
            <text:p>11.034029247</text:p>
          </table:table-cell>
          <table:table-cell office:value-type="float" office:value="3501.31147454741" calcext:value-type="float">
            <text:p>3501.3114745474</text:p>
          </table:table-cell>
        </table:table-row>
        <table:table-row table:style-name="ro1">
          <table:table-cell office:value-type="float" office:value="11.0511961479999" calcext:value-type="float">
            <text:p>11.051196148</text:p>
          </table:table-cell>
          <table:table-cell office:value-type="float" office:value="3495.09792130865" calcext:value-type="float">
            <text:p>3495.0979213087</text:p>
          </table:table-cell>
        </table:table-row>
        <table:table-row table:style-name="ro1">
          <table:table-cell office:value-type="float" office:value="11.0683585700001" calcext:value-type="float">
            <text:p>11.06835857</text:p>
          </table:table-cell>
          <table:table-cell office:value-type="float" office:value="3496.01006194579" calcext:value-type="float">
            <text:p>3496.0100619458</text:p>
          </table:table-cell>
        </table:table-row>
        <table:table-row table:style-name="ro1">
          <table:table-cell office:value-type="float" office:value="11.085674572" calcext:value-type="float">
            <text:p>11.085674572</text:p>
          </table:table-cell>
          <table:table-cell office:value-type="float" office:value="3465.00306481204" calcext:value-type="float">
            <text:p>3465.003064812</text:p>
          </table:table-cell>
        </table:table-row>
        <table:table-row table:style-name="ro1">
          <table:table-cell office:value-type="float" office:value="11.102717213" calcext:value-type="float">
            <text:p>11.102717213</text:p>
          </table:table-cell>
          <table:table-cell office:value-type="float" office:value="3520.58111181468" calcext:value-type="float">
            <text:p>3520.5811118147</text:p>
          </table:table-cell>
        </table:table-row>
        <table:table-row table:style-name="ro1">
          <table:table-cell office:value-type="float" office:value="11.119943015" calcext:value-type="float">
            <text:p>11.119943015</text:p>
          </table:table-cell>
          <table:table-cell office:value-type="float" office:value="3483.14696755797" calcext:value-type="float">
            <text:p>3483.146967558</text:p>
          </table:table-cell>
        </table:table-row>
        <table:table-row table:style-name="ro1">
          <table:table-cell office:value-type="float" office:value="11.1370195080001" calcext:value-type="float">
            <text:p>11.137019508</text:p>
          </table:table-cell>
          <table:table-cell office:value-type="float" office:value="3513.60200245062" calcext:value-type="float">
            <text:p>3513.6020024506</text:p>
          </table:table-cell>
        </table:table-row>
        <table:table-row table:style-name="ro1">
          <table:table-cell office:value-type="float" office:value="11.154134072" calcext:value-type="float">
            <text:p>11.154134072</text:p>
          </table:table-cell>
          <table:table-cell office:value-type="float" office:value="3505.78606619556" calcext:value-type="float">
            <text:p>3505.7860661956</text:p>
          </table:table-cell>
        </table:table-row>
        <table:table-row table:style-name="ro1">
          <table:table-cell office:value-type="float" office:value="11.1713389429999" calcext:value-type="float">
            <text:p>11.171338943</text:p>
          </table:table-cell>
          <table:table-cell office:value-type="float" office:value="3487.38447387555" calcext:value-type="float">
            <text:p>3487.3844738756</text:p>
          </table:table-cell>
        </table:table-row>
        <table:table-row table:style-name="ro1">
          <table:table-cell office:value-type="float" office:value="11.1884964230001" calcext:value-type="float">
            <text:p>11.188496423</text:p>
          </table:table-cell>
          <table:table-cell office:value-type="float" office:value="3497.01704443033" calcext:value-type="float">
            <text:p>3497.0170444303</text:p>
          </table:table-cell>
        </table:table-row>
        <table:table-row table:style-name="ro1">
          <table:table-cell office:value-type="float" office:value="11.205586669" calcext:value-type="float">
            <text:p>11.205586669</text:p>
          </table:table-cell>
          <table:table-cell office:value-type="float" office:value="3510.7745084633" calcext:value-type="float">
            <text:p>3510.7745084633</text:p>
          </table:table-cell>
        </table:table-row>
        <table:table-row table:style-name="ro1">
          <table:table-cell office:value-type="float" office:value="11.2227287860001" calcext:value-type="float">
            <text:p>11.222728786</text:p>
          </table:table-cell>
          <table:table-cell office:value-type="float" office:value="3500.15111901466" calcext:value-type="float">
            <text:p>3500.1511190147</text:p>
          </table:table-cell>
        </table:table-row>
        <table:table-row table:style-name="ro1">
          <table:table-cell office:value-type="float" office:value="11.239889859" calcext:value-type="float">
            <text:p>11.239889859</text:p>
          </table:table-cell>
          <table:table-cell office:value-type="float" office:value="3496.28487684649" calcext:value-type="float">
            <text:p>3496.2848768465</text:p>
          </table:table-cell>
        </table:table-row>
        <table:table-row table:style-name="ro1">
          <table:table-cell office:value-type="float" office:value="11.257028538" calcext:value-type="float">
            <text:p>11.257028538</text:p>
          </table:table-cell>
          <table:table-cell office:value-type="float" office:value="3500.85324545174" calcext:value-type="float">
            <text:p>3500.8532454517</text:p>
          </table:table-cell>
        </table:table-row>
        <table:table-row table:style-name="ro1">
          <table:table-cell office:value-type="float" office:value="11.2741512289999" calcext:value-type="float">
            <text:p>11.274151229</text:p>
          </table:table-cell>
          <table:table-cell office:value-type="float" office:value="3504.12210324935" calcext:value-type="float">
            <text:p>3504.1221032494</text:p>
          </table:table-cell>
        </table:table-row>
        <table:table-row table:style-name="ro1">
          <table:table-cell office:value-type="float" office:value="11.2912239770001" calcext:value-type="float">
            <text:p>11.291223977</text:p>
          </table:table-cell>
          <table:table-cell office:value-type="float" office:value="3514.37273012445" calcext:value-type="float">
            <text:p>3514.3727301245</text:p>
          </table:table-cell>
        </table:table-row>
        <table:table-row table:style-name="ro1">
          <table:table-cell office:value-type="float" office:value="11.30828808" calcext:value-type="float">
            <text:p>11.30828808</text:p>
          </table:table-cell>
          <table:table-cell office:value-type="float" office:value="3516.15317841291" calcext:value-type="float">
            <text:p>3516.1531784129</text:p>
          </table:table-cell>
        </table:table-row>
        <table:table-row table:style-name="ro1">
          <table:table-cell office:value-type="float" office:value="11.3253768679999" calcext:value-type="float">
            <text:p>11.325376868</text:p>
          </table:table-cell>
          <table:table-cell office:value-type="float" office:value="3511.07404459088" calcext:value-type="float">
            <text:p>3511.0740445909</text:p>
          </table:table-cell>
        </table:table-row>
        <table:table-row table:style-name="ro1">
          <table:table-cell office:value-type="float" office:value="11.3425560119999" calcext:value-type="float">
            <text:p>11.342556012</text:p>
          </table:table-cell>
          <table:table-cell office:value-type="float" office:value="3492.60708216677" calcext:value-type="float">
            <text:p>3492.6070821668</text:p>
          </table:table-cell>
        </table:table-row>
        <table:table-row table:style-name="ro1">
          <table:table-cell office:value-type="float" office:value="11.359661882" calcext:value-type="float">
            <text:p>11.359661882</text:p>
          </table:table-cell>
          <table:table-cell office:value-type="float" office:value="3507.56786997207" calcext:value-type="float">
            <text:p>3507.5678699721</text:p>
          </table:table-cell>
        </table:table-row>
        <table:table-row table:style-name="ro1">
          <table:table-cell office:value-type="float" office:value="11.376858785" calcext:value-type="float">
            <text:p>11.376858785</text:p>
          </table:table-cell>
          <table:table-cell office:value-type="float" office:value="3489.00031592639" calcext:value-type="float">
            <text:p>3489.0003159264</text:p>
          </table:table-cell>
        </table:table-row>
        <table:table-row table:style-name="ro1">
          <table:table-cell office:value-type="float" office:value="11.3939722590001" calcext:value-type="float">
            <text:p>11.393972259</text:p>
          </table:table-cell>
          <table:table-cell office:value-type="float" office:value="3506.00935845384" calcext:value-type="float">
            <text:p>3506.0093584538</text:p>
          </table:table-cell>
        </table:table-row>
        <table:table-row table:style-name="ro1">
          <table:table-cell office:value-type="float" office:value="11.411098543" calcext:value-type="float">
            <text:p>11.411098543</text:p>
          </table:table-cell>
          <table:table-cell office:value-type="float" office:value="3503.38695774867" calcext:value-type="float">
            <text:p>3503.3869577487</text:p>
          </table:table-cell>
        </table:table-row>
        <table:table-row table:style-name="ro1">
          <table:table-cell office:value-type="float" office:value="11.4280922360001" calcext:value-type="float">
            <text:p>11.428092236</text:p>
          </table:table-cell>
          <table:table-cell office:value-type="float" office:value="3530.72166241537" calcext:value-type="float">
            <text:p>3530.7216624154</text:p>
          </table:table-cell>
        </table:table-row>
        <table:table-row table:style-name="ro1">
          <table:table-cell office:value-type="float" office:value="11.4451946690001" calcext:value-type="float">
            <text:p>11.445194669</text:p>
          </table:table-cell>
          <table:table-cell office:value-type="float" office:value="3508.27277031472" calcext:value-type="float">
            <text:p>3508.2727703147</text:p>
          </table:table-cell>
        </table:table-row>
        <table:table-row table:style-name="ro1">
          <table:table-cell office:value-type="float" office:value="11.4623122559999" calcext:value-type="float">
            <text:p>11.462312256</text:p>
          </table:table-cell>
          <table:table-cell office:value-type="float" office:value="3505.16693741313" calcext:value-type="float">
            <text:p>3505.1669374131</text:p>
          </table:table-cell>
        </table:table-row>
        <table:table-row table:style-name="ro1">
          <table:table-cell office:value-type="float" office:value="11.479387973" calcext:value-type="float">
            <text:p>11.479387973</text:p>
          </table:table-cell>
          <table:table-cell office:value-type="float" office:value="3513.76167686311" calcext:value-type="float">
            <text:p>3513.7616768631</text:p>
          </table:table-cell>
        </table:table-row>
        <table:table-row table:style-name="ro1">
          <table:table-cell office:value-type="float" office:value="11.4964642099999" calcext:value-type="float">
            <text:p>11.49646421</text:p>
          </table:table-cell>
          <table:table-cell office:value-type="float" office:value="3513.65467699396" calcext:value-type="float">
            <text:p>3513.654676994</text:p>
          </table:table-cell>
        </table:table-row>
        <table:table-row table:style-name="ro1">
          <table:table-cell office:value-type="float" office:value="11.5136083570001" calcext:value-type="float">
            <text:p>11.513608357</text:p>
          </table:table-cell>
          <table:table-cell office:value-type="float" office:value="3499.73667394281" calcext:value-type="float">
            <text:p>3499.7366739428</text:p>
          </table:table-cell>
        </table:table-row>
        <table:table-row table:style-name="ro1">
          <table:table-cell office:value-type="float" office:value="11.5307187579999" calcext:value-type="float">
            <text:p>11.530718758</text:p>
          </table:table-cell>
          <table:table-cell office:value-type="float" office:value="3506.63903204318" calcext:value-type="float">
            <text:p>3506.6390320432</text:p>
          </table:table-cell>
        </table:table-row>
        <table:table-row table:style-name="ro1">
          <table:table-cell office:value-type="float" office:value="11.54780239" calcext:value-type="float">
            <text:p>11.54780239</text:p>
          </table:table-cell>
          <table:table-cell office:value-type="float" office:value="3512.13371955497" calcext:value-type="float">
            <text:p>3512.133719555</text:p>
          </table:table-cell>
        </table:table-row>
        <table:table-row table:style-name="ro1">
          <table:table-cell office:value-type="float" office:value="11.5648904489999" calcext:value-type="float">
            <text:p>11.564890449</text:p>
          </table:table-cell>
          <table:table-cell office:value-type="float" office:value="3511.2238318226" calcext:value-type="float">
            <text:p>3511.2238318226</text:p>
          </table:table-cell>
        </table:table-row>
        <table:table-row table:style-name="ro1">
          <table:table-cell office:value-type="float" office:value="11.5818463850001" calcext:value-type="float">
            <text:p>11.581846385</text:p>
          </table:table-cell>
          <table:table-cell office:value-type="float" office:value="3538.58377381461" calcext:value-type="float">
            <text:p>3538.5837738146</text:p>
          </table:table-cell>
        </table:table-row>
        <table:table-row table:style-name="ro1">
          <table:table-cell office:value-type="float" office:value="11.5989619930001" calcext:value-type="float">
            <text:p>11.598961993</text:p>
          </table:table-cell>
          <table:table-cell office:value-type="float" office:value="3505.57222389409" calcext:value-type="float">
            <text:p>3505.5722238941</text:p>
          </table:table-cell>
        </table:table-row>
        <table:table-row table:style-name="ro1">
          <table:table-cell office:value-type="float" office:value="11.615980736" calcext:value-type="float">
            <text:p>11.615980736</text:p>
          </table:table-cell>
          <table:table-cell office:value-type="float" office:value="3525.52476997986" calcext:value-type="float">
            <text:p>3525.5247699799</text:p>
          </table:table-cell>
        </table:table-row>
        <table:table-row table:style-name="ro1">
          <table:table-cell office:value-type="float" office:value="11.633074523" calcext:value-type="float">
            <text:p>11.633074523</text:p>
          </table:table-cell>
          <table:table-cell office:value-type="float" office:value="3510.04724698653" calcext:value-type="float">
            <text:p>3510.0472469865</text:p>
          </table:table-cell>
        </table:table-row>
        <table:table-row table:style-name="ro1">
          <table:table-cell office:value-type="float" office:value="11.6501851850001" calcext:value-type="float">
            <text:p>11.650185185</text:p>
          </table:table-cell>
          <table:table-cell office:value-type="float" office:value="3506.58554296873" calcext:value-type="float">
            <text:p>3506.5855429687</text:p>
          </table:table-cell>
        </table:table-row>
        <table:table-row table:style-name="ro1">
          <table:table-cell office:value-type="float" office:value="11.6673004290001" calcext:value-type="float">
            <text:p>11.667300429</text:p>
          </table:table-cell>
          <table:table-cell office:value-type="float" office:value="3505.64677897173" calcext:value-type="float">
            <text:p>3505.6467789717</text:p>
          </table:table-cell>
        </table:table-row>
        <table:table-row table:style-name="ro1">
          <table:table-cell office:value-type="float" office:value="11.684456815" calcext:value-type="float">
            <text:p>11.684456815</text:p>
          </table:table-cell>
          <table:table-cell office:value-type="float" office:value="3497.24003647159" calcext:value-type="float">
            <text:p>3497.2400364716</text:p>
          </table:table-cell>
        </table:table-row>
        <table:table-row table:style-name="ro1">
          <table:table-cell office:value-type="float" office:value="11.701649031" calcext:value-type="float">
            <text:p>11.701649031</text:p>
          </table:table-cell>
          <table:table-cell office:value-type="float" office:value="3489.95149897823" calcext:value-type="float">
            <text:p>3489.9514989782</text:p>
          </table:table-cell>
        </table:table-row>
        <table:table-row table:style-name="ro1">
          <table:table-cell office:value-type="float" office:value="11.7187151119999" calcext:value-type="float">
            <text:p>11.718715112</text:p>
          </table:table-cell>
          <table:table-cell office:value-type="float" office:value="3515.74564776849" calcext:value-type="float">
            <text:p>3515.7456477685</text:p>
          </table:table-cell>
        </table:table-row>
        <table:table-row table:style-name="ro1">
          <table:table-cell office:value-type="float" office:value="11.7357949950001" calcext:value-type="float">
            <text:p>11.735794995</text:p>
          </table:table-cell>
          <table:table-cell office:value-type="float" office:value="3512.90462583219" calcext:value-type="float">
            <text:p>3512.9046258322</text:p>
          </table:table-cell>
        </table:table-row>
        <table:table-row table:style-name="ro1">
          <table:table-cell office:value-type="float" office:value="11.75281806" calcext:value-type="float">
            <text:p>11.75281806</text:p>
          </table:table-cell>
          <table:table-cell office:value-type="float" office:value="3524.62967159193" calcext:value-type="float">
            <text:p>3524.6296715919</text:p>
          </table:table-cell>
        </table:table-row>
        <table:table-row table:style-name="ro1">
          <table:table-cell office:value-type="float" office:value="11.769872632" calcext:value-type="float">
            <text:p>11.769872632</text:p>
          </table:table-cell>
          <table:table-cell office:value-type="float" office:value="3518.11819141387" calcext:value-type="float">
            <text:p>3518.1181914139</text:p>
          </table:table-cell>
        </table:table-row>
        <table:table-row table:style-name="ro1">
          <table:table-cell office:value-type="float" office:value="11.786898458" calcext:value-type="float">
            <text:p>11.786898458</text:p>
          </table:table-cell>
          <table:table-cell office:value-type="float" office:value="3524.05809855986" calcext:value-type="float">
            <text:p>3524.0580985599</text:p>
          </table:table-cell>
        </table:table-row>
        <table:table-row table:style-name="ro1">
          <table:table-cell office:value-type="float" office:value="11.8040582809999" calcext:value-type="float">
            <text:p>11.804058281</text:p>
          </table:table-cell>
          <table:table-cell office:value-type="float" office:value="3496.53956222323" calcext:value-type="float">
            <text:p>3496.5395622232</text:p>
          </table:table-cell>
        </table:table-row>
        <table:table-row table:style-name="ro1">
          <table:table-cell office:value-type="float" office:value="11.82117842" calcext:value-type="float">
            <text:p>11.82117842</text:p>
          </table:table-cell>
          <table:table-cell office:value-type="float" office:value="3504.644442411" calcext:value-type="float">
            <text:p>3504.644442411</text:p>
          </table:table-cell>
        </table:table-row>
        <table:table-row table:style-name="ro1">
          <table:table-cell office:value-type="float" office:value="11.8382059640001" calcext:value-type="float">
            <text:p>11.838205964</text:p>
          </table:table-cell>
          <table:table-cell office:value-type="float" office:value="3523.70253748255" calcext:value-type="float">
            <text:p>3523.7025374826</text:p>
          </table:table-cell>
        </table:table-row>
        <table:table-row table:style-name="ro1">
          <table:table-cell office:value-type="float" office:value="11.8553842230001" calcext:value-type="float">
            <text:p>11.855384223</text:p>
          </table:table-cell>
          <table:table-cell office:value-type="float" office:value="3492.78701641615" calcext:value-type="float">
            <text:p>3492.7870164162</text:p>
          </table:table-cell>
        </table:table-row>
        <table:table-row table:style-name="ro1">
          <table:table-cell office:value-type="float" office:value="11.8724570229999" calcext:value-type="float">
            <text:p>11.872457023</text:p>
          </table:table-cell>
          <table:table-cell office:value-type="float" office:value="3514.36202618319" calcext:value-type="float">
            <text:p>3514.3620261832</text:p>
          </table:table-cell>
        </table:table-row>
        <table:table-row table:style-name="ro1">
          <table:table-cell office:value-type="float" office:value="11.8895550289999" calcext:value-type="float">
            <text:p>11.889555029</text:p>
          </table:table-cell>
          <table:table-cell office:value-type="float" office:value="3509.18112908066" calcext:value-type="float">
            <text:p>3509.1811290807</text:p>
          </table:table-cell>
        </table:table-row>
        <table:table-row table:style-name="ro1">
          <table:table-cell office:value-type="float" office:value="11.9067778670001" calcext:value-type="float">
            <text:p>11.906777867</text:p>
          </table:table-cell>
          <table:table-cell office:value-type="float" office:value="3483.74640691469" calcext:value-type="float">
            <text:p>3483.7464069147</text:p>
          </table:table-cell>
        </table:table-row>
        <table:table-row table:style-name="ro1">
          <table:table-cell office:value-type="float" office:value="11.9237721330001" calcext:value-type="float">
            <text:p>11.923772133</text:p>
          </table:table-cell>
          <table:table-cell office:value-type="float" office:value="3530.60261620354" calcext:value-type="float">
            <text:p>3530.6026162035</text:p>
          </table:table-cell>
        </table:table-row>
        <table:table-row table:style-name="ro1">
          <table:table-cell office:value-type="float" office:value="11.940916541" calcext:value-type="float">
            <text:p>11.940916541</text:p>
          </table:table-cell>
          <table:table-cell office:value-type="float" office:value="3499.68339532478" calcext:value-type="float">
            <text:p>3499.6833953248</text:p>
          </table:table-cell>
        </table:table-row>
        <table:table-row table:style-name="ro1">
          <table:table-cell office:value-type="float" office:value="11.958029181" calcext:value-type="float">
            <text:p>11.958029181</text:p>
          </table:table-cell>
          <table:table-cell office:value-type="float" office:value="3506.18022700318" calcext:value-type="float">
            <text:p>3506.1802270032</text:p>
          </table:table-cell>
        </table:table-row>
        <table:table-row table:style-name="ro1">
          <table:table-cell office:value-type="float" office:value="11.9751008870001" calcext:value-type="float">
            <text:p>11.975100887</text:p>
          </table:table-cell>
          <table:table-cell office:value-type="float" office:value="3514.58723574051" calcext:value-type="float">
            <text:p>3514.5872357405</text:p>
          </table:table-cell>
        </table:table-row>
        <table:table-row table:style-name="ro1">
          <table:table-cell office:value-type="float" office:value="11.992227015" calcext:value-type="float">
            <text:p>11.992227015</text:p>
          </table:table-cell>
          <table:table-cell office:value-type="float" office:value="3503.41886969991" calcext:value-type="float">
            <text:p>3503.4188696999</text:p>
          </table:table-cell>
        </table:table-row>
        <table:table-row table:style-name="ro1">
          <table:table-cell office:value-type="float" office:value="12.009177847" calcext:value-type="float">
            <text:p>12.009177847</text:p>
          </table:table-cell>
          <table:table-cell office:value-type="float" office:value="3539.64926322953" calcext:value-type="float">
            <text:p>3539.6492632295</text:p>
          </table:table-cell>
        </table:table-row>
        <table:table-row table:style-name="ro1">
          <table:table-cell office:value-type="float" office:value="12.0262609070001" calcext:value-type="float">
            <text:p>12.026260907</text:p>
          </table:table-cell>
          <table:table-cell office:value-type="float" office:value="3512.25131797139" calcext:value-type="float">
            <text:p>3512.2513179714</text:p>
          </table:table-cell>
        </table:table-row>
        <table:table-row table:style-name="ro1">
          <table:table-cell office:value-type="float" office:value="12.0433186560001" calcext:value-type="float">
            <text:p>12.043318656</text:p>
          </table:table-cell>
          <table:table-cell office:value-type="float" office:value="3517.46294307592" calcext:value-type="float">
            <text:p>3517.4629430759</text:p>
          </table:table-cell>
        </table:table-row>
        <table:table-row table:style-name="ro1">
          <table:table-cell office:value-type="float" office:value="12.0603880189999" calcext:value-type="float">
            <text:p>12.060388019</text:p>
          </table:table-cell>
          <table:table-cell office:value-type="float" office:value="3515.06966022888" calcext:value-type="float">
            <text:p>3515.0696602289</text:p>
          </table:table-cell>
        </table:table-row>
        <table:table-row table:style-name="ro1">
          <table:table-cell office:value-type="float" office:value="12.0774458200001" calcext:value-type="float">
            <text:p>12.07744582</text:p>
          </table:table-cell>
          <table:table-cell office:value-type="float" office:value="3517.45222020853" calcext:value-type="float">
            <text:p>3517.4522202085</text:p>
          </table:table-cell>
        </table:table-row>
        <table:table-row table:style-name="ro1">
          <table:table-cell office:value-type="float" office:value="12.09457023" calcext:value-type="float">
            <text:p>12.09457023</text:p>
          </table:table-cell>
          <table:table-cell office:value-type="float" office:value="3503.77034888623" calcext:value-type="float">
            <text:p>3503.7703488862</text:p>
          </table:table-cell>
        </table:table-row>
        <table:table-row table:style-name="ro1">
          <table:table-cell office:value-type="float" office:value="12.111650008" calcext:value-type="float">
            <text:p>12.111650008</text:p>
          </table:table-cell>
          <table:table-cell office:value-type="float" office:value="3512.92622189025" calcext:value-type="float">
            <text:p>3512.9262218903</text:p>
          </table:table-cell>
        </table:table-row>
        <table:table-row table:style-name="ro1">
          <table:table-cell office:value-type="float" office:value="12.1287467120001" calcext:value-type="float">
            <text:p>12.128746712</text:p>
          </table:table-cell>
          <table:table-cell office:value-type="float" office:value="3509.44837084757" calcext:value-type="float">
            <text:p>3509.4483708476</text:p>
          </table:table-cell>
        </table:table-row>
        <table:table-row table:style-name="ro1">
          <table:table-cell office:value-type="float" office:value="12.1457636319999" calcext:value-type="float">
            <text:p>12.145763632</text:p>
          </table:table-cell>
          <table:table-cell office:value-type="float" office:value="3525.90245476796" calcext:value-type="float">
            <text:p>3525.902454768</text:p>
          </table:table-cell>
        </table:table-row>
        <table:table-row table:style-name="ro1">
          <table:table-cell office:value-type="float" office:value="12.162846383" calcext:value-type="float">
            <text:p>12.162846383</text:p>
          </table:table-cell>
          <table:table-cell office:value-type="float" office:value="3512.31484903616" calcext:value-type="float">
            <text:p>3512.3148490362</text:p>
          </table:table-cell>
        </table:table-row>
        <table:table-row table:style-name="ro1">
          <table:table-cell office:value-type="float" office:value="12.1799780890001" calcext:value-type="float">
            <text:p>12.179978089</text:p>
          </table:table-cell>
          <table:table-cell office:value-type="float" office:value="3502.27817356013" calcext:value-type="float">
            <text:p>3502.2781735601</text:p>
          </table:table-cell>
        </table:table-row>
        <table:table-row table:style-name="ro1">
          <table:table-cell office:value-type="float" office:value="12.1970163660001" calcext:value-type="float">
            <text:p>12.197016366</text:p>
          </table:table-cell>
          <table:table-cell office:value-type="float" office:value="3521.4828353864" calcext:value-type="float">
            <text:p>3521.4828353864</text:p>
          </table:table-cell>
        </table:table-row>
        <table:table-row table:style-name="ro1">
          <table:table-cell office:value-type="float" office:value="12.2140610480001" calcext:value-type="float">
            <text:p>12.214061048</text:p>
          </table:table-cell>
          <table:table-cell office:value-type="float" office:value="3520.15954301651" calcext:value-type="float">
            <text:p>3520.1595430165</text:p>
          </table:table-cell>
        </table:table-row>
        <table:table-row table:style-name="ro1">
          <table:table-cell office:value-type="float" office:value="12.231138956" calcext:value-type="float">
            <text:p>12.231138956</text:p>
          </table:table-cell>
          <table:table-cell office:value-type="float" office:value="3513.31088095121" calcext:value-type="float">
            <text:p>3513.3108809512</text:p>
          </table:table-cell>
        </table:table-row>
        <table:table-row table:style-name="ro1">
          <table:table-cell office:value-type="float" office:value="12.248285244" calcext:value-type="float">
            <text:p>12.248285244</text:p>
          </table:table-cell>
          <table:table-cell office:value-type="float" office:value="3499.29967348201" calcext:value-type="float">
            <text:p>3499.299673482</text:p>
          </table:table-cell>
        </table:table-row>
        <table:table-row table:style-name="ro1">
          <table:table-cell office:value-type="float" office:value="12.265389139" calcext:value-type="float">
            <text:p>12.265389139</text:p>
          </table:table-cell>
          <table:table-cell office:value-type="float" office:value="3507.97289155664" calcext:value-type="float">
            <text:p>3507.9728915567</text:p>
          </table:table-cell>
        </table:table-row>
        <table:table-row table:style-name="ro1">
          <table:table-cell office:value-type="float" office:value="12.282430749" calcext:value-type="float">
            <text:p>12.282430749</text:p>
          </table:table-cell>
          <table:table-cell office:value-type="float" office:value="3520.7941033785" calcext:value-type="float">
            <text:p>3520.7941033785</text:p>
          </table:table-cell>
        </table:table-row>
        <table:table-row table:style-name="ro1">
          <table:table-cell office:value-type="float" office:value="12.299490586" calcext:value-type="float">
            <text:p>12.299490586</text:p>
          </table:table-cell>
          <table:table-cell office:value-type="float" office:value="3517.03243119394" calcext:value-type="float">
            <text:p>3517.032431194</text:p>
          </table:table-cell>
        </table:table-row>
        <table:table-row table:style-name="ro1">
          <table:table-cell office:value-type="float" office:value="12.316576254" calcext:value-type="float">
            <text:p>12.316576254</text:p>
          </table:table-cell>
          <table:table-cell office:value-type="float" office:value="3511.71519897405" calcext:value-type="float">
            <text:p>3511.7151989741</text:p>
          </table:table-cell>
        </table:table-row>
        <table:table-row table:style-name="ro1">
          <table:table-cell office:value-type="float" office:value="12.333796806" calcext:value-type="float">
            <text:p>12.333796806</text:p>
          </table:table-cell>
          <table:table-cell office:value-type="float" office:value="3484.2088685606" calcext:value-type="float">
            <text:p>3484.2088685606</text:p>
          </table:table-cell>
        </table:table-row>
        <table:table-row table:style-name="ro1">
          <table:table-cell office:value-type="float" office:value="12.351235202" calcext:value-type="float">
            <text:p>12.351235202</text:p>
          </table:table-cell>
          <table:table-cell office:value-type="float" office:value="3440.6834206563" calcext:value-type="float">
            <text:p>3440.6834206563</text:p>
          </table:table-cell>
        </table:table-row>
        <table:table-row table:style-name="ro1">
          <table:table-cell office:value-type="float" office:value="12.3687282799999" calcext:value-type="float">
            <text:p>12.36872828</text:p>
          </table:table-cell>
          <table:table-cell office:value-type="float" office:value="3429.9281121532" calcext:value-type="float">
            <text:p>3429.9281121532</text:p>
          </table:table-cell>
        </table:table-row>
        <table:table-row table:style-name="ro1">
          <table:table-cell office:value-type="float" office:value="12.3864888860001" calcext:value-type="float">
            <text:p>12.386488886</text:p>
          </table:table-cell>
          <table:table-cell office:value-type="float" office:value="3378.26310653666" calcext:value-type="float">
            <text:p>3378.2631065367</text:p>
          </table:table-cell>
        </table:table-row>
        <table:table-row table:style-name="ro1">
          <table:table-cell office:value-type="float" office:value="12.404365888" calcext:value-type="float">
            <text:p>12.404365888</text:p>
          </table:table-cell>
          <table:table-cell office:value-type="float" office:value="3356.26745469267" calcext:value-type="float">
            <text:p>3356.2674546927</text:p>
          </table:table-cell>
        </table:table-row>
        <table:table-row table:style-name="ro1">
          <table:table-cell office:value-type="float" office:value="12.4224459439999" calcext:value-type="float">
            <text:p>12.422445944</text:p>
          </table:table-cell>
          <table:table-cell office:value-type="float" office:value="3318.57379204331" calcext:value-type="float">
            <text:p>3318.5737920433</text:p>
          </table:table-cell>
        </table:table-row>
        <table:table-row table:style-name="ro1">
          <table:table-cell office:value-type="float" office:value="12.440466005" calcext:value-type="float">
            <text:p>12.440466005</text:p>
          </table:table-cell>
          <table:table-cell office:value-type="float" office:value="3329.62246908864" calcext:value-type="float">
            <text:p>3329.6224690887</text:p>
          </table:table-cell>
        </table:table-row>
        <table:table-row table:style-name="ro1">
          <table:table-cell office:value-type="float" office:value="12.4585988690001" calcext:value-type="float">
            <text:p>12.458598869</text:p>
          </table:table-cell>
          <table:table-cell office:value-type="float" office:value="3308.90917174702" calcext:value-type="float">
            <text:p>3308.909171747</text:p>
          </table:table-cell>
        </table:table-row>
        <table:table-row table:style-name="ro1">
          <table:table-cell office:value-type="float" office:value="12.476912757" calcext:value-type="float">
            <text:p>12.476912757</text:p>
          </table:table-cell>
          <table:table-cell office:value-type="float" office:value="3276.20219147956" calcext:value-type="float">
            <text:p>3276.2021914796</text:p>
          </table:table-cell>
        </table:table-row>
        <table:table-row table:style-name="ro1">
          <table:table-cell office:value-type="float" office:value="12.4952042519999" calcext:value-type="float">
            <text:p>12.495204252</text:p>
          </table:table-cell>
          <table:table-cell office:value-type="float" office:value="3280.21301705886" calcext:value-type="float">
            <text:p>3280.2130170589</text:p>
          </table:table-cell>
        </table:table-row>
        <table:table-row table:style-name="ro1">
          <table:table-cell office:value-type="float" office:value="12.5134972569999" calcext:value-type="float">
            <text:p>12.513497257</text:p>
          </table:table-cell>
          <table:table-cell office:value-type="float" office:value="3279.94225114431" calcext:value-type="float">
            <text:p>3279.9422511443</text:p>
          </table:table-cell>
        </table:table-row>
        <table:table-row table:style-name="ro1">
          <table:table-cell office:value-type="float" office:value="12.531923583" calcext:value-type="float">
            <text:p>12.531923583</text:p>
          </table:table-cell>
          <table:table-cell office:value-type="float" office:value="3256.21070634623" calcext:value-type="float">
            <text:p>3256.2107063462</text:p>
          </table:table-cell>
        </table:table-row>
        <table:table-row table:style-name="ro1">
          <table:table-cell office:value-type="float" office:value="12.550528017" calcext:value-type="float">
            <text:p>12.550528017</text:p>
          </table:table-cell>
          <table:table-cell office:value-type="float" office:value="3225.03764424263" calcext:value-type="float">
            <text:p>3225.0376442426</text:p>
          </table:table-cell>
        </table:table-row>
        <table:table-row table:style-name="ro1">
          <table:table-cell office:value-type="float" office:value="12.569083759" calcext:value-type="float">
            <text:p>12.569083759</text:p>
          </table:table-cell>
          <table:table-cell office:value-type="float" office:value="3233.50044423089" calcext:value-type="float">
            <text:p>3233.5004442309</text:p>
          </table:table-cell>
        </table:table-row>
        <table:table-row table:style-name="ro1">
          <table:table-cell office:value-type="float" office:value="12.5877346469999" calcext:value-type="float">
            <text:p>12.587734647</text:p>
          </table:table-cell>
          <table:table-cell office:value-type="float" office:value="3217.0050026726" calcext:value-type="float">
            <text:p>3217.0050026726</text:p>
          </table:table-cell>
        </table:table-row>
        <table:table-row table:style-name="ro1">
          <table:table-cell office:value-type="float" office:value="12.6063547050001" calcext:value-type="float">
            <text:p>12.606354705</text:p>
          </table:table-cell>
          <table:table-cell office:value-type="float" office:value="3222.33153084701" calcext:value-type="float">
            <text:p>3222.331530847</text:p>
          </table:table-cell>
        </table:table-row>
        <table:table-row table:style-name="ro1">
          <table:table-cell office:value-type="float" office:value="12.625158497" calcext:value-type="float">
            <text:p>12.625158497</text:p>
          </table:table-cell>
          <table:table-cell office:value-type="float" office:value="3190.84576132787" calcext:value-type="float">
            <text:p>3190.8457613279</text:p>
          </table:table-cell>
        </table:table-row>
        <table:table-row table:style-name="ro1">
          <table:table-cell office:value-type="float" office:value="12.643911616" calcext:value-type="float">
            <text:p>12.643911616</text:p>
          </table:table-cell>
          <table:table-cell office:value-type="float" office:value="3199.46777921022" calcext:value-type="float">
            <text:p>3199.4677792102</text:p>
          </table:table-cell>
        </table:table-row>
        <table:table-row table:style-name="ro1">
          <table:table-cell office:value-type="float" office:value="12.662809148" calcext:value-type="float">
            <text:p>12.662809148</text:p>
          </table:table-cell>
          <table:table-cell office:value-type="float" office:value="3175.01777481075" calcext:value-type="float">
            <text:p>3175.0177748108</text:p>
          </table:table-cell>
        </table:table-row>
        <table:table-row table:style-name="ro1">
          <table:table-cell office:value-type="float" office:value="12.6816842870001" calcext:value-type="float">
            <text:p>12.681684287</text:p>
          </table:table-cell>
          <table:table-cell office:value-type="float" office:value="3178.78453767556" calcext:value-type="float">
            <text:p>3178.7845376756</text:p>
          </table:table-cell>
        </table:table-row>
        <table:table-row table:style-name="ro1">
          <table:table-cell office:value-type="float" office:value="12.700526721" calcext:value-type="float">
            <text:p>12.700526721</text:p>
          </table:table-cell>
          <table:table-cell office:value-type="float" office:value="3184.30198562961" calcext:value-type="float">
            <text:p>3184.3019856296</text:p>
          </table:table-cell>
        </table:table-row>
        <table:table-row table:style-name="ro1">
          <table:table-cell office:value-type="float" office:value="12.719549763" calcext:value-type="float">
            <text:p>12.719549763</text:p>
          </table:table-cell>
          <table:table-cell office:value-type="float" office:value="3154.06968032631" calcext:value-type="float">
            <text:p>3154.0696803263</text:p>
          </table:table-cell>
        </table:table-row>
        <table:table-row table:style-name="ro1">
          <table:table-cell office:value-type="float" office:value="12.7386141550001" calcext:value-type="float">
            <text:p>12.738614155</text:p>
          </table:table-cell>
          <table:table-cell office:value-type="float" office:value="3147.22861342455" calcext:value-type="float">
            <text:p>3147.2286134246</text:p>
          </table:table-cell>
        </table:table-row>
        <table:table-row table:style-name="ro1">
          <table:table-cell office:value-type="float" office:value="12.757657352" calcext:value-type="float">
            <text:p>12.757657352</text:p>
          </table:table-cell>
          <table:table-cell office:value-type="float" office:value="3150.73146594467" calcext:value-type="float">
            <text:p>3150.7314659447</text:p>
          </table:table-cell>
        </table:table-row>
        <table:table-row table:style-name="ro1">
          <table:table-cell office:value-type="float" office:value="12.7765824860001" calcext:value-type="float">
            <text:p>12.776582486</text:p>
          </table:table-cell>
          <table:table-cell office:value-type="float" office:value="3170.38706304063" calcext:value-type="float">
            <text:p>3170.3870630406</text:p>
          </table:table-cell>
        </table:table-row>
        <table:table-row table:style-name="ro1">
          <table:table-cell office:value-type="float" office:value="12.795719684" calcext:value-type="float">
            <text:p>12.795719684</text:p>
          </table:table-cell>
          <table:table-cell office:value-type="float" office:value="3135.25522389156" calcext:value-type="float">
            <text:p>3135.2552238916</text:p>
          </table:table-cell>
        </table:table-row>
        <table:table-row table:style-name="ro1">
          <table:table-cell office:value-type="float" office:value="12.8147350710001" calcext:value-type="float">
            <text:p>12.814735071</text:p>
          </table:table-cell>
          <table:table-cell office:value-type="float" office:value="3155.33941011789" calcext:value-type="float">
            <text:p>3155.3394101179</text:p>
          </table:table-cell>
        </table:table-row>
        <table:table-row table:style-name="ro1">
          <table:table-cell office:value-type="float" office:value="12.8336593720001" calcext:value-type="float">
            <text:p>12.833659372</text:p>
          </table:table-cell>
          <table:table-cell office:value-type="float" office:value="3170.5266154927" calcext:value-type="float">
            <text:p>3170.5266154927</text:p>
          </table:table-cell>
        </table:table-row>
        <table:table-row table:style-name="ro1">
          <table:table-cell office:value-type="float" office:value="12.852525709" calcext:value-type="float">
            <text:p>12.852525709</text:p>
          </table:table-cell>
          <table:table-cell office:value-type="float" office:value="3180.26758454052" calcext:value-type="float">
            <text:p>3180.2675845405</text:p>
          </table:table-cell>
        </table:table-row>
        <table:table-row table:style-name="ro1">
          <table:table-cell office:value-type="float" office:value="12.871645149" calcext:value-type="float">
            <text:p>12.871645149</text:p>
          </table:table-cell>
          <table:table-cell office:value-type="float" office:value="3138.16722666496" calcext:value-type="float">
            <text:p>3138.167226665</text:p>
          </table:table-cell>
        </table:table-row>
        <table:table-row table:style-name="ro1">
          <table:table-cell office:value-type="float" office:value="12.8906568899999" calcext:value-type="float">
            <text:p>12.89065689</text:p>
          </table:table-cell>
          <table:table-cell office:value-type="float" office:value="3155.94452922776" calcext:value-type="float">
            <text:p>3155.9445292278</text:p>
          </table:table-cell>
        </table:table-row>
        <table:table-row table:style-name="ro1">
          <table:table-cell office:value-type="float" office:value="12.909718418" calcext:value-type="float">
            <text:p>12.909718418</text:p>
          </table:table-cell>
          <table:table-cell office:value-type="float" office:value="3147.70148541047" calcext:value-type="float">
            <text:p>3147.7014854105</text:p>
          </table:table-cell>
        </table:table-row>
        <table:table-row table:style-name="ro1">
          <table:table-cell office:value-type="float" office:value="12.9289961760001" calcext:value-type="float">
            <text:p>12.928996176</text:p>
          </table:table-cell>
          <table:table-cell office:value-type="float" office:value="3112.39512394873" calcext:value-type="float">
            <text:p>3112.3951239487</text:p>
          </table:table-cell>
        </table:table-row>
        <table:table-row table:style-name="ro1">
          <table:table-cell office:value-type="float" office:value="12.9481782129999" calcext:value-type="float">
            <text:p>12.948178213</text:p>
          </table:table-cell>
          <table:table-cell office:value-type="float" office:value="3127.9264032548" calcext:value-type="float">
            <text:p>3127.9264032548</text:p>
          </table:table-cell>
        </table:table-row>
        <table:table-row table:style-name="ro1">
          <table:table-cell office:value-type="float" office:value="12.967426808" calcext:value-type="float">
            <text:p>12.967426808</text:p>
          </table:table-cell>
          <table:table-cell office:value-type="float" office:value="3117.11062545487" calcext:value-type="float">
            <text:p>3117.1106254549</text:p>
          </table:table-cell>
        </table:table-row>
        <table:table-row table:style-name="ro1">
          <table:table-cell office:value-type="float" office:value="12.9867475829999" calcext:value-type="float">
            <text:p>12.986747583</text:p>
          </table:table-cell>
          <table:table-cell office:value-type="float" office:value="3105.4654898888" calcext:value-type="float">
            <text:p>3105.4654898888</text:p>
          </table:table-cell>
        </table:table-row>
        <table:table-row table:style-name="ro1">
          <table:table-cell office:value-type="float" office:value="13.0061180929999" calcext:value-type="float">
            <text:p>13.006118093</text:p>
          </table:table-cell>
          <table:table-cell office:value-type="float" office:value="3097.49201233539" calcext:value-type="float">
            <text:p>3097.4920123354</text:p>
          </table:table-cell>
        </table:table-row>
        <table:table-row table:style-name="ro1">
          <table:table-cell office:value-type="float" office:value="13.0255714079999" calcext:value-type="float">
            <text:p>13.025571408</text:p>
          </table:table-cell>
          <table:table-cell office:value-type="float" office:value="3084.30722476401" calcext:value-type="float">
            <text:p>3084.307224764</text:p>
          </table:table-cell>
        </table:table-row>
        <table:table-row table:style-name="ro1">
          <table:table-cell office:value-type="float" office:value="13.0450426899999" calcext:value-type="float">
            <text:p>13.04504269</text:p>
          </table:table-cell>
          <table:table-cell office:value-type="float" office:value="3081.4612001344" calcext:value-type="float">
            <text:p>3081.4612001344</text:p>
          </table:table-cell>
        </table:table-row>
        <table:table-row table:style-name="ro1">
          <table:table-cell office:value-type="float" office:value="13.0647467629999" calcext:value-type="float">
            <text:p>13.064746763</text:p>
          </table:table-cell>
          <table:table-cell office:value-type="float" office:value="3045.0557100621" calcext:value-type="float">
            <text:p>3045.0557100621</text:p>
          </table:table-cell>
        </table:table-row>
        <table:table-row table:style-name="ro1">
          <table:table-cell office:value-type="float" office:value="13.0844492209999" calcext:value-type="float">
            <text:p>13.084449221</text:p>
          </table:table-cell>
          <table:table-cell office:value-type="float" office:value="3045.30531165455" calcext:value-type="float">
            <text:p>3045.3053116546</text:p>
          </table:table-cell>
        </table:table-row>
        <table:table-row table:style-name="ro1">
          <table:table-cell office:value-type="float" office:value="13.104149128" calcext:value-type="float">
            <text:p>13.104149128</text:p>
          </table:table-cell>
          <table:table-cell office:value-type="float" office:value="3045.69965734359" calcext:value-type="float">
            <text:p>3045.6996573436</text:p>
          </table:table-cell>
        </table:table-row>
        <table:table-row table:style-name="ro1">
          <table:table-cell office:value-type="float" office:value="13.1238502849999" calcext:value-type="float">
            <text:p>13.123850285</text:p>
          </table:table-cell>
          <table:table-cell office:value-type="float" office:value="3045.50641367861" calcext:value-type="float">
            <text:p>3045.5064136786</text:p>
          </table:table-cell>
        </table:table-row>
        <table:table-row table:style-name="ro1">
          <table:table-cell office:value-type="float" office:value="13.1436018540001" calcext:value-type="float">
            <text:p>13.143601854</text:p>
          </table:table-cell>
          <table:table-cell office:value-type="float" office:value="3037.7333567527" calcext:value-type="float">
            <text:p>3037.7333567527</text:p>
          </table:table-cell>
        </table:table-row>
        <table:table-row table:style-name="ro1">
          <table:table-cell office:value-type="float" office:value="13.1633164509999" calcext:value-type="float">
            <text:p>13.163316451</text:p>
          </table:table-cell>
          <table:table-cell office:value-type="float" office:value="3043.43020557126" calcext:value-type="float">
            <text:p>3043.4302055713</text:p>
          </table:table-cell>
        </table:table-row>
        <table:table-row table:style-name="ro1">
          <table:table-cell office:value-type="float" office:value="13.1833217000001" calcext:value-type="float">
            <text:p>13.1833217</text:p>
          </table:table-cell>
          <table:table-cell office:value-type="float" office:value="2999.21285655909" calcext:value-type="float">
            <text:p>2999.2128565591</text:p>
          </table:table-cell>
        </table:table-row>
        <table:table-row table:style-name="ro1">
          <table:table-cell office:value-type="float" office:value="13.203220136" calcext:value-type="float">
            <text:p>13.203220136</text:p>
          </table:table-cell>
          <table:table-cell office:value-type="float" office:value="3015.3123592304" calcext:value-type="float">
            <text:p>3015.3123592304</text:p>
          </table:table-cell>
        </table:table-row>
        <table:table-row table:style-name="ro1">
          <table:table-cell office:value-type="float" office:value="13.223310116" calcext:value-type="float">
            <text:p>13.223310116</text:p>
          </table:table-cell>
          <table:table-cell office:value-type="float" office:value="2986.56345103884" calcext:value-type="float">
            <text:p>2986.5634510388</text:p>
          </table:table-cell>
        </table:table-row>
        <table:table-row table:style-name="ro1">
          <table:table-cell office:value-type="float" office:value="13.243363434" calcext:value-type="float">
            <text:p>13.243363434</text:p>
          </table:table-cell>
          <table:table-cell office:value-type="float" office:value="2992.02356437833" calcext:value-type="float">
            <text:p>2992.0235643783</text:p>
          </table:table-cell>
        </table:table-row>
        <table:table-row table:style-name="ro1">
          <table:table-cell office:value-type="float" office:value="13.2634962229999" calcext:value-type="float">
            <text:p>13.263496223</text:p>
          </table:table-cell>
          <table:table-cell office:value-type="float" office:value="2980.21302464177" calcext:value-type="float">
            <text:p>2980.2130246418</text:p>
          </table:table-cell>
        </table:table-row>
        <table:table-row table:style-name="ro1">
          <table:table-cell office:value-type="float" office:value="13.2837593649999" calcext:value-type="float">
            <text:p>13.283759365</text:p>
          </table:table-cell>
          <table:table-cell office:value-type="float" office:value="2961.04128372938" calcext:value-type="float">
            <text:p>2961.0412837294</text:p>
          </table:table-cell>
        </table:table-row>
        <table:table-row table:style-name="ro1">
          <table:table-cell office:value-type="float" office:value="13.3041532760001" calcext:value-type="float">
            <text:p>13.304153276</text:p>
          </table:table-cell>
          <table:table-cell office:value-type="float" office:value="2942.05461618137" calcext:value-type="float">
            <text:p>2942.0546161814</text:p>
          </table:table-cell>
        </table:table-row>
        <table:table-row table:style-name="ro1">
          <table:table-cell office:value-type="float" office:value="13.324466882" calcext:value-type="float">
            <text:p>13.324466882</text:p>
          </table:table-cell>
          <table:table-cell office:value-type="float" office:value="2953.68532796009" calcext:value-type="float">
            <text:p>2953.6853279601</text:p>
          </table:table-cell>
        </table:table-row>
        <table:table-row table:style-name="ro1">
          <table:table-cell office:value-type="float" office:value="13.3450040089999" calcext:value-type="float">
            <text:p>13.345004009</text:p>
          </table:table-cell>
          <table:table-cell office:value-type="float" office:value="2921.53814894843" calcext:value-type="float">
            <text:p>2921.5381489484</text:p>
          </table:table-cell>
        </table:table-row>
        <table:table-row table:style-name="ro1">
          <table:table-cell office:value-type="float" office:value="13.3655324910001" calcext:value-type="float">
            <text:p>13.365532491</text:p>
          </table:table-cell>
          <table:table-cell office:value-type="float" office:value="2922.76847355667" calcext:value-type="float">
            <text:p>2922.7684735567</text:p>
          </table:table-cell>
        </table:table-row>
        <table:table-row table:style-name="ro1">
          <table:table-cell office:value-type="float" office:value="13.386191326" calcext:value-type="float">
            <text:p>13.386191326</text:p>
          </table:table-cell>
          <table:table-cell office:value-type="float" office:value="2904.32640563456" calcext:value-type="float">
            <text:p>2904.3264056346</text:p>
          </table:table-cell>
        </table:table-row>
        <table:table-row table:style-name="ro1">
          <table:table-cell office:value-type="float" office:value="13.4070016569999" calcext:value-type="float">
            <text:p>13.407001657</text:p>
          </table:table-cell>
          <table:table-cell office:value-type="float" office:value="2883.18335735783" calcext:value-type="float">
            <text:p>2883.1833573578</text:p>
          </table:table-cell>
        </table:table-row>
        <table:table-row table:style-name="ro1">
          <table:table-cell office:value-type="float" office:value="13.4277423589999" calcext:value-type="float">
            <text:p>13.427742359</text:p>
          </table:table-cell>
          <table:table-cell office:value-type="float" office:value="2892.86254630946" calcext:value-type="float">
            <text:p>2892.8625463095</text:p>
          </table:table-cell>
        </table:table-row>
        <table:table-row table:style-name="ro1">
          <table:table-cell office:value-type="float" office:value="13.448568731" calcext:value-type="float">
            <text:p>13.448568731</text:p>
          </table:table-cell>
          <table:table-cell office:value-type="float" office:value="2880.96265637183" calcext:value-type="float">
            <text:p>2880.9626563718</text:p>
          </table:table-cell>
        </table:table-row>
        <table:table-row table:style-name="ro1">
          <table:table-cell office:value-type="float" office:value="13.469549359" calcext:value-type="float">
            <text:p>13.469549359</text:p>
          </table:table-cell>
          <table:table-cell office:value-type="float" office:value="2859.78093697248" calcext:value-type="float">
            <text:p>2859.7809369725</text:p>
          </table:table-cell>
        </table:table-row>
        <table:table-row table:style-name="ro1">
          <table:table-cell office:value-type="float" office:value="13.490561755" calcext:value-type="float">
            <text:p>13.490561755</text:p>
          </table:table-cell>
          <table:table-cell office:value-type="float" office:value="2855.45732147007" calcext:value-type="float">
            <text:p>2855.4573214701</text:p>
          </table:table-cell>
        </table:table-row>
        <table:table-row table:style-name="ro1">
          <table:table-cell office:value-type="float" office:value="13.5116641950001" calcext:value-type="float">
            <text:p>13.511664195</text:p>
          </table:table-cell>
          <table:table-cell office:value-type="float" office:value="2843.27310016561" calcext:value-type="float">
            <text:p>2843.2731001656</text:p>
          </table:table-cell>
        </table:table-row>
        <table:table-row table:style-name="ro1">
          <table:table-cell office:value-type="float" office:value="13.5329216729999" calcext:value-type="float">
            <text:p>13.532921673</text:p>
          </table:table-cell>
          <table:table-cell office:value-type="float" office:value="2822.53614471548" calcext:value-type="float">
            <text:p>2822.5361447155</text:p>
          </table:table-cell>
        </table:table-row>
        <table:table-row table:style-name="ro1">
          <table:table-cell office:value-type="float" office:value="13.5541633190001" calcext:value-type="float">
            <text:p>13.554163319</text:p>
          </table:table-cell>
          <table:table-cell office:value-type="float" office:value="2824.63986075367" calcext:value-type="float">
            <text:p>2824.6398607537</text:p>
          </table:table-cell>
        </table:table-row>
        <table:table-row table:style-name="ro1">
          <table:table-cell office:value-type="float" office:value="13.5755399" calcext:value-type="float">
            <text:p>13.5755399</text:p>
          </table:table-cell>
          <table:table-cell office:value-type="float" office:value="2806.80993842017" calcext:value-type="float">
            <text:p>2806.8099384202</text:p>
          </table:table-cell>
        </table:table-row>
        <table:table-row table:style-name="ro1">
          <table:table-cell office:value-type="float" office:value="13.596846592" calcext:value-type="float">
            <text:p>13.596846592</text:p>
          </table:table-cell>
          <table:table-cell office:value-type="float" office:value="2816.01667681924" calcext:value-type="float">
            <text:p>2816.0166768193</text:p>
          </table:table-cell>
        </table:table-row>
        <table:table-row table:style-name="ro1">
          <table:table-cell office:value-type="float" office:value="13.6182869700001" calcext:value-type="float">
            <text:p>13.61828697</text:p>
          </table:table-cell>
          <table:table-cell office:value-type="float" office:value="2798.45812418876" calcext:value-type="float">
            <text:p>2798.4581241888</text:p>
          </table:table-cell>
        </table:table-row>
        <table:table-row table:style-name="ro1">
          <table:table-cell office:value-type="float" office:value="13.639688445" calcext:value-type="float">
            <text:p>13.639688445</text:p>
          </table:table-cell>
          <table:table-cell office:value-type="float" office:value="2803.54508276398" calcext:value-type="float">
            <text:p>2803.545082764</text:p>
          </table:table-cell>
        </table:table-row>
        <table:table-row table:style-name="ro1">
          <table:table-cell office:value-type="float" office:value="13.6610956479999" calcext:value-type="float">
            <text:p>13.661095648</text:p>
          </table:table-cell>
          <table:table-cell office:value-type="float" office:value="2802.79492843652" calcext:value-type="float">
            <text:p>2802.7949284365</text:p>
          </table:table-cell>
        </table:table-row>
        <table:table-row table:style-name="ro1">
          <table:table-cell office:value-type="float" office:value="13.682782201" calcext:value-type="float">
            <text:p>13.682782201</text:p>
          </table:table-cell>
          <table:table-cell office:value-type="float" office:value="2766.69141470751" calcext:value-type="float">
            <text:p>2766.6914147075</text:p>
          </table:table-cell>
        </table:table-row>
        <table:table-row table:style-name="ro1">
          <table:table-cell office:value-type="float" office:value="13.704452193" calcext:value-type="float">
            <text:p>13.704452193</text:p>
          </table:table-cell>
          <table:table-cell office:value-type="float" office:value="2768.80582144001" calcext:value-type="float">
            <text:p>2768.80582144</text:p>
          </table:table-cell>
        </table:table-row>
        <table:table-row table:style-name="ro1">
          <table:table-cell office:value-type="float" office:value="13.7261692120001" calcext:value-type="float">
            <text:p>13.726169212</text:p>
          </table:table-cell>
          <table:table-cell office:value-type="float" office:value="2762.81012599861" calcext:value-type="float">
            <text:p>2762.8101259986</text:p>
          </table:table-cell>
        </table:table-row>
        <table:table-row table:style-name="ro1">
          <table:table-cell office:value-type="float" office:value="13.7481457910001" calcext:value-type="float">
            <text:p>13.748145791</text:p>
          </table:table-cell>
          <table:table-cell office:value-type="float" office:value="2730.17925128246" calcext:value-type="float">
            <text:p>2730.1792512825</text:p>
          </table:table-cell>
        </table:table-row>
        <table:table-row table:style-name="ro1">
          <table:table-cell office:value-type="float" office:value="13.770142784" calcext:value-type="float">
            <text:p>13.770142784</text:p>
          </table:table-cell>
          <table:table-cell office:value-type="float" office:value="2727.64554683752" calcext:value-type="float">
            <text:p>2727.6455468375</text:p>
          </table:table-cell>
        </table:table-row>
        <table:table-row table:style-name="ro1">
          <table:table-cell office:value-type="float" office:value="13.7922124270001" calcext:value-type="float">
            <text:p>13.792212427</text:p>
          </table:table-cell>
          <table:table-cell office:value-type="float" office:value="2718.66654117" calcext:value-type="float">
            <text:p>2718.66654117</text:p>
          </table:table-cell>
        </table:table-row>
        <table:table-row table:style-name="ro1">
          <table:table-cell office:value-type="float" office:value="13.8144251819999" calcext:value-type="float">
            <text:p>13.814425182</text:p>
          </table:table-cell>
          <table:table-cell office:value-type="float" office:value="2701.15075777253" calcext:value-type="float">
            <text:p>2701.1507577725</text:p>
          </table:table-cell>
        </table:table-row>
        <table:table-row table:style-name="ro1">
          <table:table-cell office:value-type="float" office:value="13.836789277" calcext:value-type="float">
            <text:p>13.836789277</text:p>
          </table:table-cell>
          <table:table-cell office:value-type="float" office:value="2682.87180857739" calcext:value-type="float">
            <text:p>2682.8718085774</text:p>
          </table:table-cell>
        </table:table-row>
        <table:table-row table:style-name="ro1">
          <table:table-cell office:value-type="float" office:value="13.85927008" calcext:value-type="float">
            <text:p>13.85927008</text:p>
          </table:table-cell>
          <table:table-cell office:value-type="float" office:value="2668.94380952404" calcext:value-type="float">
            <text:p>2668.9438095241</text:p>
          </table:table-cell>
        </table:table-row>
        <table:table-row table:style-name="ro1">
          <table:table-cell office:value-type="float" office:value="13.8819299290001" calcext:value-type="float">
            <text:p>13.881929929</text:p>
          </table:table-cell>
          <table:table-cell office:value-type="float" office:value="2647.8552438613" calcext:value-type="float">
            <text:p>2647.8552438613</text:p>
          </table:table-cell>
        </table:table-row>
        <table:table-row table:style-name="ro1">
          <table:table-cell office:value-type="float" office:value="13.904562125" calcext:value-type="float">
            <text:p>13.904562125</text:p>
          </table:table-cell>
          <table:table-cell office:value-type="float" office:value="2651.09050841793" calcext:value-type="float">
            <text:p>2651.0905084179</text:p>
          </table:table-cell>
        </table:table-row>
        <table:table-row table:style-name="ro1">
          <table:table-cell office:value-type="float" office:value="13.9274788769999" calcext:value-type="float">
            <text:p>13.927478877</text:p>
          </table:table-cell>
          <table:table-cell office:value-type="float" office:value="2618.17206907241" calcext:value-type="float">
            <text:p>2618.1720690724</text:p>
          </table:table-cell>
        </table:table-row>
        <table:table-row table:style-name="ro1">
          <table:table-cell office:value-type="float" office:value="13.9505839460001" calcext:value-type="float">
            <text:p>13.950583946</text:p>
          </table:table-cell>
          <table:table-cell office:value-type="float" office:value="2596.83275559867" calcext:value-type="float">
            <text:p>2596.8327555987</text:p>
          </table:table-cell>
        </table:table-row>
        <table:table-row table:style-name="ro1">
          <table:table-cell office:value-type="float" office:value="13.9737701009999" calcext:value-type="float">
            <text:p>13.973770101</text:p>
          </table:table-cell>
          <table:table-cell office:value-type="float" office:value="2587.75118170271" calcext:value-type="float">
            <text:p>2587.7511817027</text:p>
          </table:table-cell>
        </table:table-row>
        <table:table-row table:style-name="ro1">
          <table:table-cell office:value-type="float" office:value="13.997082026" calcext:value-type="float">
            <text:p>13.997082026</text:p>
          </table:table-cell>
          <table:table-cell office:value-type="float" office:value="2573.79002375952" calcext:value-type="float">
            <text:p>2573.7900237595</text:p>
          </table:table-cell>
        </table:table-row>
        <table:table-row table:style-name="ro1">
          <table:table-cell office:value-type="float" office:value="14.020526543" calcext:value-type="float">
            <text:p>14.020526543</text:p>
          </table:table-cell>
          <table:table-cell office:value-type="float" office:value="2559.23378588752" calcext:value-type="float">
            <text:p>2559.2337858875</text:p>
          </table:table-cell>
        </table:table-row>
        <table:table-row table:style-name="ro1">
          <table:table-cell office:value-type="float" office:value="14.044140732" calcext:value-type="float">
            <text:p>14.044140732</text:p>
          </table:table-cell>
          <table:table-cell office:value-type="float" office:value="2540.84525197966" calcext:value-type="float">
            <text:p>2540.8452519797</text:p>
          </table:table-cell>
        </table:table-row>
        <table:table-row table:style-name="ro1">
          <table:table-cell office:value-type="float" office:value="14.0677996039999" calcext:value-type="float">
            <text:p>14.067799604</text:p>
          </table:table-cell>
          <table:table-cell office:value-type="float" office:value="2536.04651989104" calcext:value-type="float">
            <text:p>2536.0465198911</text:p>
          </table:table-cell>
        </table:table-row>
        <table:table-row table:style-name="ro1">
          <table:table-cell office:value-type="float" office:value="14.0916411149999" calcext:value-type="float">
            <text:p>14.091641115</text:p>
          </table:table-cell>
          <table:table-cell office:value-type="float" office:value="2516.61901798081" calcext:value-type="float">
            <text:p>2516.6190179808</text:p>
          </table:table-cell>
        </table:table-row>
        <table:table-row table:style-name="ro1">
          <table:table-cell office:value-type="float" office:value="14.1157076059999" calcext:value-type="float">
            <text:p>14.115707606</text:p>
          </table:table-cell>
          <table:table-cell office:value-type="float" office:value="2493.09298975232" calcext:value-type="float">
            <text:p>2493.0929897523</text:p>
          </table:table-cell>
        </table:table-row>
        <table:table-row table:style-name="ro1">
          <table:table-cell office:value-type="float" office:value="14.139757224" calcext:value-type="float">
            <text:p>14.139757224</text:p>
          </table:table-cell>
          <table:table-cell office:value-type="float" office:value="2494.84212179976" calcext:value-type="float">
            <text:p>2494.8421217998</text:p>
          </table:table-cell>
        </table:table-row>
        <table:table-row table:style-name="ro1">
          <table:table-cell office:value-type="float" office:value="14.1640217219999" calcext:value-type="float">
            <text:p>14.164021722</text:p>
          </table:table-cell>
          <table:table-cell office:value-type="float" office:value="2472.74845745136" calcext:value-type="float">
            <text:p>2472.7484574514</text:p>
          </table:table-cell>
        </table:table-row>
        <table:table-row table:style-name="ro1">
          <table:table-cell office:value-type="float" office:value="14.188296795" calcext:value-type="float">
            <text:p>14.188296795</text:p>
          </table:table-cell>
          <table:table-cell office:value-type="float" office:value="2471.67124892634" calcext:value-type="float">
            <text:p>2471.6712489263</text:p>
          </table:table-cell>
        </table:table-row>
        <table:table-row table:style-name="ro1">
          <table:table-cell office:value-type="float" office:value="14.212494739" calcext:value-type="float">
            <text:p>14.212494739</text:p>
          </table:table-cell>
          <table:table-cell office:value-type="float" office:value="2479.54950222427" calcext:value-type="float">
            <text:p>2479.5495022243</text:p>
          </table:table-cell>
        </table:table-row>
        <table:table-row table:style-name="ro1">
          <table:table-cell office:value-type="float" office:value="14.236733512" calcext:value-type="float">
            <text:p>14.236733512</text:p>
          </table:table-cell>
          <table:table-cell office:value-type="float" office:value="2475.37282518598" calcext:value-type="float">
            <text:p>2475.372825186</text:p>
          </table:table-cell>
        </table:table-row>
        <table:table-row table:style-name="ro1">
          <table:table-cell office:value-type="float" office:value="14.2607324119999" calcext:value-type="float">
            <text:p>14.260732412</text:p>
          </table:table-cell>
          <table:table-cell office:value-type="float" office:value="2500.11458859322" calcext:value-type="float">
            <text:p>2500.1145885932</text:p>
          </table:table-cell>
        </table:table-row>
        <table:table-row table:style-name="ro1">
          <table:table-cell office:value-type="float" office:value="14.284770943" calcext:value-type="float">
            <text:p>14.284770943</text:p>
          </table:table-cell>
          <table:table-cell office:value-type="float" office:value="2495.99278757016" calcext:value-type="float">
            <text:p>2495.9927875702</text:p>
          </table:table-cell>
        </table:table-row>
        <table:table-row table:style-name="ro1">
          <table:table-cell office:value-type="float" office:value="14.309025861" calcext:value-type="float">
            <text:p>14.309025861</text:p>
          </table:table-cell>
          <table:table-cell office:value-type="float" office:value="2473.72512246826" calcext:value-type="float">
            <text:p>2473.7251224683</text:p>
          </table:table-cell>
        </table:table-row>
        <table:table-row table:style-name="ro1">
          <table:table-cell office:value-type="float" office:value="14.333191829" calcext:value-type="float">
            <text:p>14.333191829</text:p>
          </table:table-cell>
          <table:table-cell office:value-type="float" office:value="2482.83040016919" calcext:value-type="float">
            <text:p>2482.8304001692</text:p>
          </table:table-cell>
        </table:table-row>
        <table:table-row table:style-name="ro1">
          <table:table-cell office:value-type="float" office:value="14.3576353230001" calcext:value-type="float">
            <text:p>14.357635323</text:p>
          </table:table-cell>
          <table:table-cell office:value-type="float" office:value="2454.64089544398" calcext:value-type="float">
            <text:p>2454.640895444</text:p>
          </table:table-cell>
        </table:table-row>
        <table:table-row table:style-name="ro1">
          <table:table-cell office:value-type="float" office:value="14.3819734629999" calcext:value-type="float">
            <text:p>14.381973463</text:p>
          </table:table-cell>
          <table:table-cell office:value-type="float" office:value="2465.26645012422" calcext:value-type="float">
            <text:p>2465.2664501242</text:p>
          </table:table-cell>
        </table:table-row>
        <table:table-row table:style-name="ro1">
          <table:table-cell office:value-type="float" office:value="14.406451225" calcext:value-type="float">
            <text:p>14.406451225</text:p>
          </table:table-cell>
          <table:table-cell office:value-type="float" office:value="2451.20448510986" calcext:value-type="float">
            <text:p>2451.2044851099</text:p>
          </table:table-cell>
        </table:table-row>
        <table:table-row table:style-name="ro1">
          <table:table-cell office:value-type="float" office:value="14.4308095710001" calcext:value-type="float">
            <text:p>14.430809571</text:p>
          </table:table-cell>
          <table:table-cell office:value-type="float" office:value="2463.2214354684" calcext:value-type="float">
            <text:p>2463.2214354684</text:p>
          </table:table-cell>
        </table:table-row>
        <table:table-row table:style-name="ro1">
          <table:table-cell office:value-type="float" office:value="14.4551765619999" calcext:value-type="float">
            <text:p>14.455176562</text:p>
          </table:table-cell>
          <table:table-cell office:value-type="float" office:value="2462.34752581332" calcext:value-type="float">
            <text:p>2462.3475258133</text:p>
          </table:table-cell>
        </table:table-row>
        <table:table-row table:style-name="ro1">
          <table:table-cell office:value-type="float" office:value="14.4796163589999" calcext:value-type="float">
            <text:p>14.479616359</text:p>
          </table:table-cell>
          <table:table-cell office:value-type="float" office:value="2455.01220816059" calcext:value-type="float">
            <text:p>2455.0122081606</text:p>
          </table:table-cell>
        </table:table-row>
        <table:table-row table:style-name="ro1">
          <table:table-cell office:value-type="float" office:value="14.504065999" calcext:value-type="float">
            <text:p>14.504065999</text:p>
          </table:table-cell>
          <table:table-cell office:value-type="float" office:value="2454.02386292231" calcext:value-type="float">
            <text:p>2454.0238629223</text:p>
          </table:table-cell>
        </table:table-row>
        <table:table-row table:style-name="ro1">
          <table:table-cell office:value-type="float" office:value="14.5286097440001" calcext:value-type="float">
            <text:p>14.528609744</text:p>
          </table:table-cell>
          <table:table-cell office:value-type="float" office:value="2444.61470732441" calcext:value-type="float">
            <text:p>2444.6147073244</text:p>
          </table:table-cell>
        </table:table-row>
        <table:table-row table:style-name="ro1">
          <table:table-cell office:value-type="float" office:value="14.5533035799999" calcext:value-type="float">
            <text:p>14.55330358</text:p>
          </table:table-cell>
          <table:table-cell office:value-type="float" office:value="2429.75615454469" calcext:value-type="float">
            <text:p>2429.7561545447</text:p>
          </table:table-cell>
        </table:table-row>
        <table:table-row table:style-name="ro1">
          <table:table-cell office:value-type="float" office:value="14.578159225" calcext:value-type="float">
            <text:p>14.578159225</text:p>
          </table:table-cell>
          <table:table-cell office:value-type="float" office:value="2413.9385640453" calcext:value-type="float">
            <text:p>2413.9385640453</text:p>
          </table:table-cell>
        </table:table-row>
        <table:table-row table:style-name="ro1">
          <table:table-cell office:value-type="float" office:value="14.6029580510001" calcext:value-type="float">
            <text:p>14.602958051</text:p>
          </table:table-cell>
          <table:table-cell office:value-type="float" office:value="2419.46937326292" calcext:value-type="float">
            <text:p>2419.4693732629</text:p>
          </table:table-cell>
        </table:table-row>
        <table:table-row table:style-name="ro1">
          <table:table-cell office:value-type="float" office:value="14.62787744" calcext:value-type="float">
            <text:p>14.62787744</text:p>
          </table:table-cell>
          <table:table-cell office:value-type="float" office:value="2407.76368955758" calcext:value-type="float">
            <text:p>2407.7636895576</text:p>
          </table:table-cell>
        </table:table-row>
        <table:table-row table:style-name="ro1">
          <table:table-cell office:value-type="float" office:value="14.6526805890001" calcext:value-type="float">
            <text:p>14.652680589</text:p>
          </table:table-cell>
          <table:table-cell office:value-type="float" office:value="2419.04767817641" calcext:value-type="float">
            <text:p>2419.0476781764</text:p>
          </table:table-cell>
        </table:table-row>
        <table:table-row table:style-name="ro1">
          <table:table-cell office:value-type="float" office:value="14.677670544" calcext:value-type="float">
            <text:p>14.677670544</text:p>
          </table:table-cell>
          <table:table-cell office:value-type="float" office:value="2400.96470762817" calcext:value-type="float">
            <text:p>2400.9647076282</text:p>
          </table:table-cell>
        </table:table-row>
        <table:table-row table:style-name="ro1">
          <table:table-cell office:value-type="float" office:value="14.702578891" calcext:value-type="float">
            <text:p>14.702578891</text:p>
          </table:table-cell>
          <table:table-cell office:value-type="float" office:value="2408.83106373319" calcext:value-type="float">
            <text:p>2408.8310637332</text:p>
          </table:table-cell>
        </table:table-row>
        <table:table-row table:style-name="ro1">
          <table:table-cell office:value-type="float" office:value="14.7277889300001" calcext:value-type="float">
            <text:p>14.72778893</text:p>
          </table:table-cell>
          <table:table-cell office:value-type="float" office:value="2380.00425147547" calcext:value-type="float">
            <text:p>2380.0042514755</text:p>
          </table:table-cell>
        </table:table-row>
        <table:table-row table:style-name="ro1">
          <table:table-cell office:value-type="float" office:value="14.7529794919999" calcext:value-type="float">
            <text:p>14.752979492</text:p>
          </table:table-cell>
          <table:table-cell office:value-type="float" office:value="2381.8444384234" calcext:value-type="float">
            <text:p>2381.8444384234</text:p>
          </table:table-cell>
        </table:table-row>
        <table:table-row table:style-name="ro1">
          <table:table-cell office:value-type="float" office:value="14.778303947" calcext:value-type="float">
            <text:p>14.778303947</text:p>
          </table:table-cell>
          <table:table-cell office:value-type="float" office:value="2369.25138170418" calcext:value-type="float">
            <text:p>2369.2513817042</text:p>
          </table:table-cell>
        </table:table-row>
        <table:table-row table:style-name="ro1">
          <table:table-cell office:value-type="float" office:value="14.8035919480001" calcext:value-type="float">
            <text:p>14.803591948</text:p>
          </table:table-cell>
          <table:table-cell office:value-type="float" office:value="2372.66678374127" calcext:value-type="float">
            <text:p>2372.6667837413</text:p>
          </table:table-cell>
        </table:table-row>
        <table:table-row table:style-name="ro1">
          <table:table-cell office:value-type="float" office:value="14.828990043" calcext:value-type="float">
            <text:p>14.828990043</text:p>
          </table:table-cell>
          <table:table-cell office:value-type="float" office:value="2362.38190306144" calcext:value-type="float">
            <text:p>2362.3819030614</text:p>
          </table:table-cell>
        </table:table-row>
        <table:table-row table:style-name="ro1">
          <table:table-cell office:value-type="float" office:value="14.854198988" calcext:value-type="float">
            <text:p>14.854198988</text:p>
          </table:table-cell>
          <table:table-cell office:value-type="float" office:value="2380.10753722243" calcext:value-type="float">
            <text:p>2380.1075372224</text:p>
          </table:table-cell>
        </table:table-row>
        <table:table-row table:style-name="ro1">
          <table:table-cell office:value-type="float" office:value="14.8796371829999" calcext:value-type="float">
            <text:p>14.879637183</text:p>
          </table:table-cell>
          <table:table-cell office:value-type="float" office:value="2358.65791579497" calcext:value-type="float">
            <text:p>2358.657915795</text:p>
          </table:table-cell>
        </table:table-row>
        <table:table-row table:style-name="ro1">
          <table:table-cell office:value-type="float" office:value="14.9051626620001" calcext:value-type="float">
            <text:p>14.905162662</text:p>
          </table:table-cell>
          <table:table-cell office:value-type="float" office:value="2350.59251971636" calcext:value-type="float">
            <text:p>2350.5925197164</text:p>
          </table:table-cell>
        </table:table-row>
        <table:table-row table:style-name="ro1">
          <table:table-cell office:value-type="float" office:value="14.930750062" calcext:value-type="float">
            <text:p>14.930750062</text:p>
          </table:table-cell>
          <table:table-cell office:value-type="float" office:value="2344.90413250735" calcext:value-type="float">
            <text:p>2344.9041325074</text:p>
          </table:table-cell>
        </table:table-row>
        <table:table-row table:style-name="ro1">
          <table:table-cell office:value-type="float" office:value="14.9564387549999" calcext:value-type="float">
            <text:p>14.956438755</text:p>
          </table:table-cell>
          <table:table-cell office:value-type="float" office:value="2335.65794882015" calcext:value-type="float">
            <text:p>2335.6579488202</text:p>
          </table:table-cell>
        </table:table-row>
        <table:table-row table:style-name="ro1">
          <table:table-cell office:value-type="float" office:value="14.9821428119999" calcext:value-type="float">
            <text:p>14.982142812</text:p>
          </table:table-cell>
          <table:table-cell office:value-type="float" office:value="2334.2618637998" calcext:value-type="float">
            <text:p>2334.2618637998</text:p>
          </table:table-cell>
        </table:table-row>
        <table:table-row table:style-name="ro1">
          <table:table-cell office:value-type="float" office:value="15.007946963" calcext:value-type="float">
            <text:p>15.007946963</text:p>
          </table:table-cell>
          <table:table-cell office:value-type="float" office:value="2325.20728931413" calcext:value-type="float">
            <text:p>2325.2072893141</text:p>
          </table:table-cell>
        </table:table-row>
        <table:table-row table:style-name="ro1">
          <table:table-cell office:value-type="float" office:value="15.033475879" calcext:value-type="float">
            <text:p>15.033475879</text:p>
          </table:table-cell>
          <table:table-cell office:value-type="float" office:value="2350.27605559264" calcext:value-type="float">
            <text:p>2350.2760555926</text:p>
          </table:table-cell>
        </table:table-row>
        <table:table-row table:style-name="ro1">
          <table:table-cell office:value-type="float" office:value="15.059289821" calcext:value-type="float">
            <text:p>15.059289821</text:p>
          </table:table-cell>
          <table:table-cell office:value-type="float" office:value="2324.3253587526" calcext:value-type="float">
            <text:p>2324.3253587526</text:p>
          </table:table-cell>
        </table:table-row>
        <table:table-row table:style-name="ro1">
          <table:table-cell office:value-type="float" office:value="15.0851911509999" calcext:value-type="float">
            <text:p>15.085191151</text:p>
          </table:table-cell>
          <table:table-cell office:value-type="float" office:value="2316.48336206051" calcext:value-type="float">
            <text:p>2316.4833620605</text:p>
          </table:table-cell>
        </table:table-row>
        <table:table-row table:style-name="ro1">
          <table:table-cell office:value-type="float" office:value="15.1108913529999" calcext:value-type="float">
            <text:p>15.110891353</text:p>
          </table:table-cell>
          <table:table-cell office:value-type="float" office:value="2334.61200032112" calcext:value-type="float">
            <text:p>2334.6120003211</text:p>
          </table:table-cell>
        </table:table-row>
        <table:table-row table:style-name="ro1">
          <table:table-cell office:value-type="float" office:value="15.1366588410001" calcext:value-type="float">
            <text:p>15.136658841</text:p>
          </table:table-cell>
          <table:table-cell office:value-type="float" office:value="2328.51568610945" calcext:value-type="float">
            <text:p>2328.5156861095</text:p>
          </table:table-cell>
        </table:table-row>
        <table:table-row table:style-name="ro1">
          <table:table-cell office:value-type="float" office:value="15.1624218029999" calcext:value-type="float">
            <text:p>15.162421803</text:p>
          </table:table-cell>
          <table:table-cell office:value-type="float" office:value="2328.92475641684" calcext:value-type="float">
            <text:p>2328.9247564168</text:p>
          </table:table-cell>
        </table:table-row>
        <table:table-row table:style-name="ro1">
          <table:table-cell office:value-type="float" office:value="15.188437452" calcext:value-type="float">
            <text:p>15.188437452</text:p>
          </table:table-cell>
          <table:table-cell office:value-type="float" office:value="2306.30417867981" calcext:value-type="float">
            <text:p>2306.3041786798</text:p>
          </table:table-cell>
        </table:table-row>
        <table:table-row table:style-name="ro1">
          <table:table-cell office:value-type="float" office:value="15.214296866" calcext:value-type="float">
            <text:p>15.214296866</text:p>
          </table:table-cell>
          <table:table-cell office:value-type="float" office:value="2320.23819255703" calcext:value-type="float">
            <text:p>2320.238192557</text:p>
          </table:table-cell>
        </table:table-row>
        <table:table-row table:style-name="ro1">
          <table:table-cell office:value-type="float" office:value="15.2401149289999" calcext:value-type="float">
            <text:p>15.240114929</text:p>
          </table:table-cell>
          <table:table-cell office:value-type="float" office:value="2323.95435708419" calcext:value-type="float">
            <text:p>2323.9543570842</text:p>
          </table:table-cell>
        </table:table-row>
        <table:table-row table:style-name="ro1">
          <table:table-cell office:value-type="float" office:value="15.265850969" calcext:value-type="float">
            <text:p>15.265850969</text:p>
          </table:table-cell>
          <table:table-cell office:value-type="float" office:value="2331.36100191814" calcext:value-type="float">
            <text:p>2331.3610019182</text:p>
          </table:table-cell>
        </table:table-row>
        <table:table-row table:style-name="ro1">
          <table:table-cell office:value-type="float" office:value="15.291933643" calcext:value-type="float">
            <text:p>15.291933643</text:p>
          </table:table-cell>
          <table:table-cell office:value-type="float" office:value="2300.37763766018" calcext:value-type="float">
            <text:p>2300.3776376602</text:p>
          </table:table-cell>
        </table:table-row>
        <table:table-row table:style-name="ro1">
          <table:table-cell office:value-type="float" office:value="15.3180289730001" calcext:value-type="float">
            <text:p>15.318028973</text:p>
          </table:table-cell>
          <table:table-cell office:value-type="float" office:value="2299.26197521912" calcext:value-type="float">
            <text:p>2299.2619752191</text:p>
          </table:table-cell>
        </table:table-row>
        <table:table-row table:style-name="ro1">
          <table:table-cell office:value-type="float" office:value="15.3441991919999" calcext:value-type="float">
            <text:p>15.344199192</text:p>
          </table:table-cell>
          <table:table-cell office:value-type="float" office:value="2292.68238070172" calcext:value-type="float">
            <text:p>2292.6823807017</text:p>
          </table:table-cell>
        </table:table-row>
        <table:table-row table:style-name="ro1">
          <table:table-cell office:value-type="float" office:value="15.370310301" calcext:value-type="float">
            <text:p>15.370310301</text:p>
          </table:table-cell>
          <table:table-cell office:value-type="float" office:value="2297.87252620109" calcext:value-type="float">
            <text:p>2297.8725262011</text:p>
          </table:table-cell>
        </table:table-row>
        <table:table-row table:style-name="ro1">
          <table:table-cell office:value-type="float" office:value="15.396544681" calcext:value-type="float">
            <text:p>15.396544681</text:p>
          </table:table-cell>
          <table:table-cell office:value-type="float" office:value="2287.07520436876" calcext:value-type="float">
            <text:p>2287.0752043688</text:p>
          </table:table-cell>
        </table:table-row>
        <table:table-row table:style-name="ro1">
          <table:table-cell office:value-type="float" office:value="15.422809891" calcext:value-type="float">
            <text:p>15.422809891</text:p>
          </table:table-cell>
          <table:table-cell office:value-type="float" office:value="2284.39064450485" calcext:value-type="float">
            <text:p>2284.3906445049</text:p>
          </table:table-cell>
        </table:table-row>
        <table:table-row table:style-name="ro1">
          <table:table-cell office:value-type="float" office:value="15.449325651" calcext:value-type="float">
            <text:p>15.449325651</text:p>
          </table:table-cell>
          <table:table-cell office:value-type="float" office:value="2262.8052147153" calcext:value-type="float">
            <text:p>2262.8052147153</text:p>
          </table:table-cell>
        </table:table-row>
        <table:table-row table:style-name="ro1">
          <table:table-cell office:value-type="float" office:value="15.4757501700001" calcext:value-type="float">
            <text:p>15.47575017</text:p>
          </table:table-cell>
          <table:table-cell office:value-type="float" office:value="2270.61843584621" calcext:value-type="float">
            <text:p>2270.6184358462</text:p>
          </table:table-cell>
        </table:table-row>
        <table:table-row table:style-name="ro1">
          <table:table-cell office:value-type="float" office:value="15.502412375" calcext:value-type="float">
            <text:p>15.502412375</text:p>
          </table:table-cell>
          <table:table-cell office:value-type="float" office:value="2250.37651613217" calcext:value-type="float">
            <text:p>2250.3765161322</text:p>
          </table:table-cell>
        </table:table-row>
        <table:table-row table:style-name="ro1">
          <table:table-cell office:value-type="float" office:value="15.5291564470001" calcext:value-type="float">
            <text:p>15.529156447</text:p>
          </table:table-cell>
          <table:table-cell office:value-type="float" office:value="2243.48782786893" calcext:value-type="float">
            <text:p>2243.4878278689</text:p>
          </table:table-cell>
        </table:table-row>
        <table:table-row table:style-name="ro1">
          <table:table-cell office:value-type="float" office:value="15.556169402" calcext:value-type="float">
            <text:p>15.556169402</text:p>
          </table:table-cell>
          <table:table-cell office:value-type="float" office:value="2221.15647844456" calcext:value-type="float">
            <text:p>2221.1564784446</text:p>
          </table:table-cell>
        </table:table-row>
        <table:table-row table:style-name="ro1">
          <table:table-cell office:value-type="float" office:value="15.583344633" calcext:value-type="float">
            <text:p>15.583344633</text:p>
          </table:table-cell>
          <table:table-cell office:value-type="float" office:value="2207.8929154272" calcext:value-type="float">
            <text:p>2207.8929154272</text:p>
          </table:table-cell>
        </table:table-row>
        <table:table-row table:style-name="ro1">
          <table:table-cell office:value-type="float" office:value="15.610847595" calcext:value-type="float">
            <text:p>15.610847595</text:p>
          </table:table-cell>
          <table:table-cell office:value-type="float" office:value="2181.58320547665" calcext:value-type="float">
            <text:p>2181.5832054767</text:p>
          </table:table-cell>
        </table:table-row>
        <table:table-row table:style-name="ro1">
          <table:table-cell office:value-type="float" office:value="15.638370659" calcext:value-type="float">
            <text:p>15.638370659</text:p>
          </table:table-cell>
          <table:table-cell office:value-type="float" office:value="2179.98984415564" calcext:value-type="float">
            <text:p>2179.9898441556</text:p>
          </table:table-cell>
        </table:table-row>
        <table:table-row table:style-name="ro1">
          <table:table-cell office:value-type="float" office:value="15.666102611" calcext:value-type="float">
            <text:p>15.666102611</text:p>
          </table:table-cell>
          <table:table-cell office:value-type="float" office:value="2163.5693008503" calcext:value-type="float">
            <text:p>2163.5693008503</text:p>
          </table:table-cell>
        </table:table-row>
        <table:table-row table:style-name="ro1">
          <table:table-cell office:value-type="float" office:value="15.693906535" calcext:value-type="float">
            <text:p>15.693906535</text:p>
          </table:table-cell>
          <table:table-cell office:value-type="float" office:value="2157.96878167623" calcext:value-type="float">
            <text:p>2157.9687816762</text:p>
          </table:table-cell>
        </table:table-row>
        <table:table-row table:style-name="ro1">
          <table:table-cell office:value-type="float" office:value="15.7218298749999" calcext:value-type="float">
            <text:p>15.721829875</text:p>
          </table:table-cell>
          <table:table-cell office:value-type="float" office:value="2148.74008625691" calcext:value-type="float">
            <text:p>2148.7400862569</text:p>
          </table:table-cell>
        </table:table-row>
        <table:table-row table:style-name="ro1">
          <table:table-cell office:value-type="float" office:value="15.748886054" calcext:value-type="float">
            <text:p>15.748886054</text:p>
          </table:table-cell>
          <table:table-cell office:value-type="float" office:value="2217.60803696178" calcext:value-type="float">
            <text:p>2217.6080369618</text:p>
          </table:table-cell>
        </table:table-row>
        <table:table-row table:style-name="ro1">
          <table:table-cell office:value-type="float" office:value="15.7751688149999" calcext:value-type="float">
            <text:p>15.775168815</text:p>
          </table:table-cell>
          <table:table-cell office:value-type="float" office:value="2282.86518300416" calcext:value-type="float">
            <text:p>2282.8651830042</text:p>
          </table:table-cell>
        </table:table-row>
        <table:table-row table:style-name="ro1">
          <table:table-cell office:value-type="float" office:value="15.801442983" calcext:value-type="float">
            <text:p>15.801442983</text:p>
          </table:table-cell>
          <table:table-cell office:value-type="float" office:value="2283.61179694717" calcext:value-type="float">
            <text:p>2283.6117969472</text:p>
          </table:table-cell>
        </table:table-row>
        <table:table-row table:style-name="ro1">
          <table:table-cell office:value-type="float" office:value="15.827671321" calcext:value-type="float">
            <text:p>15.827671321</text:p>
          </table:table-cell>
          <table:table-cell office:value-type="float" office:value="2287.60205850547" calcext:value-type="float">
            <text:p>2287.6020585055</text:p>
          </table:table-cell>
        </table:table-row>
        <table:table-row table:style-name="ro1">
          <table:table-cell office:value-type="float" office:value="15.853531256" calcext:value-type="float">
            <text:p>15.853531256</text:p>
          </table:table-cell>
          <table:table-cell office:value-type="float" office:value="2320.19144673282" calcext:value-type="float">
            <text:p>2320.1914467328</text:p>
          </table:table-cell>
        </table:table-row>
        <table:table-row table:style-name="ro1">
          <table:table-cell office:value-type="float" office:value="15.878719585" calcext:value-type="float">
            <text:p>15.878719585</text:p>
          </table:table-cell>
          <table:table-cell office:value-type="float" office:value="2382.05559408067" calcext:value-type="float">
            <text:p>2382.0555940807</text:p>
          </table:table-cell>
        </table:table-row>
        <table:table-row table:style-name="ro1">
          <table:table-cell office:value-type="float" office:value="15.903645229" calcext:value-type="float">
            <text:p>15.903645229</text:p>
          </table:table-cell>
          <table:table-cell office:value-type="float" office:value="2407.15946998684" calcext:value-type="float">
            <text:p>2407.1594699868</text:p>
          </table:table-cell>
        </table:table-row>
        <table:table-row table:style-name="ro1">
          <table:table-cell office:value-type="float" office:value="15.928232624" calcext:value-type="float">
            <text:p>15.928232624</text:p>
          </table:table-cell>
          <table:table-cell office:value-type="float" office:value="2440.27478307225" calcext:value-type="float">
            <text:p>2440.2747830723</text:p>
          </table:table-cell>
        </table:table-row>
        <table:table-row table:style-name="ro1">
          <table:table-cell office:value-type="float" office:value="15.952508952" calcext:value-type="float">
            <text:p>15.952508952</text:p>
          </table:table-cell>
          <table:table-cell office:value-type="float" office:value="2471.54347230342" calcext:value-type="float">
            <text:p>2471.5434723034</text:p>
          </table:table-cell>
        </table:table-row>
        <table:table-row table:style-name="ro1">
          <table:table-cell office:value-type="float" office:value="15.976290066" calcext:value-type="float">
            <text:p>15.976290066</text:p>
          </table:table-cell>
          <table:table-cell office:value-type="float" office:value="2523.01048638526" calcext:value-type="float">
            <text:p>2523.0104863853</text:p>
          </table:table-cell>
        </table:table-row>
        <table:table-row table:style-name="ro1">
          <table:table-cell office:value-type="float" office:value="15.9998834359999" calcext:value-type="float">
            <text:p>15.999883436</text:p>
          </table:table-cell>
          <table:table-cell office:value-type="float" office:value="2543.08731649597" calcext:value-type="float">
            <text:p>2543.087316496</text:p>
          </table:table-cell>
        </table:table-row>
        <table:table-row table:style-name="ro1">
          <table:table-cell office:value-type="float" office:value="16.0231831870001" calcext:value-type="float">
            <text:p>16.023183187</text:p>
          </table:table-cell>
          <table:table-cell office:value-type="float" office:value="2575.13481579686" calcext:value-type="float">
            <text:p>2575.1348157969</text:p>
          </table:table-cell>
        </table:table-row>
        <table:table-row table:style-name="ro1">
          <table:table-cell office:value-type="float" office:value="16.0462507719999" calcext:value-type="float">
            <text:p>16.046250772</text:p>
          </table:table-cell>
          <table:table-cell office:value-type="float" office:value="2601.05251592222" calcext:value-type="float">
            <text:p>2601.0525159222</text:p>
          </table:table-cell>
        </table:table-row>
        <table:table-row table:style-name="ro1">
          <table:table-cell office:value-type="float" office:value="16.0690347889999" calcext:value-type="float">
            <text:p>16.069034789</text:p>
          </table:table-cell>
          <table:table-cell office:value-type="float" office:value="2633.42500138895" calcext:value-type="float">
            <text:p>2633.425001389</text:p>
          </table:table-cell>
        </table:table-row>
        <table:table-row table:style-name="ro1">
          <table:table-cell office:value-type="float" office:value="16.0916948070001" calcext:value-type="float">
            <text:p>16.091694807</text:p>
          </table:table-cell>
          <table:table-cell office:value-type="float" office:value="2647.83549596788" calcext:value-type="float">
            <text:p>2647.8354959679</text:p>
          </table:table-cell>
        </table:table-row>
        <table:table-row table:style-name="ro1">
          <table:table-cell office:value-type="float" office:value="16.1140404790001" calcext:value-type="float">
            <text:p>16.114040479</text:p>
          </table:table-cell>
          <table:table-cell office:value-type="float" office:value="2685.08371553665" calcext:value-type="float">
            <text:p>2685.0837155367</text:p>
          </table:table-cell>
        </table:table-row>
        <table:table-row table:style-name="ro1">
          <table:table-cell office:value-type="float" office:value="16.136150651" calcext:value-type="float">
            <text:p>16.136150651</text:p>
          </table:table-cell>
          <table:table-cell office:value-type="float" office:value="2713.68309574047" calcext:value-type="float">
            <text:p>2713.6830957405</text:p>
          </table:table-cell>
        </table:table-row>
        <table:table-row table:style-name="ro1">
          <table:table-cell office:value-type="float" office:value="16.1582936360001" calcext:value-type="float">
            <text:p>16.158293636</text:p>
          </table:table-cell>
          <table:table-cell office:value-type="float" office:value="2709.66177323436" calcext:value-type="float">
            <text:p>2709.6617732344</text:p>
          </table:table-cell>
        </table:table-row>
        <table:table-row table:style-name="ro1">
          <table:table-cell office:value-type="float" office:value="16.1805127099999" calcext:value-type="float">
            <text:p>16.18051271</text:p>
          </table:table-cell>
          <table:table-cell office:value-type="float" office:value="2700.38256321601" calcext:value-type="float">
            <text:p>2700.382563216</text:p>
          </table:table-cell>
        </table:table-row>
        <table:table-row table:style-name="ro1">
          <table:table-cell office:value-type="float" office:value="16.202615233" calcext:value-type="float">
            <text:p>16.202615233</text:p>
          </table:table-cell>
          <table:table-cell office:value-type="float" office:value="2714.62221755603" calcext:value-type="float">
            <text:p>2714.622217556</text:p>
          </table:table-cell>
        </table:table-row>
        <table:table-row table:style-name="ro1">
          <table:table-cell office:value-type="float" office:value="16.224975544" calcext:value-type="float">
            <text:p>16.224975544</text:p>
          </table:table-cell>
          <table:table-cell office:value-type="float" office:value="2683.32582672252" calcext:value-type="float">
            <text:p>2683.3258267225</text:p>
          </table:table-cell>
        </table:table-row>
        <table:table-row table:style-name="ro1">
          <table:table-cell office:value-type="float" office:value="16.2472248239999" calcext:value-type="float">
            <text:p>16.247224824</text:p>
          </table:table-cell>
          <table:table-cell office:value-type="float" office:value="2696.71647803224" calcext:value-type="float">
            <text:p>2696.7164780323</text:p>
          </table:table-cell>
        </table:table-row>
        <table:table-row table:style-name="ro1">
          <table:table-cell office:value-type="float" office:value="16.2696498180001" calcext:value-type="float">
            <text:p>16.269649818</text:p>
          </table:table-cell>
          <table:table-cell office:value-type="float" office:value="2675.58600013585" calcext:value-type="float">
            <text:p>2675.5860001359</text:p>
          </table:table-cell>
        </table:table-row>
        <table:table-row table:style-name="ro1">
          <table:table-cell office:value-type="float" office:value="16.2920741339999" calcext:value-type="float">
            <text:p>16.292074134</text:p>
          </table:table-cell>
          <table:table-cell office:value-type="float" office:value="2675.66689661446" calcext:value-type="float">
            <text:p>2675.6668966145</text:p>
          </table:table-cell>
        </table:table-row>
        <table:table-row table:style-name="ro1">
          <table:table-cell office:value-type="float" office:value="16.314470693" calcext:value-type="float">
            <text:p>16.314470693</text:p>
          </table:table-cell>
          <table:table-cell office:value-type="float" office:value="2678.98296340112" calcext:value-type="float">
            <text:p>2678.9829634011</text:p>
          </table:table-cell>
        </table:table-row>
        <table:table-row table:style-name="ro1">
          <table:table-cell office:value-type="float" office:value="16.3366158680001" calcext:value-type="float">
            <text:p>16.336615868</text:p>
          </table:table-cell>
          <table:table-cell office:value-type="float" office:value="2709.39380699024" calcext:value-type="float">
            <text:p>2709.3938069902</text:p>
          </table:table-cell>
        </table:table-row>
        <table:table-row table:style-name="ro1">
          <table:table-cell office:value-type="float" office:value="16.3590125820001" calcext:value-type="float">
            <text:p>16.359012582</text:p>
          </table:table-cell>
          <table:table-cell office:value-type="float" office:value="2678.96442308169" calcext:value-type="float">
            <text:p>2678.9644230817</text:p>
          </table:table-cell>
        </table:table-row>
        <table:table-row table:style-name="ro1">
          <table:table-cell office:value-type="float" office:value="16.381527255" calcext:value-type="float">
            <text:p>16.381527255</text:p>
          </table:table-cell>
          <table:table-cell office:value-type="float" office:value="2664.92877778772" calcext:value-type="float">
            <text:p>2664.9287777877</text:p>
          </table:table-cell>
        </table:table-row>
        <table:table-row table:style-name="ro1">
          <table:table-cell office:value-type="float" office:value="16.403915637" calcext:value-type="float">
            <text:p>16.403915637</text:p>
          </table:table-cell>
          <table:table-cell office:value-type="float" office:value="2679.9614192853" calcext:value-type="float">
            <text:p>2679.9614192853</text:p>
          </table:table-cell>
        </table:table-row>
        <table:table-row table:style-name="ro1">
          <table:table-cell office:value-type="float" office:value="16.425942802" calcext:value-type="float">
            <text:p>16.425942802</text:p>
          </table:table-cell>
          <table:table-cell office:value-type="float" office:value="2723.9093183282" calcext:value-type="float">
            <text:p>2723.9093183282</text:p>
          </table:table-cell>
        </table:table-row>
        <table:table-row table:style-name="ro1">
          <table:table-cell office:value-type="float" office:value="16.4474429310001" calcext:value-type="float">
            <text:p>16.447442931</text:p>
          </table:table-cell>
          <table:table-cell office:value-type="float" office:value="2790.68093032523" calcext:value-type="float">
            <text:p>2790.6809303252</text:p>
          </table:table-cell>
        </table:table-row>
        <table:table-row table:style-name="ro1">
          <table:table-cell office:value-type="float" office:value="16.4688079170001" calcext:value-type="float">
            <text:p>16.468807917</text:p>
          </table:table-cell>
          <table:table-cell office:value-type="float" office:value="2808.33322334285" calcext:value-type="float">
            <text:p>2808.3332233429</text:p>
          </table:table-cell>
        </table:table-row>
        <table:table-row table:style-name="ro1">
          <table:table-cell office:value-type="float" office:value="16.4900764009999" calcext:value-type="float">
            <text:p>16.490076401</text:p>
          </table:table-cell>
          <table:table-cell office:value-type="float" office:value="2821.07554071228" calcext:value-type="float">
            <text:p>2821.0755407123</text:p>
          </table:table-cell>
        </table:table-row>
        <table:table-row table:style-name="ro1">
          <table:table-cell office:value-type="float" office:value="16.5113669140001" calcext:value-type="float">
            <text:p>16.511366914</text:p>
          </table:table-cell>
          <table:table-cell office:value-type="float" office:value="2818.15661273773" calcext:value-type="float">
            <text:p>2818.1566127377</text:p>
          </table:table-cell>
        </table:table-row>
        <table:table-row table:style-name="ro1">
          <table:table-cell office:value-type="float" office:value="16.5322780859999" calcext:value-type="float">
            <text:p>16.532278086</text:p>
          </table:table-cell>
          <table:table-cell office:value-type="float" office:value="2869.27963676325" calcext:value-type="float">
            <text:p>2869.2796367633</text:p>
          </table:table-cell>
        </table:table-row>
        <table:table-row table:style-name="ro1">
          <table:table-cell office:value-type="float" office:value="16.5530643740001" calcext:value-type="float">
            <text:p>16.553064374</text:p>
          </table:table-cell>
          <table:table-cell office:value-type="float" office:value="2886.51826624729" calcext:value-type="float">
            <text:p>2886.5182662473</text:p>
          </table:table-cell>
        </table:table-row>
        <table:table-row table:style-name="ro1">
          <table:table-cell office:value-type="float" office:value="16.573716977" calcext:value-type="float">
            <text:p>16.573716977</text:p>
          </table:table-cell>
          <table:table-cell office:value-type="float" office:value="2905.20279696665" calcext:value-type="float">
            <text:p>2905.2027969667</text:p>
          </table:table-cell>
        </table:table-row>
        <table:table-row table:style-name="ro1">
          <table:table-cell office:value-type="float" office:value="16.5940828339999" calcext:value-type="float">
            <text:p>16.594082834</text:p>
          </table:table-cell>
          <table:table-cell office:value-type="float" office:value="2946.10730107406" calcext:value-type="float">
            <text:p>2946.1073010741</text:p>
          </table:table-cell>
        </table:table-row>
        <table:table-row table:style-name="ro1">
          <table:table-cell office:value-type="float" office:value="16.6142944349999" calcext:value-type="float">
            <text:p>16.614294435</text:p>
          </table:table-cell>
          <table:table-cell office:value-type="float" office:value="2968.59214665461" calcext:value-type="float">
            <text:p>2968.5921466546</text:p>
          </table:table-cell>
        </table:table-row>
        <table:table-row table:style-name="ro1">
          <table:table-cell office:value-type="float" office:value="16.6347559610001" calcext:value-type="float">
            <text:p>16.634755961</text:p>
          </table:table-cell>
          <table:table-cell office:value-type="float" office:value="2932.33261289713" calcext:value-type="float">
            <text:p>2932.3326128971</text:p>
          </table:table-cell>
        </table:table-row>
        <table:table-row table:style-name="ro1">
          <table:table-cell office:value-type="float" office:value="16.6552899799999" calcext:value-type="float">
            <text:p>16.65528998</text:p>
          </table:table-cell>
          <table:table-cell office:value-type="float" office:value="2921.98034883446" calcext:value-type="float">
            <text:p>2921.9803488345</text:p>
          </table:table-cell>
        </table:table-row>
        <table:table-row table:style-name="ro1">
          <table:table-cell office:value-type="float" office:value="16.67577942" calcext:value-type="float">
            <text:p>16.67577942</text:p>
          </table:table-cell>
          <table:table-cell office:value-type="float" office:value="2928.33771931543" calcext:value-type="float">
            <text:p>2928.3377193154</text:p>
          </table:table-cell>
        </table:table-row>
        <table:table-row table:style-name="ro1">
          <table:table-cell office:value-type="float" office:value="16.6963631230001" calcext:value-type="float">
            <text:p>16.696363123</text:p>
          </table:table-cell>
          <table:table-cell office:value-type="float" office:value="2914.92740639694" calcext:value-type="float">
            <text:p>2914.9274063969</text:p>
          </table:table-cell>
        </table:table-row>
        <table:table-row table:style-name="ro1">
          <table:table-cell office:value-type="float" office:value="16.7169097450001" calcext:value-type="float">
            <text:p>16.716909745</text:p>
          </table:table-cell>
          <table:table-cell office:value-type="float" office:value="2920.18804843192" calcext:value-type="float">
            <text:p>2920.1880484319</text:p>
          </table:table-cell>
        </table:table-row>
        <table:table-row table:style-name="ro1">
          <table:table-cell office:value-type="float" office:value="16.737449129" calcext:value-type="float">
            <text:p>16.737449129</text:p>
          </table:table-cell>
          <table:table-cell office:value-type="float" office:value="2921.2171114909" calcext:value-type="float">
            <text:p>2921.2171114909</text:p>
          </table:table-cell>
        </table:table-row>
        <table:table-row table:style-name="ro1">
          <table:table-cell office:value-type="float" office:value="16.757775302" calcext:value-type="float">
            <text:p>16.757775302</text:p>
          </table:table-cell>
          <table:table-cell office:value-type="float" office:value="2951.85916206803" calcext:value-type="float">
            <text:p>2951.859162068</text:p>
          </table:table-cell>
        </table:table-row>
        <table:table-row table:style-name="ro1">
          <table:table-cell office:value-type="float" office:value="16.7780735619999" calcext:value-type="float">
            <text:p>16.778073562</text:p>
          </table:table-cell>
          <table:table-cell office:value-type="float" office:value="2955.91838907985" calcext:value-type="float">
            <text:p>2955.9183890799</text:p>
          </table:table-cell>
        </table:table-row>
        <table:table-row table:style-name="ro1">
          <table:table-cell office:value-type="float" office:value="16.798429316" calcext:value-type="float">
            <text:p>16.798429316</text:p>
          </table:table-cell>
          <table:table-cell office:value-type="float" office:value="2947.56951767673" calcext:value-type="float">
            <text:p>2947.5695176767</text:p>
          </table:table-cell>
        </table:table-row>
        <table:table-row table:style-name="ro1">
          <table:table-cell office:value-type="float" office:value="16.8189146939999" calcext:value-type="float">
            <text:p>16.818914694</text:p>
          </table:table-cell>
          <table:table-cell office:value-type="float" office:value="2928.9183729177" calcext:value-type="float">
            <text:p>2928.9183729177</text:p>
          </table:table-cell>
        </table:table-row>
        <table:table-row table:style-name="ro1">
          <table:table-cell office:value-type="float" office:value="16.839351743" calcext:value-type="float">
            <text:p>16.839351743</text:p>
          </table:table-cell>
          <table:table-cell office:value-type="float" office:value="2935.84460260419" calcext:value-type="float">
            <text:p>2935.8446026042</text:p>
          </table:table-cell>
        </table:table-row>
        <table:table-row table:style-name="ro1">
          <table:table-cell office:value-type="float" office:value="16.8595825089999" calcext:value-type="float">
            <text:p>16.859582509</text:p>
          </table:table-cell>
          <table:table-cell office:value-type="float" office:value="2965.77994131197" calcext:value-type="float">
            <text:p>2965.779941312</text:p>
          </table:table-cell>
        </table:table-row>
        <table:table-row table:style-name="ro1">
          <table:table-cell office:value-type="float" office:value="16.8800249220001" calcext:value-type="float">
            <text:p>16.880024922</text:p>
          </table:table-cell>
          <table:table-cell office:value-type="float" office:value="2935.07424977003" calcext:value-type="float">
            <text:p>2935.07424977</text:p>
          </table:table-cell>
        </table:table-row>
        <table:table-row table:style-name="ro1">
          <table:table-cell office:value-type="float" office:value="16.9004491589999" calcext:value-type="float">
            <text:p>16.900449159</text:p>
          </table:table-cell>
          <table:table-cell office:value-type="float" office:value="2937.68624015388" calcext:value-type="float">
            <text:p>2937.6862401539</text:p>
          </table:table-cell>
        </table:table-row>
        <table:table-row table:style-name="ro1">
          <table:table-cell office:value-type="float" office:value="16.920890895" calcext:value-type="float">
            <text:p>16.920890895</text:p>
          </table:table-cell>
          <table:table-cell office:value-type="float" office:value="2935.17145509588" calcext:value-type="float">
            <text:p>2935.1714550959</text:p>
          </table:table-cell>
        </table:table-row>
        <table:table-row table:style-name="ro1">
          <table:table-cell office:value-type="float" office:value="16.941204362" calcext:value-type="float">
            <text:p>16.941204362</text:p>
          </table:table-cell>
          <table:table-cell office:value-type="float" office:value="2953.70553927844" calcext:value-type="float">
            <text:p>2953.7055392784</text:p>
          </table:table-cell>
        </table:table-row>
        <table:table-row table:style-name="ro1">
          <table:table-cell office:value-type="float" office:value="16.9615271499999" calcext:value-type="float">
            <text:p>16.96152715</text:p>
          </table:table-cell>
          <table:table-cell office:value-type="float" office:value="2952.35082904007" calcext:value-type="float">
            <text:p>2952.3508290401</text:p>
          </table:table-cell>
        </table:table-row>
        <table:table-row table:style-name="ro1">
          <table:table-cell office:value-type="float" office:value="16.981695943" calcext:value-type="float">
            <text:p>16.981695943</text:p>
          </table:table-cell>
          <table:table-cell office:value-type="float" office:value="2974.89294475302" calcext:value-type="float">
            <text:p>2974.892944753</text:p>
          </table:table-cell>
        </table:table-row>
        <table:table-row table:style-name="ro1">
          <table:table-cell office:value-type="float" office:value="17.0018529649999" calcext:value-type="float">
            <text:p>17.001852965</text:p>
          </table:table-cell>
          <table:table-cell office:value-type="float" office:value="2976.63017881484" calcext:value-type="float">
            <text:p>2976.6301788148</text:p>
          </table:table-cell>
        </table:table-row>
        <table:table-row table:style-name="ro1">
          <table:table-cell office:value-type="float" office:value="17.022150131" calcext:value-type="float">
            <text:p>17.022150131</text:p>
          </table:table-cell>
          <table:table-cell office:value-type="float" office:value="2956.07771054" calcext:value-type="float">
            <text:p>2956.07771054</text:p>
          </table:table-cell>
        </table:table-row>
        <table:table-row table:style-name="ro1">
          <table:table-cell office:value-type="float" office:value="17.042214453" calcext:value-type="float">
            <text:p>17.042214453</text:p>
          </table:table-cell>
          <table:table-cell office:value-type="float" office:value="2990.38263041441" calcext:value-type="float">
            <text:p>2990.3826304144</text:p>
          </table:table-cell>
        </table:table-row>
        <table:table-row table:style-name="ro1">
          <table:table-cell office:value-type="float" office:value="17.0623934529999" calcext:value-type="float">
            <text:p>17.062393453</text:p>
          </table:table-cell>
          <table:table-cell office:value-type="float" office:value="2973.38817584537" calcext:value-type="float">
            <text:p>2973.3881758454</text:p>
          </table:table-cell>
        </table:table-row>
        <table:table-row table:style-name="ro1">
          <table:table-cell office:value-type="float" office:value="17.082405801" calcext:value-type="float">
            <text:p>17.082405801</text:p>
          </table:table-cell>
          <table:table-cell office:value-type="float" office:value="2998.14894282222" calcext:value-type="float">
            <text:p>2998.1489428222</text:p>
          </table:table-cell>
        </table:table-row>
        <table:table-row table:style-name="ro1">
          <table:table-cell office:value-type="float" office:value="17.1024117950001" calcext:value-type="float">
            <text:p>17.102411795</text:p>
          </table:table-cell>
          <table:table-cell office:value-type="float" office:value="2999.10116937502" calcext:value-type="float">
            <text:p>2999.101169375</text:p>
          </table:table-cell>
        </table:table-row>
        <table:table-row table:style-name="ro1">
          <table:table-cell office:value-type="float" office:value="17.1225650680001" calcext:value-type="float">
            <text:p>17.122565068</text:p>
          </table:table-cell>
          <table:table-cell office:value-type="float" office:value="2977.18390456895" calcext:value-type="float">
            <text:p>2977.183904569</text:p>
          </table:table-cell>
        </table:table-row>
        <table:table-row table:style-name="ro1">
          <table:table-cell office:value-type="float" office:value="17.1428320279999" calcext:value-type="float">
            <text:p>17.142832028</text:p>
          </table:table-cell>
          <table:table-cell office:value-type="float" office:value="2960.48346670939" calcext:value-type="float">
            <text:p>2960.4834667094</text:p>
          </table:table-cell>
        </table:table-row>
        <table:table-row table:style-name="ro1">
          <table:table-cell office:value-type="float" office:value="17.1631263859999" calcext:value-type="float">
            <text:p>17.163126386</text:p>
          </table:table-cell>
          <table:table-cell office:value-type="float" office:value="2956.48672404404" calcext:value-type="float">
            <text:p>2956.4867240441</text:p>
          </table:table-cell>
        </table:table-row>
        <table:table-row table:style-name="ro1">
          <table:table-cell office:value-type="float" office:value="17.1835485460001" calcext:value-type="float">
            <text:p>17.183548546</text:p>
          </table:table-cell>
          <table:table-cell office:value-type="float" office:value="2937.98501233321" calcext:value-type="float">
            <text:p>2937.9850123332</text:p>
          </table:table-cell>
        </table:table-row>
        <table:table-row table:style-name="ro1">
          <table:table-cell office:value-type="float" office:value="17.204209174" calcext:value-type="float">
            <text:p>17.204209174</text:p>
          </table:table-cell>
          <table:table-cell office:value-type="float" office:value="2904.07435826287" calcext:value-type="float">
            <text:p>2904.0743582629</text:p>
          </table:table-cell>
        </table:table-row>
        <table:table-row table:style-name="ro1">
          <table:table-cell office:value-type="float" office:value="17.224694453" calcext:value-type="float">
            <text:p>17.224694453</text:p>
          </table:table-cell>
          <table:table-cell office:value-type="float" office:value="2928.93252759513" calcext:value-type="float">
            <text:p>2928.9325275951</text:p>
          </table:table-cell>
        </table:table-row>
        <table:table-row table:style-name="ro1">
          <table:table-cell office:value-type="float" office:value="17.245350655" calcext:value-type="float">
            <text:p>17.245350655</text:p>
          </table:table-cell>
          <table:table-cell office:value-type="float" office:value="2904.69661362922" calcext:value-type="float">
            <text:p>2904.6966136292</text:p>
          </table:table-cell>
        </table:table-row>
        <table:table-row table:style-name="ro1">
          <table:table-cell office:value-type="float" office:value="17.2657167259999" calcext:value-type="float">
            <text:p>17.265716726</text:p>
          </table:table-cell>
          <table:table-cell office:value-type="float" office:value="2946.07634434246" calcext:value-type="float">
            <text:p>2946.0763443425</text:p>
          </table:table-cell>
        </table:table-row>
        <table:table-row table:style-name="ro1">
          <table:table-cell office:value-type="float" office:value="17.2860336880001" calcext:value-type="float">
            <text:p>17.286033688</text:p>
          </table:table-cell>
          <table:table-cell office:value-type="float" office:value="2953.19743175933" calcext:value-type="float">
            <text:p>2953.1974317593</text:p>
          </table:table-cell>
        </table:table-row>
        <table:table-row table:style-name="ro1">
          <table:table-cell office:value-type="float" office:value="17.3063294010001" calcext:value-type="float">
            <text:p>17.306329401</text:p>
          </table:table-cell>
          <table:table-cell office:value-type="float" office:value="2956.28934051305" calcext:value-type="float">
            <text:p>2956.2893405131</text:p>
          </table:table-cell>
        </table:table-row>
        <table:table-row table:style-name="ro1">
          <table:table-cell office:value-type="float" office:value="17.326425445" calcext:value-type="float">
            <text:p>17.326425445</text:p>
          </table:table-cell>
          <table:table-cell office:value-type="float" office:value="2985.66225273644" calcext:value-type="float">
            <text:p>2985.6622527365</text:p>
          </table:table-cell>
        </table:table-row>
        <table:table-row table:style-name="ro1">
          <table:table-cell office:value-type="float" office:value="17.3465938259999" calcext:value-type="float">
            <text:p>17.346593826</text:p>
          </table:table-cell>
          <table:table-cell office:value-type="float" office:value="2974.95371594034" calcext:value-type="float">
            <text:p>2974.9537159404</text:p>
          </table:table-cell>
        </table:table-row>
        <table:table-row table:style-name="ro1">
          <table:table-cell office:value-type="float" office:value="17.3667401770001" calcext:value-type="float">
            <text:p>17.366740177</text:p>
          </table:table-cell>
          <table:table-cell office:value-type="float" office:value="2978.20682263209" calcext:value-type="float">
            <text:p>2978.2068226321</text:p>
          </table:table-cell>
        </table:table-row>
        <table:table-row table:style-name="ro1">
          <table:table-cell office:value-type="float" office:value="17.387076147" calcext:value-type="float">
            <text:p>17.387076147</text:p>
          </table:table-cell>
          <table:table-cell office:value-type="float" office:value="2950.43708268053" calcext:value-type="float">
            <text:p>2950.4370826805</text:p>
          </table:table-cell>
        </table:table-row>
        <table:table-row table:style-name="ro1">
          <table:table-cell office:value-type="float" office:value="17.407514556" calcext:value-type="float">
            <text:p>17.407514556</text:p>
          </table:table-cell>
          <table:table-cell office:value-type="float" office:value="2935.64924745256" calcext:value-type="float">
            <text:p>2935.6492474526</text:p>
          </table:table-cell>
        </table:table-row>
        <table:table-row table:style-name="ro1">
          <table:table-cell office:value-type="float" office:value="17.427777199" calcext:value-type="float">
            <text:p>17.427777199</text:p>
          </table:table-cell>
          <table:table-cell office:value-type="float" office:value="2961.11420410111" calcext:value-type="float">
            <text:p>2961.1142041011</text:p>
          </table:table-cell>
        </table:table-row>
        <table:table-row table:style-name="ro1">
          <table:table-cell office:value-type="float" office:value="17.447761847" calcext:value-type="float">
            <text:p>17.447761847</text:p>
          </table:table-cell>
          <table:table-cell office:value-type="float" office:value="3002.30456898857" calcext:value-type="float">
            <text:p>3002.3045689886</text:p>
          </table:table-cell>
        </table:table-row>
        <table:table-row table:style-name="ro1">
          <table:table-cell office:value-type="float" office:value="17.467618225" calcext:value-type="float">
            <text:p>17.467618225</text:p>
          </table:table-cell>
          <table:table-cell office:value-type="float" office:value="3021.69912357847" calcext:value-type="float">
            <text:p>3021.6991235785</text:p>
          </table:table-cell>
        </table:table-row>
        <table:table-row table:style-name="ro1">
          <table:table-cell office:value-type="float" office:value="17.487396276" calcext:value-type="float">
            <text:p>17.487396276</text:p>
          </table:table-cell>
          <table:table-cell office:value-type="float" office:value="3033.66595626591" calcext:value-type="float">
            <text:p>3033.6659562659</text:p>
          </table:table-cell>
        </table:table-row>
        <table:table-row table:style-name="ro1">
          <table:table-cell office:value-type="float" office:value="17.507311503" calcext:value-type="float">
            <text:p>17.507311503</text:p>
          </table:table-cell>
          <table:table-cell office:value-type="float" office:value="3012.77007789733" calcext:value-type="float">
            <text:p>3012.7700778973</text:p>
          </table:table-cell>
        </table:table-row>
        <table:table-row table:style-name="ro1">
          <table:table-cell office:value-type="float" office:value="17.527417755" calcext:value-type="float">
            <text:p>17.527417755</text:p>
          </table:table-cell>
          <table:table-cell office:value-type="float" office:value="2984.14642370865" calcext:value-type="float">
            <text:p>2984.1464237087</text:p>
          </table:table-cell>
        </table:table-row>
        <table:table-row table:style-name="ro1">
          <table:table-cell office:value-type="float" office:value="17.547470104" calcext:value-type="float">
            <text:p>17.547470104</text:p>
          </table:table-cell>
          <table:table-cell office:value-type="float" office:value="2992.16814947341" calcext:value-type="float">
            <text:p>2992.1681494734</text:p>
          </table:table-cell>
        </table:table-row>
        <table:table-row table:style-name="ro1">
          <table:table-cell office:value-type="float" office:value="17.5675497950001" calcext:value-type="float">
            <text:p>17.567549795</text:p>
          </table:table-cell>
          <table:table-cell office:value-type="float" office:value="2988.09379087187" calcext:value-type="float">
            <text:p>2988.0937908719</text:p>
          </table:table-cell>
        </table:table-row>
        <table:table-row table:style-name="ro1">
          <table:table-cell office:value-type="float" office:value="17.5877561939999" calcext:value-type="float">
            <text:p>17.587756194</text:p>
          </table:table-cell>
          <table:table-cell office:value-type="float" office:value="2969.3563905486" calcext:value-type="float">
            <text:p>2969.3563905486</text:p>
          </table:table-cell>
        </table:table-row>
        <table:table-row table:style-name="ro1">
          <table:table-cell office:value-type="float" office:value="17.608025451" calcext:value-type="float">
            <text:p>17.608025451</text:p>
          </table:table-cell>
          <table:table-cell office:value-type="float" office:value="2960.14797186089" calcext:value-type="float">
            <text:p>2960.1479718609</text:p>
          </table:table-cell>
        </table:table-row>
        <table:table-row table:style-name="ro1">
          <table:table-cell office:value-type="float" office:value="17.628454746" calcext:value-type="float">
            <text:p>17.628454746</text:p>
          </table:table-cell>
          <table:table-cell office:value-type="float" office:value="2936.9589112127" calcext:value-type="float">
            <text:p>2936.9589112127</text:p>
          </table:table-cell>
        </table:table-row>
        <table:table-row table:style-name="ro1">
          <table:table-cell office:value-type="float" office:value="17.648930912" calcext:value-type="float">
            <text:p>17.648930912</text:p>
          </table:table-cell>
          <table:table-cell office:value-type="float" office:value="2930.23606079661" calcext:value-type="float">
            <text:p>2930.2360607966</text:p>
          </table:table-cell>
        </table:table-row>
        <table:table-row table:style-name="ro1">
          <table:table-cell office:value-type="float" office:value="17.669484518" calcext:value-type="float">
            <text:p>17.669484518</text:p>
          </table:table-cell>
          <table:table-cell office:value-type="float" office:value="2919.19578491179" calcext:value-type="float">
            <text:p>2919.1957849118</text:p>
          </table:table-cell>
        </table:table-row>
        <table:table-row table:style-name="ro1">
          <table:table-cell office:value-type="float" office:value="17.6901292099999" calcext:value-type="float">
            <text:p>17.69012921</text:p>
          </table:table-cell>
          <table:table-cell office:value-type="float" office:value="2906.31606421037" calcext:value-type="float">
            <text:p>2906.3160642104</text:p>
          </table:table-cell>
        </table:table-row>
        <table:table-row table:style-name="ro1">
          <table:table-cell office:value-type="float" office:value="17.7106223010001" calcext:value-type="float">
            <text:p>17.710622301</text:p>
          </table:table-cell>
          <table:table-cell office:value-type="float" office:value="2927.81601367628" calcext:value-type="float">
            <text:p>2927.8160136763</text:p>
          </table:table-cell>
        </table:table-row>
        <table:table-row table:style-name="ro1">
          <table:table-cell office:value-type="float" office:value="17.7310238380001" calcext:value-type="float">
            <text:p>17.731023838</text:p>
          </table:table-cell>
          <table:table-cell office:value-type="float" office:value="2940.95488982061" calcext:value-type="float">
            <text:p>2940.9548898206</text:p>
          </table:table-cell>
        </table:table-row>
        <table:table-row table:style-name="ro1">
          <table:table-cell office:value-type="float" office:value="17.7514142299999" calcext:value-type="float">
            <text:p>17.75141423</text:p>
          </table:table-cell>
          <table:table-cell office:value-type="float" office:value="2942.56235978348" calcext:value-type="float">
            <text:p>2942.5623597835</text:p>
          </table:table-cell>
        </table:table-row>
        <table:table-row table:style-name="ro1">
          <table:table-cell office:value-type="float" office:value="17.7718108199999" calcext:value-type="float">
            <text:p>17.77181082</text:p>
          </table:table-cell>
          <table:table-cell office:value-type="float" office:value="2941.66819061155" calcext:value-type="float">
            <text:p>2941.6681906116</text:p>
          </table:table-cell>
        </table:table-row>
        <table:table-row table:style-name="ro1">
          <table:table-cell office:value-type="float" office:value="17.79217111" calcext:value-type="float">
            <text:p>17.79217111</text:p>
          </table:table-cell>
          <table:table-cell office:value-type="float" office:value="2946.91283865352" calcext:value-type="float">
            <text:p>2946.9128386535</text:p>
          </table:table-cell>
        </table:table-row>
        <table:table-row table:style-name="ro1">
          <table:table-cell office:value-type="float" office:value="17.812646911" calcext:value-type="float">
            <text:p>17.812646911</text:p>
          </table:table-cell>
          <table:table-cell office:value-type="float" office:value="2930.28829495233" calcext:value-type="float">
            <text:p>2930.2882949523</text:p>
          </table:table-cell>
        </table:table-row>
        <table:table-row table:style-name="ro1">
          <table:table-cell office:value-type="float" office:value="17.833116307" calcext:value-type="float">
            <text:p>17.833116307</text:p>
          </table:table-cell>
          <table:table-cell office:value-type="float" office:value="2931.20520019923" calcext:value-type="float">
            <text:p>2931.2052001992</text:p>
          </table:table-cell>
        </table:table-row>
        <table:table-row table:style-name="ro1">
          <table:table-cell office:value-type="float" office:value="17.853739595" calcext:value-type="float">
            <text:p>17.853739595</text:p>
          </table:table-cell>
          <table:table-cell office:value-type="float" office:value="2909.3324013091" calcext:value-type="float">
            <text:p>2909.3324013091</text:p>
          </table:table-cell>
        </table:table-row>
        <table:table-row table:style-name="ro1">
          <table:table-cell office:value-type="float" office:value="17.874473289" calcext:value-type="float">
            <text:p>17.874473289</text:p>
          </table:table-cell>
          <table:table-cell office:value-type="float" office:value="2893.84033544619" calcext:value-type="float">
            <text:p>2893.8403354462</text:p>
          </table:table-cell>
        </table:table-row>
        <table:table-row table:style-name="ro1">
          <table:table-cell office:value-type="float" office:value="17.895058611" calcext:value-type="float">
            <text:p>17.895058611</text:p>
          </table:table-cell>
          <table:table-cell office:value-type="float" office:value="2914.69815240368" calcext:value-type="float">
            <text:p>2914.6981524037</text:p>
          </table:table-cell>
        </table:table-row>
        <table:table-row table:style-name="ro1">
          <table:table-cell office:value-type="float" office:value="17.9156075830001" calcext:value-type="float">
            <text:p>17.915607583</text:p>
          </table:table-cell>
          <table:table-cell office:value-type="float" office:value="2919.85409292417" calcext:value-type="float">
            <text:p>2919.8540929242</text:p>
          </table:table-cell>
        </table:table-row>
        <table:table-row table:style-name="ro1">
          <table:table-cell office:value-type="float" office:value="17.936037815" calcext:value-type="float">
            <text:p>17.936037815</text:p>
          </table:table-cell>
          <table:table-cell office:value-type="float" office:value="2936.82421229631" calcext:value-type="float">
            <text:p>2936.8242122963</text:p>
          </table:table-cell>
        </table:table-row>
        <table:table-row table:style-name="ro1">
          <table:table-cell office:value-type="float" office:value="17.956328581" calcext:value-type="float">
            <text:p>17.956328581</text:p>
          </table:table-cell>
          <table:table-cell office:value-type="float" office:value="2957.01010005987" calcext:value-type="float">
            <text:p>2957.0101000599</text:p>
          </table:table-cell>
        </table:table-row>
        <table:table-row table:style-name="ro1">
          <table:table-cell office:value-type="float" office:value="17.976480349" calcext:value-type="float">
            <text:p>17.976480349</text:p>
          </table:table-cell>
          <table:table-cell office:value-type="float" office:value="2977.40625040863" calcext:value-type="float">
            <text:p>2977.4062504086</text:p>
          </table:table-cell>
        </table:table-row>
        <table:table-row table:style-name="ro1">
          <table:table-cell office:value-type="float" office:value="17.9967753850001" calcext:value-type="float">
            <text:p>17.996775385</text:p>
          </table:table-cell>
          <table:table-cell office:value-type="float" office:value="2956.38795613292" calcext:value-type="float">
            <text:p>2956.3879561329</text:p>
          </table:table-cell>
        </table:table-row>
        <table:table-row table:style-name="ro1">
          <table:table-cell office:value-type="float" office:value="18.017435596" calcext:value-type="float">
            <text:p>18.017435596</text:p>
          </table:table-cell>
          <table:table-cell office:value-type="float" office:value="2904.13297328604" calcext:value-type="float">
            <text:p>2904.132973286</text:p>
          </table:table-cell>
        </table:table-row>
        <table:table-row table:style-name="ro1">
          <table:table-cell office:value-type="float" office:value="18.0383257349999" calcext:value-type="float">
            <text:p>18.038325735</text:p>
          </table:table-cell>
          <table:table-cell office:value-type="float" office:value="2872.16853848025" calcext:value-type="float">
            <text:p>2872.1685384803</text:p>
          </table:table-cell>
        </table:table-row>
        <table:table-row table:style-name="ro1">
          <table:table-cell office:value-type="float" office:value="18.059442259" calcext:value-type="float">
            <text:p>18.059442259</text:p>
          </table:table-cell>
          <table:table-cell office:value-type="float" office:value="2841.37673415848" calcext:value-type="float">
            <text:p>2841.3767341585</text:p>
          </table:table-cell>
        </table:table-row>
        <table:table-row table:style-name="ro1">
          <table:table-cell office:value-type="float" office:value="18.080598155" calcext:value-type="float">
            <text:p>18.080598155</text:p>
          </table:table-cell>
          <table:table-cell office:value-type="float" office:value="2836.08881420343" calcext:value-type="float">
            <text:p>2836.0888142034</text:p>
          </table:table-cell>
        </table:table-row>
        <table:table-row table:style-name="ro1">
          <table:table-cell office:value-type="float" office:value="18.1016716619999" calcext:value-type="float">
            <text:p>18.101671662</text:p>
          </table:table-cell>
          <table:table-cell office:value-type="float" office:value="2847.17678932363" calcext:value-type="float">
            <text:p>2847.1767893236</text:p>
          </table:table-cell>
        </table:table-row>
        <table:table-row table:style-name="ro1">
          <table:table-cell office:value-type="float" office:value="18.1228078720001" calcext:value-type="float">
            <text:p>18.122807872</text:p>
          </table:table-cell>
          <table:table-cell office:value-type="float" office:value="2838.73031161464" calcext:value-type="float">
            <text:p>2838.7303116146</text:p>
          </table:table-cell>
        </table:table-row>
        <table:table-row table:style-name="ro1">
          <table:table-cell office:value-type="float" office:value="18.143949238" calcext:value-type="float">
            <text:p>18.143949238</text:p>
          </table:table-cell>
          <table:table-cell office:value-type="float" office:value="2838.03799622863" calcext:value-type="float">
            <text:p>2838.0379962286</text:p>
          </table:table-cell>
        </table:table-row>
        <table:table-row table:style-name="ro1">
          <table:table-cell office:value-type="float" office:value="18.16502827" calcext:value-type="float">
            <text:p>18.16502827</text:p>
          </table:table-cell>
          <table:table-cell office:value-type="float" office:value="2846.43051920183" calcext:value-type="float">
            <text:p>2846.4305192018</text:p>
          </table:table-cell>
        </table:table-row>
        <table:table-row table:style-name="ro1">
          <table:table-cell office:value-type="float" office:value="18.1858878959999" calcext:value-type="float">
            <text:p>18.185887896</text:p>
          </table:table-cell>
          <table:table-cell office:value-type="float" office:value="2876.36988314907" calcext:value-type="float">
            <text:p>2876.3698831491</text:p>
          </table:table-cell>
        </table:table-row>
        <table:table-row table:style-name="ro1">
          <table:table-cell office:value-type="float" office:value="18.2065009820001" calcext:value-type="float">
            <text:p>18.206500982</text:p>
          </table:table-cell>
          <table:table-cell office:value-type="float" office:value="2910.77231228716" calcext:value-type="float">
            <text:p>2910.7723122872</text:p>
          </table:table-cell>
        </table:table-row>
        <table:table-row table:style-name="ro1">
          <table:table-cell office:value-type="float" office:value="18.2271562000001" calcext:value-type="float">
            <text:p>18.2271562</text:p>
          </table:table-cell>
          <table:table-cell office:value-type="float" office:value="2904.83499133222" calcext:value-type="float">
            <text:p>2904.8349913322</text:p>
          </table:table-cell>
        </table:table-row>
        <table:table-row table:style-name="ro1">
          <table:table-cell office:value-type="float" office:value="18.247755589" calcext:value-type="float">
            <text:p>18.247755589</text:p>
          </table:table-cell>
          <table:table-cell office:value-type="float" office:value="2912.70775071118" calcext:value-type="float">
            <text:p>2912.7077507112</text:p>
          </table:table-cell>
        </table:table-row>
        <table:table-row table:style-name="ro1">
          <table:table-cell office:value-type="float" office:value="18.2684544480001" calcext:value-type="float">
            <text:p>18.268454448</text:p>
          </table:table-cell>
          <table:table-cell office:value-type="float" office:value="2898.71050379431" calcext:value-type="float">
            <text:p>2898.7105037943</text:p>
          </table:table-cell>
        </table:table-row>
        <table:table-row table:style-name="ro1">
          <table:table-cell office:value-type="float" office:value="18.2891529430001" calcext:value-type="float">
            <text:p>18.289152943</text:p>
          </table:table-cell>
          <table:table-cell office:value-type="float" office:value="2898.76147999666" calcext:value-type="float">
            <text:p>2898.7614799967</text:p>
          </table:table-cell>
        </table:table-row>
        <table:table-row table:style-name="ro1">
          <table:table-cell office:value-type="float" office:value="18.3098322210001" calcext:value-type="float">
            <text:p>18.309832221</text:p>
          </table:table-cell>
          <table:table-cell office:value-type="float" office:value="2901.4552635751" calcext:value-type="float">
            <text:p>2901.4552635751</text:p>
          </table:table-cell>
        </table:table-row>
        <table:table-row table:style-name="ro1">
          <table:table-cell office:value-type="float" office:value="18.3307201780001" calcext:value-type="float">
            <text:p>18.330720178</text:p>
          </table:table-cell>
          <table:table-cell office:value-type="float" office:value="2872.46857124232" calcext:value-type="float">
            <text:p>2872.4685712423</text:p>
          </table:table-cell>
        </table:table-row>
        <table:table-row table:style-name="ro1">
          <table:table-cell office:value-type="float" office:value="18.3517128650001" calcext:value-type="float">
            <text:p>18.351712865</text:p>
          </table:table-cell>
          <table:table-cell office:value-type="float" office:value="2858.13816973651" calcext:value-type="float">
            <text:p>2858.1381697365</text:p>
          </table:table-cell>
        </table:table-row>
        <table:table-row table:style-name="ro1">
          <table:table-cell office:value-type="float" office:value="18.3725529610001" calcext:value-type="float">
            <text:p>18.372552961</text:p>
          </table:table-cell>
          <table:table-cell office:value-type="float" office:value="2879.06543232414" calcext:value-type="float">
            <text:p>2879.0654323241</text:p>
          </table:table-cell>
        </table:table-row>
        <table:table-row table:style-name="ro1">
          <table:table-cell office:value-type="float" office:value="18.3932403629999" calcext:value-type="float">
            <text:p>18.393240363</text:p>
          </table:table-cell>
          <table:table-cell office:value-type="float" office:value="2900.3158540931" calcext:value-type="float">
            <text:p>2900.3158540931</text:p>
          </table:table-cell>
        </table:table-row>
        <table:table-row table:style-name="ro1">
          <table:table-cell office:value-type="float" office:value="18.414074263" calcext:value-type="float">
            <text:p>18.414074263</text:p>
          </table:table-cell>
          <table:table-cell office:value-type="float" office:value="2879.92166612093" calcext:value-type="float">
            <text:p>2879.9216661209</text:p>
          </table:table-cell>
        </table:table-row>
        <table:table-row table:style-name="ro1">
          <table:table-cell office:value-type="float" office:value="18.4347612480001" calcext:value-type="float">
            <text:p>18.434761248</text:p>
          </table:table-cell>
          <table:table-cell office:value-type="float" office:value="2900.37431745986" calcext:value-type="float">
            <text:p>2900.3743174599</text:p>
          </table:table-cell>
        </table:table-row>
        <table:table-row table:style-name="ro1">
          <table:table-cell office:value-type="float" office:value="18.4557520599999" calcext:value-type="float">
            <text:p>18.45575206</text:p>
          </table:table-cell>
          <table:table-cell office:value-type="float" office:value="2858.39347237" calcext:value-type="float">
            <text:p>2858.39347237</text:p>
          </table:table-cell>
        </table:table-row>
        <table:table-row table:style-name="ro1">
          <table:table-cell office:value-type="float" office:value="18.476652776" calcext:value-type="float">
            <text:p>18.476652776</text:p>
          </table:table-cell>
          <table:table-cell office:value-type="float" office:value="2870.7150510821" calcext:value-type="float">
            <text:p>2870.7150510821</text:p>
          </table:table-cell>
        </table:table-row>
        <table:table-row table:style-name="ro1">
          <table:table-cell office:value-type="float" office:value="18.497740819" calcext:value-type="float">
            <text:p>18.497740819</text:p>
          </table:table-cell>
          <table:table-cell office:value-type="float" office:value="2845.21422875059" calcext:value-type="float">
            <text:p>2845.2142287506</text:p>
          </table:table-cell>
        </table:table-row>
        <table:table-row table:style-name="ro1">
          <table:table-cell office:value-type="float" office:value="18.5187414219999" calcext:value-type="float">
            <text:p>18.518741422</text:p>
          </table:table-cell>
          <table:table-cell office:value-type="float" office:value="2857.06081868933" calcext:value-type="float">
            <text:p>2857.0608186893</text:p>
          </table:table-cell>
        </table:table-row>
        <table:table-row table:style-name="ro1">
          <table:table-cell office:value-type="float" office:value="18.5395593850001" calcext:value-type="float">
            <text:p>18.539559385</text:p>
          </table:table-cell>
          <table:table-cell office:value-type="float" office:value="2882.12636364252" calcext:value-type="float">
            <text:p>2882.1263636425</text:p>
          </table:table-cell>
        </table:table-row>
        <table:table-row table:style-name="ro1">
          <table:table-cell office:value-type="float" office:value="18.560129298" calcext:value-type="float">
            <text:p>18.560129298</text:p>
          </table:table-cell>
          <table:table-cell office:value-type="float" office:value="2916.88156387636" calcext:value-type="float">
            <text:p>2916.8815638764</text:p>
          </table:table-cell>
        </table:table-row>
        <table:table-row table:style-name="ro1">
          <table:table-cell office:value-type="float" office:value="18.580696086" calcext:value-type="float">
            <text:p>18.580696086</text:p>
          </table:table-cell>
          <table:table-cell office:value-type="float" office:value="2917.32476651242" calcext:value-type="float">
            <text:p>2917.3247665124</text:p>
          </table:table-cell>
        </table:table-row>
        <table:table-row table:style-name="ro1">
          <table:table-cell office:value-type="float" office:value="18.6012012650001" calcext:value-type="float">
            <text:p>18.601201265</text:p>
          </table:table-cell>
          <table:table-cell office:value-type="float" office:value="2926.09003801801" calcext:value-type="float">
            <text:p>2926.090038018</text:p>
          </table:table-cell>
        </table:table-row>
        <table:table-row table:style-name="ro1">
          <table:table-cell office:value-type="float" office:value="18.6218146629999" calcext:value-type="float">
            <text:p>18.621814663</text:p>
          </table:table-cell>
          <table:table-cell office:value-type="float" office:value="2910.72825550617" calcext:value-type="float">
            <text:p>2910.7282555062</text:p>
          </table:table-cell>
        </table:table-row>
        <table:table-row table:style-name="ro1">
          <table:table-cell office:value-type="float" office:value="18.642355985" calcext:value-type="float">
            <text:p>18.642355985</text:p>
          </table:table-cell>
          <table:table-cell office:value-type="float" office:value="2920.94150511395" calcext:value-type="float">
            <text:p>2920.941505114</text:p>
          </table:table-cell>
        </table:table-row>
        <table:table-row table:style-name="ro1">
          <table:table-cell office:value-type="float" office:value="18.6630829149999" calcext:value-type="float">
            <text:p>18.663082915</text:p>
          </table:table-cell>
          <table:table-cell office:value-type="float" office:value="2894.78470763693" calcext:value-type="float">
            <text:p>2894.7847076369</text:p>
          </table:table-cell>
        </table:table-row>
        <table:table-row table:style-name="ro1">
          <table:table-cell office:value-type="float" office:value="18.6837882320001" calcext:value-type="float">
            <text:p>18.683788232</text:p>
          </table:table-cell>
          <table:table-cell office:value-type="float" office:value="2897.80639434023" calcext:value-type="float">
            <text:p>2897.8063943402</text:p>
          </table:table-cell>
        </table:table-row>
        <table:table-row table:style-name="ro1">
          <table:table-cell office:value-type="float" office:value="18.704532452" calcext:value-type="float">
            <text:p>18.704532452</text:p>
          </table:table-cell>
          <table:table-cell office:value-type="float" office:value="2892.37194748115" calcext:value-type="float">
            <text:p>2892.3719474812</text:p>
          </table:table-cell>
        </table:table-row>
        <table:table-row table:style-name="ro1">
          <table:table-cell office:value-type="float" office:value="18.7254201999999" calcext:value-type="float">
            <text:p>18.7254202</text:p>
          </table:table-cell>
          <table:table-cell office:value-type="float" office:value="2872.49731278563" calcext:value-type="float">
            <text:p>2872.4973127856</text:p>
          </table:table-cell>
        </table:table-row>
        <table:table-row table:style-name="ro1">
          <table:table-cell office:value-type="float" office:value="18.746372526" calcext:value-type="float">
            <text:p>18.746372526</text:p>
          </table:table-cell>
          <table:table-cell office:value-type="float" office:value="2863.64387418746" calcext:value-type="float">
            <text:p>2863.6438741875</text:p>
          </table:table-cell>
        </table:table-row>
        <table:table-row table:style-name="ro1">
          <table:table-cell office:value-type="float" office:value="18.7673888050001" calcext:value-type="float">
            <text:p>18.767388805</text:p>
          </table:table-cell>
          <table:table-cell office:value-type="float" office:value="2854.92974277561" calcext:value-type="float">
            <text:p>2854.9297427756</text:p>
          </table:table-cell>
        </table:table-row>
        <table:table-row table:style-name="ro1">
          <table:table-cell office:value-type="float" office:value="18.7881724480001" calcext:value-type="float">
            <text:p>18.788172448</text:p>
          </table:table-cell>
          <table:table-cell office:value-type="float" office:value="2886.88561481348" calcext:value-type="float">
            <text:p>2886.8856148135</text:p>
          </table:table-cell>
        </table:table-row>
        <table:table-row table:style-name="ro1">
          <table:table-cell office:value-type="float" office:value="18.8089369270001" calcext:value-type="float">
            <text:p>18.808936927</text:p>
          </table:table-cell>
          <table:table-cell office:value-type="float" office:value="2889.54998581454" calcext:value-type="float">
            <text:p>2889.5499858146</text:p>
          </table:table-cell>
        </table:table-row>
        <table:table-row table:style-name="ro1">
          <table:table-cell office:value-type="float" office:value="18.8298471210001" calcext:value-type="float">
            <text:p>18.829847121</text:p>
          </table:table-cell>
          <table:table-cell office:value-type="float" office:value="2869.41383710431" calcext:value-type="float">
            <text:p>2869.4138371043</text:p>
          </table:table-cell>
        </table:table-row>
        <table:table-row table:style-name="ro1">
          <table:table-cell office:value-type="float" office:value="18.8508225180001" calcext:value-type="float">
            <text:p>18.850822518</text:p>
          </table:table-cell>
          <table:table-cell office:value-type="float" office:value="2860.49413033357" calcext:value-type="float">
            <text:p>2860.4941303336</text:p>
          </table:table-cell>
        </table:table-row>
        <table:table-row table:style-name="ro1">
          <table:table-cell office:value-type="float" office:value="18.871808487" calcext:value-type="float">
            <text:p>18.871808487</text:p>
          </table:table-cell>
          <table:table-cell office:value-type="float" office:value="2859.05311307671" calcext:value-type="float">
            <text:p>2859.0531130767</text:p>
          </table:table-cell>
        </table:table-row>
        <table:table-row table:style-name="ro1">
          <table:table-cell office:value-type="float" office:value="18.8927618539999" calcext:value-type="float">
            <text:p>18.892761854</text:p>
          </table:table-cell>
          <table:table-cell office:value-type="float" office:value="2863.50160335333" calcext:value-type="float">
            <text:p>2863.5016033533</text:p>
          </table:table-cell>
        </table:table-row>
        <table:table-row table:style-name="ro1">
          <table:table-cell office:value-type="float" office:value="18.9137867259999" calcext:value-type="float">
            <text:p>18.913786726</text:p>
          </table:table-cell>
          <table:table-cell office:value-type="float" office:value="2853.76291470432" calcext:value-type="float">
            <text:p>2853.7629147043</text:p>
          </table:table-cell>
        </table:table-row>
        <table:table-row table:style-name="ro1">
          <table:table-cell office:value-type="float" office:value="18.9347410309999" calcext:value-type="float">
            <text:p>18.934741031</text:p>
          </table:table-cell>
          <table:table-cell office:value-type="float" office:value="2863.37342135224" calcext:value-type="float">
            <text:p>2863.3734213522</text:p>
          </table:table-cell>
        </table:table-row>
        <table:table-row table:style-name="ro1">
          <table:table-cell office:value-type="float" office:value="18.9561328489999" calcext:value-type="float">
            <text:p>18.956132849</text:p>
          </table:table-cell>
          <table:table-cell office:value-type="float" office:value="2804.81069912084" calcext:value-type="float">
            <text:p>2804.8106991208</text:p>
          </table:table-cell>
        </table:table-row>
        <table:table-row table:style-name="ro1">
          <table:table-cell office:value-type="float" office:value="18.977658092" calcext:value-type="float">
            <text:p>18.977658092</text:p>
          </table:table-cell>
          <table:table-cell office:value-type="float" office:value="2787.42497819343" calcext:value-type="float">
            <text:p>2787.4249781934</text:p>
          </table:table-cell>
        </table:table-row>
        <table:table-row table:style-name="ro1">
          <table:table-cell office:value-type="float" office:value="18.9997012050001" calcext:value-type="float">
            <text:p>18.999701205</text:p>
          </table:table-cell>
          <table:table-cell office:value-type="float" office:value="2721.938593687" calcext:value-type="float">
            <text:p>2721.938593687</text:p>
          </table:table-cell>
        </table:table-row>
        <table:table-row table:style-name="ro1">
          <table:table-cell office:value-type="float" office:value="19.022569816" calcext:value-type="float">
            <text:p>19.022569816</text:p>
          </table:table-cell>
          <table:table-cell office:value-type="float" office:value="2623.68361594876" calcext:value-type="float">
            <text:p>2623.6836159488</text:p>
          </table:table-cell>
        </table:table-row>
        <table:table-row table:style-name="ro1">
          <table:table-cell office:value-type="float" office:value="19.0458575560001" calcext:value-type="float">
            <text:p>19.045857556</text:p>
          </table:table-cell>
          <table:table-cell office:value-type="float" office:value="2576.46298007902" calcext:value-type="float">
            <text:p>2576.462980079</text:p>
          </table:table-cell>
        </table:table-row>
        <table:table-row table:style-name="ro1">
          <table:table-cell office:value-type="float" office:value="19.069771021" calcext:value-type="float">
            <text:p>19.069771021</text:p>
          </table:table-cell>
          <table:table-cell office:value-type="float" office:value="2509.04668145646" calcext:value-type="float">
            <text:p>2509.0466814565</text:p>
          </table:table-cell>
        </table:table-row>
        <table:table-row table:style-name="ro1">
          <table:table-cell office:value-type="float" office:value="19.0940354439999" calcext:value-type="float">
            <text:p>19.094035444</text:p>
          </table:table-cell>
          <table:table-cell office:value-type="float" office:value="2472.75610056984" calcext:value-type="float">
            <text:p>2472.7561005699</text:p>
          </table:table-cell>
        </table:table-row>
        <table:table-row table:style-name="ro1">
          <table:table-cell office:value-type="float" office:value="19.1184555289999" calcext:value-type="float">
            <text:p>19.118455529</text:p>
          </table:table-cell>
          <table:table-cell office:value-type="float" office:value="2456.99390481496" calcext:value-type="float">
            <text:p>2456.993904815</text:p>
          </table:table-cell>
        </table:table-row>
        <table:table-row table:style-name="ro1">
          <table:table-cell office:value-type="float" office:value="19.14318241" calcext:value-type="float">
            <text:p>19.14318241</text:p>
          </table:table-cell>
          <table:table-cell office:value-type="float" office:value="2426.50902876682" calcext:value-type="float">
            <text:p>2426.5090287668</text:p>
          </table:table-cell>
        </table:table-row>
        <table:table-row table:style-name="ro1">
          <table:table-cell office:value-type="float" office:value="19.168006996" calcext:value-type="float">
            <text:p>19.168006996</text:p>
          </table:table-cell>
          <table:table-cell office:value-type="float" office:value="2416.9587359864" calcext:value-type="float">
            <text:p>2416.9587359864</text:p>
          </table:table-cell>
        </table:table-row>
        <table:table-row table:style-name="ro1">
          <table:table-cell office:value-type="float" office:value="19.192937407" calcext:value-type="float">
            <text:p>19.192937407</text:p>
          </table:table-cell>
          <table:table-cell office:value-type="float" office:value="2406.69919160043" calcext:value-type="float">
            <text:p>2406.6991916004</text:p>
          </table:table-cell>
        </table:table-row>
        <table:table-row table:style-name="ro1">
          <table:table-cell office:value-type="float" office:value="19.2180347819999" calcext:value-type="float">
            <text:p>19.218034782</text:p>
          </table:table-cell>
          <table:table-cell office:value-type="float" office:value="2390.6882692049" calcext:value-type="float">
            <text:p>2390.6882692049</text:p>
          </table:table-cell>
        </table:table-row>
        <table:table-row table:style-name="ro1">
          <table:table-cell office:value-type="float" office:value="19.243445931" calcext:value-type="float">
            <text:p>19.243445931</text:p>
          </table:table-cell>
          <table:table-cell office:value-type="float" office:value="2361.16832024329" calcext:value-type="float">
            <text:p>2361.1683202433</text:p>
          </table:table-cell>
        </table:table-row>
        <table:table-row table:style-name="ro1">
          <table:table-cell office:value-type="float" office:value="19.2685911139999" calcext:value-type="float">
            <text:p>19.268591114</text:p>
          </table:table-cell>
          <table:table-cell office:value-type="float" office:value="2386.14290459211" calcext:value-type="float">
            <text:p>2386.1429045921</text:p>
          </table:table-cell>
        </table:table-row>
        <table:table-row table:style-name="ro1">
          <table:table-cell office:value-type="float" office:value="19.2938802430001" calcext:value-type="float">
            <text:p>19.293880243</text:p>
          </table:table-cell>
          <table:table-cell office:value-type="float" office:value="2372.56095295442" calcext:value-type="float">
            <text:p>2372.5609529544</text:p>
          </table:table-cell>
        </table:table-row>
        <table:table-row table:style-name="ro1">
          <table:table-cell office:value-type="float" office:value="19.319535693" calcext:value-type="float">
            <text:p>19.319535693</text:p>
          </table:table-cell>
          <table:table-cell office:value-type="float" office:value="2338.68437311219" calcext:value-type="float">
            <text:p>2338.6843731122</text:p>
          </table:table-cell>
        </table:table-row>
        <table:table-row table:style-name="ro1">
          <table:table-cell office:value-type="float" office:value="19.3453246199999" calcext:value-type="float">
            <text:p>19.34532462</text:p>
          </table:table-cell>
          <table:table-cell office:value-type="float" office:value="2326.57993100087" calcext:value-type="float">
            <text:p>2326.5799310009</text:p>
          </table:table-cell>
        </table:table-row>
        <table:table-row table:style-name="ro1">
          <table:table-cell office:value-type="float" office:value="19.371235412" calcext:value-type="float">
            <text:p>19.371235412</text:p>
          </table:table-cell>
          <table:table-cell office:value-type="float" office:value="2315.63743785827" calcext:value-type="float">
            <text:p>2315.6374378583</text:p>
          </table:table-cell>
        </table:table-row>
        <table:table-row table:style-name="ro1">
          <table:table-cell office:value-type="float" office:value="19.3972393720001" calcext:value-type="float">
            <text:p>19.397239372</text:p>
          </table:table-cell>
          <table:table-cell office:value-type="float" office:value="2307.34088192495" calcext:value-type="float">
            <text:p>2307.340881925</text:p>
          </table:table-cell>
        </table:table-row>
        <table:table-row table:style-name="ro1">
          <table:table-cell office:value-type="float" office:value="19.423641525" calcext:value-type="float">
            <text:p>19.423641525</text:p>
          </table:table-cell>
          <table:table-cell office:value-type="float" office:value="2272.54194005113" calcext:value-type="float">
            <text:p>2272.5419400511</text:p>
          </table:table-cell>
        </table:table-row>
        <table:table-row table:style-name="ro1">
          <table:table-cell office:value-type="float" office:value="19.450184499" calcext:value-type="float">
            <text:p>19.450184499</text:p>
          </table:table-cell>
          <table:table-cell office:value-type="float" office:value="2260.48520410759" calcext:value-type="float">
            <text:p>2260.4852041076</text:p>
          </table:table-cell>
        </table:table-row>
        <table:table-row table:style-name="ro1">
          <table:table-cell office:value-type="float" office:value="19.476965525" calcext:value-type="float">
            <text:p>19.476965525</text:p>
          </table:table-cell>
          <table:table-cell office:value-type="float" office:value="2240.39213434331" calcext:value-type="float">
            <text:p>2240.3921343433</text:p>
          </table:table-cell>
        </table:table-row>
        <table:table-row table:style-name="ro1">
          <table:table-cell office:value-type="float" office:value="19.50357568" calcext:value-type="float">
            <text:p>19.50357568</text:p>
          </table:table-cell>
          <table:table-cell office:value-type="float" office:value="2254.77829797832" calcext:value-type="float">
            <text:p>2254.7782979783</text:p>
          </table:table-cell>
        </table:table-row>
        <table:table-row table:style-name="ro1">
          <table:table-cell office:value-type="float" office:value="19.530460446" calcext:value-type="float">
            <text:p>19.530460446</text:p>
          </table:table-cell>
          <table:table-cell office:value-type="float" office:value="2231.74715376265" calcext:value-type="float">
            <text:p>2231.7471537627</text:p>
          </table:table-cell>
        </table:table-row>
        <table:table-row table:style-name="ro1">
          <table:table-cell office:value-type="float" office:value="19.5575723269999" calcext:value-type="float">
            <text:p>19.557572327</text:p>
          </table:table-cell>
          <table:table-cell office:value-type="float" office:value="2213.05190887567" calcext:value-type="float">
            <text:p>2213.0519088757</text:p>
          </table:table-cell>
        </table:table-row>
        <table:table-row table:style-name="ro1">
          <table:table-cell office:value-type="float" office:value="19.584740714" calcext:value-type="float">
            <text:p>19.584740714</text:p>
          </table:table-cell>
          <table:table-cell office:value-type="float" office:value="2208.44910667078" calcext:value-type="float">
            <text:p>2208.4491066708</text:p>
          </table:table-cell>
        </table:table-row>
        <table:table-row table:style-name="ro1">
          <table:table-cell office:value-type="float" office:value="19.612070232" calcext:value-type="float">
            <text:p>19.612070232</text:p>
          </table:table-cell>
          <table:table-cell office:value-type="float" office:value="2195.42840089704" calcext:value-type="float">
            <text:p>2195.4284008971</text:p>
          </table:table-cell>
        </table:table-row>
        <table:table-row table:style-name="ro1">
          <table:table-cell office:value-type="float" office:value="19.6395226029999" calcext:value-type="float">
            <text:p>19.639522603</text:p>
          </table:table-cell>
          <table:table-cell office:value-type="float" office:value="2185.60356772248" calcext:value-type="float">
            <text:p>2185.6035677225</text:p>
          </table:table-cell>
        </table:table-row>
        <table:table-row table:style-name="ro1">
          <table:table-cell office:value-type="float" office:value="19.6670854849999" calcext:value-type="float">
            <text:p>19.667085485</text:p>
          </table:table-cell>
          <table:table-cell office:value-type="float" office:value="2176.84057857358" calcext:value-type="float">
            <text:p>2176.8405785736</text:p>
          </table:table-cell>
        </table:table-row>
        <table:table-row table:style-name="ro1">
          <table:table-cell office:value-type="float" office:value="19.694794813" calcext:value-type="float">
            <text:p>19.694794813</text:p>
          </table:table-cell>
          <table:table-cell office:value-type="float" office:value="2165.33580315345" calcext:value-type="float">
            <text:p>2165.3358031535</text:p>
          </table:table-cell>
        </table:table-row>
        <table:table-row table:style-name="ro1">
          <table:table-cell office:value-type="float" office:value="19.7227675019999" calcext:value-type="float">
            <text:p>19.722767502</text:p>
          </table:table-cell>
          <table:table-cell office:value-type="float" office:value="2144.9493111054" calcext:value-type="float">
            <text:p>2144.9493111054</text:p>
          </table:table-cell>
        </table:table-row>
        <table:table-row table:style-name="ro1">
          <table:table-cell office:value-type="float" office:value="19.750923091" calcext:value-type="float">
            <text:p>19.750923091</text:p>
          </table:table-cell>
          <table:table-cell office:value-type="float" office:value="2131.01562179258" calcext:value-type="float">
            <text:p>2131.0156217926</text:p>
          </table:table-cell>
        </table:table-row>
        <table:table-row table:style-name="ro1">
          <table:table-cell office:value-type="float" office:value="19.779067171" calcext:value-type="float">
            <text:p>19.779067171</text:p>
          </table:table-cell>
          <table:table-cell office:value-type="float" office:value="2131.88706115504" calcext:value-type="float">
            <text:p>2131.8870611551</text:p>
          </table:table-cell>
        </table:table-row>
        <table:table-row table:style-name="ro1">
          <table:table-cell office:value-type="float" office:value="19.807574811" calcext:value-type="float">
            <text:p>19.807574811</text:p>
          </table:table-cell>
          <table:table-cell office:value-type="float" office:value="2104.69895087452" calcext:value-type="float">
            <text:p>2104.6989508745</text:p>
          </table:table-cell>
        </table:table-row>
        <table:table-row table:style-name="ro1">
          <table:table-cell office:value-type="float" office:value="19.836138853" calcext:value-type="float">
            <text:p>19.836138853</text:p>
          </table:table-cell>
          <table:table-cell office:value-type="float" office:value="2100.54305339774" calcext:value-type="float">
            <text:p>2100.5430533977</text:p>
          </table:table-cell>
        </table:table-row>
        <table:table-row table:style-name="ro1">
          <table:table-cell office:value-type="float" office:value="19.8651405119999" calcext:value-type="float">
            <text:p>19.865140512</text:p>
          </table:table-cell>
          <table:table-cell office:value-type="float" office:value="2068.84716491852" calcext:value-type="float">
            <text:p>2068.8471649185</text:p>
          </table:table-cell>
        </table:table-row>
        <table:table-row table:style-name="ro1">
          <table:table-cell office:value-type="float" office:value="19.894371421" calcext:value-type="float">
            <text:p>19.894371421</text:p>
          </table:table-cell>
          <table:table-cell office:value-type="float" office:value="2052.62176417194" calcext:value-type="float">
            <text:p>2052.6217641719</text:p>
          </table:table-cell>
        </table:table-row>
        <table:table-row table:style-name="ro1">
          <table:table-cell office:value-type="float" office:value="19.9241201479999" calcext:value-type="float">
            <text:p>19.924120148</text:p>
          </table:table-cell>
          <table:table-cell office:value-type="float" office:value="2016.89302537423" calcext:value-type="float">
            <text:p>2016.8930253742</text:p>
          </table:table-cell>
        </table:table-row>
        <table:table-row table:style-name="ro1">
          <table:table-cell office:value-type="float" office:value="19.95394642" calcext:value-type="float">
            <text:p>19.95394642</text:p>
          </table:table-cell>
          <table:table-cell office:value-type="float" office:value="2011.64932714106" calcext:value-type="float">
            <text:p>2011.6493271411</text:p>
          </table:table-cell>
        </table:table-row>
        <table:table-row table:style-name="ro1">
          <table:table-cell office:value-type="float" office:value="19.9841542730001" calcext:value-type="float">
            <text:p>19.984154273</text:p>
          </table:table-cell>
          <table:table-cell office:value-type="float" office:value="1986.23847910727" calcext:value-type="float">
            <text:p>1986.2384791073</text:p>
          </table:table-cell>
        </table:table-row>
        <table:table-row table:style-name="ro1">
          <table:table-cell office:value-type="float" office:value="20.0143707699999" calcext:value-type="float">
            <text:p>20.01437077</text:p>
          </table:table-cell>
          <table:table-cell office:value-type="float" office:value="1985.67027806984" calcext:value-type="float">
            <text:p>1985.6702780698</text:p>
          </table:table-cell>
        </table:table-row>
        <table:table-row table:style-name="ro1">
          <table:table-cell office:value-type="float" office:value="20.044798811" calcext:value-type="float">
            <text:p>20.044798811</text:p>
          </table:table-cell>
          <table:table-cell office:value-type="float" office:value="1971.86535932107" calcext:value-type="float">
            <text:p>1971.8653593211</text:p>
          </table:table-cell>
        </table:table-row>
        <table:table-row table:style-name="ro1">
          <table:table-cell office:value-type="float" office:value="20.075488443" calcext:value-type="float">
            <text:p>20.075488443</text:p>
          </table:table-cell>
          <table:table-cell office:value-type="float" office:value="1955.0576559488" calcext:value-type="float">
            <text:p>1955.0576559488</text:p>
          </table:table-cell>
        </table:table-row>
        <table:table-row table:style-name="ro1">
          <table:table-cell office:value-type="float" office:value="20.106423209" calcext:value-type="float">
            <text:p>20.106423209</text:p>
          </table:table-cell>
          <table:table-cell office:value-type="float" office:value="1939.56534211548" calcext:value-type="float">
            <text:p>1939.5653421155</text:p>
          </table:table-cell>
        </table:table-row>
        <table:table-row table:style-name="ro1">
          <table:table-cell office:value-type="float" office:value="20.138038538" calcext:value-type="float">
            <text:p>20.138038538</text:p>
          </table:table-cell>
          <table:table-cell office:value-type="float" office:value="1897.81355746567" calcext:value-type="float">
            <text:p>1897.8135574657</text:p>
          </table:table-cell>
        </table:table-row>
        <table:table-row table:style-name="ro1">
          <table:table-cell office:value-type="float" office:value="20.168795045" calcext:value-type="float">
            <text:p>20.168795045</text:p>
          </table:table-cell>
          <table:table-cell office:value-type="float" office:value="1950.806702466" calcext:value-type="float">
            <text:p>1950.806702466</text:p>
          </table:table-cell>
        </table:table-row>
        <table:table-row table:style-name="ro1">
          <table:table-cell office:value-type="float" office:value="20.2000404160001" calcext:value-type="float">
            <text:p>20.200040416</text:p>
          </table:table-cell>
          <table:table-cell office:value-type="float" office:value="1920.28444789051" calcext:value-type="float">
            <text:p>1920.2844478905</text:p>
          </table:table-cell>
        </table:table-row>
        <table:table-row table:style-name="ro1">
          <table:table-cell office:value-type="float" office:value="20.231399111" calcext:value-type="float">
            <text:p>20.231399111</text:p>
          </table:table-cell>
          <table:table-cell office:value-type="float" office:value="1913.3449271479" calcext:value-type="float">
            <text:p>1913.3449271479</text:p>
          </table:table-cell>
        </table:table-row>
        <table:table-row table:style-name="ro1">
          <table:table-cell office:value-type="float" office:value="20.262455072" calcext:value-type="float">
            <text:p>20.262455072</text:p>
          </table:table-cell>
          <table:table-cell office:value-type="float" office:value="1931.99624381335" calcext:value-type="float">
            <text:p>1931.9962438134</text:p>
          </table:table-cell>
        </table:table-row>
        <table:table-row table:style-name="ro1">
          <table:table-cell office:value-type="float" office:value="20.293440103" calcext:value-type="float">
            <text:p>20.293440103</text:p>
          </table:table-cell>
          <table:table-cell office:value-type="float" office:value="1936.41891144145" calcext:value-type="float">
            <text:p>1936.4189114415</text:p>
          </table:table-cell>
        </table:table-row>
        <table:table-row table:style-name="ro1">
          <table:table-cell office:value-type="float" office:value="20.324389615" calcext:value-type="float">
            <text:p>20.324389615</text:p>
          </table:table-cell>
          <table:table-cell office:value-type="float" office:value="1938.64122962544" calcext:value-type="float">
            <text:p>1938.6412296255</text:p>
          </table:table-cell>
        </table:table-row>
        <table:table-row table:style-name="ro1">
          <table:table-cell office:value-type="float" office:value="20.3552684050001" calcext:value-type="float">
            <text:p>20.355268405</text:p>
          </table:table-cell>
          <table:table-cell office:value-type="float" office:value="1943.0813189192" calcext:value-type="float">
            <text:p>1943.0813189192</text:p>
          </table:table-cell>
        </table:table-row>
        <table:table-row table:style-name="ro1">
          <table:table-cell office:value-type="float" office:value="20.3847727350001" calcext:value-type="float">
            <text:p>20.384772735</text:p>
          </table:table-cell>
          <table:table-cell office:value-type="float" office:value="2033.59981399279" calcext:value-type="float">
            <text:p>2033.5998139928</text:p>
          </table:table-cell>
        </table:table-row>
        <table:table-row table:style-name="ro1">
          <table:table-cell office:value-type="float" office:value="20.4133068389999" calcext:value-type="float">
            <text:p>20.413306839</text:p>
          </table:table-cell>
          <table:table-cell office:value-type="float" office:value="2102.74694450979" calcext:value-type="float">
            <text:p>2102.7469445098</text:p>
          </table:table-cell>
        </table:table-row>
        <table:table-row table:style-name="ro1">
          <table:table-cell office:value-type="float" office:value="20.4417874589999" calcext:value-type="float">
            <text:p>20.441787459</text:p>
          </table:table-cell>
          <table:table-cell office:value-type="float" office:value="2106.69571097953" calcext:value-type="float">
            <text:p>2106.6957109795</text:p>
          </table:table-cell>
        </table:table-row>
        <table:table-row table:style-name="ro1">
          <table:table-cell office:value-type="float" office:value="20.4707344430001" calcext:value-type="float">
            <text:p>20.470734443</text:p>
          </table:table-cell>
          <table:table-cell office:value-type="float" office:value="2072.75479889771" calcext:value-type="float">
            <text:p>2072.7547988977</text:p>
          </table:table-cell>
        </table:table-row>
        <table:table-row table:style-name="ro1">
          <table:table-cell office:value-type="float" office:value="20.498536582" calcext:value-type="float">
            <text:p>20.498536582</text:p>
          </table:table-cell>
          <table:table-cell office:value-type="float" office:value="2158.10733124122" calcext:value-type="float">
            <text:p>2158.1073312412</text:p>
          </table:table-cell>
        </table:table-row>
        <table:table-row table:style-name="ro1">
          <table:table-cell office:value-type="float" office:value="20.524959261" calcext:value-type="float">
            <text:p>20.524959261</text:p>
          </table:table-cell>
          <table:table-cell office:value-type="float" office:value="2270.77655524578" calcext:value-type="float">
            <text:p>2270.7765552458</text:p>
          </table:table-cell>
        </table:table-row>
        <table:table-row table:style-name="ro1">
          <table:table-cell office:value-type="float" office:value="20.550733301" calcext:value-type="float">
            <text:p>20.550733301</text:p>
          </table:table-cell>
          <table:table-cell office:value-type="float" office:value="2327.92375584228" calcext:value-type="float">
            <text:p>2327.9237558423</text:p>
          </table:table-cell>
        </table:table-row>
        <table:table-row table:style-name="ro1">
          <table:table-cell office:value-type="float" office:value="20.5758739600001" calcext:value-type="float">
            <text:p>20.57587396</text:p>
          </table:table-cell>
          <table:table-cell office:value-type="float" office:value="2386.57228515348" calcext:value-type="float">
            <text:p>2386.5722851535</text:p>
          </table:table-cell>
        </table:table-row>
        <table:table-row table:style-name="ro1">
          <table:table-cell office:value-type="float" office:value="20.6009248360001" calcext:value-type="float">
            <text:p>20.600924836</text:p>
          </table:table-cell>
          <table:table-cell office:value-type="float" office:value="2395.12582314267" calcext:value-type="float">
            <text:p>2395.1258231427</text:p>
          </table:table-cell>
        </table:table-row>
        <table:table-row table:style-name="ro1">
          <table:table-cell office:value-type="float" office:value="20.6258512439999" calcext:value-type="float">
            <text:p>20.625851244</text:p>
          </table:table-cell>
          <table:table-cell office:value-type="float" office:value="2407.08569002052" calcext:value-type="float">
            <text:p>2407.0856900205</text:p>
          </table:table-cell>
        </table:table-row>
        <table:table-row table:style-name="ro1">
          <table:table-cell office:value-type="float" office:value="20.6507109910001" calcext:value-type="float">
            <text:p>20.650710991</text:p>
          </table:table-cell>
          <table:table-cell office:value-type="float" office:value="2413.54025041381" calcext:value-type="float">
            <text:p>2413.5402504138</text:p>
          </table:table-cell>
        </table:table-row>
        <table:table-row table:style-name="ro1">
          <table:table-cell office:value-type="float" office:value="20.6754843389999" calcext:value-type="float">
            <text:p>20.675484339</text:p>
          </table:table-cell>
          <table:table-cell office:value-type="float" office:value="2421.95766193659" calcext:value-type="float">
            <text:p>2421.9576619366</text:p>
          </table:table-cell>
        </table:table-row>
        <table:table-row table:style-name="ro1">
          <table:table-cell office:value-type="float" office:value="20.7002002449999" calcext:value-type="float">
            <text:p>20.700200245</text:p>
          </table:table-cell>
          <table:table-cell office:value-type="float" office:value="2427.58651048604" calcext:value-type="float">
            <text:p>2427.5865104861</text:p>
          </table:table-cell>
        </table:table-row>
        <table:table-row table:style-name="ro1">
          <table:table-cell office:value-type="float" office:value="20.7245879510001" calcext:value-type="float">
            <text:p>20.724587951</text:p>
          </table:table-cell>
          <table:table-cell office:value-type="float" office:value="2460.25599945782" calcext:value-type="float">
            <text:p>2460.2559994578</text:p>
          </table:table-cell>
        </table:table-row>
        <table:table-row table:style-name="ro1">
          <table:table-cell office:value-type="float" office:value="20.7488176500001" calcext:value-type="float">
            <text:p>20.74881765</text:p>
          </table:table-cell>
          <table:table-cell office:value-type="float" office:value="2476.29985003232" calcext:value-type="float">
            <text:p>2476.2998500323</text:p>
          </table:table-cell>
        </table:table-row>
        <table:table-row table:style-name="ro1">
          <table:table-cell office:value-type="float" office:value="20.7726536350001" calcext:value-type="float">
            <text:p>20.772653635</text:p>
          </table:table-cell>
          <table:table-cell office:value-type="float" office:value="2517.20245670515" calcext:value-type="float">
            <text:p>2517.2024567052</text:p>
          </table:table-cell>
        </table:table-row>
        <table:table-row table:style-name="ro1">
          <table:table-cell office:value-type="float" office:value="20.796282086" calcext:value-type="float">
            <text:p>20.796282086</text:p>
          </table:table-cell>
          <table:table-cell office:value-type="float" office:value="2539.31161209837" calcext:value-type="float">
            <text:p>2539.3116120984</text:p>
          </table:table-cell>
        </table:table-row>
        <table:table-row table:style-name="ro1">
          <table:table-cell office:value-type="float" office:value="20.8195835869999" calcext:value-type="float">
            <text:p>20.819583587</text:p>
          </table:table-cell>
          <table:table-cell office:value-type="float" office:value="2574.94141687757" calcext:value-type="float">
            <text:p>2574.9414168776</text:p>
          </table:table-cell>
        </table:table-row>
        <table:table-row table:style-name="ro1">
          <table:table-cell office:value-type="float" office:value="20.842742497" calcext:value-type="float">
            <text:p>20.842742497</text:p>
          </table:table-cell>
          <table:table-cell office:value-type="float" office:value="2590.79550806531" calcext:value-type="float">
            <text:p>2590.7955080653</text:p>
          </table:table-cell>
        </table:table-row>
        <table:table-row table:style-name="ro1">
          <table:table-cell office:value-type="float" office:value="20.8654345739999" calcext:value-type="float">
            <text:p>20.865434574</text:p>
          </table:table-cell>
          <table:table-cell office:value-type="float" office:value="2644.0946767602" calcext:value-type="float">
            <text:p>2644.0946767602</text:p>
          </table:table-cell>
        </table:table-row>
        <table:table-row table:style-name="ro1">
          <table:table-cell office:value-type="float" office:value="20.887845166" calcext:value-type="float">
            <text:p>20.887845166</text:p>
          </table:table-cell>
          <table:table-cell office:value-type="float" office:value="2677.30544555091" calcext:value-type="float">
            <text:p>2677.3054455509</text:p>
          </table:table-cell>
        </table:table-row>
        <table:table-row table:style-name="ro1">
          <table:table-cell office:value-type="float" office:value="20.9098795939999" calcext:value-type="float">
            <text:p>20.909879594</text:p>
          </table:table-cell>
          <table:table-cell office:value-type="float" office:value="2723.01146189746" calcext:value-type="float">
            <text:p>2723.0114618975</text:p>
          </table:table-cell>
        </table:table-row>
        <table:table-row table:style-name="ro1">
          <table:table-cell office:value-type="float" office:value="20.931921937" calcext:value-type="float">
            <text:p>20.931921937</text:p>
          </table:table-cell>
          <table:table-cell office:value-type="float" office:value="2722.03367853495" calcext:value-type="float">
            <text:p>2722.033678535</text:p>
          </table:table-cell>
        </table:table-row>
        <table:table-row table:style-name="ro1">
          <table:table-cell office:value-type="float" office:value="20.9532082549999" calcext:value-type="float">
            <text:p>20.953208255</text:p>
          </table:table-cell>
          <table:table-cell office:value-type="float" office:value="2818.7120008306" calcext:value-type="float">
            <text:p>2818.7120008306</text:p>
          </table:table-cell>
        </table:table-row>
        <table:table-row table:style-name="ro1">
          <table:table-cell office:value-type="float" office:value="20.97471372" calcext:value-type="float">
            <text:p>20.97471372</text:p>
          </table:table-cell>
          <table:table-cell office:value-type="float" office:value="2789.98849827003" calcext:value-type="float">
            <text:p>2789.98849827</text:p>
          </table:table-cell>
        </table:table-row>
        <table:table-row table:style-name="ro1">
          <table:table-cell office:value-type="float" office:value="20.995691784" calcext:value-type="float">
            <text:p>20.995691784</text:p>
          </table:table-cell>
          <table:table-cell office:value-type="float" office:value="2860.13046770882" calcext:value-type="float">
            <text:p>2860.1304677088</text:p>
          </table:table-cell>
        </table:table-row>
        <table:table-row table:style-name="ro1">
          <table:table-cell office:value-type="float" office:value="21.016826345" calcext:value-type="float">
            <text:p>21.016826345</text:p>
          </table:table-cell>
          <table:table-cell office:value-type="float" office:value="2838.95180031646" calcext:value-type="float">
            <text:p>2838.9518003165</text:p>
          </table:table-cell>
        </table:table-row>
        <table:table-row table:style-name="ro1">
          <table:table-cell office:value-type="float" office:value="21.0381375039999" calcext:value-type="float">
            <text:p>21.038137504</text:p>
          </table:table-cell>
          <table:table-cell office:value-type="float" office:value="2815.42641582004" calcext:value-type="float">
            <text:p>2815.42641582</text:p>
          </table:table-cell>
        </table:table-row>
        <table:table-row table:style-name="ro1">
          <table:table-cell office:value-type="float" office:value="21.059379867" calcext:value-type="float">
            <text:p>21.059379867</text:p>
          </table:table-cell>
          <table:table-cell office:value-type="float" office:value="2824.54451982778" calcext:value-type="float">
            <text:p>2824.5445198278</text:p>
          </table:table-cell>
        </table:table-row>
        <table:table-row table:style-name="ro1">
          <table:table-cell office:value-type="float" office:value="21.080488389" calcext:value-type="float">
            <text:p>21.080488389</text:p>
          </table:table-cell>
          <table:table-cell office:value-type="float" office:value="2842.45386767399" calcext:value-type="float">
            <text:p>2842.453867674</text:p>
          </table:table-cell>
        </table:table-row>
        <table:table-row table:style-name="ro1">
          <table:table-cell office:value-type="float" office:value="21.1014655670001" calcext:value-type="float">
            <text:p>21.101465567</text:p>
          </table:table-cell>
          <table:table-cell office:value-type="float" office:value="2860.25126925127" calcext:value-type="float">
            <text:p>2860.2512692513</text:p>
          </table:table-cell>
        </table:table-row>
        <table:table-row table:style-name="ro1">
          <table:table-cell office:value-type="float" office:value="21.1222556800001" calcext:value-type="float">
            <text:p>21.12225568</text:p>
          </table:table-cell>
          <table:table-cell office:value-type="float" office:value="2885.98719978438" calcext:value-type="float">
            <text:p>2885.9871997844</text:p>
          </table:table-cell>
        </table:table-row>
        <table:table-row table:style-name="ro1">
          <table:table-cell office:value-type="float" office:value="21.142951946" calcext:value-type="float">
            <text:p>21.142951946</text:p>
          </table:table-cell>
          <table:table-cell office:value-type="float" office:value="2899.07367832047" calcext:value-type="float">
            <text:p>2899.0736783205</text:p>
          </table:table-cell>
        </table:table-row>
        <table:table-row table:style-name="ro1">
          <table:table-cell office:value-type="float" office:value="21.1633584000001" calcext:value-type="float">
            <text:p>21.1633584</text:p>
          </table:table-cell>
          <table:table-cell office:value-type="float" office:value="2940.24625737535" calcext:value-type="float">
            <text:p>2940.2462573754</text:p>
          </table:table-cell>
        </table:table-row>
        <table:table-row table:style-name="ro1">
          <table:table-cell office:value-type="float" office:value="21.183667259" calcext:value-type="float">
            <text:p>21.183667259</text:p>
          </table:table-cell>
          <table:table-cell office:value-type="float" office:value="2954.37572343697" calcext:value-type="float">
            <text:p>2954.375723437</text:p>
          </table:table-cell>
        </table:table-row>
        <table:table-row table:style-name="ro1">
          <table:table-cell office:value-type="float" office:value="21.203836078" calcext:value-type="float">
            <text:p>21.203836078</text:p>
          </table:table-cell>
          <table:table-cell office:value-type="float" office:value="2974.88910977017" calcext:value-type="float">
            <text:p>2974.8891097702</text:p>
          </table:table-cell>
        </table:table-row>
        <table:table-row table:style-name="ro1">
          <table:table-cell office:value-type="float" office:value="21.2240859839999" calcext:value-type="float">
            <text:p>21.224085984</text:p>
          </table:table-cell>
          <table:table-cell office:value-type="float" office:value="2962.97671704382" calcext:value-type="float">
            <text:p>2962.9767170438</text:p>
          </table:table-cell>
        </table:table-row>
        <table:table-row table:style-name="ro1">
          <table:table-cell office:value-type="float" office:value="21.2443032880001" calcext:value-type="float">
            <text:p>21.244303288</text:p>
          </table:table-cell>
          <table:table-cell office:value-type="float" office:value="2967.75475104951" calcext:value-type="float">
            <text:p>2967.7547510495</text:p>
          </table:table-cell>
        </table:table-row>
        <table:table-row table:style-name="ro1">
          <table:table-cell office:value-type="float" office:value="21.264615689" calcext:value-type="float">
            <text:p>21.264615689</text:p>
          </table:table-cell>
          <table:table-cell office:value-type="float" office:value="2953.8605505145" calcext:value-type="float">
            <text:p>2953.8605505145</text:p>
          </table:table-cell>
        </table:table-row>
        <table:table-row table:style-name="ro1">
          <table:table-cell office:value-type="float" office:value="21.284889342" calcext:value-type="float">
            <text:p>21.284889342</text:p>
          </table:table-cell>
          <table:table-cell office:value-type="float" office:value="2959.50611367318" calcext:value-type="float">
            <text:p>2959.5061136732</text:p>
          </table:table-cell>
        </table:table-row>
        <table:table-row table:style-name="ro1">
          <table:table-cell office:value-type="float" office:value="21.3054803110001" calcext:value-type="float">
            <text:p>21.305480311</text:p>
          </table:table-cell>
          <table:table-cell office:value-type="float" office:value="2913.89880679251" calcext:value-type="float">
            <text:p>2913.8988067925</text:p>
          </table:table-cell>
        </table:table-row>
        <table:table-row table:style-name="ro1">
          <table:table-cell office:value-type="float" office:value="21.3254411810001" calcext:value-type="float">
            <text:p>21.325441181</text:p>
          </table:table-cell>
          <table:table-cell office:value-type="float" office:value="3005.88100619205" calcext:value-type="float">
            <text:p>3005.8810061921</text:p>
          </table:table-cell>
        </table:table-row>
        <table:table-row table:style-name="ro1">
          <table:table-cell office:value-type="float" office:value="21.3456297380001" calcext:value-type="float">
            <text:p>21.345629738</text:p>
          </table:table-cell>
          <table:table-cell office:value-type="float" office:value="2971.98061258416" calcext:value-type="float">
            <text:p>2971.9806125842</text:p>
          </table:table-cell>
        </table:table-row>
        <table:table-row table:style-name="ro1">
          <table:table-cell office:value-type="float" office:value="21.3659183899999" calcext:value-type="float">
            <text:p>21.36591839</text:p>
          </table:table-cell>
          <table:table-cell office:value-type="float" office:value="2957.31820923369" calcext:value-type="float">
            <text:p>2957.3182092337</text:p>
          </table:table-cell>
        </table:table-row>
        <table:table-row table:style-name="ro1">
          <table:table-cell office:value-type="float" office:value="21.3862027719999" calcext:value-type="float">
            <text:p>21.386202772</text:p>
          </table:table-cell>
          <table:table-cell office:value-type="float" office:value="2957.94074475626" calcext:value-type="float">
            <text:p>2957.9407447563</text:p>
          </table:table-cell>
        </table:table-row>
        <table:table-row table:style-name="ro1">
          <table:table-cell office:value-type="float" office:value="21.406409296" calcext:value-type="float">
            <text:p>21.406409296</text:p>
          </table:table-cell>
          <table:table-cell office:value-type="float" office:value="2969.3380217114" calcext:value-type="float">
            <text:p>2969.3380217114</text:p>
          </table:table-cell>
        </table:table-row>
        <table:table-row table:style-name="ro1">
          <table:table-cell office:value-type="float" office:value="21.4266350380001" calcext:value-type="float">
            <text:p>21.426635038</text:p>
          </table:table-cell>
          <table:table-cell office:value-type="float" office:value="2966.51663013022" calcext:value-type="float">
            <text:p>2966.5166301302</text:p>
          </table:table-cell>
        </table:table-row>
        <table:table-row table:style-name="ro1">
          <table:table-cell office:value-type="float" office:value="21.4469718109999" calcext:value-type="float">
            <text:p>21.446971811</text:p>
          </table:table-cell>
          <table:table-cell office:value-type="float" office:value="2950.32058431849" calcext:value-type="float">
            <text:p>2950.3205843185</text:p>
          </table:table-cell>
        </table:table-row>
        <table:table-row table:style-name="ro1">
          <table:table-cell office:value-type="float" office:value="21.467186824" calcext:value-type="float">
            <text:p>21.467186824</text:p>
          </table:table-cell>
          <table:table-cell office:value-type="float" office:value="2968.0910914928" calcext:value-type="float">
            <text:p>2968.0910914928</text:p>
          </table:table-cell>
        </table:table-row>
        <table:table-row table:style-name="ro1">
          <table:table-cell office:value-type="float" office:value="21.4873071059999" calcext:value-type="float">
            <text:p>21.487307106</text:p>
          </table:table-cell>
          <table:table-cell office:value-type="float" office:value="2982.06555953631" calcext:value-type="float">
            <text:p>2982.0655595363</text:p>
          </table:table-cell>
        </table:table-row>
        <table:table-row table:style-name="ro1">
          <table:table-cell office:value-type="float" office:value="21.5072193860001" calcext:value-type="float">
            <text:p>21.507219386</text:p>
          </table:table-cell>
          <table:table-cell office:value-type="float" office:value="3013.2159651934" calcext:value-type="float">
            <text:p>3013.2159651934</text:p>
          </table:table-cell>
        </table:table-row>
        <table:table-row table:style-name="ro1">
          <table:table-cell office:value-type="float" office:value="21.527108387" calcext:value-type="float">
            <text:p>21.527108387</text:p>
          </table:table-cell>
          <table:table-cell office:value-type="float" office:value="3016.74277155852" calcext:value-type="float">
            <text:p>3016.7427715585</text:p>
          </table:table-cell>
        </table:table-row>
        <table:table-row table:style-name="ro1">
          <table:table-cell office:value-type="float" office:value="21.5466906439999" calcext:value-type="float">
            <text:p>21.546690644</text:p>
          </table:table-cell>
          <table:table-cell office:value-type="float" office:value="3063.99818980381" calcext:value-type="float">
            <text:p>3063.9981898038</text:p>
          </table:table-cell>
        </table:table-row>
        <table:table-row table:style-name="ro1">
          <table:table-cell office:value-type="float" office:value="21.566216187" calcext:value-type="float">
            <text:p>21.566216187</text:p>
          </table:table-cell>
          <table:table-cell office:value-type="float" office:value="3072.89789583283" calcext:value-type="float">
            <text:p>3072.8978958328</text:p>
          </table:table-cell>
        </table:table-row>
        <table:table-row table:style-name="ro1">
          <table:table-cell office:value-type="float" office:value="21.5856878300001" calcext:value-type="float">
            <text:p>21.58568783</text:p>
          </table:table-cell>
          <table:table-cell office:value-type="float" office:value="3081.40407051057" calcext:value-type="float">
            <text:p>3081.4040705106</text:p>
          </table:table-cell>
        </table:table-row>
        <table:table-row table:style-name="ro1">
          <table:table-cell office:value-type="float" office:value="21.6050470340001" calcext:value-type="float">
            <text:p>21.605047034</text:p>
          </table:table-cell>
          <table:table-cell office:value-type="float" office:value="3099.30098365435" calcext:value-type="float">
            <text:p>3099.3009836544</text:p>
          </table:table-cell>
        </table:table-row>
        <table:table-row table:style-name="ro1">
          <table:table-cell office:value-type="float" office:value="21.6244379540001" calcext:value-type="float">
            <text:p>21.624437954</text:p>
          </table:table-cell>
          <table:table-cell office:value-type="float" office:value="3094.23173320647" calcext:value-type="float">
            <text:p>3094.2317332065</text:p>
          </table:table-cell>
        </table:table-row>
        <table:table-row table:style-name="ro1">
          <table:table-cell office:value-type="float" office:value="21.6434913529999" calcext:value-type="float">
            <text:p>21.643491353</text:p>
          </table:table-cell>
          <table:table-cell office:value-type="float" office:value="3149.04443036361" calcext:value-type="float">
            <text:p>3149.0444303636</text:p>
          </table:table-cell>
        </table:table-row>
        <table:table-row table:style-name="ro1">
          <table:table-cell office:value-type="float" office:value="21.6628937820001" calcext:value-type="float">
            <text:p>21.662893782</text:p>
          </table:table-cell>
          <table:table-cell office:value-type="float" office:value="3092.39631798541" calcext:value-type="float">
            <text:p>3092.3963179854</text:p>
          </table:table-cell>
        </table:table-row>
        <table:table-row table:style-name="ro1">
          <table:table-cell office:value-type="float" office:value="21.6816720490001" calcext:value-type="float">
            <text:p>21.681672049</text:p>
          </table:table-cell>
          <table:table-cell office:value-type="float" office:value="3195.18302727023" calcext:value-type="float">
            <text:p>3195.1830272702</text:p>
          </table:table-cell>
        </table:table-row>
        <table:table-row table:style-name="ro1">
          <table:table-cell office:value-type="float" office:value="21.701165356" calcext:value-type="float">
            <text:p>21.701165356</text:p>
          </table:table-cell>
          <table:table-cell office:value-type="float" office:value="3077.97953421451" calcext:value-type="float">
            <text:p>3077.9795342145</text:p>
          </table:table-cell>
        </table:table-row>
        <table:table-row table:style-name="ro1">
          <table:table-cell office:value-type="float" office:value="21.7198067080001" calcext:value-type="float">
            <text:p>21.719806708</text:p>
          </table:table-cell>
          <table:table-cell office:value-type="float" office:value="3218.65066438844" calcext:value-type="float">
            <text:p>3218.6506643884</text:p>
          </table:table-cell>
        </table:table-row>
        <table:table-row table:style-name="ro1">
          <table:table-cell office:value-type="float" office:value="21.73855555" calcext:value-type="float">
            <text:p>21.73855555</text:p>
          </table:table-cell>
          <table:table-cell office:value-type="float" office:value="3200.19764421971" calcext:value-type="float">
            <text:p>3200.1976442197</text:p>
          </table:table-cell>
        </table:table-row>
        <table:table-row table:style-name="ro1">
          <table:table-cell office:value-type="float" office:value="21.757907463" calcext:value-type="float">
            <text:p>21.757907463</text:p>
          </table:table-cell>
          <table:table-cell office:value-type="float" office:value="3100.46867200601" calcext:value-type="float">
            <text:p>3100.468672006</text:p>
          </table:table-cell>
        </table:table-row>
        <table:table-row table:style-name="ro1">
          <table:table-cell office:value-type="float" office:value="21.7765150160001" calcext:value-type="float">
            <text:p>21.776515016</text:p>
          </table:table-cell>
          <table:table-cell office:value-type="float" office:value="3224.49706309461" calcext:value-type="float">
            <text:p>3224.4970630946</text:p>
          </table:table-cell>
        </table:table-row>
        <table:table-row table:style-name="ro1">
          <table:table-cell office:value-type="float" office:value="21.79593307" calcext:value-type="float">
            <text:p>21.79593307</text:p>
          </table:table-cell>
          <table:table-cell office:value-type="float" office:value="3089.90797945513" calcext:value-type="float">
            <text:p>3089.9079794551</text:p>
          </table:table-cell>
        </table:table-row>
        <table:table-row table:style-name="ro1">
          <table:table-cell office:value-type="float" office:value="21.814398708" calcext:value-type="float">
            <text:p>21.814398708</text:p>
          </table:table-cell>
          <table:table-cell office:value-type="float" office:value="3249.27847064665" calcext:value-type="float">
            <text:p>3249.2784706467</text:p>
          </table:table-cell>
        </table:table-row>
        <table:table-row table:style-name="ro1">
          <table:table-cell office:value-type="float" office:value="21.8332998809999" calcext:value-type="float">
            <text:p>21.833299881</text:p>
          </table:table-cell>
          <table:table-cell office:value-type="float" office:value="3174.40615988782" calcext:value-type="float">
            <text:p>3174.4061598878</text:p>
          </table:table-cell>
        </table:table-row>
        <table:table-row table:style-name="ro1">
          <table:table-cell office:value-type="float" office:value="21.8522450590001" calcext:value-type="float">
            <text:p>21.852245059</text:p>
          </table:table-cell>
          <table:table-cell office:value-type="float" office:value="3167.03279321967" calcext:value-type="float">
            <text:p>3167.0327932197</text:p>
          </table:table-cell>
        </table:table-row>
        <table:table-row table:style-name="ro1">
          <table:table-cell office:value-type="float" office:value="21.871142274" calcext:value-type="float">
            <text:p>21.871142274</text:p>
          </table:table-cell>
          <table:table-cell office:value-type="float" office:value="3175.07103561238" calcext:value-type="float">
            <text:p>3175.0710356124</text:p>
          </table:table-cell>
        </table:table-row>
        <table:table-row table:style-name="ro1">
          <table:table-cell office:value-type="float" office:value="21.890060684" calcext:value-type="float">
            <text:p>21.890060684</text:p>
          </table:table-cell>
          <table:table-cell office:value-type="float" office:value="3171.51388515723" calcext:value-type="float">
            <text:p>3171.5138851572</text:p>
          </table:table-cell>
        </table:table-row>
        <table:table-row table:style-name="ro1">
          <table:table-cell office:value-type="float" office:value="21.908866449" calcext:value-type="float">
            <text:p>21.908866449</text:p>
          </table:table-cell>
          <table:table-cell office:value-type="float" office:value="3190.51099489553" calcext:value-type="float">
            <text:p>3190.5109948955</text:p>
          </table:table-cell>
        </table:table-row>
        <table:table-row table:style-name="ro1">
          <table:table-cell office:value-type="float" office:value="21.927884121" calcext:value-type="float">
            <text:p>21.927884121</text:p>
          </table:table-cell>
          <table:table-cell office:value-type="float" office:value="3154.96029166676" calcext:value-type="float">
            <text:p>3154.9602916668</text:p>
          </table:table-cell>
        </table:table-row>
        <table:table-row table:style-name="ro1">
          <table:table-cell office:value-type="float" office:value="21.9464320439999" calcext:value-type="float">
            <text:p>21.946432044</text:p>
          </table:table-cell>
          <table:table-cell office:value-type="float" office:value="3234.86354780944" calcext:value-type="float">
            <text:p>3234.8635478094</text:p>
          </table:table-cell>
        </table:table-row>
        <table:table-row table:style-name="ro1">
          <table:table-cell office:value-type="float" office:value="21.965119381" calcext:value-type="float">
            <text:p>21.965119381</text:p>
          </table:table-cell>
          <table:table-cell office:value-type="float" office:value="3210.73034642456" calcext:value-type="float">
            <text:p>3210.7303464246</text:p>
          </table:table-cell>
        </table:table-row>
        <table:table-row table:style-name="ro1">
          <table:table-cell office:value-type="float" office:value="21.9837964589999" calcext:value-type="float">
            <text:p>21.983796459</text:p>
          </table:table-cell>
          <table:table-cell office:value-type="float" office:value="3212.49394580768" calcext:value-type="float">
            <text:p>3212.4939458077</text:p>
          </table:table-cell>
        </table:table-row>
        <table:table-row table:style-name="ro1">
          <table:table-cell office:value-type="float" office:value="22.0024240099999" calcext:value-type="float">
            <text:p>22.00242401</text:p>
          </table:table-cell>
          <table:table-cell office:value-type="float" office:value="3221.03533631297" calcext:value-type="float">
            <text:p>3221.035336313</text:p>
          </table:table-cell>
        </table:table-row>
        <table:table-row table:style-name="ro1">
          <table:table-cell office:value-type="float" office:value="22.021018075" calcext:value-type="float">
            <text:p>22.021018075</text:p>
          </table:table-cell>
          <table:table-cell office:value-type="float" office:value="3226.8360898828" calcext:value-type="float">
            <text:p>3226.8360898828</text:p>
          </table:table-cell>
        </table:table-row>
        <table:table-row table:style-name="ro1">
          <table:table-cell office:value-type="float" office:value="22.0396681760001" calcext:value-type="float">
            <text:p>22.039668176</text:p>
          </table:table-cell>
          <table:table-cell office:value-type="float" office:value="3217.14075435004" calcext:value-type="float">
            <text:p>3217.14075435</text:p>
          </table:table-cell>
        </table:table-row>
        <table:table-row table:style-name="ro1">
          <table:table-cell office:value-type="float" office:value="22.0582017249999" calcext:value-type="float">
            <text:p>22.058201725</text:p>
          </table:table-cell>
          <table:table-cell office:value-type="float" office:value="3237.37239967409" calcext:value-type="float">
            <text:p>3237.3723996741</text:p>
          </table:table-cell>
        </table:table-row>
        <table:table-row table:style-name="ro1">
          <table:table-cell office:value-type="float" office:value="22.0771644020001" calcext:value-type="float">
            <text:p>22.077164402</text:p>
          </table:table-cell>
          <table:table-cell office:value-type="float" office:value="3164.11021499289" calcext:value-type="float">
            <text:p>3164.1102149929</text:p>
          </table:table-cell>
        </table:table-row>
        <table:table-row table:style-name="ro1">
          <table:table-cell office:value-type="float" office:value="22.095083163" calcext:value-type="float">
            <text:p>22.095083163</text:p>
          </table:table-cell>
          <table:table-cell office:value-type="float" office:value="3348.44579936478" calcext:value-type="float">
            <text:p>3348.4457993648</text:p>
          </table:table-cell>
        </table:table-row>
        <table:table-row table:style-name="ro1">
          <table:table-cell office:value-type="float" office:value="22.1135154189999" calcext:value-type="float">
            <text:p>22.113515419</text:p>
          </table:table-cell>
          <table:table-cell office:value-type="float" office:value="3255.16312275753" calcext:value-type="float">
            <text:p>3255.1631227575</text:p>
          </table:table-cell>
        </table:table-row>
        <table:table-row table:style-name="ro1">
          <table:table-cell office:value-type="float" office:value="22.131850861" calcext:value-type="float">
            <text:p>22.131850861</text:p>
          </table:table-cell>
          <table:table-cell office:value-type="float" office:value="3272.35089286309" calcext:value-type="float">
            <text:p>3272.3508928631</text:p>
          </table:table-cell>
        </table:table-row>
        <table:table-row table:style-name="ro1">
          <table:table-cell office:value-type="float" office:value="22.1502852010001" calcext:value-type="float">
            <text:p>22.150285201</text:p>
          </table:table-cell>
          <table:table-cell office:value-type="float" office:value="3254.79512690086" calcext:value-type="float">
            <text:p>3254.7951269009</text:p>
          </table:table-cell>
        </table:table-row>
        <table:table-row table:style-name="ro1">
          <table:table-cell office:value-type="float" office:value="22.1686887139999" calcext:value-type="float">
            <text:p>22.168688714</text:p>
          </table:table-cell>
          <table:table-cell office:value-type="float" office:value="3260.24710611089" calcext:value-type="float">
            <text:p>3260.2471061109</text:p>
          </table:table-cell>
        </table:table-row>
        <table:table-row table:style-name="ro1">
          <table:table-cell office:value-type="float" office:value="22.187030671" calcext:value-type="float">
            <text:p>22.187030671</text:p>
          </table:table-cell>
          <table:table-cell office:value-type="float" office:value="3271.18856508901" calcext:value-type="float">
            <text:p>3271.188565089</text:p>
          </table:table-cell>
        </table:table-row>
        <table:table-row table:style-name="ro1">
          <table:table-cell office:value-type="float" office:value="22.2053896049999" calcext:value-type="float">
            <text:p>22.205389605</text:p>
          </table:table-cell>
          <table:table-cell office:value-type="float" office:value="3268.16360907526" calcext:value-type="float">
            <text:p>3268.1636090753</text:p>
          </table:table-cell>
        </table:table-row>
        <table:table-row table:style-name="ro1">
          <table:table-cell office:value-type="float" office:value="22.2237427069999" calcext:value-type="float">
            <text:p>22.223742707</text:p>
          </table:table-cell>
          <table:table-cell office:value-type="float" office:value="3269.20212180081" calcext:value-type="float">
            <text:p>3269.2021218008</text:p>
          </table:table-cell>
        </table:table-row>
        <table:table-row table:style-name="ro1">
          <table:table-cell office:value-type="float" office:value="22.242161011" calcext:value-type="float">
            <text:p>22.242161011</text:p>
          </table:table-cell>
          <table:table-cell office:value-type="float" office:value="3257.62893259569" calcext:value-type="float">
            <text:p>3257.6289325957</text:p>
          </table:table-cell>
        </table:table-row>
        <table:table-row table:style-name="ro1">
          <table:table-cell office:value-type="float" office:value="22.260493645" calcext:value-type="float">
            <text:p>22.260493645</text:p>
          </table:table-cell>
          <table:table-cell office:value-type="float" office:value="3272.85211716083" calcext:value-type="float">
            <text:p>3272.8521171608</text:p>
          </table:table-cell>
        </table:table-row>
        <table:table-row table:style-name="ro1">
          <table:table-cell office:value-type="float" office:value="22.278829092" calcext:value-type="float">
            <text:p>22.278829092</text:p>
          </table:table-cell>
          <table:table-cell office:value-type="float" office:value="3272.35000051607" calcext:value-type="float">
            <text:p>3272.3500005161</text:p>
          </table:table-cell>
        </table:table-row>
        <table:table-row table:style-name="ro1">
          <table:table-cell office:value-type="float" office:value="22.297170996" calcext:value-type="float">
            <text:p>22.297170996</text:p>
          </table:table-cell>
          <table:table-cell office:value-type="float" office:value="3271.1980174006" calcext:value-type="float">
            <text:p>3271.1980174006</text:p>
          </table:table-cell>
        </table:table-row>
        <table:table-row table:style-name="ro1">
          <table:table-cell office:value-type="float" office:value="22.315431085" calcext:value-type="float">
            <text:p>22.315431085</text:p>
          </table:table-cell>
          <table:table-cell office:value-type="float" office:value="3285.85474035336" calcext:value-type="float">
            <text:p>3285.8547403534</text:p>
          </table:table-cell>
        </table:table-row>
        <table:table-row table:style-name="ro1">
          <table:table-cell office:value-type="float" office:value="22.33357858" calcext:value-type="float">
            <text:p>22.33357858</text:p>
          </table:table-cell>
          <table:table-cell office:value-type="float" office:value="3306.2414399354" calcext:value-type="float">
            <text:p>3306.2414399354</text:p>
          </table:table-cell>
        </table:table-row>
        <table:table-row table:style-name="ro1">
          <table:table-cell office:value-type="float" office:value="22.3517901309999" calcext:value-type="float">
            <text:p>22.351790131</text:p>
          </table:table-cell>
          <table:table-cell office:value-type="float" office:value="3294.61230404026" calcext:value-type="float">
            <text:p>3294.6123040403</text:p>
          </table:table-cell>
        </table:table-row>
        <table:table-row table:style-name="ro1">
          <table:table-cell office:value-type="float" office:value="22.369764048" calcext:value-type="float">
            <text:p>22.369764048</text:p>
          </table:table-cell>
          <table:table-cell office:value-type="float" office:value="3338.17052787045" calcext:value-type="float">
            <text:p>3338.1705278705</text:p>
          </table:table-cell>
        </table:table-row>
        <table:table-row table:style-name="ro1">
          <table:table-cell office:value-type="float" office:value="22.387886232" calcext:value-type="float">
            <text:p>22.387886232</text:p>
          </table:table-cell>
          <table:table-cell office:value-type="float" office:value="3310.85922093264" calcext:value-type="float">
            <text:p>3310.8592209326</text:p>
          </table:table-cell>
        </table:table-row>
        <table:table-row table:style-name="ro1">
          <table:table-cell office:value-type="float" office:value="22.4060635159999" calcext:value-type="float">
            <text:p>22.406063516</text:p>
          </table:table-cell>
          <table:table-cell office:value-type="float" office:value="3300.82315930203" calcext:value-type="float">
            <text:p>3300.823159302</text:p>
          </table:table-cell>
        </table:table-row>
        <table:table-row table:style-name="ro1">
          <table:table-cell office:value-type="float" office:value="22.4241828889999" calcext:value-type="float">
            <text:p>22.424182889</text:p>
          </table:table-cell>
          <table:table-cell office:value-type="float" office:value="3311.37286042026" calcext:value-type="float">
            <text:p>3311.3728604203</text:p>
          </table:table-cell>
        </table:table-row>
        <table:table-row table:style-name="ro1">
          <table:table-cell office:value-type="float" office:value="22.4423539229999" calcext:value-type="float">
            <text:p>22.442353923</text:p>
          </table:table-cell>
          <table:table-cell office:value-type="float" office:value="3301.95849063344" calcext:value-type="float">
            <text:p>3301.9584906335</text:p>
          </table:table-cell>
        </table:table-row>
        <table:table-row table:style-name="ro1">
          <table:table-cell office:value-type="float" office:value="22.460513864" calcext:value-type="float">
            <text:p>22.460513864</text:p>
          </table:table-cell>
          <table:table-cell office:value-type="float" office:value="3303.97549198691" calcext:value-type="float">
            <text:p>3303.9754919869</text:p>
          </table:table-cell>
        </table:table-row>
        <table:table-row table:style-name="ro1">
          <table:table-cell office:value-type="float" office:value="22.478665161" calcext:value-type="float">
            <text:p>22.478665161</text:p>
          </table:table-cell>
          <table:table-cell office:value-type="float" office:value="3305.54890925407" calcext:value-type="float">
            <text:p>3305.5489092541</text:p>
          </table:table-cell>
        </table:table-row>
        <table:table-row table:style-name="ro1">
          <table:table-cell office:value-type="float" office:value="22.4968299459999" calcext:value-type="float">
            <text:p>22.496829946</text:p>
          </table:table-cell>
          <table:table-cell office:value-type="float" office:value="3303.0944214398" calcext:value-type="float">
            <text:p>3303.0944214398</text:p>
          </table:table-cell>
        </table:table-row>
        <table:table-row table:style-name="ro1">
          <table:table-cell office:value-type="float" office:value="22.5149545260001" calcext:value-type="float">
            <text:p>22.514954526</text:p>
          </table:table-cell>
          <table:table-cell office:value-type="float" office:value="3310.42153801174" calcext:value-type="float">
            <text:p>3310.4215380118</text:p>
          </table:table-cell>
        </table:table-row>
        <table:table-row table:style-name="ro1">
          <table:table-cell office:value-type="float" office:value="22.5331397259999" calcext:value-type="float">
            <text:p>22.533139726</text:p>
          </table:table-cell>
          <table:table-cell office:value-type="float" office:value="3299.38631417562" calcext:value-type="float">
            <text:p>3299.3863141756</text:p>
          </table:table-cell>
        </table:table-row>
        <table:table-row table:style-name="ro1">
          <table:table-cell office:value-type="float" office:value="22.551470485" calcext:value-type="float">
            <text:p>22.551470485</text:p>
          </table:table-cell>
          <table:table-cell office:value-type="float" office:value="3273.18688767222" calcext:value-type="float">
            <text:p>3273.1868876722</text:p>
          </table:table-cell>
        </table:table-row>
        <table:table-row table:style-name="ro1">
          <table:table-cell office:value-type="float" office:value="22.5692678549999" calcext:value-type="float">
            <text:p>22.569267855</text:p>
          </table:table-cell>
          <table:table-cell office:value-type="float" office:value="3371.28463364254" calcext:value-type="float">
            <text:p>3371.2846336425</text:p>
          </table:table-cell>
        </table:table-row>
        <table:table-row table:style-name="ro1">
          <table:table-cell office:value-type="float" office:value="22.587384728" calcext:value-type="float">
            <text:p>22.587384728</text:p>
          </table:table-cell>
          <table:table-cell office:value-type="float" office:value="3311.82980638118" calcext:value-type="float">
            <text:p>3311.8298063812</text:p>
          </table:table-cell>
        </table:table-row>
        <table:table-row table:style-name="ro1">
          <table:table-cell office:value-type="float" office:value="22.605431554" calcext:value-type="float">
            <text:p>22.605431554</text:p>
          </table:table-cell>
          <table:table-cell office:value-type="float" office:value="3324.68435168874" calcext:value-type="float">
            <text:p>3324.6843516888</text:p>
          </table:table-cell>
        </table:table-row>
        <table:table-row table:style-name="ro1">
          <table:table-cell office:value-type="float" office:value="22.623472236" calcext:value-type="float">
            <text:p>22.623472236</text:p>
          </table:table-cell>
          <table:table-cell office:value-type="float" office:value="3325.81661824247" calcext:value-type="float">
            <text:p>3325.8166182425</text:p>
          </table:table-cell>
        </table:table-row>
        <table:table-row table:style-name="ro1">
          <table:table-cell office:value-type="float" office:value="22.6414582340001" calcext:value-type="float">
            <text:p>22.641458234</text:p>
          </table:table-cell>
          <table:table-cell office:value-type="float" office:value="3335.92831488775" calcext:value-type="float">
            <text:p>3335.9283148878</text:p>
          </table:table-cell>
        </table:table-row>
        <table:table-row table:style-name="ro1">
          <table:table-cell office:value-type="float" office:value="22.6594297029999" calcext:value-type="float">
            <text:p>22.659429703</text:p>
          </table:table-cell>
          <table:table-cell office:value-type="float" office:value="3338.62523985411" calcext:value-type="float">
            <text:p>3338.6252398541</text:p>
          </table:table-cell>
        </table:table-row>
        <table:table-row table:style-name="ro1">
          <table:table-cell office:value-type="float" office:value="22.677375862" calcext:value-type="float">
            <text:p>22.677375862</text:p>
          </table:table-cell>
          <table:table-cell office:value-type="float" office:value="3343.33380194321" calcext:value-type="float">
            <text:p>3343.3338019432</text:p>
          </table:table-cell>
        </table:table-row>
        <table:table-row table:style-name="ro1">
          <table:table-cell office:value-type="float" office:value="22.695317594" calcext:value-type="float">
            <text:p>22.695317594</text:p>
          </table:table-cell>
          <table:table-cell office:value-type="float" office:value="3344.15874675978" calcext:value-type="float">
            <text:p>3344.1587467598</text:p>
          </table:table-cell>
        </table:table-row>
        <table:table-row table:style-name="ro1">
          <table:table-cell office:value-type="float" office:value="22.713095069" calcext:value-type="float">
            <text:p>22.713095069</text:p>
          </table:table-cell>
          <table:table-cell office:value-type="float" office:value="3375.05748144724" calcext:value-type="float">
            <text:p>3375.0574814472</text:p>
          </table:table-cell>
        </table:table-row>
        <table:table-row table:style-name="ro1">
          <table:table-cell office:value-type="float" office:value="22.7309882120001" calcext:value-type="float">
            <text:p>22.730988212</text:p>
          </table:table-cell>
          <table:table-cell office:value-type="float" office:value="3353.23984164628" calcext:value-type="float">
            <text:p>3353.2398416463</text:p>
          </table:table-cell>
        </table:table-row>
        <table:table-row table:style-name="ro1">
          <table:table-cell office:value-type="float" office:value="22.7488305259999" calcext:value-type="float">
            <text:p>22.748830526</text:p>
          </table:table-cell>
          <table:table-cell office:value-type="float" office:value="3362.7925167415" calcext:value-type="float">
            <text:p>3362.7925167415</text:p>
          </table:table-cell>
        </table:table-row>
        <table:table-row table:style-name="ro1">
          <table:table-cell office:value-type="float" office:value="22.766582066" calcext:value-type="float">
            <text:p>22.766582066</text:p>
          </table:table-cell>
          <table:table-cell office:value-type="float" office:value="3379.98844042755" calcext:value-type="float">
            <text:p>3379.9884404276</text:p>
          </table:table-cell>
        </table:table-row>
        <table:table-row table:style-name="ro1">
          <table:table-cell office:value-type="float" office:value="22.7843609480001" calcext:value-type="float">
            <text:p>22.784360948</text:p>
          </table:table-cell>
          <table:table-cell office:value-type="float" office:value="3374.7903833077" calcext:value-type="float">
            <text:p>3374.7903833077</text:p>
          </table:table-cell>
        </table:table-row>
        <table:table-row table:style-name="ro1">
          <table:table-cell office:value-type="float" office:value="22.8020579619999" calcext:value-type="float">
            <text:p>22.802057962</text:p>
          </table:table-cell>
          <table:table-cell office:value-type="float" office:value="3390.40247131565" calcext:value-type="float">
            <text:p>3390.4024713157</text:p>
          </table:table-cell>
        </table:table-row>
        <table:table-row table:style-name="ro1">
          <table:table-cell office:value-type="float" office:value="22.819789036" calcext:value-type="float">
            <text:p>22.819789036</text:p>
          </table:table-cell>
          <table:table-cell office:value-type="float" office:value="3383.88977452053" calcext:value-type="float">
            <text:p>3383.8897745205</text:p>
          </table:table-cell>
        </table:table-row>
        <table:table-row table:style-name="ro1">
          <table:table-cell office:value-type="float" office:value="22.837446105" calcext:value-type="float">
            <text:p>22.837446105</text:p>
          </table:table-cell>
          <table:table-cell office:value-type="float" office:value="3398.0724660375" calcext:value-type="float">
            <text:p>3398.0724660375</text:p>
          </table:table-cell>
        </table:table-row>
        <table:table-row table:style-name="ro1">
          <table:table-cell office:value-type="float" office:value="22.8551159870001" calcext:value-type="float">
            <text:p>22.855115987</text:p>
          </table:table-cell>
          <table:table-cell office:value-type="float" office:value="3395.60841435066" calcext:value-type="float">
            <text:p>3395.6084143507</text:p>
          </table:table-cell>
        </table:table-row>
        <table:table-row table:style-name="ro1">
          <table:table-cell office:value-type="float" office:value="22.8727888880001" calcext:value-type="float">
            <text:p>22.872788888</text:p>
          </table:table-cell>
          <table:table-cell office:value-type="float" office:value="3395.02835443402" calcext:value-type="float">
            <text:p>3395.028354434</text:p>
          </table:table-cell>
        </table:table-row>
        <table:table-row table:style-name="ro1">
          <table:table-cell office:value-type="float" office:value="22.8904608" calcext:value-type="float">
            <text:p>22.8904608</text:p>
          </table:table-cell>
          <table:table-cell office:value-type="float" office:value="3395.21835555234" calcext:value-type="float">
            <text:p>3395.2183555524</text:p>
          </table:table-cell>
        </table:table-row>
        <table:table-row table:style-name="ro1">
          <table:table-cell office:value-type="float" office:value="22.908235204" calcext:value-type="float">
            <text:p>22.908235204</text:p>
          </table:table-cell>
          <table:table-cell office:value-type="float" office:value="3375.64061220379" calcext:value-type="float">
            <text:p>3375.6406122038</text:p>
          </table:table-cell>
        </table:table-row>
        <table:table-row table:style-name="ro1">
          <table:table-cell office:value-type="float" office:value="22.926064081" calcext:value-type="float">
            <text:p>22.926064081</text:p>
          </table:table-cell>
          <table:table-cell office:value-type="float" office:value="3365.32693561184" calcext:value-type="float">
            <text:p>3365.3269356119</text:p>
          </table:table-cell>
        </table:table-row>
        <table:table-row table:style-name="ro1">
          <table:table-cell office:value-type="float" office:value="22.9437704689999" calcext:value-type="float">
            <text:p>22.943770469</text:p>
          </table:table-cell>
          <table:table-cell office:value-type="float" office:value="3388.60754663818" calcext:value-type="float">
            <text:p>3388.6075466382</text:p>
          </table:table-cell>
        </table:table-row>
        <table:table-row table:style-name="ro1">
          <table:table-cell office:value-type="float" office:value="22.961371607" calcext:value-type="float">
            <text:p>22.961371607</text:p>
          </table:table-cell>
          <table:table-cell office:value-type="float" office:value="3408.87049459552" calcext:value-type="float">
            <text:p>3408.8704945955</text:p>
          </table:table-cell>
        </table:table-row>
        <table:table-row table:style-name="ro1">
          <table:table-cell office:value-type="float" office:value="22.979054403" calcext:value-type="float">
            <text:p>22.979054403</text:p>
          </table:table-cell>
          <table:table-cell office:value-type="float" office:value="3393.12855276285" calcext:value-type="float">
            <text:p>3393.1285527629</text:p>
          </table:table-cell>
        </table:table-row>
        <table:table-row table:style-name="ro1">
          <table:table-cell office:value-type="float" office:value="22.9966709559999" calcext:value-type="float">
            <text:p>22.996670956</text:p>
          </table:table-cell>
          <table:table-cell office:value-type="float" office:value="3405.88763308319" calcext:value-type="float">
            <text:p>3405.8876330832</text:p>
          </table:table-cell>
        </table:table-row>
        <table:table-row table:style-name="ro1">
          <table:table-cell office:value-type="float" office:value="23.0141787160001" calcext:value-type="float">
            <text:p>23.014178716</text:p>
          </table:table-cell>
          <table:table-cell office:value-type="float" office:value="3427.05177586468" calcext:value-type="float">
            <text:p>3427.0517758647</text:p>
          </table:table-cell>
        </table:table-row>
        <table:table-row table:style-name="ro1">
          <table:table-cell office:value-type="float" office:value="23.0317377219999" calcext:value-type="float">
            <text:p>23.031737722</text:p>
          </table:table-cell>
          <table:table-cell office:value-type="float" office:value="3417.04991732368" calcext:value-type="float">
            <text:p>3417.0499173237</text:p>
          </table:table-cell>
        </table:table-row>
        <table:table-row table:style-name="ro1">
          <table:table-cell office:value-type="float" office:value="23.049275844" calcext:value-type="float">
            <text:p>23.049275844</text:p>
          </table:table-cell>
          <table:table-cell office:value-type="float" office:value="3421.11886321386" calcext:value-type="float">
            <text:p>3421.1188632139</text:p>
          </table:table-cell>
        </table:table-row>
        <table:table-row table:style-name="ro1">
          <table:table-cell office:value-type="float" office:value="23.066902499" calcext:value-type="float">
            <text:p>23.066902499</text:p>
          </table:table-cell>
          <table:table-cell office:value-type="float" office:value="3403.93568718185" calcext:value-type="float">
            <text:p>3403.9356871819</text:p>
          </table:table-cell>
        </table:table-row>
        <table:table-row table:style-name="ro1">
          <table:table-cell office:value-type="float" office:value="23.084465203" calcext:value-type="float">
            <text:p>23.084465203</text:p>
          </table:table-cell>
          <table:table-cell office:value-type="float" office:value="3416.33042382355" calcext:value-type="float">
            <text:p>3416.3304238236</text:p>
          </table:table-cell>
        </table:table-row>
        <table:table-row table:style-name="ro1">
          <table:table-cell office:value-type="float" office:value="23.10200046" calcext:value-type="float">
            <text:p>23.10200046</text:p>
          </table:table-cell>
          <table:table-cell office:value-type="float" office:value="3421.67782314944" calcext:value-type="float">
            <text:p>3421.6778231495</text:p>
          </table:table-cell>
        </table:table-row>
        <table:table-row table:style-name="ro1">
          <table:table-cell office:value-type="float" office:value="23.119671123" calcext:value-type="float">
            <text:p>23.119671123</text:p>
          </table:table-cell>
          <table:table-cell office:value-type="float" office:value="3395.4583367944" calcext:value-type="float">
            <text:p>3395.4583367944</text:p>
          </table:table-cell>
        </table:table-row>
        <table:table-row table:style-name="ro1">
          <table:table-cell office:value-type="float" office:value="23.137294029" calcext:value-type="float">
            <text:p>23.137294029</text:p>
          </table:table-cell>
          <table:table-cell office:value-type="float" office:value="3404.6598217034" calcext:value-type="float">
            <text:p>3404.6598217034</text:p>
          </table:table-cell>
        </table:table-row>
        <table:table-row table:style-name="ro1">
          <table:table-cell office:value-type="float" office:value="23.1550484879999" calcext:value-type="float">
            <text:p>23.155048488</text:p>
          </table:table-cell>
          <table:table-cell office:value-type="float" office:value="3379.43273857997" calcext:value-type="float">
            <text:p>3379.43273858</text:p>
          </table:table-cell>
        </table:table-row>
        <table:table-row table:style-name="ro1">
          <table:table-cell office:value-type="float" office:value="23.172750402" calcext:value-type="float">
            <text:p>23.172750402</text:p>
          </table:table-cell>
          <table:table-cell office:value-type="float" office:value="3389.46398675664" calcext:value-type="float">
            <text:p>3389.4639867567</text:p>
          </table:table-cell>
        </table:table-row>
        <table:table-row table:style-name="ro1">
          <table:table-cell office:value-type="float" office:value="23.1904554929999" calcext:value-type="float">
            <text:p>23.190455493</text:p>
          </table:table-cell>
          <table:table-cell office:value-type="float" office:value="3388.85578166491" calcext:value-type="float">
            <text:p>3388.8557816649</text:p>
          </table:table-cell>
        </table:table-row>
        <table:table-row table:style-name="ro1">
          <table:table-cell office:value-type="float" office:value="23.2081499599999" calcext:value-type="float">
            <text:p>23.20814996</text:p>
          </table:table-cell>
          <table:table-cell office:value-type="float" office:value="3390.89049702092" calcext:value-type="float">
            <text:p>3390.8904970209</text:p>
          </table:table-cell>
        </table:table-row>
        <table:table-row table:style-name="ro1">
          <table:table-cell office:value-type="float" office:value="23.2256955339999" calcext:value-type="float">
            <text:p>23.225695534</text:p>
          </table:table-cell>
          <table:table-cell office:value-type="float" office:value="3419.66583709449" calcext:value-type="float">
            <text:p>3419.6658370945</text:p>
          </table:table-cell>
        </table:table-row>
        <table:table-row table:style-name="ro1">
          <table:table-cell office:value-type="float" office:value="23.2433612540001" calcext:value-type="float">
            <text:p>23.243361254</text:p>
          </table:table-cell>
          <table:table-cell office:value-type="float" office:value="3396.40841128106" calcext:value-type="float">
            <text:p>3396.4084112811</text:p>
          </table:table-cell>
        </table:table-row>
        <table:table-row table:style-name="ro1">
          <table:table-cell office:value-type="float" office:value="23.260980155" calcext:value-type="float">
            <text:p>23.260980155</text:p>
          </table:table-cell>
          <table:table-cell office:value-type="float" office:value="3405.43374416007" calcext:value-type="float">
            <text:p>3405.4337441601</text:p>
          </table:table-cell>
        </table:table-row>
        <table:table-row table:style-name="ro1">
          <table:table-cell office:value-type="float" office:value="23.2785893170001" calcext:value-type="float">
            <text:p>23.278589317</text:p>
          </table:table-cell>
          <table:table-cell office:value-type="float" office:value="3407.31716816866" calcext:value-type="float">
            <text:p>3407.3171681687</text:p>
          </table:table-cell>
        </table:table-row>
        <table:table-row table:style-name="ro1">
          <table:table-cell office:value-type="float" office:value="23.2962879500001" calcext:value-type="float">
            <text:p>23.29628795</text:p>
          </table:table-cell>
          <table:table-cell office:value-type="float" office:value="3390.09233085794" calcext:value-type="float">
            <text:p>3390.0923308579</text:p>
          </table:table-cell>
        </table:table-row>
        <table:table-row table:style-name="ro1">
          <table:table-cell office:value-type="float" office:value="23.3139412749999" calcext:value-type="float">
            <text:p>23.313941275</text:p>
          </table:table-cell>
          <table:table-cell office:value-type="float" office:value="3398.79314522849" calcext:value-type="float">
            <text:p>3398.7931452285</text:p>
          </table:table-cell>
        </table:table-row>
        <table:table-row table:style-name="ro1">
          <table:table-cell office:value-type="float" office:value="23.3316180869999" calcext:value-type="float">
            <text:p>23.331618087</text:p>
          </table:table-cell>
          <table:table-cell office:value-type="float" office:value="3394.27720337988" calcext:value-type="float">
            <text:p>3394.2772033799</text:p>
          </table:table-cell>
        </table:table-row>
        <table:table-row table:style-name="ro1">
          <table:table-cell office:value-type="float" office:value="23.3493694240001" calcext:value-type="float">
            <text:p>23.349369424</text:p>
          </table:table-cell>
          <table:table-cell office:value-type="float" office:value="3380.02709313939" calcext:value-type="float">
            <text:p>3380.0270931394</text:p>
          </table:table-cell>
        </table:table-row>
        <table:table-row table:style-name="ro1">
          <table:table-cell office:value-type="float" office:value="23.3671284689999" calcext:value-type="float">
            <text:p>23.367128469</text:p>
          </table:table-cell>
          <table:table-cell office:value-type="float" office:value="3378.560052109" calcext:value-type="float">
            <text:p>3378.560052109</text:p>
          </table:table-cell>
        </table:table-row>
        <table:table-row table:style-name="ro1">
          <table:table-cell office:value-type="float" office:value="23.384848246" calcext:value-type="float">
            <text:p>23.384848246</text:p>
          </table:table-cell>
          <table:table-cell office:value-type="float" office:value="3386.04712686458" calcext:value-type="float">
            <text:p>3386.0471268646</text:p>
          </table:table-cell>
        </table:table-row>
        <table:table-row table:style-name="ro1">
          <table:table-cell office:value-type="float" office:value="23.402525839" calcext:value-type="float">
            <text:p>23.402525839</text:p>
          </table:table-cell>
          <table:table-cell office:value-type="float" office:value="3394.12724347047" calcext:value-type="float">
            <text:p>3394.1272434705</text:p>
          </table:table-cell>
        </table:table-row>
        <table:table-row table:style-name="ro1">
          <table:table-cell office:value-type="float" office:value="23.420219161" calcext:value-type="float">
            <text:p>23.420219161</text:p>
          </table:table-cell>
          <table:table-cell office:value-type="float" office:value="3391.10993401654" calcext:value-type="float">
            <text:p>3391.1099340166</text:p>
          </table:table-cell>
        </table:table-row>
        <table:table-row table:style-name="ro1">
          <table:table-cell office:value-type="float" office:value="23.4378972229999" calcext:value-type="float">
            <text:p>23.437897223</text:p>
          </table:table-cell>
          <table:table-cell office:value-type="float" office:value="3394.03719707166" calcext:value-type="float">
            <text:p>3394.0371970717</text:p>
          </table:table-cell>
        </table:table-row>
        <table:table-row table:style-name="ro1">
          <table:table-cell office:value-type="float" office:value="23.455692254" calcext:value-type="float">
            <text:p>23.455692254</text:p>
          </table:table-cell>
          <table:table-cell office:value-type="float" office:value="3371.72775926299" calcext:value-type="float">
            <text:p>3371.727759263</text:p>
          </table:table-cell>
        </table:table-row>
        <table:table-row table:style-name="ro1">
          <table:table-cell office:value-type="float" office:value="23.4732668879999" calcext:value-type="float">
            <text:p>23.473266888</text:p>
          </table:table-cell>
          <table:table-cell office:value-type="float" office:value="3414.01135298117" calcext:value-type="float">
            <text:p>3414.0113529812</text:p>
          </table:table-cell>
        </table:table-row>
        <table:table-row table:style-name="ro1">
          <table:table-cell office:value-type="float" office:value="23.4909643230001" calcext:value-type="float">
            <text:p>23.490964323</text:p>
          </table:table-cell>
          <table:table-cell office:value-type="float" office:value="3390.32181778964" calcext:value-type="float">
            <text:p>3390.3218177896</text:p>
          </table:table-cell>
        </table:table-row>
        <table:table-row table:style-name="ro1">
          <table:table-cell office:value-type="float" office:value="23.5086454059999" calcext:value-type="float">
            <text:p>23.508645406</text:p>
          </table:table-cell>
          <table:table-cell office:value-type="float" office:value="3393.45728994839" calcext:value-type="float">
            <text:p>3393.4572899484</text:p>
          </table:table-cell>
        </table:table-row>
        <table:table-row table:style-name="ro1">
          <table:table-cell office:value-type="float" office:value="23.5263251870001" calcext:value-type="float">
            <text:p>23.526325187</text:p>
          </table:table-cell>
          <table:table-cell office:value-type="float" office:value="3393.70719576961" calcext:value-type="float">
            <text:p>3393.7071957696</text:p>
          </table:table-cell>
        </table:table-row>
        <table:table-row table:style-name="ro1">
          <table:table-cell office:value-type="float" office:value="23.54398023" calcext:value-type="float">
            <text:p>23.54398023</text:p>
          </table:table-cell>
          <table:table-cell office:value-type="float" office:value="3398.46241101866" calcext:value-type="float">
            <text:p>3398.4624110187</text:p>
          </table:table-cell>
        </table:table-row>
        <table:table-row table:style-name="ro1">
          <table:table-cell office:value-type="float" office:value="23.5616148070001" calcext:value-type="float">
            <text:p>23.561614807</text:p>
          </table:table-cell>
          <table:table-cell office:value-type="float" office:value="3402.40653346691" calcext:value-type="float">
            <text:p>3402.4065334669</text:p>
          </table:table-cell>
        </table:table-row>
        <table:table-row table:style-name="ro1">
          <table:table-cell office:value-type="float" office:value="23.579280682" calcext:value-type="float">
            <text:p>23.579280682</text:p>
          </table:table-cell>
          <table:table-cell office:value-type="float" office:value="3396.37861132097" calcext:value-type="float">
            <text:p>3396.378611321</text:p>
          </table:table-cell>
        </table:table-row>
        <table:table-row table:style-name="ro1">
          <table:table-cell office:value-type="float" office:value="23.596906562" calcext:value-type="float">
            <text:p>23.596906562</text:p>
          </table:table-cell>
          <table:table-cell office:value-type="float" office:value="3404.08535631166" calcext:value-type="float">
            <text:p>3404.0853563117</text:p>
          </table:table-cell>
        </table:table-row>
        <table:table-row table:style-name="ro1">
          <table:table-cell office:value-type="float" office:value="23.6144920280001" calcext:value-type="float">
            <text:p>23.614492028</text:p>
          </table:table-cell>
          <table:table-cell office:value-type="float" office:value="3411.90844755345" calcext:value-type="float">
            <text:p>3411.9084475535</text:p>
          </table:table-cell>
        </table:table-row>
        <table:table-row table:style-name="ro1">
          <table:table-cell office:value-type="float" office:value="23.631951672" calcext:value-type="float">
            <text:p>23.631951672</text:p>
          </table:table-cell>
          <table:table-cell office:value-type="float" office:value="3436.49618515981" calcext:value-type="float">
            <text:p>3436.4961851598</text:p>
          </table:table-cell>
        </table:table-row>
        <table:table-row table:style-name="ro1">
          <table:table-cell office:value-type="float" office:value="23.649544013" calcext:value-type="float">
            <text:p>23.649544013</text:p>
          </table:table-cell>
          <table:table-cell office:value-type="float" office:value="3410.57509061225" calcext:value-type="float">
            <text:p>3410.5750906123</text:p>
          </table:table-cell>
        </table:table-row>
        <table:table-row table:style-name="ro1">
          <table:table-cell office:value-type="float" office:value="23.6670114169999" calcext:value-type="float">
            <text:p>23.667011417</text:p>
          </table:table-cell>
          <table:table-cell office:value-type="float" office:value="3434.96950091671" calcext:value-type="float">
            <text:p>3434.9695009167</text:p>
          </table:table-cell>
        </table:table-row>
        <table:table-row table:style-name="ro1">
          <table:table-cell office:value-type="float" office:value="23.6846096419999" calcext:value-type="float">
            <text:p>23.684609642</text:p>
          </table:table-cell>
          <table:table-cell office:value-type="float" office:value="3409.43475832942" calcext:value-type="float">
            <text:p>3409.4347583294</text:p>
          </table:table-cell>
        </table:table-row>
        <table:table-row table:style-name="ro1">
          <table:table-cell office:value-type="float" office:value="23.7021410509999" calcext:value-type="float">
            <text:p>23.702141051</text:p>
          </table:table-cell>
          <table:table-cell office:value-type="float" office:value="3422.4288532739" calcext:value-type="float">
            <text:p>3422.4288532739</text:p>
          </table:table-cell>
        </table:table-row>
        <table:table-row table:style-name="ro1">
          <table:table-cell office:value-type="float" office:value="23.71958679" calcext:value-type="float">
            <text:p>23.71958679</text:p>
          </table:table-cell>
          <table:table-cell office:value-type="float" office:value="3439.23521953827" calcext:value-type="float">
            <text:p>3439.2352195383</text:p>
          </table:table-cell>
        </table:table-row>
        <table:table-row table:style-name="ro1">
          <table:table-cell office:value-type="float" office:value="23.737069713" calcext:value-type="float">
            <text:p>23.737069713</text:p>
          </table:table-cell>
          <table:table-cell office:value-type="float" office:value="3431.92039454952" calcext:value-type="float">
            <text:p>3431.9203945495</text:p>
          </table:table-cell>
        </table:table-row>
        <table:table-row table:style-name="ro1">
          <table:table-cell office:value-type="float" office:value="23.7546266920001" calcext:value-type="float">
            <text:p>23.754626692</text:p>
          </table:table-cell>
          <table:table-cell office:value-type="float" office:value="3417.44442478361" calcext:value-type="float">
            <text:p>3417.4444247836</text:p>
          </table:table-cell>
        </table:table-row>
        <table:table-row table:style-name="ro1">
          <table:table-cell office:value-type="float" office:value="23.7721181039999" calcext:value-type="float">
            <text:p>23.772118104</text:p>
          </table:table-cell>
          <table:table-cell office:value-type="float" office:value="3430.25480165286" calcext:value-type="float">
            <text:p>3430.2548016529</text:p>
          </table:table-cell>
        </table:table-row>
        <table:table-row table:style-name="ro1">
          <table:table-cell office:value-type="float" office:value="23.789687687" calcext:value-type="float">
            <text:p>23.789687687</text:p>
          </table:table-cell>
          <table:table-cell office:value-type="float" office:value="3414.9928316323" calcext:value-type="float">
            <text:p>3414.9928316323</text:p>
          </table:table-cell>
        </table:table-row>
        <table:table-row table:style-name="ro1">
          <table:table-cell office:value-type="float" office:value="23.8071501429999" calcext:value-type="float">
            <text:p>23.807150143</text:p>
          </table:table-cell>
          <table:table-cell office:value-type="float" office:value="3435.94280209403" calcext:value-type="float">
            <text:p>3435.942802094</text:p>
          </table:table-cell>
        </table:table-row>
        <table:table-row table:style-name="ro1">
          <table:table-cell office:value-type="float" office:value="23.824682593" calcext:value-type="float">
            <text:p>23.824682593</text:p>
          </table:table-cell>
          <table:table-cell office:value-type="float" office:value="3422.22564443035" calcext:value-type="float">
            <text:p>3422.2256444304</text:p>
          </table:table-cell>
        </table:table-row>
        <table:table-row table:style-name="ro1">
          <table:table-cell office:value-type="float" office:value="23.84211224" calcext:value-type="float">
            <text:p>23.84211224</text:p>
          </table:table-cell>
          <table:table-cell office:value-type="float" office:value="3442.41050895048" calcext:value-type="float">
            <text:p>3442.4105089505</text:p>
          </table:table-cell>
        </table:table-row>
        <table:table-row table:style-name="ro1">
          <table:table-cell office:value-type="float" office:value="23.859629692" calcext:value-type="float">
            <text:p>23.859629692</text:p>
          </table:table-cell>
          <table:table-cell office:value-type="float" office:value="3425.15566761791" calcext:value-type="float">
            <text:p>3425.1556676179</text:p>
          </table:table-cell>
        </table:table-row>
        <table:table-row table:style-name="ro1">
          <table:table-cell office:value-type="float" office:value="23.877029237" calcext:value-type="float">
            <text:p>23.877029237</text:p>
          </table:table-cell>
          <table:table-cell office:value-type="float" office:value="3448.36603486108" calcext:value-type="float">
            <text:p>3448.3660348611</text:p>
          </table:table-cell>
        </table:table-row>
        <table:table-row table:style-name="ro1">
          <table:table-cell office:value-type="float" office:value="23.8944151379999" calcext:value-type="float">
            <text:p>23.894415138</text:p>
          </table:table-cell>
          <table:table-cell office:value-type="float" office:value="3451.0722222767" calcext:value-type="float">
            <text:p>3451.0722222767</text:p>
          </table:table-cell>
        </table:table-row>
        <table:table-row table:style-name="ro1">
          <table:table-cell office:value-type="float" office:value="23.9117066199999" calcext:value-type="float">
            <text:p>23.91170662</text:p>
          </table:table-cell>
          <table:table-cell office:value-type="float" office:value="3469.9165751053" calcext:value-type="float">
            <text:p>3469.9165751053</text:p>
          </table:table-cell>
        </table:table-row>
        <table:table-row table:style-name="ro1">
          <table:table-cell office:value-type="float" office:value="23.9290313280001" calcext:value-type="float">
            <text:p>23.929031328</text:p>
          </table:table-cell>
          <table:table-cell office:value-type="float" office:value="3463.26183387595" calcext:value-type="float">
            <text:p>3463.261833876</text:p>
          </table:table-cell>
        </table:table-row>
        <table:table-row table:style-name="ro1">
          <table:table-cell office:value-type="float" office:value="23.946443632" calcext:value-type="float">
            <text:p>23.946443632</text:p>
          </table:table-cell>
          <table:table-cell office:value-type="float" office:value="3445.83921808267" calcext:value-type="float">
            <text:p>3445.8392180827</text:p>
          </table:table-cell>
        </table:table-row>
        <table:table-row table:style-name="ro1">
          <table:table-cell office:value-type="float" office:value="23.963810108" calcext:value-type="float">
            <text:p>23.963810108</text:p>
          </table:table-cell>
          <table:table-cell office:value-type="float" office:value="3454.93236509108" calcext:value-type="float">
            <text:p>3454.9323650911</text:p>
          </table:table-cell>
        </table:table-row>
        <table:table-row table:style-name="ro1">
          <table:table-cell office:value-type="float" office:value="23.981088258" calcext:value-type="float">
            <text:p>23.981088258</text:p>
          </table:table-cell>
          <table:table-cell office:value-type="float" office:value="3472.59399877111" calcext:value-type="float">
            <text:p>3472.5939987711</text:p>
          </table:table-cell>
        </table:table-row>
        <table:table-row table:style-name="ro1">
          <table:table-cell office:value-type="float" office:value="23.9984811889999" calcext:value-type="float">
            <text:p>23.998481189</text:p>
          </table:table-cell>
          <table:table-cell office:value-type="float" office:value="3449.67734307297" calcext:value-type="float">
            <text:p>3449.677343073</text:p>
          </table:table-cell>
        </table:table-row>
        <table:table-row table:style-name="ro1">
          <table:table-cell office:value-type="float" office:value="24.0157730880001" calcext:value-type="float">
            <text:p>24.015773088</text:p>
          </table:table-cell>
          <table:table-cell office:value-type="float" office:value="3469.83289686447" calcext:value-type="float">
            <text:p>3469.8328968645</text:p>
          </table:table-cell>
        </table:table-row>
        <table:table-row table:style-name="ro1">
          <table:table-cell office:value-type="float" office:value="24.033133938" calcext:value-type="float">
            <text:p>24.033133938</text:p>
          </table:table-cell>
          <table:table-cell office:value-type="float" office:value="3456.05197903534" calcext:value-type="float">
            <text:p>3456.0519790353</text:p>
          </table:table-cell>
        </table:table-row>
        <table:table-row table:style-name="ro1">
          <table:table-cell office:value-type="float" office:value="24.050510413" calcext:value-type="float">
            <text:p>24.050510413</text:p>
          </table:table-cell>
          <table:table-cell office:value-type="float" office:value="3452.94428242944" calcext:value-type="float">
            <text:p>3452.9442824295</text:p>
          </table:table-cell>
        </table:table-row>
        <table:table-row table:style-name="ro1">
          <table:table-cell office:value-type="float" office:value="24.067879232" calcext:value-type="float">
            <text:p>24.067879232</text:p>
          </table:table-cell>
          <table:table-cell office:value-type="float" office:value="3454.46630539234" calcext:value-type="float">
            <text:p>3454.4663053923</text:p>
          </table:table-cell>
        </table:table-row>
        <table:table-row table:style-name="ro1">
          <table:table-cell office:value-type="float" office:value="24.0851891499999" calcext:value-type="float">
            <text:p>24.08518915</text:p>
          </table:table-cell>
          <table:table-cell office:value-type="float" office:value="3466.22092607905" calcext:value-type="float">
            <text:p>3466.2209260791</text:p>
          </table:table-cell>
        </table:table-row>
        <table:table-row table:style-name="ro1">
          <table:table-cell office:value-type="float" office:value="24.10250339" calcext:value-type="float">
            <text:p>24.10250339</text:p>
          </table:table-cell>
          <table:table-cell office:value-type="float" office:value="3465.3556840809" calcext:value-type="float">
            <text:p>3465.3556840809</text:p>
          </table:table-cell>
        </table:table-row>
        <table:table-row table:style-name="ro1">
          <table:table-cell office:value-type="float" office:value="24.11989528" calcext:value-type="float">
            <text:p>24.11989528</text:p>
          </table:table-cell>
          <table:table-cell office:value-type="float" office:value="3449.88382516239" calcext:value-type="float">
            <text:p>3449.8838251624</text:p>
          </table:table-cell>
        </table:table-row>
        <table:table-row table:style-name="ro1">
          <table:table-cell office:value-type="float" office:value="24.1372101449999" calcext:value-type="float">
            <text:p>24.137210145</text:p>
          </table:table-cell>
          <table:table-cell office:value-type="float" office:value="3465.23059812384" calcext:value-type="float">
            <text:p>3465.2305981238</text:p>
          </table:table-cell>
        </table:table-row>
        <table:table-row table:style-name="ro1">
          <table:table-cell office:value-type="float" office:value="24.1546110459999" calcext:value-type="float">
            <text:p>24.154611046</text:p>
          </table:table-cell>
          <table:table-cell office:value-type="float" office:value="3448.09731404661" calcext:value-type="float">
            <text:p>3448.0973140466</text:p>
          </table:table-cell>
        </table:table-row>
        <table:table-row table:style-name="ro1">
          <table:table-cell office:value-type="float" office:value="24.1718756600001" calcext:value-type="float">
            <text:p>24.17187566</text:p>
          </table:table-cell>
          <table:table-cell office:value-type="float" office:value="3475.31662158292" calcext:value-type="float">
            <text:p>3475.3166215829</text:p>
          </table:table-cell>
        </table:table-row>
        <table:table-row table:style-name="ro1">
          <table:table-cell office:value-type="float" office:value="24.1893828570001" calcext:value-type="float">
            <text:p>24.189382857</text:p>
          </table:table-cell>
          <table:table-cell office:value-type="float" office:value="3427.16198372858" calcext:value-type="float">
            <text:p>3427.1619837286</text:p>
          </table:table-cell>
        </table:table-row>
        <table:table-row table:style-name="ro1">
          <table:table-cell office:value-type="float" office:value="24.206550396" calcext:value-type="float">
            <text:p>24.206550396</text:p>
          </table:table-cell>
          <table:table-cell office:value-type="float" office:value="3494.96803241003" calcext:value-type="float">
            <text:p>3494.96803241</text:p>
          </table:table-cell>
        </table:table-row>
        <table:table-row table:style-name="ro1">
          <table:table-cell office:value-type="float" office:value="24.2237993870001" calcext:value-type="float">
            <text:p>24.223799387</text:p>
          </table:table-cell>
          <table:table-cell office:value-type="float" office:value="3478.46433450484" calcext:value-type="float">
            <text:p>3478.4643345048</text:p>
          </table:table-cell>
        </table:table-row>
        <table:table-row table:style-name="ro1">
          <table:table-cell office:value-type="float" office:value="24.2409367729999" calcext:value-type="float">
            <text:p>24.240936773</text:p>
          </table:table-cell>
          <table:table-cell office:value-type="float" office:value="3501.11738164683" calcext:value-type="float">
            <text:p>3501.1173816468</text:p>
          </table:table-cell>
        </table:table-row>
        <table:table-row table:style-name="ro1">
          <table:table-cell office:value-type="float" office:value="24.2582012299999" calcext:value-type="float">
            <text:p>24.25820123</text:p>
          </table:table-cell>
          <table:table-cell office:value-type="float" office:value="3475.34822554596" calcext:value-type="float">
            <text:p>3475.348225546</text:p>
          </table:table-cell>
        </table:table-row>
        <table:table-row table:style-name="ro1">
          <table:table-cell office:value-type="float" office:value="24.275428556" calcext:value-type="float">
            <text:p>24.275428556</text:p>
          </table:table-cell>
          <table:table-cell office:value-type="float" office:value="3482.8388340687" calcext:value-type="float">
            <text:p>3482.8388340687</text:p>
          </table:table-cell>
        </table:table-row>
        <table:table-row table:style-name="ro1">
          <table:table-cell office:value-type="float" office:value="24.292606303" calcext:value-type="float">
            <text:p>24.292606303</text:p>
          </table:table-cell>
          <table:table-cell office:value-type="float" office:value="3492.8911224494" calcext:value-type="float">
            <text:p>3492.8911224494</text:p>
          </table:table-cell>
        </table:table-row>
        <table:table-row table:style-name="ro1">
          <table:table-cell office:value-type="float" office:value="24.3098567510001" calcext:value-type="float">
            <text:p>24.309856751</text:p>
          </table:table-cell>
          <table:table-cell office:value-type="float" office:value="3478.17053791939" calcext:value-type="float">
            <text:p>3478.1705379194</text:p>
          </table:table-cell>
        </table:table-row>
        <table:table-row table:style-name="ro1">
          <table:table-cell office:value-type="float" office:value="24.326994241" calcext:value-type="float">
            <text:p>24.326994241</text:p>
          </table:table-cell>
          <table:table-cell office:value-type="float" office:value="3501.09613487515" calcext:value-type="float">
            <text:p>3501.0961348752</text:p>
          </table:table-cell>
        </table:table-row>
        <table:table-row table:style-name="ro1">
          <table:table-cell office:value-type="float" office:value="24.3442990599999" calcext:value-type="float">
            <text:p>24.34429906</text:p>
          </table:table-cell>
          <table:table-cell office:value-type="float" office:value="3467.24227512499" calcext:value-type="float">
            <text:p>3467.242275125</text:p>
          </table:table-cell>
        </table:table-row>
        <table:table-row table:style-name="ro1">
          <table:table-cell office:value-type="float" office:value="24.361524875" calcext:value-type="float">
            <text:p>24.361524875</text:p>
          </table:table-cell>
          <table:table-cell office:value-type="float" office:value="3483.14433887401" calcext:value-type="float">
            <text:p>3483.144338874</text:p>
          </table:table-cell>
        </table:table-row>
        <table:table-row table:style-name="ro1">
          <table:table-cell office:value-type="float" office:value="24.3786908520001" calcext:value-type="float">
            <text:p>24.378690852</text:p>
          </table:table-cell>
          <table:table-cell office:value-type="float" office:value="3495.28605331556" calcext:value-type="float">
            <text:p>3495.2860533156</text:p>
          </table:table-cell>
        </table:table-row>
        <table:table-row table:style-name="ro1">
          <table:table-cell office:value-type="float" office:value="24.3958345389999" calcext:value-type="float">
            <text:p>24.395834539</text:p>
          </table:table-cell>
          <table:table-cell office:value-type="float" office:value="3499.83057907227" calcext:value-type="float">
            <text:p>3499.8305790723</text:p>
          </table:table-cell>
        </table:table-row>
        <table:table-row table:style-name="ro1">
          <table:table-cell office:value-type="float" office:value="24.413007651" calcext:value-type="float">
            <text:p>24.413007651</text:p>
          </table:table-cell>
          <table:table-cell office:value-type="float" office:value="3493.83384907301" calcext:value-type="float">
            <text:p>3493.833849073</text:p>
          </table:table-cell>
        </table:table-row>
        <table:table-row table:style-name="ro1">
          <table:table-cell office:value-type="float" office:value="24.4302481" calcext:value-type="float">
            <text:p>24.4302481</text:p>
          </table:table-cell>
          <table:table-cell office:value-type="float" office:value="3480.18778398697" calcext:value-type="float">
            <text:p>3480.187783987</text:p>
          </table:table-cell>
        </table:table-row>
        <table:table-row table:style-name="ro1">
          <table:table-cell office:value-type="float" office:value="24.4474619380001" calcext:value-type="float">
            <text:p>24.447461938</text:p>
          </table:table-cell>
          <table:table-cell office:value-type="float" office:value="3485.56783209477" calcext:value-type="float">
            <text:p>3485.5678320948</text:p>
          </table:table-cell>
        </table:table-row>
        <table:table-row table:style-name="ro1">
          <table:table-cell office:value-type="float" office:value="24.464565003" calcext:value-type="float">
            <text:p>24.464565003</text:p>
          </table:table-cell>
          <table:table-cell office:value-type="float" office:value="3508.14313109065" calcext:value-type="float">
            <text:p>3508.1431310907</text:p>
          </table:table-cell>
        </table:table-row>
        <table:table-row table:style-name="ro1">
          <table:table-cell office:value-type="float" office:value="24.4817764970001" calcext:value-type="float">
            <text:p>24.481776497</text:p>
          </table:table-cell>
          <table:table-cell office:value-type="float" office:value="3486.04252481934" calcext:value-type="float">
            <text:p>3486.0425248194</text:p>
          </table:table-cell>
        </table:table-row>
        <table:table-row table:style-name="ro1">
          <table:table-cell office:value-type="float" office:value="24.4990390800001" calcext:value-type="float">
            <text:p>24.49903908</text:p>
          </table:table-cell>
          <table:table-cell office:value-type="float" office:value="3475.72550410542" calcext:value-type="float">
            <text:p>3475.7255041054</text:p>
          </table:table-cell>
        </table:table-row>
        <table:table-row table:style-name="ro1">
          <table:table-cell office:value-type="float" office:value="24.5162587499999" calcext:value-type="float">
            <text:p>24.51625875</text:p>
          </table:table-cell>
          <table:table-cell office:value-type="float" office:value="3484.38733150421" calcext:value-type="float">
            <text:p>3484.3873315042</text:p>
          </table:table-cell>
        </table:table-row>
        <table:table-row table:style-name="ro1">
          <table:table-cell office:value-type="float" office:value="24.5334419650001" calcext:value-type="float">
            <text:p>24.533441965</text:p>
          </table:table-cell>
          <table:table-cell office:value-type="float" office:value="3491.77962328029" calcext:value-type="float">
            <text:p>3491.7796232803</text:p>
          </table:table-cell>
        </table:table-row>
        <table:table-row table:style-name="ro1">
          <table:table-cell office:value-type="float" office:value="24.5506211699999" calcext:value-type="float">
            <text:p>24.55062117</text:p>
          </table:table-cell>
          <table:table-cell office:value-type="float" office:value="3492.59468064021" calcext:value-type="float">
            <text:p>3492.5946806402</text:p>
          </table:table-cell>
        </table:table-row>
        <table:table-row table:style-name="ro1">
          <table:table-cell office:value-type="float" office:value="24.5678078220001" calcext:value-type="float">
            <text:p>24.567807822</text:p>
          </table:table-cell>
          <table:table-cell office:value-type="float" office:value="3491.08133447585" calcext:value-type="float">
            <text:p>3491.0813344759</text:p>
          </table:table-cell>
        </table:table-row>
        <table:table-row table:style-name="ro1">
          <table:table-cell office:value-type="float" office:value="24.584936667" calcext:value-type="float">
            <text:p>24.584936667</text:p>
          </table:table-cell>
          <table:table-cell office:value-type="float" office:value="3502.86315279233" calcext:value-type="float">
            <text:p>3502.8631527923</text:p>
          </table:table-cell>
        </table:table-row>
        <table:table-row table:style-name="ro1">
          <table:table-cell office:value-type="float" office:value="24.6021232149999" calcext:value-type="float">
            <text:p>24.602123215</text:p>
          </table:table-cell>
          <table:table-cell office:value-type="float" office:value="3491.10245991546" calcext:value-type="float">
            <text:p>3491.1024599155</text:p>
          </table:table-cell>
        </table:table-row>
        <table:table-row table:style-name="ro1">
          <table:table-cell office:value-type="float" office:value="24.619310544" calcext:value-type="float">
            <text:p>24.619310544</text:p>
          </table:table-cell>
          <table:table-cell office:value-type="float" office:value="3490.94382261022" calcext:value-type="float">
            <text:p>3490.9438226102</text:p>
          </table:table-cell>
        </table:table-row>
        <table:table-row table:style-name="ro1">
          <table:table-cell office:value-type="float" office:value="24.636373301" calcext:value-type="float">
            <text:p>24.636373301</text:p>
          </table:table-cell>
          <table:table-cell office:value-type="float" office:value="3516.4305510377" calcext:value-type="float">
            <text:p>3516.4305510377</text:p>
          </table:table-cell>
        </table:table-row>
        <table:table-row table:style-name="ro1">
          <table:table-cell office:value-type="float" office:value="24.6535845860001" calcext:value-type="float">
            <text:p>24.653584586</text:p>
          </table:table-cell>
          <table:table-cell office:value-type="float" office:value="3486.08485652839" calcext:value-type="float">
            <text:p>3486.0848565284</text:p>
          </table:table-cell>
        </table:table-row>
        <table:table-row table:style-name="ro1">
          <table:table-cell office:value-type="float" office:value="24.6707021300001" calcext:value-type="float">
            <text:p>24.67070213</text:p>
          </table:table-cell>
          <table:table-cell office:value-type="float" office:value="3505.17574249529" calcext:value-type="float">
            <text:p>3505.1757424953</text:p>
          </table:table-cell>
        </table:table-row>
        <table:table-row table:style-name="ro1">
          <table:table-cell office:value-type="float" office:value="24.6878082170001" calcext:value-type="float">
            <text:p>24.687808217</text:p>
          </table:table-cell>
          <table:table-cell office:value-type="float" office:value="3507.52337457381" calcext:value-type="float">
            <text:p>3507.5233745738</text:p>
          </table:table-cell>
        </table:table-row>
        <table:table-row table:style-name="ro1">
          <table:table-cell office:value-type="float" office:value="24.705037469" calcext:value-type="float">
            <text:p>24.705037469</text:p>
          </table:table-cell>
          <table:table-cell office:value-type="float" office:value="3482.44949928302" calcext:value-type="float">
            <text:p>3482.449499283</text:p>
          </table:table-cell>
        </table:table-row>
        <table:table-row table:style-name="ro1">
          <table:table-cell office:value-type="float" office:value="24.7221415240001" calcext:value-type="float">
            <text:p>24.722141524</text:p>
          </table:table-cell>
          <table:table-cell office:value-type="float" office:value="3507.9400761741" calcext:value-type="float">
            <text:p>3507.9400761741</text:p>
          </table:table-cell>
        </table:table-row>
        <table:table-row table:style-name="ro1">
          <table:table-cell office:value-type="float" office:value="24.7393338530001" calcext:value-type="float">
            <text:p>24.739333853</text:p>
          </table:table-cell>
          <table:table-cell office:value-type="float" office:value="3489.92856059004" calcext:value-type="float">
            <text:p>3489.92856059</text:p>
          </table:table-cell>
        </table:table-row>
        <table:table-row table:style-name="ro1">
          <table:table-cell office:value-type="float" office:value="24.7563973910001" calcext:value-type="float">
            <text:p>24.756397391</text:p>
          </table:table-cell>
          <table:table-cell office:value-type="float" office:value="3516.26960364213" calcext:value-type="float">
            <text:p>3516.2696036421</text:p>
          </table:table-cell>
        </table:table-row>
        <table:table-row table:style-name="ro1">
          <table:table-cell office:value-type="float" office:value="24.773488948" calcext:value-type="float">
            <text:p>24.773488948</text:p>
          </table:table-cell>
          <table:table-cell office:value-type="float" office:value="3510.50521612208" calcext:value-type="float">
            <text:p>3510.5052161221</text:p>
          </table:table-cell>
        </table:table-row>
        <table:table-row table:style-name="ro1">
          <table:table-cell office:value-type="float" office:value="24.7906703399999" calcext:value-type="float">
            <text:p>24.79067034</text:p>
          </table:table-cell>
          <table:table-cell office:value-type="float" office:value="3492.15011219144" calcext:value-type="float">
            <text:p>3492.1501121914</text:p>
          </table:table-cell>
        </table:table-row>
        <table:table-row table:style-name="ro1">
          <table:table-cell office:value-type="float" office:value="24.807833973" calcext:value-type="float">
            <text:p>24.807833973</text:p>
          </table:table-cell>
          <table:table-cell office:value-type="float" office:value="3495.7633969229" calcext:value-type="float">
            <text:p>3495.7633969229</text:p>
          </table:table-cell>
        </table:table-row>
        <table:table-row table:style-name="ro1">
          <table:table-cell office:value-type="float" office:value="24.8249957840001" calcext:value-type="float">
            <text:p>24.824995784</text:p>
          </table:table-cell>
          <table:table-cell office:value-type="float" office:value="3496.13452798321" calcext:value-type="float">
            <text:p>3496.1345279832</text:p>
          </table:table-cell>
        </table:table-row>
        <table:table-row table:style-name="ro1">
          <table:table-cell office:value-type="float" office:value="24.842044427" calcext:value-type="float">
            <text:p>24.842044427</text:p>
          </table:table-cell>
          <table:table-cell office:value-type="float" office:value="3519.34168603132" calcext:value-type="float">
            <text:p>3519.3416860313</text:p>
          </table:table-cell>
        </table:table-row>
        <table:table-row table:style-name="ro1">
          <table:table-cell office:value-type="float" office:value="24.8592210280001" calcext:value-type="float">
            <text:p>24.859221028</text:p>
          </table:table-cell>
          <table:table-cell office:value-type="float" office:value="3493.12416349092" calcext:value-type="float">
            <text:p>3493.1241634909</text:p>
          </table:table-cell>
        </table:table-row>
        <table:table-row table:style-name="ro1">
          <table:table-cell office:value-type="float" office:value="24.8763014399999" calcext:value-type="float">
            <text:p>24.87630144</text:p>
          </table:table-cell>
          <table:table-cell office:value-type="float" office:value="3512.79582721155" calcext:value-type="float">
            <text:p>3512.7958272116</text:p>
          </table:table-cell>
        </table:table-row>
        <table:table-row table:style-name="ro1">
          <table:table-cell office:value-type="float" office:value="24.8934611669999" calcext:value-type="float">
            <text:p>24.893461167</text:p>
          </table:table-cell>
          <table:table-cell office:value-type="float" office:value="3496.55912357338" calcext:value-type="float">
            <text:p>3496.5591235734</text:p>
          </table:table-cell>
        </table:table-row>
        <table:table-row table:style-name="ro1">
          <table:table-cell office:value-type="float" office:value="24.910497052" calcext:value-type="float">
            <text:p>24.910497052</text:p>
          </table:table-cell>
          <table:table-cell office:value-type="float" office:value="3521.97728499899" calcext:value-type="float">
            <text:p>3521.977284999</text:p>
          </table:table-cell>
        </table:table-row>
        <table:table-row table:style-name="ro1">
          <table:table-cell office:value-type="float" office:value="24.927551476" calcext:value-type="float">
            <text:p>24.927551476</text:p>
          </table:table-cell>
          <table:table-cell office:value-type="float" office:value="3518.14872200144" calcext:value-type="float">
            <text:p>3518.1487220014</text:p>
          </table:table-cell>
        </table:table-row>
        <table:table-row table:style-name="ro1">
          <table:table-cell office:value-type="float" office:value="24.9446765709999" calcext:value-type="float">
            <text:p>24.944676571</text:p>
          </table:table-cell>
          <table:table-cell office:value-type="float" office:value="3503.63019884324" calcext:value-type="float">
            <text:p>3503.6301988433</text:p>
          </table:table-cell>
        </table:table-row>
        <table:table-row table:style-name="ro1">
          <table:table-cell office:value-type="float" office:value="24.9616401180001" calcext:value-type="float">
            <text:p>24.961640118</text:p>
          </table:table-cell>
          <table:table-cell office:value-type="float" office:value="3536.99612465695" calcext:value-type="float">
            <text:p>3536.996124657</text:p>
          </table:table-cell>
        </table:table-row>
        <table:table-row table:style-name="ro1">
          <table:table-cell office:value-type="float" office:value="24.978701" calcext:value-type="float">
            <text:p>24.978701</text:p>
          </table:table-cell>
          <table:table-cell office:value-type="float" office:value="3516.81700866142" calcext:value-type="float">
            <text:p>3516.8170086614</text:p>
          </table:table-cell>
        </table:table-row>
        <table:table-row table:style-name="ro1">
          <table:table-cell office:value-type="float" office:value="24.9957731310001" calcext:value-type="float">
            <text:p>24.995773131</text:p>
          </table:table-cell>
          <table:table-cell office:value-type="float" office:value="3514.49974228341" calcext:value-type="float">
            <text:p>3514.4997422834</text:p>
          </table:table-cell>
        </table:table-row>
        <table:table-row table:style-name="ro1">
          <table:table-cell office:value-type="float" office:value="25.0129412429999" calcext:value-type="float">
            <text:p>25.012941243</text:p>
          </table:table-cell>
          <table:table-cell office:value-type="float" office:value="3494.85138497871" calcext:value-type="float">
            <text:p>3494.8513849787</text:p>
          </table:table-cell>
        </table:table-row>
        <table:table-row table:style-name="ro1">
          <table:table-cell office:value-type="float" office:value="25.029997074" calcext:value-type="float">
            <text:p>25.029997074</text:p>
          </table:table-cell>
          <table:table-cell office:value-type="float" office:value="3517.85849658241" calcext:value-type="float">
            <text:p>3517.8584965824</text:p>
          </table:table-cell>
        </table:table-row>
        <table:table-row table:style-name="ro1">
          <table:table-cell office:value-type="float" office:value="25.047204193" calcext:value-type="float">
            <text:p>25.047204193</text:p>
          </table:table-cell>
          <table:table-cell office:value-type="float" office:value="3486.92886938716" calcext:value-type="float">
            <text:p>3486.9288693872</text:p>
          </table:table-cell>
        </table:table-row>
        <table:table-row table:style-name="ro1">
          <table:table-cell office:value-type="float" office:value="25.064400792" calcext:value-type="float">
            <text:p>25.064400792</text:p>
          </table:table-cell>
          <table:table-cell office:value-type="float" office:value="3489.06199416785" calcext:value-type="float">
            <text:p>3489.0619941679</text:p>
          </table:table-cell>
        </table:table-row>
        <table:table-row table:style-name="ro1">
          <table:table-cell office:value-type="float" office:value="25.0814448010001" calcext:value-type="float">
            <text:p>25.081444801</text:p>
          </table:table-cell>
          <table:table-cell office:value-type="float" office:value="3520.29854007587" calcext:value-type="float">
            <text:p>3520.2985400759</text:p>
          </table:table-cell>
        </table:table-row>
        <table:table-row table:style-name="ro1">
          <table:table-cell office:value-type="float" office:value="25.149893259" calcext:value-type="float">
            <text:p>25.149893259</text:p>
          </table:table-cell>
          <table:table-cell office:value-type="float" office:value="876.571974785312" calcext:value-type="float">
            <text:p>876.5719747853</text:p>
          </table:table-cell>
        </table:table-row>
        <table:table-row table:style-name="ro1">
          <table:table-cell office:value-type="float" office:value="25.167101112" calcext:value-type="float">
            <text:p>25.167101112</text:p>
          </table:table-cell>
          <table:table-cell office:value-type="float" office:value="3486.78013463915" calcext:value-type="float">
            <text:p>3486.7801346392</text:p>
          </table:table-cell>
        </table:table-row>
        <table:table-row table:style-name="ro1">
          <table:table-cell office:value-type="float" office:value="25.1842397519999" calcext:value-type="float">
            <text:p>25.184239752</text:p>
          </table:table-cell>
          <table:table-cell office:value-type="float" office:value="3500.86121186125" calcext:value-type="float">
            <text:p>3500.8612118613</text:p>
          </table:table-cell>
        </table:table-row>
        <table:table-row table:style-name="ro1">
          <table:table-cell office:value-type="float" office:value="25.201346416" calcext:value-type="float">
            <text:p>25.201346416</text:p>
          </table:table-cell>
          <table:table-cell office:value-type="float" office:value="3507.40506739731" calcext:value-type="float">
            <text:p>3507.4050673973</text:p>
          </table:table-cell>
        </table:table-row>
        <table:table-row table:style-name="ro1">
          <table:table-cell office:value-type="float" office:value="25.2185096369999" calcext:value-type="float">
            <text:p>25.218509637</text:p>
          </table:table-cell>
          <table:table-cell office:value-type="float" office:value="3495.84731212653" calcext:value-type="float">
            <text:p>3495.8473121265</text:p>
          </table:table-cell>
        </table:table-row>
        <table:table-row table:style-name="ro1">
          <table:table-cell office:value-type="float" office:value="25.235697908" calcext:value-type="float">
            <text:p>25.235697908</text:p>
          </table:table-cell>
          <table:table-cell office:value-type="float" office:value="3490.75250207374" calcext:value-type="float">
            <text:p>3490.7525020737</text:p>
          </table:table-cell>
        </table:table-row>
        <table:table-row table:style-name="ro1">
          <table:table-cell office:value-type="float" office:value="25.252849151" calcext:value-type="float">
            <text:p>25.252849151</text:p>
          </table:table-cell>
          <table:table-cell office:value-type="float" office:value="3498.28872462459" calcext:value-type="float">
            <text:p>3498.2887246246</text:p>
          </table:table-cell>
        </table:table-row>
        <table:table-row table:style-name="ro1">
          <table:table-cell office:value-type="float" office:value="25.2699542529999" calcext:value-type="float">
            <text:p>25.269954253</text:p>
          </table:table-cell>
          <table:table-cell office:value-type="float" office:value="3507.72535586996" calcext:value-type="float">
            <text:p>3507.72535587</text:p>
          </table:table-cell>
        </table:table-row>
        <table:table-row table:style-name="ro1">
          <table:table-cell office:value-type="float" office:value="25.287101226" calcext:value-type="float">
            <text:p>25.287101226</text:p>
          </table:table-cell>
          <table:table-cell office:value-type="float" office:value="3499.15988085577" calcext:value-type="float">
            <text:p>3499.1598808558</text:p>
          </table:table-cell>
        </table:table-row>
        <table:table-row table:style-name="ro1">
          <table:table-cell office:value-type="float" office:value="25.304226429" calcext:value-type="float">
            <text:p>25.304226429</text:p>
          </table:table-cell>
          <table:table-cell office:value-type="float" office:value="3503.60810321944" calcext:value-type="float">
            <text:p>3503.6081032195</text:p>
          </table:table-cell>
        </table:table-row>
        <table:table-row table:style-name="ro1">
          <table:table-cell office:value-type="float" office:value="25.321219874" calcext:value-type="float">
            <text:p>25.321219874</text:p>
          </table:table-cell>
          <table:table-cell office:value-type="float" office:value="3530.77318930387" calcext:value-type="float">
            <text:p>3530.7731893039</text:p>
          </table:table-cell>
        </table:table-row>
        <table:table-row table:style-name="ro1">
          <table:table-cell office:value-type="float" office:value="25.338439913" calcext:value-type="float">
            <text:p>25.338439913</text:p>
          </table:table-cell>
          <table:table-cell office:value-type="float" office:value="3484.31266619197" calcext:value-type="float">
            <text:p>3484.312666192</text:p>
          </table:table-cell>
        </table:table-row>
        <table:table-row table:style-name="ro1">
          <table:table-cell office:value-type="float" office:value="25.3555237139999" calcext:value-type="float">
            <text:p>25.355523714</text:p>
          </table:table-cell>
          <table:table-cell office:value-type="float" office:value="3512.09897612103" calcext:value-type="float">
            <text:p>3512.098976121</text:p>
          </table:table-cell>
        </table:table-row>
        <table:table-row table:style-name="ro1">
          <table:table-cell office:value-type="float" office:value="25.3726718329999" calcext:value-type="float">
            <text:p>25.372671833</text:p>
          </table:table-cell>
          <table:table-cell office:value-type="float" office:value="3498.92603380914" calcext:value-type="float">
            <text:p>3498.9260338092</text:p>
          </table:table-cell>
        </table:table-row>
        <table:table-row table:style-name="ro1">
          <table:table-cell office:value-type="float" office:value="25.3898777060001" calcext:value-type="float">
            <text:p>25.389877706</text:p>
          </table:table-cell>
          <table:table-cell office:value-type="float" office:value="3487.18138273628" calcext:value-type="float">
            <text:p>3487.1813827363</text:p>
          </table:table-cell>
        </table:table-row>
        <table:table-row table:style-name="ro1">
          <table:table-cell office:value-type="float" office:value="25.4071163379999" calcext:value-type="float">
            <text:p>25.407116338</text:p>
          </table:table-cell>
          <table:table-cell office:value-type="float" office:value="3480.55460553005" calcext:value-type="float">
            <text:p>3480.5546055301</text:p>
          </table:table-cell>
        </table:table-row>
        <table:table-row table:style-name="ro1">
          <table:table-cell office:value-type="float" office:value="25.4242068569999" calcext:value-type="float">
            <text:p>25.424206857</text:p>
          </table:table-cell>
          <table:table-cell office:value-type="float" office:value="3510.7184281487" calcext:value-type="float">
            <text:p>3510.7184281487</text:p>
          </table:table-cell>
        </table:table-row>
        <table:table-row table:style-name="ro1">
          <table:table-cell office:value-type="float" office:value="25.4414433530001" calcext:value-type="float">
            <text:p>25.441443353</text:p>
          </table:table-cell>
          <table:table-cell office:value-type="float" office:value="3480.98592658108" calcext:value-type="float">
            <text:p>3480.9859265811</text:p>
          </table:table-cell>
        </table:table-row>
        <table:table-row table:style-name="ro1">
          <table:table-cell office:value-type="float" office:value="25.4585229879999" calcext:value-type="float">
            <text:p>25.458522988</text:p>
          </table:table-cell>
          <table:table-cell office:value-type="float" office:value="3512.95563403685" calcext:value-type="float">
            <text:p>3512.9556340369</text:p>
          </table:table-cell>
        </table:table-row>
        <table:table-row table:style-name="ro1">
          <table:table-cell office:value-type="float" office:value="25.475700531" calcext:value-type="float">
            <text:p>25.475700531</text:p>
          </table:table-cell>
          <table:table-cell office:value-type="float" office:value="3492.93260389999" calcext:value-type="float">
            <text:p>3492.9326039</text:p>
          </table:table-cell>
        </table:table-row>
        <table:table-row table:style-name="ro1">
          <table:table-cell office:value-type="float" office:value="25.492764334" calcext:value-type="float">
            <text:p>25.492764334</text:p>
          </table:table-cell>
          <table:table-cell office:value-type="float" office:value="3516.21499616777" calcext:value-type="float">
            <text:p>3516.2149961678</text:p>
          </table:table-cell>
        </table:table-row>
        <table:table-row table:style-name="ro1">
          <table:table-cell office:value-type="float" office:value="25.5098846420001" calcext:value-type="float">
            <text:p>25.509884642</text:p>
          </table:table-cell>
          <table:table-cell office:value-type="float" office:value="3504.60984694566" calcext:value-type="float">
            <text:p>3504.6098469457</text:p>
          </table:table-cell>
        </table:table-row>
        <table:table-row table:style-name="ro1">
          <table:table-cell office:value-type="float" office:value="25.527089943" calcext:value-type="float">
            <text:p>25.527089943</text:p>
          </table:table-cell>
          <table:table-cell office:value-type="float" office:value="3487.29731612551" calcext:value-type="float">
            <text:p>3487.2973161255</text:p>
          </table:table-cell>
        </table:table-row>
        <table:table-row table:style-name="ro1">
          <table:table-cell office:value-type="float" office:value="25.544205512" calcext:value-type="float">
            <text:p>25.544205512</text:p>
          </table:table-cell>
          <table:table-cell office:value-type="float" office:value="3505.58021179476" calcext:value-type="float">
            <text:p>3505.5802117948</text:p>
          </table:table-cell>
        </table:table-row>
        <table:table-row table:style-name="ro1">
          <table:table-cell office:value-type="float" office:value="25.561327956" calcext:value-type="float">
            <text:p>25.561327956</text:p>
          </table:table-cell>
          <table:table-cell office:value-type="float" office:value="3504.1726519777" calcext:value-type="float">
            <text:p>3504.1726519777</text:p>
          </table:table-cell>
        </table:table-row>
        <table:table-row table:style-name="ro1">
          <table:table-cell office:value-type="float" office:value="25.5783800930001" calcext:value-type="float">
            <text:p>25.578380093</text:p>
          </table:table-cell>
          <table:table-cell office:value-type="float" office:value="3518.62056936171" calcext:value-type="float">
            <text:p>3518.6205693617</text:p>
          </table:table-cell>
        </table:table-row>
        <table:table-row table:style-name="ro1">
          <table:table-cell office:value-type="float" office:value="25.5954855590001" calcext:value-type="float">
            <text:p>25.595485559</text:p>
          </table:table-cell>
          <table:table-cell office:value-type="float" office:value="3507.65071235628" calcext:value-type="float">
            <text:p>3507.6507123563</text:p>
          </table:table-cell>
        </table:table-row>
        <table:table-row table:style-name="ro1">
          <table:table-cell office:value-type="float" office:value="25.612525406" calcext:value-type="float">
            <text:p>25.612525406</text:p>
          </table:table-cell>
          <table:table-cell office:value-type="float" office:value="3521.15837660261" calcext:value-type="float">
            <text:p>3521.1583766026</text:p>
          </table:table-cell>
        </table:table-row>
        <table:table-row table:style-name="ro1">
          <table:table-cell office:value-type="float" office:value="25.629596604" calcext:value-type="float">
            <text:p>25.629596604</text:p>
          </table:table-cell>
          <table:table-cell office:value-type="float" office:value="3514.6918218752" calcext:value-type="float">
            <text:p>3514.6918218752</text:p>
          </table:table-cell>
        </table:table-row>
        <table:table-row table:style-name="ro1">
          <table:table-cell office:value-type="float" office:value="25.6466228060001" calcext:value-type="float">
            <text:p>25.646622806</text:p>
          </table:table-cell>
          <table:table-cell office:value-type="float" office:value="3523.98027461209" calcext:value-type="float">
            <text:p>3523.9802746121</text:p>
          </table:table-cell>
        </table:table-row>
        <table:table-row table:style-name="ro1">
          <table:table-cell office:value-type="float" office:value="25.6637079090001" calcext:value-type="float">
            <text:p>25.663707909</text:p>
          </table:table-cell>
          <table:table-cell office:value-type="float" office:value="3511.83133048727" calcext:value-type="float">
            <text:p>3511.8313304873</text:p>
          </table:table-cell>
        </table:table-row>
        <table:table-row table:style-name="ro1">
          <table:table-cell office:value-type="float" office:value="25.6807425479999" calcext:value-type="float">
            <text:p>25.680742548</text:p>
          </table:table-cell>
          <table:table-cell office:value-type="float" office:value="3522.23490035179" calcext:value-type="float">
            <text:p>3522.2349003518</text:p>
          </table:table-cell>
        </table:table-row>
        <table:table-row table:style-name="ro1">
          <table:table-cell office:value-type="float" office:value="25.6978412440001" calcext:value-type="float">
            <text:p>25.697841244</text:p>
          </table:table-cell>
          <table:table-cell office:value-type="float" office:value="3509.03951970279" calcext:value-type="float">
            <text:p>3509.0395197028</text:p>
          </table:table-cell>
        </table:table-row>
        <table:table-row table:style-name="ro1">
          <table:table-cell office:value-type="float" office:value="25.715072897" calcext:value-type="float">
            <text:p>25.715072897</text:p>
          </table:table-cell>
          <table:table-cell office:value-type="float" office:value="3481.96426658325" calcext:value-type="float">
            <text:p>3481.9642665833</text:p>
          </table:table-cell>
        </table:table-row>
        <table:table-row table:style-name="ro1">
          <table:table-cell office:value-type="float" office:value="25.732168363" calcext:value-type="float">
            <text:p>25.732168363</text:p>
          </table:table-cell>
          <table:table-cell office:value-type="float" office:value="3509.70251410506" calcext:value-type="float">
            <text:p>3509.7025141051</text:p>
          </table:table-cell>
        </table:table-row>
        <table:table-row table:style-name="ro1">
          <table:table-cell office:value-type="float" office:value="25.749286641" calcext:value-type="float">
            <text:p>25.749286641</text:p>
          </table:table-cell>
          <table:table-cell office:value-type="float" office:value="3505.02544706931" calcext:value-type="float">
            <text:p>3505.0254470693</text:p>
          </table:table-cell>
        </table:table-row>
        <table:table-row table:style-name="ro1">
          <table:table-cell office:value-type="float" office:value="25.7663718480001" calcext:value-type="float">
            <text:p>25.766371848</text:p>
          </table:table-cell>
          <table:table-cell office:value-type="float" office:value="3511.80995348034" calcext:value-type="float">
            <text:p>3511.8099534803</text:p>
          </table:table-cell>
        </table:table-row>
        <table:table-row table:style-name="ro1">
          <table:table-cell office:value-type="float" office:value="25.783361543" calcext:value-type="float">
            <text:p>25.783361543</text:p>
          </table:table-cell>
          <table:table-cell office:value-type="float" office:value="3531.55250876359" calcext:value-type="float">
            <text:p>3531.5525087636</text:p>
          </table:table-cell>
        </table:table-row>
        <table:table-row table:style-name="ro1">
          <table:table-cell office:value-type="float" office:value="25.8003301460001" calcext:value-type="float">
            <text:p>25.800330146</text:p>
          </table:table-cell>
          <table:table-cell office:value-type="float" office:value="3535.94223399327" calcext:value-type="float">
            <text:p>3535.9422339933</text:p>
          </table:table-cell>
        </table:table-row>
        <table:table-row table:style-name="ro1">
          <table:table-cell office:value-type="float" office:value="25.817284323" calcext:value-type="float">
            <text:p>25.817284323</text:p>
          </table:table-cell>
          <table:table-cell office:value-type="float" office:value="3538.95090280077" calcext:value-type="float">
            <text:p>3538.9509028008</text:p>
          </table:table-cell>
        </table:table-row>
        <table:table-row table:style-name="ro1">
          <table:table-cell office:value-type="float" office:value="25.8343580210001" calcext:value-type="float">
            <text:p>25.834358021</text:p>
          </table:table-cell>
          <table:table-cell office:value-type="float" office:value="3514.17718643232" calcext:value-type="float">
            <text:p>3514.1771864323</text:p>
          </table:table-cell>
        </table:table-row>
        <table:table-row table:style-name="ro1">
          <table:table-cell office:value-type="float" office:value="25.851471143" calcext:value-type="float">
            <text:p>25.851471143</text:p>
          </table:table-cell>
          <table:table-cell office:value-type="float" office:value="3506.08147362925" calcext:value-type="float">
            <text:p>3506.0814736293</text:p>
          </table:table-cell>
        </table:table-row>
        <table:table-row table:style-name="ro1">
          <table:table-cell office:value-type="float" office:value="25.8685538499999" calcext:value-type="float">
            <text:p>25.86855385</text:p>
          </table:table-cell>
          <table:table-cell office:value-type="float" office:value="3512.32389576481" calcext:value-type="float">
            <text:p>3512.3238957648</text:p>
          </table:table-cell>
        </table:table-row>
        <table:table-row table:style-name="ro1">
          <table:table-cell office:value-type="float" office:value="25.8856494209999" calcext:value-type="float">
            <text:p>25.885649421</text:p>
          </table:table-cell>
          <table:table-cell office:value-type="float" office:value="3509.68095771149" calcext:value-type="float">
            <text:p>3509.6809577115</text:p>
          </table:table-cell>
        </table:table-row>
        <table:table-row table:style-name="ro1">
          <table:table-cell office:value-type="float" office:value="25.902787384" calcext:value-type="float">
            <text:p>25.902787384</text:p>
          </table:table-cell>
          <table:table-cell office:value-type="float" office:value="3500.99950616449" calcext:value-type="float">
            <text:p>3500.9995061645</text:p>
          </table:table-cell>
        </table:table-row>
        <table:table-row table:style-name="ro1">
          <table:table-cell office:value-type="float" office:value="25.9198853509999" calcext:value-type="float">
            <text:p>25.919885351</text:p>
          </table:table-cell>
          <table:table-cell office:value-type="float" office:value="3509.18913343653" calcext:value-type="float">
            <text:p>3509.1891334365</text:p>
          </table:table-cell>
        </table:table-row>
        <table:table-row table:style-name="ro1">
          <table:table-cell office:value-type="float" office:value="25.93686286" calcext:value-type="float">
            <text:p>25.93686286</text:p>
          </table:table-cell>
          <table:table-cell office:value-type="float" office:value="3534.08736227136" calcext:value-type="float">
            <text:p>3534.0873622714</text:p>
          </table:table-cell>
        </table:table-row>
        <table:table-row table:style-name="ro1">
          <table:table-cell office:value-type="float" office:value="25.9538590120001" calcext:value-type="float">
            <text:p>25.953859012</text:p>
          </table:table-cell>
          <table:table-cell office:value-type="float" office:value="3530.21083830234" calcext:value-type="float">
            <text:p>3530.2108383024</text:p>
          </table:table-cell>
        </table:table-row>
        <table:table-row table:style-name="ro1">
          <table:table-cell office:value-type="float" office:value="25.970725697" calcext:value-type="float">
            <text:p>25.970725697</text:p>
          </table:table-cell>
          <table:table-cell office:value-type="float" office:value="3557.3083863316" calcext:value-type="float">
            <text:p>3557.3083863316</text:p>
          </table:table-cell>
        </table:table-row>
        <table:table-row table:style-name="ro1">
          <table:table-cell office:value-type="float" office:value="25.9876913840001" calcext:value-type="float">
            <text:p>25.987691384</text:p>
          </table:table-cell>
          <table:table-cell office:value-type="float" office:value="3536.5499787816" calcext:value-type="float">
            <text:p>3536.5499787816</text:p>
          </table:table-cell>
        </table:table-row>
        <table:table-row table:style-name="ro1">
          <table:table-cell office:value-type="float" office:value="26.004807474" calcext:value-type="float">
            <text:p>26.004807474</text:p>
          </table:table-cell>
          <table:table-cell office:value-type="float" office:value="3505.47350476615" calcext:value-type="float">
            <text:p>3505.4735047662</text:p>
          </table:table-cell>
        </table:table-row>
        <table:table-row table:style-name="ro1">
          <table:table-cell office:value-type="float" office:value="26.021808001" calcext:value-type="float">
            <text:p>26.021808001</text:p>
          </table:table-cell>
          <table:table-cell office:value-type="float" office:value="3529.30235634602" calcext:value-type="float">
            <text:p>3529.302356346</text:p>
          </table:table-cell>
        </table:table-row>
        <table:table-row table:style-name="ro1">
          <table:table-cell office:value-type="float" office:value="26.0388799279999" calcext:value-type="float">
            <text:p>26.038879928</text:p>
          </table:table-cell>
          <table:table-cell office:value-type="float" office:value="3514.54173861788" calcext:value-type="float">
            <text:p>3514.5417386179</text:p>
          </table:table-cell>
        </table:table-row>
        <table:table-row table:style-name="ro1">
          <table:table-cell office:value-type="float" office:value="26.055960397" calcext:value-type="float">
            <text:p>26.055960397</text:p>
          </table:table-cell>
          <table:table-cell office:value-type="float" office:value="3512.7841044398" calcext:value-type="float">
            <text:p>3512.7841044398</text:p>
          </table:table-cell>
        </table:table-row>
        <table:table-row table:style-name="ro1">
          <table:table-cell office:value-type="float" office:value="26.0730398749999" calcext:value-type="float">
            <text:p>26.073039875</text:p>
          </table:table-cell>
          <table:table-cell office:value-type="float" office:value="3512.98792622945" calcext:value-type="float">
            <text:p>3512.9879262295</text:p>
          </table:table-cell>
        </table:table-row>
        <table:table-row table:style-name="ro1">
          <table:table-cell office:value-type="float" office:value="26.0902442910001" calcext:value-type="float">
            <text:p>26.090244291</text:p>
          </table:table-cell>
          <table:table-cell office:value-type="float" office:value="3487.47670362713" calcext:value-type="float">
            <text:p>3487.4767036271</text:p>
          </table:table-cell>
        </table:table-row>
        <table:table-row table:style-name="ro1">
          <table:table-cell office:value-type="float" office:value="26.1072177369999" calcext:value-type="float">
            <text:p>26.107217737</text:p>
          </table:table-cell>
          <table:table-cell office:value-type="float" office:value="3534.93333060195" calcext:value-type="float">
            <text:p>3534.933330602</text:p>
          </table:table-cell>
        </table:table-row>
        <table:table-row table:style-name="ro1">
          <table:table-cell office:value-type="float" office:value="26.1243356499999" calcext:value-type="float">
            <text:p>26.12433565</text:p>
          </table:table-cell>
          <table:table-cell office:value-type="float" office:value="3505.1001836512" calcext:value-type="float">
            <text:p>3505.1001836512</text:p>
          </table:table-cell>
        </table:table-row>
        <table:table-row table:style-name="ro1">
          <table:table-cell office:value-type="float" office:value="26.141405286" calcext:value-type="float">
            <text:p>26.141405286</text:p>
          </table:table-cell>
          <table:table-cell office:value-type="float" office:value="3515.01344256506" calcext:value-type="float">
            <text:p>3515.0134425651</text:p>
          </table:table-cell>
        </table:table-row>
        <table:table-row table:style-name="ro1">
          <table:table-cell office:value-type="float" office:value="26.1583667049999" calcext:value-type="float">
            <text:p>26.158366705</text:p>
          </table:table-cell>
          <table:table-cell office:value-type="float" office:value="3537.43988048759" calcext:value-type="float">
            <text:p>3537.4398804876</text:p>
          </table:table-cell>
        </table:table-row>
        <table:table-row table:style-name="ro1">
          <table:table-cell office:value-type="float" office:value="26.1754477500001" calcext:value-type="float">
            <text:p>26.17544775</text:p>
          </table:table-cell>
          <table:table-cell office:value-type="float" office:value="3512.6656477639" calcext:value-type="float">
            <text:p>3512.6656477639</text:p>
          </table:table-cell>
        </table:table-row>
        <table:table-row table:style-name="ro1">
          <table:table-cell office:value-type="float" office:value="26.192523901" calcext:value-type="float">
            <text:p>26.192523901</text:p>
          </table:table-cell>
          <table:table-cell office:value-type="float" office:value="3513.67237268559" calcext:value-type="float">
            <text:p>3513.6723726856</text:p>
          </table:table-cell>
        </table:table-row>
        <table:table-row table:style-name="ro1">
          <table:table-cell office:value-type="float" office:value="26.209636714" calcext:value-type="float">
            <text:p>26.209636714</text:p>
          </table:table-cell>
          <table:table-cell office:value-type="float" office:value="3506.14478168263" calcext:value-type="float">
            <text:p>3506.1447816826</text:p>
          </table:table-cell>
        </table:table-row>
        <table:table-row table:style-name="ro1">
          <table:table-cell office:value-type="float" office:value="26.2267506210001" calcext:value-type="float">
            <text:p>26.226750621</text:p>
          </table:table-cell>
          <table:table-cell office:value-type="float" office:value="3505.9206527047" calcext:value-type="float">
            <text:p>3505.9206527047</text:p>
          </table:table-cell>
        </table:table-row>
        <table:table-row table:style-name="ro1">
          <table:table-cell office:value-type="float" office:value="26.24386708" calcext:value-type="float">
            <text:p>26.24386708</text:p>
          </table:table-cell>
          <table:table-cell office:value-type="float" office:value="3505.39793308432" calcext:value-type="float">
            <text:p>3505.3979330843</text:p>
          </table:table-cell>
        </table:table-row>
        <table:table-row table:style-name="ro1">
          <table:table-cell office:value-type="float" office:value="26.2609540630001" calcext:value-type="float">
            <text:p>26.260954063</text:p>
          </table:table-cell>
          <table:table-cell office:value-type="float" office:value="3511.44494025397" calcext:value-type="float">
            <text:p>3511.444940254</text:p>
          </table:table-cell>
        </table:table-row>
        <table:table-row table:style-name="ro1">
          <table:table-cell office:value-type="float" office:value="26.2779664689999" calcext:value-type="float">
            <text:p>26.277966469</text:p>
          </table:table-cell>
          <table:table-cell office:value-type="float" office:value="3526.83800284506" calcext:value-type="float">
            <text:p>3526.8380028451</text:p>
          </table:table-cell>
        </table:table-row>
        <table:table-row table:style-name="ro1">
          <table:table-cell office:value-type="float" office:value="26.295060273" calcext:value-type="float">
            <text:p>26.295060273</text:p>
          </table:table-cell>
          <table:table-cell office:value-type="float" office:value="3510.04375619125" calcext:value-type="float">
            <text:p>3510.0437561913</text:p>
          </table:table-cell>
        </table:table-row>
        <table:table-row table:style-name="ro1">
          <table:table-cell office:value-type="float" office:value="26.3120881990001" calcext:value-type="float">
            <text:p>26.312088199</text:p>
          </table:table-cell>
          <table:table-cell office:value-type="float" office:value="3523.62348765841" calcext:value-type="float">
            <text:p>3523.6234876584</text:p>
          </table:table-cell>
        </table:table-row>
        <table:table-row table:style-name="ro1">
          <table:table-cell office:value-type="float" office:value="26.32928715" calcext:value-type="float">
            <text:p>26.32928715</text:p>
          </table:table-cell>
          <table:table-cell office:value-type="float" office:value="3488.5848561437" calcext:value-type="float">
            <text:p>3488.5848561437</text:p>
          </table:table-cell>
        </table:table-row>
        <table:table-row table:style-name="ro1">
          <table:table-cell office:value-type="float" office:value="26.346484956" calcext:value-type="float">
            <text:p>26.346484956</text:p>
          </table:table-cell>
          <table:table-cell office:value-type="float" office:value="3488.81712004166" calcext:value-type="float">
            <text:p>3488.8171200417</text:p>
          </table:table-cell>
        </table:table-row>
        <table:table-row table:style-name="ro1">
          <table:table-cell office:value-type="float" office:value="26.3637214570001" calcext:value-type="float">
            <text:p>26.363721457</text:p>
          </table:table-cell>
          <table:table-cell office:value-type="float" office:value="3480.98491682013" calcext:value-type="float">
            <text:p>3480.9849168201</text:p>
          </table:table-cell>
        </table:table-row>
        <table:table-row table:style-name="ro1">
          <table:table-cell office:value-type="float" office:value="26.3810787800001" calcext:value-type="float">
            <text:p>26.38107878</text:p>
          </table:table-cell>
          <table:table-cell office:value-type="float" office:value="3456.75424719587" calcext:value-type="float">
            <text:p>3456.7542471959</text:p>
          </table:table-cell>
        </table:table-row>
        <table:table-row table:style-name="ro1">
          <table:table-cell office:value-type="float" office:value="26.3984593309999" calcext:value-type="float">
            <text:p>26.398459331</text:p>
          </table:table-cell>
          <table:table-cell office:value-type="float" office:value="3452.13451521087" calcext:value-type="float">
            <text:p>3452.1345152109</text:p>
          </table:table-cell>
        </table:table-row>
        <table:table-row table:style-name="ro1">
          <table:table-cell office:value-type="float" office:value="26.4161450619999" calcext:value-type="float">
            <text:p>26.416145062</text:p>
          </table:table-cell>
          <table:table-cell office:value-type="float" office:value="3392.56545290114" calcext:value-type="float">
            <text:p>3392.5654529011</text:p>
          </table:table-cell>
        </table:table-row>
        <table:table-row table:style-name="ro1">
          <table:table-cell office:value-type="float" office:value="26.433859385" calcext:value-type="float">
            <text:p>26.433859385</text:p>
          </table:table-cell>
          <table:table-cell office:value-type="float" office:value="3387.08964490395" calcext:value-type="float">
            <text:p>3387.089644904</text:p>
          </table:table-cell>
        </table:table-row>
        <table:table-row table:style-name="ro1">
          <table:table-cell office:value-type="float" office:value="26.4518017089999" calcext:value-type="float">
            <text:p>26.451801709</text:p>
          </table:table-cell>
          <table:table-cell office:value-type="float" office:value="3344.04840756561" calcext:value-type="float">
            <text:p>3344.0484075656</text:p>
          </table:table-cell>
        </table:table-row>
        <table:table-row table:style-name="ro1">
          <table:table-cell office:value-type="float" office:value="26.4696970059999" calcext:value-type="float">
            <text:p>26.469697006</text:p>
          </table:table-cell>
          <table:table-cell office:value-type="float" office:value="3352.83622283638" calcext:value-type="float">
            <text:p>3352.8362228364</text:p>
          </table:table-cell>
        </table:table-row>
        <table:table-row table:style-name="ro1">
          <table:table-cell office:value-type="float" office:value="26.4876670870001" calcext:value-type="float">
            <text:p>26.487667087</text:p>
          </table:table-cell>
          <table:table-cell office:value-type="float" office:value="3338.88311351926" calcext:value-type="float">
            <text:p>3338.8831135193</text:p>
          </table:table-cell>
        </table:table-row>
        <table:table-row table:style-name="ro1">
          <table:table-cell office:value-type="float" office:value="26.5057626790001" calcext:value-type="float">
            <text:p>26.505762679</text:p>
          </table:table-cell>
          <table:table-cell office:value-type="float" office:value="3315.72462508941" calcext:value-type="float">
            <text:p>3315.7246250894</text:p>
          </table:table-cell>
        </table:table-row>
        <table:table-row table:style-name="ro1">
          <table:table-cell office:value-type="float" office:value="26.523965865" calcext:value-type="float">
            <text:p>26.523965865</text:p>
          </table:table-cell>
          <table:table-cell office:value-type="float" office:value="3296.12629350751" calcext:value-type="float">
            <text:p>3296.1262935075</text:p>
          </table:table-cell>
        </table:table-row>
        <table:table-row table:style-name="ro1">
          <table:table-cell office:value-type="float" office:value="26.542280916" calcext:value-type="float">
            <text:p>26.542280916</text:p>
          </table:table-cell>
          <table:table-cell office:value-type="float" office:value="3275.99415367067" calcext:value-type="float">
            <text:p>3275.9941536707</text:p>
          </table:table-cell>
        </table:table-row>
        <table:table-row table:style-name="ro1">
          <table:table-cell office:value-type="float" office:value="26.5606120079999" calcext:value-type="float">
            <text:p>26.560612008</text:p>
          </table:table-cell>
          <table:table-cell office:value-type="float" office:value="3273.12742744638" calcext:value-type="float">
            <text:p>3273.1274274464</text:p>
          </table:table-cell>
        </table:table-row>
        <table:table-row table:style-name="ro1">
          <table:table-cell office:value-type="float" office:value="26.5789465360001" calcext:value-type="float">
            <text:p>26.578946536</text:p>
          </table:table-cell>
          <table:table-cell office:value-type="float" office:value="3272.51402377847" calcext:value-type="float">
            <text:p>3272.5140237785</text:p>
          </table:table-cell>
        </table:table-row>
        <table:table-row table:style-name="ro1">
          <table:table-cell office:value-type="float" office:value="26.5974750590001" calcext:value-type="float">
            <text:p>26.597475059</text:p>
          </table:table-cell>
          <table:table-cell office:value-type="float" office:value="3238.2505610428" calcext:value-type="float">
            <text:p>3238.2505610428</text:p>
          </table:table-cell>
        </table:table-row>
        <table:table-row table:style-name="ro1">
          <table:table-cell office:value-type="float" office:value="26.615927181" calcext:value-type="float">
            <text:p>26.615927181</text:p>
          </table:table-cell>
          <table:table-cell office:value-type="float" office:value="3251.65853555586" calcext:value-type="float">
            <text:p>3251.6585355559</text:p>
          </table:table-cell>
        </table:table-row>
        <table:table-row table:style-name="ro1">
          <table:table-cell office:value-type="float" office:value="26.634450391" calcext:value-type="float">
            <text:p>26.634450391</text:p>
          </table:table-cell>
          <table:table-cell office:value-type="float" office:value="3239.17938629216" calcext:value-type="float">
            <text:p>3239.1793862922</text:p>
          </table:table-cell>
        </table:table-row>
        <table:table-row table:style-name="ro1">
          <table:table-cell office:value-type="float" office:value="26.6530966109999" calcext:value-type="float">
            <text:p>26.653096611</text:p>
          </table:table-cell>
          <table:table-cell office:value-type="float" office:value="3217.81036586521" calcext:value-type="float">
            <text:p>3217.8103658652</text:p>
          </table:table-cell>
        </table:table-row>
        <table:table-row table:style-name="ro1">
          <table:table-cell office:value-type="float" office:value="26.6717198639999" calcext:value-type="float">
            <text:p>26.671719864</text:p>
          </table:table-cell>
          <table:table-cell office:value-type="float" office:value="3221.77870858769" calcext:value-type="float">
            <text:p>3221.7787085877</text:p>
          </table:table-cell>
        </table:table-row>
        <table:table-row table:style-name="ro1">
          <table:table-cell office:value-type="float" office:value="26.690240054" calcext:value-type="float">
            <text:p>26.690240054</text:p>
          </table:table-cell>
          <table:table-cell office:value-type="float" office:value="3239.70758397291" calcext:value-type="float">
            <text:p>3239.7075839729</text:p>
          </table:table-cell>
        </table:table-row>
        <table:table-row table:style-name="ro1">
          <table:table-cell office:value-type="float" office:value="26.708973714" calcext:value-type="float">
            <text:p>26.708973714</text:p>
          </table:table-cell>
          <table:table-cell office:value-type="float" office:value="3202.79112571446" calcext:value-type="float">
            <text:p>3202.7911257145</text:p>
          </table:table-cell>
        </table:table-row>
        <table:table-row table:style-name="ro1">
          <table:table-cell office:value-type="float" office:value="26.727485831" calcext:value-type="float">
            <text:p>26.727485831</text:p>
          </table:table-cell>
          <table:table-cell office:value-type="float" office:value="3241.12039698103" calcext:value-type="float">
            <text:p>3241.120396981</text:p>
          </table:table-cell>
        </table:table-row>
        <table:table-row table:style-name="ro1">
          <table:table-cell office:value-type="float" office:value="26.7461711620001" calcext:value-type="float">
            <text:p>26.746171162</text:p>
          </table:table-cell>
          <table:table-cell office:value-type="float" office:value="3211.07504060498" calcext:value-type="float">
            <text:p>3211.075040605</text:p>
          </table:table-cell>
        </table:table-row>
        <table:table-row table:style-name="ro1">
          <table:table-cell office:value-type="float" office:value="26.764647814" calcext:value-type="float">
            <text:p>26.764647814</text:p>
          </table:table-cell>
          <table:table-cell office:value-type="float" office:value="3247.34156384806" calcext:value-type="float">
            <text:p>3247.3415638481</text:p>
          </table:table-cell>
        </table:table-row>
        <table:table-row table:style-name="ro1">
          <table:table-cell office:value-type="float" office:value="26.7832583080001" calcext:value-type="float">
            <text:p>26.783258308</text:p>
          </table:table-cell>
          <table:table-cell office:value-type="float" office:value="3223.98749865118" calcext:value-type="float">
            <text:p>3223.9874986512</text:p>
          </table:table-cell>
        </table:table-row>
        <table:table-row table:style-name="ro1">
          <table:table-cell office:value-type="float" office:value="26.801961293" calcext:value-type="float">
            <text:p>26.801961293</text:p>
          </table:table-cell>
          <table:table-cell office:value-type="float" office:value="3208.0440635733" calcext:value-type="float">
            <text:p>3208.0440635733</text:p>
          </table:table-cell>
        </table:table-row>
        <table:table-row table:style-name="ro1">
          <table:table-cell office:value-type="float" office:value="26.820708234" calcext:value-type="float">
            <text:p>26.820708234</text:p>
          </table:table-cell>
          <table:table-cell office:value-type="float" office:value="3200.5221545181" calcext:value-type="float">
            <text:p>3200.5221545181</text:p>
          </table:table-cell>
        </table:table-row>
        <table:table-row table:style-name="ro1">
          <table:table-cell office:value-type="float" office:value="26.8394311659999" calcext:value-type="float">
            <text:p>26.839431166</text:p>
          </table:table-cell>
          <table:table-cell office:value-type="float" office:value="3204.62628396947" calcext:value-type="float">
            <text:p>3204.6262839695</text:p>
          </table:table-cell>
        </table:table-row>
        <table:table-row table:style-name="ro1">
          <table:table-cell office:value-type="float" office:value="26.8582987719999" calcext:value-type="float">
            <text:p>26.858298772</text:p>
          </table:table-cell>
          <table:table-cell office:value-type="float" office:value="3180.05368567341" calcext:value-type="float">
            <text:p>3180.0536856734</text:p>
          </table:table-cell>
        </table:table-row>
        <table:table-row table:style-name="ro1">
          <table:table-cell office:value-type="float" office:value="26.8771612749999" calcext:value-type="float">
            <text:p>26.877161275</text:p>
          </table:table-cell>
          <table:table-cell office:value-type="float" office:value="3180.9140070055" calcext:value-type="float">
            <text:p>3180.9140070055</text:p>
          </table:table-cell>
        </table:table-row>
        <table:table-row table:style-name="ro1">
          <table:table-cell office:value-type="float" office:value="26.8959589399999" calcext:value-type="float">
            <text:p>26.89595894</text:p>
          </table:table-cell>
          <table:table-cell office:value-type="float" office:value="3191.88580071568" calcext:value-type="float">
            <text:p>3191.8858007157</text:p>
          </table:table-cell>
        </table:table-row>
        <table:table-row table:style-name="ro1">
          <table:table-cell office:value-type="float" office:value="26.9148255570001" calcext:value-type="float">
            <text:p>26.914825557</text:p>
          </table:table-cell>
          <table:table-cell office:value-type="float" office:value="3180.22038606132" calcext:value-type="float">
            <text:p>3180.2203860613</text:p>
          </table:table-cell>
        </table:table-row>
        <table:table-row table:style-name="ro1">
          <table:table-cell office:value-type="float" office:value="26.933682071" calcext:value-type="float">
            <text:p>26.933682071</text:p>
          </table:table-cell>
          <table:table-cell office:value-type="float" office:value="3181.92429418318" calcext:value-type="float">
            <text:p>3181.9242941832</text:p>
          </table:table-cell>
        </table:table-row>
        <table:table-row table:style-name="ro1">
          <table:table-cell office:value-type="float" office:value="26.952670292" calcext:value-type="float">
            <text:p>26.952670292</text:p>
          </table:table-cell>
          <table:table-cell office:value-type="float" office:value="3159.85367982011" calcext:value-type="float">
            <text:p>3159.8536798201</text:p>
          </table:table-cell>
        </table:table-row>
        <table:table-row table:style-name="ro1">
          <table:table-cell office:value-type="float" office:value="26.971690542" calcext:value-type="float">
            <text:p>26.971690542</text:p>
          </table:table-cell>
          <table:table-cell office:value-type="float" office:value="3154.53266912239" calcext:value-type="float">
            <text:p>3154.5326691224</text:p>
          </table:table-cell>
        </table:table-row>
        <table:table-row table:style-name="ro1">
          <table:table-cell office:value-type="float" office:value="26.990688658" calcext:value-type="float">
            <text:p>26.990688658</text:p>
          </table:table-cell>
          <table:table-cell office:value-type="float" office:value="3158.20789810162" calcext:value-type="float">
            <text:p>3158.2078981016</text:p>
          </table:table-cell>
        </table:table-row>
        <table:table-row table:style-name="ro1">
          <table:table-cell office:value-type="float" office:value="27.009833948" calcext:value-type="float">
            <text:p>27.009833948</text:p>
          </table:table-cell>
          <table:table-cell office:value-type="float" office:value="3133.93006842396" calcext:value-type="float">
            <text:p>3133.930068424</text:p>
          </table:table-cell>
        </table:table-row>
        <table:table-row table:style-name="ro1">
          <table:table-cell office:value-type="float" office:value="27.0289002879999" calcext:value-type="float">
            <text:p>27.028900288</text:p>
          </table:table-cell>
          <table:table-cell office:value-type="float" office:value="3146.90706241334" calcext:value-type="float">
            <text:p>3146.9070624133</text:p>
          </table:table-cell>
        </table:table-row>
        <table:table-row table:style-name="ro1">
          <table:table-cell office:value-type="float" office:value="27.04818041" calcext:value-type="float">
            <text:p>27.04818041</text:p>
          </table:table-cell>
          <table:table-cell office:value-type="float" office:value="3112.01350281029" calcext:value-type="float">
            <text:p>3112.0135028103</text:p>
          </table:table-cell>
        </table:table-row>
        <table:table-row table:style-name="ro1">
          <table:table-cell office:value-type="float" office:value="27.0673071609999" calcext:value-type="float">
            <text:p>27.067307161</text:p>
          </table:table-cell>
          <table:table-cell office:value-type="float" office:value="3136.96769515207" calcext:value-type="float">
            <text:p>3136.9676951521</text:p>
          </table:table-cell>
        </table:table-row>
        <table:table-row table:style-name="ro1">
          <table:table-cell office:value-type="float" office:value="27.0864645849999" calcext:value-type="float">
            <text:p>27.086464585</text:p>
          </table:table-cell>
          <table:table-cell office:value-type="float" office:value="3131.94508823093" calcext:value-type="float">
            <text:p>3131.9450882309</text:p>
          </table:table-cell>
        </table:table-row>
        <table:table-row table:style-name="ro1">
          <table:table-cell office:value-type="float" office:value="27.1056027929999" calcext:value-type="float">
            <text:p>27.105602793</text:p>
          </table:table-cell>
          <table:table-cell office:value-type="float" office:value="3135.08976389692" calcext:value-type="float">
            <text:p>3135.0897638969</text:p>
          </table:table-cell>
        </table:table-row>
        <table:table-row table:style-name="ro1">
          <table:table-cell office:value-type="float" office:value="27.1249253599999" calcext:value-type="float">
            <text:p>27.12492536</text:p>
          </table:table-cell>
          <table:table-cell office:value-type="float" office:value="3105.17748495559" calcext:value-type="float">
            <text:p>3105.1774849556</text:p>
          </table:table-cell>
        </table:table-row>
        <table:table-row table:style-name="ro1">
          <table:table-cell office:value-type="float" office:value="27.144198191" calcext:value-type="float">
            <text:p>27.144198191</text:p>
          </table:table-cell>
          <table:table-cell office:value-type="float" office:value="3113.19079172905" calcext:value-type="float">
            <text:p>3113.1907917291</text:p>
          </table:table-cell>
        </table:table-row>
        <table:table-row table:style-name="ro1">
          <table:table-cell office:value-type="float" office:value="27.1636506469999" calcext:value-type="float">
            <text:p>27.163650647</text:p>
          </table:table-cell>
          <table:table-cell office:value-type="float" office:value="3084.44342452918" calcext:value-type="float">
            <text:p>3084.4434245292</text:p>
          </table:table-cell>
        </table:table-row>
        <table:table-row table:style-name="ro1">
          <table:table-cell office:value-type="float" office:value="27.18307873" calcext:value-type="float">
            <text:p>27.18307873</text:p>
          </table:table-cell>
          <table:table-cell office:value-type="float" office:value="3088.31293338161" calcext:value-type="float">
            <text:p>3088.3129333816</text:p>
          </table:table-cell>
        </table:table-row>
        <table:table-row table:style-name="ro1">
          <table:table-cell office:value-type="float" office:value="27.202665966" calcext:value-type="float">
            <text:p>27.202665966</text:p>
          </table:table-cell>
          <table:table-cell office:value-type="float" office:value="3063.2193332423" calcext:value-type="float">
            <text:p>3063.2193332423</text:p>
          </table:table-cell>
        </table:table-row>
        <table:table-row table:style-name="ro1">
          <table:table-cell office:value-type="float" office:value="27.2221240460001" calcext:value-type="float">
            <text:p>27.222124046</text:p>
          </table:table-cell>
          <table:table-cell office:value-type="float" office:value="3083.55192289514" calcext:value-type="float">
            <text:p>3083.5519228952</text:p>
          </table:table-cell>
        </table:table-row>
        <table:table-row table:style-name="ro1">
          <table:table-cell office:value-type="float" office:value="27.2417038870001" calcext:value-type="float">
            <text:p>27.241703887</text:p>
          </table:table-cell>
          <table:table-cell office:value-type="float" office:value="3064.37626332178" calcext:value-type="float">
            <text:p>3064.3762633218</text:p>
          </table:table-cell>
        </table:table-row>
        <table:table-row table:style-name="ro1">
          <table:table-cell office:value-type="float" office:value="27.261398613" calcext:value-type="float">
            <text:p>27.261398613</text:p>
          </table:table-cell>
          <table:table-cell office:value-type="float" office:value="3046.50087542783" calcext:value-type="float">
            <text:p>3046.5008754278</text:p>
          </table:table-cell>
        </table:table-row>
        <table:table-row table:style-name="ro1">
          <table:table-cell office:value-type="float" office:value="27.2809903279999" calcext:value-type="float">
            <text:p>27.280990328</text:p>
          </table:table-cell>
          <table:table-cell office:value-type="float" office:value="3062.51902910004" calcext:value-type="float">
            <text:p>3062.5190291</text:p>
          </table:table-cell>
        </table:table-row>
        <table:table-row table:style-name="ro1">
          <table:table-cell office:value-type="float" office:value="27.300687658" calcext:value-type="float">
            <text:p>27.300687658</text:p>
          </table:table-cell>
          <table:table-cell office:value-type="float" office:value="3046.09812597434" calcext:value-type="float">
            <text:p>3046.0981259743</text:p>
          </table:table-cell>
        </table:table-row>
        <table:table-row table:style-name="ro1">
          <table:table-cell office:value-type="float" office:value="27.3204076950001" calcext:value-type="float">
            <text:p>27.320407695</text:p>
          </table:table-cell>
          <table:table-cell office:value-type="float" office:value="3042.59064015888" calcext:value-type="float">
            <text:p>3042.5906401589</text:p>
          </table:table-cell>
        </table:table-row>
        <table:table-row table:style-name="ro1">
          <table:table-cell office:value-type="float" office:value="27.3401572600001" calcext:value-type="float">
            <text:p>27.34015726</text:p>
          </table:table-cell>
          <table:table-cell office:value-type="float" office:value="3038.0415973744" calcext:value-type="float">
            <text:p>3038.0415973744</text:p>
          </table:table-cell>
        </table:table-row>
        <table:table-row table:style-name="ro1">
          <table:table-cell office:value-type="float" office:value="27.3600264500001" calcext:value-type="float">
            <text:p>27.36002645</text:p>
          </table:table-cell>
          <table:table-cell office:value-type="float" office:value="3019.75067931678" calcext:value-type="float">
            <text:p>3019.7506793168</text:p>
          </table:table-cell>
        </table:table-row>
        <table:table-row table:style-name="ro1">
          <table:table-cell office:value-type="float" office:value="27.379983862" calcext:value-type="float">
            <text:p>27.379983862</text:p>
          </table:table-cell>
          <table:table-cell office:value-type="float" office:value="3006.40183207027" calcext:value-type="float">
            <text:p>3006.4018320703</text:p>
          </table:table-cell>
        </table:table-row>
        <table:table-row table:style-name="ro1">
          <table:table-cell office:value-type="float" office:value="27.399867478" calcext:value-type="float">
            <text:p>27.399867478</text:p>
          </table:table-cell>
          <table:table-cell office:value-type="float" office:value="3017.55978389208" calcext:value-type="float">
            <text:p>3017.5597838921</text:p>
          </table:table-cell>
        </table:table-row>
        <table:table-row table:style-name="ro1">
          <table:table-cell office:value-type="float" office:value="27.4198816559999" calcext:value-type="float">
            <text:p>27.419881656</text:p>
          </table:table-cell>
          <table:table-cell office:value-type="float" office:value="2997.87480656716" calcext:value-type="float">
            <text:p>2997.8748065672</text:p>
          </table:table-cell>
        </table:table-row>
        <table:table-row table:style-name="ro1">
          <table:table-cell office:value-type="float" office:value="27.439865263" calcext:value-type="float">
            <text:p>27.439865263</text:p>
          </table:table-cell>
          <table:table-cell office:value-type="float" office:value="3002.46096711885" calcext:value-type="float">
            <text:p>3002.4609671189</text:p>
          </table:table-cell>
        </table:table-row>
        <table:table-row table:style-name="ro1">
          <table:table-cell office:value-type="float" office:value="27.4598567339999" calcext:value-type="float">
            <text:p>27.459856734</text:p>
          </table:table-cell>
          <table:table-cell office:value-type="float" office:value="3001.27989582477" calcext:value-type="float">
            <text:p>3001.2798958248</text:p>
          </table:table-cell>
        </table:table-row>
        <table:table-row table:style-name="ro1">
          <table:table-cell office:value-type="float" office:value="27.4800200130001" calcext:value-type="float">
            <text:p>27.480020013</text:p>
          </table:table-cell>
          <table:table-cell office:value-type="float" office:value="2975.70648105258" calcext:value-type="float">
            <text:p>2975.7064810526</text:p>
          </table:table-cell>
        </table:table-row>
        <table:table-row table:style-name="ro1">
          <table:table-cell office:value-type="float" office:value="27.500164283" calcext:value-type="float">
            <text:p>27.500164283</text:p>
          </table:table-cell>
          <table:table-cell office:value-type="float" office:value="2978.51448576496" calcext:value-type="float">
            <text:p>2978.514485765</text:p>
          </table:table-cell>
        </table:table-row>
        <table:table-row table:style-name="ro1">
          <table:table-cell office:value-type="float" office:value="27.520424324" calcext:value-type="float">
            <text:p>27.520424324</text:p>
          </table:table-cell>
          <table:table-cell office:value-type="float" office:value="2961.49450042649" calcext:value-type="float">
            <text:p>2961.4945004265</text:p>
          </table:table-cell>
        </table:table-row>
        <table:table-row table:style-name="ro1">
          <table:table-cell office:value-type="float" office:value="27.5408527879999" calcext:value-type="float">
            <text:p>27.540852788</text:p>
          </table:table-cell>
          <table:table-cell office:value-type="float" office:value="2937.07838241173" calcext:value-type="float">
            <text:p>2937.0783824117</text:p>
          </table:table-cell>
        </table:table-row>
        <table:table-row table:style-name="ro1">
          <table:table-cell office:value-type="float" office:value="27.5612798459999" calcext:value-type="float">
            <text:p>27.561279846</text:p>
          </table:table-cell>
          <table:table-cell office:value-type="float" office:value="2937.28054230877" calcext:value-type="float">
            <text:p>2937.2805423088</text:p>
          </table:table-cell>
        </table:table-row>
        <table:table-row table:style-name="ro1">
          <table:table-cell office:value-type="float" office:value="27.581698467" calcext:value-type="float">
            <text:p>27.581698467</text:p>
          </table:table-cell>
          <table:table-cell office:value-type="float" office:value="2938.49423032711" calcext:value-type="float">
            <text:p>2938.4942303271</text:p>
          </table:table-cell>
        </table:table-row>
        <table:table-row table:style-name="ro1">
          <table:table-cell office:value-type="float" office:value="27.6022809799999" calcext:value-type="float">
            <text:p>27.60228098</text:p>
          </table:table-cell>
          <table:table-cell office:value-type="float" office:value="2915.09593606315" calcext:value-type="float">
            <text:p>2915.0959360632</text:p>
          </table:table-cell>
        </table:table-row>
        <table:table-row table:style-name="ro1">
          <table:table-cell office:value-type="float" office:value="27.6226724159999" calcext:value-type="float">
            <text:p>27.622672416</text:p>
          </table:table-cell>
          <table:table-cell office:value-type="float" office:value="2942.4117065681" calcext:value-type="float">
            <text:p>2942.4117065681</text:p>
          </table:table-cell>
        </table:table-row>
        <table:table-row table:style-name="ro1">
          <table:table-cell office:value-type="float" office:value="27.6432478459999" calcext:value-type="float">
            <text:p>27.643247846</text:p>
          </table:table-cell>
          <table:table-cell office:value-type="float" office:value="2916.09944482213" calcext:value-type="float">
            <text:p>2916.0994448221</text:p>
          </table:table-cell>
        </table:table-row>
        <table:table-row table:style-name="ro1">
          <table:table-cell office:value-type="float" office:value="27.66378302" calcext:value-type="float">
            <text:p>27.66378302</text:p>
          </table:table-cell>
          <table:table-cell office:value-type="float" office:value="2921.81600213094" calcext:value-type="float">
            <text:p>2921.816002131</text:p>
          </table:table-cell>
        </table:table-row>
        <table:table-row table:style-name="ro1">
          <table:table-cell office:value-type="float" office:value="27.684354752" calcext:value-type="float">
            <text:p>27.684354752</text:p>
          </table:table-cell>
          <table:table-cell office:value-type="float" office:value="2916.6236464668" calcext:value-type="float">
            <text:p>2916.6236464668</text:p>
          </table:table-cell>
        </table:table-row>
        <table:table-row table:style-name="ro1">
          <table:table-cell office:value-type="float" office:value="27.7050407459999" calcext:value-type="float">
            <text:p>27.705040746</text:p>
          </table:table-cell>
          <table:table-cell office:value-type="float" office:value="2900.51326517236" calcext:value-type="float">
            <text:p>2900.5132651724</text:p>
          </table:table-cell>
        </table:table-row>
        <table:table-row table:style-name="ro1">
          <table:table-cell office:value-type="float" office:value="27.725713199" calcext:value-type="float">
            <text:p>27.725713199</text:p>
          </table:table-cell>
          <table:table-cell office:value-type="float" office:value="2902.4131775626" calcext:value-type="float">
            <text:p>2902.4131775626</text:p>
          </table:table-cell>
        </table:table-row>
        <table:table-row table:style-name="ro1">
          <table:table-cell office:value-type="float" office:value="27.746438251" calcext:value-type="float">
            <text:p>27.746438251</text:p>
          </table:table-cell>
          <table:table-cell office:value-type="float" office:value="2895.04701846018" calcext:value-type="float">
            <text:p>2895.0470184602</text:p>
          </table:table-cell>
        </table:table-row>
        <table:table-row table:style-name="ro1">
          <table:table-cell office:value-type="float" office:value="27.767134764" calcext:value-type="float">
            <text:p>27.767134764</text:p>
          </table:table-cell>
          <table:table-cell office:value-type="float" office:value="2899.03907966436" calcext:value-type="float">
            <text:p>2899.0390796644</text:p>
          </table:table-cell>
        </table:table-row>
        <table:table-row table:style-name="ro1">
          <table:table-cell office:value-type="float" office:value="27.787870337" calcext:value-type="float">
            <text:p>27.787870337</text:p>
          </table:table-cell>
          <table:table-cell office:value-type="float" office:value="2893.57810368964" calcext:value-type="float">
            <text:p>2893.5781036896</text:p>
          </table:table-cell>
        </table:table-row>
        <table:table-row table:style-name="ro1">
          <table:table-cell office:value-type="float" office:value="27.8085250829999" calcext:value-type="float">
            <text:p>27.808525083</text:p>
          </table:table-cell>
          <table:table-cell office:value-type="float" office:value="2904.90137230571" calcext:value-type="float">
            <text:p>2904.9013723057</text:p>
          </table:table-cell>
        </table:table-row>
        <table:table-row table:style-name="ro1">
          <table:table-cell office:value-type="float" office:value="27.8294310050001" calcext:value-type="float">
            <text:p>27.829431005</text:p>
          </table:table-cell>
          <table:table-cell office:value-type="float" office:value="2870.00018462146" calcext:value-type="float">
            <text:p>2870.0001846215</text:p>
          </table:table-cell>
        </table:table-row>
        <table:table-row table:style-name="ro1">
          <table:table-cell office:value-type="float" office:value="27.850325313" calcext:value-type="float">
            <text:p>27.850325313</text:p>
          </table:table-cell>
          <table:table-cell office:value-type="float" office:value="2871.59546036256" calcext:value-type="float">
            <text:p>2871.5954603626</text:p>
          </table:table-cell>
        </table:table-row>
        <table:table-row table:style-name="ro1">
          <table:table-cell office:value-type="float" office:value="27.8712839909999" calcext:value-type="float">
            <text:p>27.871283991</text:p>
          </table:table-cell>
          <table:table-cell office:value-type="float" office:value="2862.77598234794" calcext:value-type="float">
            <text:p>2862.7759823479</text:p>
          </table:table-cell>
        </table:table-row>
        <table:table-row table:style-name="ro1">
          <table:table-cell office:value-type="float" office:value="27.892397291" calcext:value-type="float">
            <text:p>27.892397291</text:p>
          </table:table-cell>
          <table:table-cell office:value-type="float" office:value="2841.81061226479" calcext:value-type="float">
            <text:p>2841.8106122648</text:p>
          </table:table-cell>
        </table:table-row>
        <table:table-row table:style-name="ro1">
          <table:table-cell office:value-type="float" office:value="27.9136214140001" calcext:value-type="float">
            <text:p>27.913621414</text:p>
          </table:table-cell>
          <table:table-cell office:value-type="float" office:value="2826.97193187249" calcext:value-type="float">
            <text:p>2826.9719318725</text:p>
          </table:table-cell>
        </table:table-row>
        <table:table-row table:style-name="ro1">
          <table:table-cell office:value-type="float" office:value="27.9349029800001" calcext:value-type="float">
            <text:p>27.93490298</text:p>
          </table:table-cell>
          <table:table-cell office:value-type="float" office:value="2819.34139621506" calcext:value-type="float">
            <text:p>2819.3413962151</text:p>
          </table:table-cell>
        </table:table-row>
        <table:table-row table:style-name="ro1">
          <table:table-cell office:value-type="float" office:value="27.956258706" calcext:value-type="float">
            <text:p>27.956258706</text:p>
          </table:table-cell>
          <table:table-cell office:value-type="float" office:value="2809.55093731073" calcext:value-type="float">
            <text:p>2809.5509373107</text:p>
          </table:table-cell>
        </table:table-row>
        <table:table-row table:style-name="ro1">
          <table:table-cell office:value-type="float" office:value="27.977412106" calcext:value-type="float">
            <text:p>27.977412106</text:p>
          </table:table-cell>
          <table:table-cell office:value-type="float" office:value="2836.42345911257" calcext:value-type="float">
            <text:p>2836.4234591126</text:p>
          </table:table-cell>
        </table:table-row>
        <table:table-row table:style-name="ro1">
          <table:table-cell office:value-type="float" office:value="27.99863248" calcext:value-type="float">
            <text:p>27.99863248</text:p>
          </table:table-cell>
          <table:table-cell office:value-type="float" office:value="2827.47137255989" calcext:value-type="float">
            <text:p>2827.4713725599</text:p>
          </table:table-cell>
        </table:table-row>
        <table:table-row table:style-name="ro1">
          <table:table-cell office:value-type="float" office:value="28.0199091500001" calcext:value-type="float">
            <text:p>28.01990915</text:p>
          </table:table-cell>
          <table:table-cell office:value-type="float" office:value="2819.9901582166" calcext:value-type="float">
            <text:p>2819.9901582166</text:p>
          </table:table-cell>
        </table:table-row>
        <table:table-row table:style-name="ro1">
          <table:table-cell office:value-type="float" office:value="28.0412432640001" calcext:value-type="float">
            <text:p>28.041243264</text:p>
          </table:table-cell>
          <table:table-cell office:value-type="float" office:value="2812.39708385006" calcext:value-type="float">
            <text:p>2812.3970838501</text:p>
          </table:table-cell>
        </table:table-row>
        <table:table-row table:style-name="ro1">
          <table:table-cell office:value-type="float" office:value="28.0626284150001" calcext:value-type="float">
            <text:p>28.062628415</text:p>
          </table:table-cell>
          <table:table-cell office:value-type="float" office:value="2805.68512235376" calcext:value-type="float">
            <text:p>2805.6851223538</text:p>
          </table:table-cell>
        </table:table-row>
        <table:table-row table:style-name="ro1">
          <table:table-cell office:value-type="float" office:value="28.084076893" calcext:value-type="float">
            <text:p>28.084076893</text:p>
          </table:table-cell>
          <table:table-cell office:value-type="float" office:value="2797.40128881166" calcext:value-type="float">
            <text:p>2797.4012888117</text:p>
          </table:table-cell>
        </table:table-row>
        <table:table-row table:style-name="ro1">
          <table:table-cell office:value-type="float" office:value="28.1056217170001" calcext:value-type="float">
            <text:p>28.105621717</text:p>
          </table:table-cell>
          <table:table-cell office:value-type="float" office:value="2784.89162871393" calcext:value-type="float">
            <text:p>2784.8916287139</text:p>
          </table:table-cell>
        </table:table-row>
        <table:table-row table:style-name="ro1">
          <table:table-cell office:value-type="float" office:value="28.1271496679999" calcext:value-type="float">
            <text:p>28.127149668</text:p>
          </table:table-cell>
          <table:table-cell office:value-type="float" office:value="2787.07434815727" calcext:value-type="float">
            <text:p>2787.0743481573</text:p>
          </table:table-cell>
        </table:table-row>
        <table:table-row table:style-name="ro1">
          <table:table-cell office:value-type="float" office:value="28.1487994829999" calcext:value-type="float">
            <text:p>28.148799483</text:p>
          </table:table-cell>
          <table:table-cell office:value-type="float" office:value="2771.38626819084" calcext:value-type="float">
            <text:p>2771.3862681909</text:p>
          </table:table-cell>
        </table:table-row>
        <table:table-row table:style-name="ro1">
          <table:table-cell office:value-type="float" office:value="28.170616268" calcext:value-type="float">
            <text:p>28.170616268</text:p>
          </table:table-cell>
          <table:table-cell office:value-type="float" office:value="2750.17606855673" calcext:value-type="float">
            <text:p>2750.1760685567</text:p>
          </table:table-cell>
        </table:table-row>
        <table:table-row table:style-name="ro1">
          <table:table-cell office:value-type="float" office:value="28.1924735709999" calcext:value-type="float">
            <text:p>28.192473571</text:p>
          </table:table-cell>
          <table:table-cell office:value-type="float" office:value="2745.07792659428" calcext:value-type="float">
            <text:p>2745.0779265943</text:p>
          </table:table-cell>
        </table:table-row>
        <table:table-row table:style-name="ro1">
          <table:table-cell office:value-type="float" office:value="28.2143018649999" calcext:value-type="float">
            <text:p>28.214301865</text:p>
          </table:table-cell>
          <table:table-cell office:value-type="float" office:value="2748.7260342028" calcext:value-type="float">
            <text:p>2748.7260342028</text:p>
          </table:table-cell>
        </table:table-row>
        <table:table-row table:style-name="ro1">
          <table:table-cell office:value-type="float" office:value="28.2360866219999" calcext:value-type="float">
            <text:p>28.236086622</text:p>
          </table:table-cell>
          <table:table-cell office:value-type="float" office:value="2754.21938376736" calcext:value-type="float">
            <text:p>2754.2193837674</text:p>
          </table:table-cell>
        </table:table-row>
        <table:table-row table:style-name="ro1">
          <table:table-cell office:value-type="float" office:value="28.258004023" calcext:value-type="float">
            <text:p>28.258004023</text:p>
          </table:table-cell>
          <table:table-cell office:value-type="float" office:value="2737.55086197034" calcext:value-type="float">
            <text:p>2737.5508619703</text:p>
          </table:table-cell>
        </table:table-row>
        <table:table-row table:style-name="ro1">
          <table:table-cell office:value-type="float" office:value="28.2800029269999" calcext:value-type="float">
            <text:p>28.280002927</text:p>
          </table:table-cell>
          <table:table-cell office:value-type="float" office:value="2727.40860181913" calcext:value-type="float">
            <text:p>2727.4086018191</text:p>
          </table:table-cell>
        </table:table-row>
        <table:table-row table:style-name="ro1">
          <table:table-cell office:value-type="float" office:value="28.301961054" calcext:value-type="float">
            <text:p>28.301961054</text:p>
          </table:table-cell>
          <table:table-cell office:value-type="float" office:value="2732.47349374705" calcext:value-type="float">
            <text:p>2732.4734937471</text:p>
          </table:table-cell>
        </table:table-row>
        <table:table-row table:style-name="ro1">
          <table:table-cell office:value-type="float" office:value="28.3240857809999" calcext:value-type="float">
            <text:p>28.324085781</text:p>
          </table:table-cell>
          <table:table-cell office:value-type="float" office:value="2711.89786885484" calcext:value-type="float">
            <text:p>2711.8978688548</text:p>
          </table:table-cell>
        </table:table-row>
        <table:table-row table:style-name="ro1">
          <table:table-cell office:value-type="float" office:value="28.3461237449999" calcext:value-type="float">
            <text:p>28.346123745</text:p>
          </table:table-cell>
          <table:table-cell office:value-type="float" office:value="2722.57455362129" calcext:value-type="float">
            <text:p>2722.5745536213</text:p>
          </table:table-cell>
        </table:table-row>
        <table:table-row table:style-name="ro1">
          <table:table-cell office:value-type="float" office:value="28.3683145069999" calcext:value-type="float">
            <text:p>28.368314507</text:p>
          </table:table-cell>
          <table:table-cell office:value-type="float" office:value="2703.8278361014" calcext:value-type="float">
            <text:p>2703.8278361014</text:p>
          </table:table-cell>
        </table:table-row>
        <table:table-row table:style-name="ro1">
          <table:table-cell office:value-type="float" office:value="28.390463659" calcext:value-type="float">
            <text:p>28.390463659</text:p>
          </table:table-cell>
          <table:table-cell office:value-type="float" office:value="2708.90732068205" calcext:value-type="float">
            <text:p>2708.9073206821</text:p>
          </table:table-cell>
        </table:table-row>
        <table:table-row table:style-name="ro1">
          <table:table-cell office:value-type="float" office:value="28.412735977" calcext:value-type="float">
            <text:p>28.412735977</text:p>
          </table:table-cell>
          <table:table-cell office:value-type="float" office:value="2693.92705330718" calcext:value-type="float">
            <text:p>2693.9270533072</text:p>
          </table:table-cell>
        </table:table-row>
        <table:table-row table:style-name="ro1">
          <table:table-cell office:value-type="float" office:value="28.4349772559999" calcext:value-type="float">
            <text:p>28.434977256</text:p>
          </table:table-cell>
          <table:table-cell office:value-type="float" office:value="2697.68658539243" calcext:value-type="float">
            <text:p>2697.6865853924</text:p>
          </table:table-cell>
        </table:table-row>
        <table:table-row table:style-name="ro1">
          <table:table-cell office:value-type="float" office:value="28.457391854" calcext:value-type="float">
            <text:p>28.457391854</text:p>
          </table:table-cell>
          <table:table-cell office:value-type="float" office:value="2676.82695000002" calcext:value-type="float">
            <text:p>2676.82695</text:p>
          </table:table-cell>
        </table:table-row>
        <table:table-row table:style-name="ro1">
          <table:table-cell office:value-type="float" office:value="28.47973703" calcext:value-type="float">
            <text:p>28.47973703</text:p>
          </table:table-cell>
          <table:table-cell office:value-type="float" office:value="2685.14331683406" calcext:value-type="float">
            <text:p>2685.1433168341</text:p>
          </table:table-cell>
        </table:table-row>
        <table:table-row table:style-name="ro1">
          <table:table-cell office:value-type="float" office:value="28.502240005" calcext:value-type="float">
            <text:p>28.502240005</text:p>
          </table:table-cell>
          <table:table-cell office:value-type="float" office:value="2666.31412069416" calcext:value-type="float">
            <text:p>2666.3141206942</text:p>
          </table:table-cell>
        </table:table-row>
        <table:table-row table:style-name="ro1">
          <table:table-cell office:value-type="float" office:value="28.5248648439999" calcext:value-type="float">
            <text:p>28.524864844</text:p>
          </table:table-cell>
          <table:table-cell office:value-type="float" office:value="2651.95257301696" calcext:value-type="float">
            <text:p>2651.952573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86" meta:object-count="0"/>
    <meta:generator>LibreOffice/4.3.3.2$Linux_ARM_EABI LibreOffice_project/430m0$Build-2</meta:generator>
  </office:meta>
</office:document-meta>
</file>